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Configurations2/" manifest:media-type="application/vnd.sun.xml.ui.configuration"/>
  <manifest:file-entry manifest:full-path="Object 291/"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 manifest:media-type="application/vnd.sun.xml.ui.configuration"/>
  <manifest:file-entry manifest:full-path="Object 281/"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Configurations2/" manifest:media-type="application/vnd.sun.xml.ui.configuration"/>
  <manifest:file-entry manifest:full-path="Object 272/"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270/settings.xml" manifest:media-type="text/xml"/>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592/settings.xml" manifest:media-type="text/xml"/>
  <manifest:file-entry manifest:full-path="Object 592/content.xml" manifest:media-type="text/xml"/>
  <manifest:file-entry manifest:full-path="Object 59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591/settings.xml" manifest:media-type="text/xml"/>
  <manifest:file-entry manifest:full-path="Object 591/content.xml" manifest:media-type="text/xml"/>
  <manifest:file-entry manifest:full-path="Object 59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581/settings.xml" manifest:media-type="text/xml"/>
  <manifest:file-entry manifest:full-path="Object 581/content.xml" manifest:media-type="text/xml"/>
  <manifest:file-entry manifest:full-path="Object 58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232/settings.xml" manifest:media-type="text/xml"/>
  <manifest:file-entry manifest:full-path="Object 232/Configurations2/" manifest:media-type="application/vnd.sun.xml.ui.configuration"/>
  <manifest:file-entry manifest:full-path="Object 232/content.xml" manifest:media-type="text/xml"/>
  <manifest:file-entry manifest:full-path="Object 232/" manifest:version="1.2" manifest:media-type="application/vnd.oasis.opendocument.formula"/>
  <manifest:file-entry manifest:full-path="Object 571/settings.xml" manifest:media-type="text/xml"/>
  <manifest:file-entry manifest:full-path="Object 571/content.xml" manifest:media-type="text/xml"/>
  <manifest:file-entry manifest:full-path="Object 57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561/settings.xml" manifest:media-type="text/xml"/>
  <manifest:file-entry manifest:full-path="Object 561/content.xml" manifest:media-type="text/xml"/>
  <manifest:file-entry manifest:full-path="Object 561/"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593/settings.xml" manifest:media-type="text/xml"/>
  <manifest:file-entry manifest:full-path="Object 593/content.xml" manifest:media-type="text/xml"/>
  <manifest:file-entry manifest:full-path="Object 59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73/content.xml" manifest:media-type="text/xml"/>
  <manifest:file-entry manifest:full-path="Object 573/settings.xml" manifest:media-type="text/xml"/>
  <manifest:file-entry manifest:full-path="Object 5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583/settings.xml" manifest:media-type="text/xml"/>
  <manifest:file-entry manifest:full-path="Object 583/content.xml" manifest:media-type="text/xml"/>
  <manifest:file-entry manifest:full-path="Object 58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85/settings.xml" manifest:media-type="text/xml"/>
  <manifest:file-entry manifest:full-path="Object 585/content.xml" manifest:media-type="text/xml"/>
  <manifest:file-entry manifest:full-path="Object 58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564/content.xml" manifest:media-type="text/xml"/>
  <manifest:file-entry manifest:full-path="Object 564/settings.xml" manifest:media-type="text/xml"/>
  <manifest:file-entry manifest:full-path="Object 56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Configurations2/" manifest:media-type="application/vnd.sun.xml.ui.configuration"/>
  <manifest:file-entry manifest:full-path="Object 235/" manifest:version="1.2" manifest:media-type="application/vnd.oasis.opendocument.formula"/>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84/settings.xml" manifest:media-type="text/xml"/>
  <manifest:file-entry manifest:full-path="Object 584/content.xml" manifest:media-type="text/xml"/>
  <manifest:file-entry manifest:full-path="Object 584/"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Configurations2/" manifest:media-type="application/vnd.sun.xml.ui.configuration"/>
  <manifest:file-entry manifest:full-path="Object 237/" manifest:version="1.2" manifest:media-type="application/vnd.oasis.opendocument.formula"/>
  <manifest:file-entry manifest:full-path="Object 576/settings.xml" manifest:media-type="text/xml"/>
  <manifest:file-entry manifest:full-path="Object 576/content.xml" manifest:media-type="text/xml"/>
  <manifest:file-entry manifest:full-path="Object 576/"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Thumbnails/thumbnail.png" manifest:media-type="image/png"/>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86/settings.xml" manifest:media-type="text/xml"/>
  <manifest:file-entry manifest:full-path="Object 586/content.xml" manifest:media-type="text/xml"/>
  <manifest:file-entry manifest:full-path="Object 58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Configurations2/" manifest:media-type="application/vnd.sun.xml.ui.configuration"/>
  <manifest:file-entry manifest:full-path="Object 238/" manifest:version="1.2" manifest:media-type="application/vnd.oasis.opendocument.formula"/>
  <manifest:file-entry manifest:full-path="Object 577/settings.xml" manifest:media-type="text/xml"/>
  <manifest:file-entry manifest:full-path="Object 577/content.xml" manifest:media-type="text/xml"/>
  <manifest:file-entry manifest:full-path="Object 57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587/settings.xml" manifest:media-type="text/xml"/>
  <manifest:file-entry manifest:full-path="Object 587/content.xml" manifest:media-type="text/xml"/>
  <manifest:file-entry manifest:full-path="Object 58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563/content.xml" manifest:media-type="text/xml"/>
  <manifest:file-entry manifest:full-path="Object 563/settings.xml" manifest:media-type="text/xml"/>
  <manifest:file-entry manifest:full-path="Object 563/"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588/settings.xml" manifest:media-type="text/xml"/>
  <manifest:file-entry manifest:full-path="Object 588/content.xml" manifest:media-type="text/xml"/>
  <manifest:file-entry manifest:full-path="Object 58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content.xml" manifest:media-type="text/xml"/>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Configurations2/" manifest:media-type="application/vnd.sun.xml.ui.configuration"/>
  <manifest:file-entry manifest:full-path="Object 356/"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Configurations2/" manifest:media-type="application/vnd.sun.xml.ui.configuration"/>
  <manifest:file-entry manifest:full-path="Object 358/"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388/Configurations2/" manifest:media-type="application/vnd.sun.xml.ui.configuration"/>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Replacements/Object 33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559/content.xml" manifest:media-type="text/xml"/>
  <manifest:file-entry manifest:full-path="Object 559/settings.xml" manifest:media-type="text/xml"/>
  <manifest:file-entry manifest:full-path="Object 559/"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530/settings.xml" manifest:media-type="text/xml"/>
  <manifest:file-entry manifest:full-path="Object 530/content.xml" manifest:media-type="text/xml"/>
  <manifest:file-entry manifest:full-path="Object 530/"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 manifest:media-type="application/vnd.sun.xml.ui.configuration"/>
  <manifest:file-entry manifest:full-path="Object 355/"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489/content.xml" manifest:media-type="text/xml"/>
  <manifest:file-entry manifest:full-path="Object 489/settings.xml" manifest:media-type="text/xml"/>
  <manifest:file-entry manifest:full-path="Object 489/"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549/settings.xml" manifest:media-type="text/xml"/>
  <manifest:file-entry manifest:full-path="Object 549/content.xml" manifest:media-type="text/xml"/>
  <manifest:file-entry manifest:full-path="Object 549/Configurations2/" manifest:media-type="application/vnd.sun.xml.ui.configuration"/>
  <manifest:file-entry manifest:full-path="Object 549/"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508/content.xml" manifest:media-type="text/xml"/>
  <manifest:file-entry manifest:full-path="Object 508/settings.xml" manifest:media-type="text/xml"/>
  <manifest:file-entry manifest:full-path="Object 508/"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538/content.xml" manifest:media-type="text/xml"/>
  <manifest:file-entry manifest:full-path="Object 538/settings.xml" manifest:media-type="text/xml"/>
  <manifest:file-entry manifest:full-path="Object 538/"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411/content.xml" manifest:media-type="text/xml"/>
  <manifest:file-entry manifest:full-path="Object 411/settings.xml" manifest:media-type="text/xml"/>
  <manifest:file-entry manifest:full-path="Object 41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410/settings.xml" manifest:media-type="text/xml"/>
  <manifest:file-entry manifest:full-path="Object 410/Configurations2/" manifest:media-type="application/vnd.sun.xml.ui.configuration"/>
  <manifest:file-entry manifest:full-path="Object 410/content.xml" manifest:media-type="text/xml"/>
  <manifest:file-entry manifest:full-path="Object 410/"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Configurations2/" manifest:media-type="application/vnd.sun.xml.ui.configuration"/>
  <manifest:file-entry manifest:full-path="Object 429/"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89/settings.xml" manifest:media-type="text/xml"/>
  <manifest:file-entry manifest:full-path="Object 589/content.xml" manifest:media-type="text/xml"/>
  <manifest:file-entry manifest:full-path="Object 589/"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494/settings.xml" manifest:media-type="text/xml"/>
  <manifest:file-entry manifest:full-path="Object 494/content.xml" manifest:media-type="text/xml"/>
  <manifest:file-entry manifest:full-path="Object 494/"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554/content.xml" manifest:media-type="text/xml"/>
  <manifest:file-entry manifest:full-path="Object 554/settings.xml" manifest:media-type="text/xml"/>
  <manifest:file-entry manifest:full-path="Object 55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553/content.xml" manifest:media-type="text/xml"/>
  <manifest:file-entry manifest:full-path="Object 553/settings.xml" manifest:media-type="text/xml"/>
  <manifest:file-entry manifest:full-path="Object 553/"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496/content.xml" manifest:media-type="text/xml"/>
  <manifest:file-entry manifest:full-path="Object 496/settings.xml" manifest:media-type="text/xml"/>
  <manifest:file-entry manifest:full-path="Object 49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52/content.xml" manifest:media-type="text/xml"/>
  <manifest:file-entry manifest:full-path="Object 552/settings.xml" manifest:media-type="text/xml"/>
  <manifest:file-entry manifest:full-path="Object 55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51/content.xml" manifest:media-type="text/xml"/>
  <manifest:file-entry manifest:full-path="Object 551/settings.xml" manifest:media-type="text/xml"/>
  <manifest:file-entry manifest:full-path="Object 55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6/settings.xml" manifest:media-type="text/xml"/>
  <manifest:file-entry manifest:full-path="Object 416/Configurations2/" manifest:media-type="application/vnd.sun.xml.ui.configuration"/>
  <manifest:file-entry manifest:full-path="Object 416/content.xml" manifest:media-type="text/xml"/>
  <manifest:file-entry manifest:full-path="Object 416/"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09/settings.xml" manifest:media-type="text/xml"/>
  <manifest:file-entry manifest:full-path="Object 409/Configurations2/" manifest:media-type="application/vnd.sun.xml.ui.configuration"/>
  <manifest:file-entry manifest:full-path="Object 409/content.xml" manifest:media-type="text/xml"/>
  <manifest:file-entry manifest:full-path="Object 409/"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472/content.xml" manifest:media-type="text/xml"/>
  <manifest:file-entry manifest:full-path="Object 472/settings.xml" manifest:media-type="text/xml"/>
  <manifest:file-entry manifest:full-path="Object 47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465/content.xml" manifest:media-type="text/xml"/>
  <manifest:file-entry manifest:full-path="Object 465/settings.xml" manifest:media-type="text/xml"/>
  <manifest:file-entry manifest:full-path="Object 46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43/settings.xml" manifest:media-type="text/xml"/>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558/content.xml" manifest:media-type="text/xml"/>
  <manifest:file-entry manifest:full-path="Object 558/settings.xml" manifest:media-type="text/xml"/>
  <manifest:file-entry manifest:full-path="Object 558/"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556/settings.xml" manifest:media-type="text/xml"/>
  <manifest:file-entry manifest:full-path="Object 556/Configurations2/" manifest:media-type="application/vnd.sun.xml.ui.configuration"/>
  <manifest:file-entry manifest:full-path="Object 556/content.xml" manifest:media-type="text/xml"/>
  <manifest:file-entry manifest:full-path="Object 556/"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555/settings.xml" manifest:media-type="text/xml"/>
  <manifest:file-entry manifest:full-path="Object 555/content.xml" manifest:media-type="text/xml"/>
  <manifest:file-entry manifest:full-path="Object 555/"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521/content.xml" manifest:media-type="text/xml"/>
  <manifest:file-entry manifest:full-path="Object 521/settings.xml" manifest:media-type="text/xml"/>
  <manifest:file-entry manifest:full-path="Object 521/"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550/settings.xml" manifest:media-type="text/xml"/>
  <manifest:file-entry manifest:full-path="Object 550/content.xml" manifest:media-type="text/xml"/>
  <manifest:file-entry manifest:full-path="Object 550/Configurations2/" manifest:media-type="application/vnd.sun.xml.ui.configuration"/>
  <manifest:file-entry manifest:full-path="Object 55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547/Configurations2/" manifest:media-type="application/vnd.sun.xml.ui.configuration"/>
  <manifest:file-entry manifest:full-path="Object 547/settings.xml" manifest:media-type="text/xml"/>
  <manifest:file-entry manifest:full-path="Object 547/content.xml" manifest:media-type="text/xml"/>
  <manifest:file-entry manifest:full-path="Object 547/"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544/settings.xml" manifest:media-type="text/xml"/>
  <manifest:file-entry manifest:full-path="Object 544/content.xml" manifest:media-type="text/xml"/>
  <manifest:file-entry manifest:full-path="Object 544/" manifest:version="1.2"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543/settings.xml" manifest:media-type="text/xml"/>
  <manifest:file-entry manifest:full-path="Object 543/content.xml" manifest:media-type="text/xml"/>
  <manifest:file-entry manifest:full-path="Object 543/Configurations2/" manifest:media-type="application/vnd.sun.xml.ui.configuration"/>
  <manifest:file-entry manifest:full-path="Object 54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start" style:justify-single-word="false"/>
      <style:text-properties officeooo:rsid="0046c283" officeooo:paragraph-rsid="0046c283"/>
    </style:style>
    <style:style style:name="P50" style:family="paragraph" style:parent-style-name="Text_20_body">
      <style:text-properties officeooo:paragraph-rsid="004bae6d"/>
    </style:style>
    <style:style style:name="P51" style:family="paragraph" style:parent-style-name="Text_20_body">
      <style:text-properties officeooo:rsid="00775590" officeooo:paragraph-rsid="00775590"/>
    </style:style>
    <style:style style:name="P52" style:family="paragraph" style:parent-style-name="Text_20_body">
      <style:paragraph-properties fo:text-align="center" style:justify-single-word="false"/>
      <style:text-properties officeooo:rsid="00775590" officeooo:paragraph-rsid="00775590"/>
    </style:style>
    <style:style style:name="P53" style:family="paragraph" style:parent-style-name="Text_20_body">
      <style:paragraph-properties fo:text-align="start" style:justify-single-word="false"/>
      <style:text-properties officeooo:rsid="007d9f71" officeooo:paragraph-rsid="007d9f71"/>
    </style:style>
    <style:style style:name="P54" style:family="paragraph" style:parent-style-name="Text_20_body">
      <style:paragraph-properties fo:text-align="center" style:justify-single-word="false"/>
      <style:text-properties officeooo:rsid="007d9f71" officeooo:paragraph-rsid="007d9f71"/>
    </style:style>
    <style:style style:name="P55" style:family="paragraph" style:parent-style-name="Text_20_body">
      <style:paragraph-properties fo:text-align="start" style:justify-single-word="false"/>
      <style:text-properties officeooo:rsid="00824750" officeooo:paragraph-rsid="00824750"/>
    </style:style>
    <style:style style:name="P56" style:family="paragraph" style:parent-style-name="Text_20_body">
      <style:paragraph-properties fo:text-align="center" style:justify-single-word="false"/>
      <style:text-properties officeooo:rsid="00824750" officeooo:paragraph-rsid="00824750"/>
    </style:style>
    <style:style style:name="P57" style:family="paragraph" style:parent-style-name="Text_20_body">
      <style:paragraph-properties fo:text-align="start" style:justify-single-word="false"/>
      <style:text-properties officeooo:rsid="0084ab30" officeooo:paragraph-rsid="0084ab30"/>
    </style:style>
    <style:style style:name="P58" style:family="paragraph" style:parent-style-name="Text_20_body">
      <style:paragraph-properties fo:text-align="center" style:justify-single-word="false"/>
      <style:text-properties officeooo:rsid="0084ab30" officeooo:paragraph-rsid="0084ab30"/>
    </style:style>
    <style:style style:name="P59" style:family="paragraph" style:parent-style-name="Text_20_body">
      <style:paragraph-properties fo:text-align="start" style:justify-single-word="false"/>
      <style:text-properties officeooo:rsid="00870a58" officeooo:paragraph-rsid="008a0a2e"/>
    </style:style>
    <style:style style:name="P60" style:family="paragraph" style:parent-style-name="Text_20_body">
      <style:paragraph-properties fo:text-align="center" style:justify-single-word="false"/>
      <style:text-properties officeooo:rsid="00870a58" officeooo:paragraph-rsid="008a0a2e"/>
    </style:style>
    <style:style style:name="P61" style:family="paragraph" style:parent-style-name="Text_20_body">
      <style:paragraph-properties fo:text-align="start" style:justify-single-word="false"/>
      <style:text-properties officeooo:rsid="008b46de" officeooo:paragraph-rsid="008b46de"/>
    </style:style>
    <style:style style:name="P62" style:family="paragraph" style:parent-style-name="Text_20_body">
      <style:paragraph-properties fo:text-align="center" style:justify-single-word="false"/>
      <style:text-properties officeooo:rsid="008b46de" officeooo:paragraph-rsid="008b46de"/>
    </style:style>
    <style:style style:name="P63" style:family="paragraph" style:parent-style-name="Text_20_body">
      <style:paragraph-properties fo:text-align="start" style:justify-single-word="false"/>
      <style:text-properties officeooo:rsid="0091e44e" officeooo:paragraph-rsid="0091e44e"/>
    </style:style>
    <style:style style:name="P64" style:family="paragraph" style:parent-style-name="Text_20_body">
      <style:paragraph-properties fo:text-align="center"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7b930" officeooo:paragraph-rsid="0097b930"/>
    </style:style>
    <style:style style:name="P66" style:family="paragraph" style:parent-style-name="Text_20_body">
      <style:paragraph-properties fo:text-align="start" style:justify-single-word="false"/>
      <style:text-properties officeooo:rsid="009ad333" officeooo:paragraph-rsid="009ad333"/>
    </style:style>
    <style:style style:name="P67" style:family="paragraph" style:parent-style-name="Text_20_body">
      <style:paragraph-properties fo:text-align="center" style:justify-single-word="false"/>
      <style:text-properties officeooo:rsid="009ad333" officeooo:paragraph-rsid="009ad333"/>
    </style:style>
    <style:style style:name="P68" style:family="paragraph" style:parent-style-name="Text_20_body">
      <style:text-properties officeooo:rsid="009e78b4" officeooo:paragraph-rsid="009e78b4"/>
    </style:style>
    <style:style style:name="P69" style:family="paragraph" style:parent-style-name="Text_20_body">
      <style:paragraph-properties fo:text-align="center" style:justify-single-word="false"/>
      <style:text-properties officeooo:rsid="009e78b4" officeooo:paragraph-rsid="009e78b4"/>
    </style:style>
    <style:style style:name="P70" style:family="paragraph" style:parent-style-name="Text_20_body">
      <style:paragraph-properties fo:text-align="start" style:justify-single-word="false"/>
      <style:text-properties officeooo:rsid="00a383ce" officeooo:paragraph-rsid="00a383ce"/>
    </style:style>
    <style:style style:name="P71" style:family="paragraph" style:parent-style-name="Text_20_body">
      <style:paragraph-properties fo:text-align="center" style:justify-single-word="false"/>
      <style:text-properties officeooo:rsid="00a383ce" officeooo:paragraph-rsid="00a383ce"/>
    </style:style>
    <style:style style:name="P72" style:family="paragraph" style:parent-style-name="Text_20_body">
      <style:paragraph-properties fo:text-align="start" style:justify-single-word="false"/>
      <style:text-properties officeooo:rsid="00a4f1d5" officeooo:paragraph-rsid="00a4f1d5"/>
    </style:style>
    <style:style style:name="P73" style:family="paragraph" style:parent-style-name="Text_20_body">
      <style:paragraph-properties fo:text-align="center" style:justify-single-word="false"/>
      <style:text-properties officeooo:rsid="00a4f1d5" officeooo:paragraph-rsid="00a4f1d5"/>
    </style:style>
    <style:style style:name="P74" style:family="paragraph" style:parent-style-name="Text_20_body">
      <style:paragraph-properties fo:text-align="start" style:justify-single-word="false"/>
      <style:text-properties officeooo:rsid="00a69d9f" officeooo:paragraph-rsid="00a69d9f"/>
    </style:style>
    <style:style style:name="P75" style:family="paragraph" style:parent-style-name="Text_20_body">
      <style:paragraph-properties fo:text-align="center" style:justify-single-word="false"/>
      <style:text-properties officeooo:rsid="00a69d9f" officeooo:paragraph-rsid="00a69d9f"/>
    </style:style>
    <style:style style:name="P76" style:family="paragraph" style:parent-style-name="Text_20_body">
      <style:paragraph-properties fo:text-align="start" style:justify-single-word="false"/>
      <style:text-properties officeooo:rsid="00a7cf33" officeooo:paragraph-rsid="00a7cf33"/>
    </style:style>
    <style:style style:name="P77" style:family="paragraph" style:parent-style-name="Text_20_body">
      <style:paragraph-properties fo:text-align="center" style:justify-single-word="false"/>
      <style:text-properties officeooo:rsid="00a7cf33" officeooo:paragraph-rsid="00a7cf33"/>
    </style:style>
    <style:style style:name="P78" style:family="paragraph" style:parent-style-name="Text_20_body">
      <style:paragraph-properties fo:text-align="start" style:justify-single-word="false"/>
      <style:text-properties officeooo:rsid="00ab3c8a" officeooo:paragraph-rsid="00ab3c8a"/>
    </style:style>
    <style:style style:name="P79" style:family="paragraph" style:parent-style-name="Text_20_body">
      <style:text-properties officeooo:rsid="00aeb5a2" officeooo:paragraph-rsid="00aeb5a2"/>
    </style:style>
    <style:style style:name="P80" style:family="paragraph" style:parent-style-name="Text_20_body">
      <style:paragraph-properties fo:text-align="center" style:justify-single-word="false"/>
      <style:text-properties officeooo:rsid="00aeb5a2" officeooo:paragraph-rsid="00aeb5a2"/>
    </style:style>
    <style:style style:name="P81" style:family="paragraph" style:parent-style-name="Text_20_body">
      <style:paragraph-properties fo:text-align="start"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b03e9d" officeooo:paragraph-rsid="00b03e9d"/>
    </style:style>
    <style:style style:name="P83" style:family="paragraph" style:parent-style-name="Text_20_body">
      <style:paragraph-properties fo:text-align="center" style:justify-single-word="false"/>
      <style:text-properties officeooo:rsid="00b03e9d" officeooo:paragraph-rsid="00b03e9d"/>
    </style:style>
    <style:style style:name="P84" style:family="paragraph" style:parent-style-name="Text_20_body">
      <style:paragraph-properties fo:text-align="start" style:justify-single-word="false"/>
      <style:text-properties officeooo:rsid="00b19507" officeooo:paragraph-rsid="00b19507"/>
    </style:style>
    <style:style style:name="P85" style:family="paragraph" style:parent-style-name="Text_20_body">
      <style:paragraph-properties fo:text-align="center" style:justify-single-word="false"/>
      <style:text-properties officeooo:rsid="00b19507" officeooo:paragraph-rsid="00b19507"/>
    </style:style>
    <style:style style:name="P86" style:family="paragraph" style:parent-style-name="Text_20_body">
      <style:text-properties officeooo:paragraph-rsid="00b68ad4"/>
    </style:style>
    <style:style style:name="P87" style:family="paragraph" style:parent-style-name="Text_20_body">
      <style:text-properties officeooo:rsid="00b9f791" officeooo:paragraph-rsid="00b9f791"/>
    </style:style>
    <style:style style:name="P88" style:family="paragraph" style:parent-style-name="Text_20_body">
      <style:paragraph-properties fo:text-align="center" style:justify-single-word="false"/>
      <style:text-properties officeooo:rsid="00b9f791" officeooo:paragraph-rsid="00b9f791"/>
    </style:style>
    <style:style style:name="P89" style:family="paragraph" style:parent-style-name="Text_20_body">
      <style:paragraph-properties fo:text-align="start" style:justify-single-word="false"/>
      <style:text-properties officeooo:rsid="00bdcb48" officeooo:paragraph-rsid="00bdcb48"/>
    </style:style>
    <style:style style:name="P90" style:family="paragraph" style:parent-style-name="Text_20_body">
      <style:paragraph-properties fo:text-align="center" style:justify-single-word="false"/>
      <style:text-properties officeooo:rsid="00bdcb48" officeooo:paragraph-rsid="00bdcb48"/>
    </style:style>
    <style:style style:name="P91" style:family="paragraph" style:parent-style-name="Text_20_body">
      <style:paragraph-properties fo:text-align="start" style:justify-single-word="false"/>
      <style:text-properties officeooo:rsid="00c07f5f" officeooo:paragraph-rsid="00c07f5f"/>
    </style:style>
    <style:style style:name="P92" style:family="paragraph" style:parent-style-name="Text_20_body">
      <style:paragraph-properties fo:text-align="center" style:justify-single-word="false"/>
      <style:text-properties officeooo:rsid="00c07f5f" officeooo:paragraph-rsid="00c07f5f"/>
    </style:style>
    <style:style style:name="P93" style:family="paragraph" style:parent-style-name="Text_20_body">
      <style:paragraph-properties fo:text-align="start" style:justify-single-word="false"/>
      <style:text-properties officeooo:rsid="00c3a688" officeooo:paragraph-rsid="00c3a688"/>
    </style:style>
    <style:style style:name="P94" style:family="paragraph" style:parent-style-name="Text_20_body">
      <style:paragraph-properties fo:text-align="center"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d12a9" officeooo:paragraph-rsid="00cd12a9"/>
    </style:style>
    <style:style style:name="P96" style:family="paragraph" style:parent-style-name="Text_20_body">
      <style:paragraph-properties fo:text-align="start" style:justify-single-word="false"/>
      <style:text-properties officeooo:rsid="00cd12a9" officeooo:paragraph-rsid="00cd12a9"/>
    </style:style>
    <style:style style:name="P97" style:family="paragraph" style:parent-style-name="Text_20_body">
      <style:text-properties officeooo:rsid="00d1b0cc" officeooo:paragraph-rsid="00d1b0cc"/>
    </style:style>
    <style:style style:name="P98" style:family="paragraph" style:parent-style-name="Text_20_body">
      <style:text-properties officeooo:rsid="00d3a070" officeooo:paragraph-rsid="00d3a070"/>
    </style:style>
    <style:style style:name="P99" style:family="paragraph" style:parent-style-name="Text_20_body">
      <style:paragraph-properties fo:text-align="center" style:justify-single-word="false"/>
      <style:text-properties officeooo:rsid="00d3a070" officeooo:paragraph-rsid="00d3a070"/>
    </style:style>
    <style:style style:name="P100" style:family="paragraph" style:parent-style-name="Text_20_body">
      <style:paragraph-properties fo:text-align="start" style:justify-single-word="false"/>
      <style:text-properties officeooo:rsid="00d3a070" officeooo:paragraph-rsid="00d3a070"/>
    </style:style>
    <style:style style:name="P101" style:family="paragraph" style:parent-style-name="Text_20_body">
      <style:paragraph-properties fo:text-align="center" style:justify-single-word="false"/>
      <style:text-properties officeooo:rsid="00d62b8c" officeooo:paragraph-rsid="00d62b8c"/>
    </style:style>
    <style:style style:name="P102" style:family="paragraph" style:parent-style-name="Text_20_body">
      <style:paragraph-properties fo:text-align="start" style:justify-single-word="false"/>
      <style:text-properties officeooo:rsid="00d6fb8d" officeooo:paragraph-rsid="00d6fb8d"/>
    </style:style>
    <style:style style:name="P103" style:family="paragraph" style:parent-style-name="Text_20_body">
      <style:paragraph-properties fo:text-align="center" style:justify-single-word="false"/>
      <style:text-properties officeooo:rsid="00d6fb8d" officeooo:paragraph-rsid="00d6fb8d"/>
    </style:style>
    <style:style style:name="P104" style:family="paragraph" style:parent-style-name="Text_20_body">
      <style:paragraph-properties fo:text-align="start" style:justify-single-word="false"/>
    </style:style>
    <style:style style:name="P105" style:family="paragraph" style:parent-style-name="Text_20_body">
      <style:paragraph-properties fo:text-align="start" style:justify-single-word="false"/>
      <style:text-properties officeooo:paragraph-rsid="00d62b8c"/>
    </style:style>
    <style:style style:name="P106" style:family="paragraph" style:parent-style-name="Text_20_body">
      <style:paragraph-properties fo:text-align="start" style:justify-single-word="false"/>
      <style:text-properties officeooo:paragraph-rsid="00f88ee7"/>
    </style:style>
    <style:style style:name="P107" style:family="paragraph" style:parent-style-name="Text_20_body">
      <style:paragraph-properties fo:text-align="start" style:justify-single-word="false"/>
      <style:text-properties officeooo:paragraph-rsid="01ae0e0e"/>
    </style:style>
    <style:style style:name="P108" style:family="paragraph" style:parent-style-name="Text_20_body">
      <style:paragraph-properties fo:text-align="start" style:justify-single-word="false"/>
      <style:text-properties officeooo:paragraph-rsid="01b6c867"/>
    </style:style>
    <style:style style:name="P109" style:family="paragraph" style:parent-style-name="Text_20_body">
      <style:paragraph-properties fo:text-align="start" style:justify-single-word="false"/>
      <style:text-properties officeooo:rsid="00dd4c32" officeooo:paragraph-rsid="00dd4c32"/>
    </style:style>
    <style:style style:name="P110" style:family="paragraph" style:parent-style-name="Text_20_body">
      <style:text-properties officeooo:rsid="00e22aee" officeooo:paragraph-rsid="00e22aee"/>
    </style:style>
    <style:style style:name="P111" style:family="paragraph" style:parent-style-name="Text_20_body">
      <style:paragraph-properties fo:text-align="center" style:justify-single-word="false"/>
      <style:text-properties officeooo:rsid="00e22aee" officeooo:paragraph-rsid="00e22aee"/>
    </style:style>
    <style:style style:name="P112" style:family="paragraph" style:parent-style-name="Text_20_body">
      <style:paragraph-properties fo:text-align="start" style:justify-single-word="false"/>
      <style:text-properties officeooo:rsid="00e4c7fd" officeooo:paragraph-rsid="00e4c7fd"/>
    </style:style>
    <style:style style:name="P113" style:family="paragraph" style:parent-style-name="Text_20_body">
      <style:paragraph-properties fo:text-align="center" style:justify-single-word="false"/>
      <style:text-properties officeooo:rsid="00e4c7fd" officeooo:paragraph-rsid="00e4c7fd"/>
    </style:style>
    <style:style style:name="P114" style:family="paragraph" style:parent-style-name="Text_20_body">
      <style:paragraph-properties fo:text-align="start" style:justify-single-word="false"/>
      <style:text-properties officeooo:rsid="00e9d667" officeooo:paragraph-rsid="00e9d667"/>
    </style:style>
    <style:style style:name="P115" style:family="paragraph" style:parent-style-name="Text_20_body">
      <style:paragraph-properties fo:text-align="center" style:justify-single-word="false"/>
      <style:text-properties officeooo:rsid="00e9d667" officeooo:paragraph-rsid="00e9d667"/>
    </style:style>
    <style:style style:name="P116" style:family="paragraph" style:parent-style-name="Text_20_body">
      <style:paragraph-properties fo:text-align="start" style:justify-single-word="false"/>
      <style:text-properties officeooo:rsid="00eb0ac0" officeooo:paragraph-rsid="00eb0ac0"/>
    </style:style>
    <style:style style:name="P117" style:family="paragraph" style:parent-style-name="Text_20_body">
      <style:paragraph-properties fo:text-align="start" style:justify-single-word="false"/>
      <style:text-properties officeooo:rsid="00ec4aef" officeooo:paragraph-rsid="00ec4aef"/>
    </style:style>
    <style:style style:name="P118" style:family="paragraph" style:parent-style-name="Text_20_body">
      <style:paragraph-properties fo:text-align="center" style:justify-single-word="false"/>
      <style:text-properties officeooo:rsid="00ec4aef" officeooo:paragraph-rsid="00ec4aef"/>
    </style:style>
    <style:style style:name="P119" style:family="paragraph" style:parent-style-name="Text_20_body">
      <style:text-properties officeooo:paragraph-rsid="00ee2d4f"/>
    </style:style>
    <style:style style:name="P120" style:family="paragraph" style:parent-style-name="Text_20_body">
      <style:paragraph-properties fo:text-align="center" style:justify-single-word="false"/>
      <style:text-properties officeooo:rsid="00ee910b" officeooo:paragraph-rsid="00ee910b"/>
    </style:style>
    <style:style style:name="P121" style:family="paragraph" style:parent-style-name="Text_20_body">
      <style:paragraph-properties fo:text-align="start" style:justify-single-word="false"/>
      <style:text-properties officeooo:rsid="00f164f9" officeooo:paragraph-rsid="00f164f9"/>
    </style:style>
    <style:style style:name="P122" style:family="paragraph" style:parent-style-name="Text_20_body">
      <style:paragraph-properties fo:text-align="center" style:justify-single-word="false"/>
      <style:text-properties officeooo:rsid="00f88ee7" officeooo:paragraph-rsid="00f88ee7"/>
    </style:style>
    <style:style style:name="P123" style:family="paragraph" style:parent-style-name="Text_20_body">
      <style:text-properties officeooo:rsid="0100ae3e" officeooo:paragraph-rsid="0100ae3e"/>
    </style:style>
    <style:style style:name="P124" style:family="paragraph" style:parent-style-name="Text_20_body">
      <style:paragraph-properties fo:text-align="center" style:justify-single-word="false"/>
      <style:text-properties officeooo:rsid="0100ae3e" officeooo:paragraph-rsid="0100ae3e"/>
    </style:style>
    <style:style style:name="P125" style:family="paragraph" style:parent-style-name="Text_20_body">
      <style:paragraph-properties fo:text-align="start" style:justify-single-word="false"/>
      <style:text-properties officeooo:rsid="0100ae3e" officeooo:paragraph-rsid="0100ae3e"/>
    </style:style>
    <style:style style:name="P126" style:family="paragraph" style:parent-style-name="Text_20_body">
      <style:paragraph-properties fo:text-align="start" style:justify-single-word="false"/>
      <style:text-properties officeooo:rsid="01032caf" officeooo:paragraph-rsid="01032caf"/>
    </style:style>
    <style:style style:name="P127" style:family="paragraph" style:parent-style-name="Text_20_body">
      <style:paragraph-properties fo:text-align="center" style:justify-single-word="false"/>
      <style:text-properties officeooo:rsid="01032caf" officeooo:paragraph-rsid="01032caf"/>
    </style:style>
    <style:style style:name="P128" style:family="paragraph" style:parent-style-name="Text_20_body">
      <style:paragraph-properties fo:text-align="start" style:justify-single-word="false"/>
      <style:text-properties officeooo:rsid="010632e2" officeooo:paragraph-rsid="010632e2"/>
    </style:style>
    <style:style style:name="P129" style:family="paragraph" style:parent-style-name="Text_20_body">
      <style:paragraph-properties fo:text-align="center" style:justify-single-word="false"/>
      <style:text-properties officeooo:rsid="010632e2" officeooo:paragraph-rsid="010632e2"/>
    </style:style>
    <style:style style:name="P130" style:family="paragraph" style:parent-style-name="Text_20_body">
      <style:paragraph-properties fo:text-align="start" style:justify-single-word="false"/>
      <style:text-properties officeooo:rsid="01067cf4" officeooo:paragraph-rsid="01067cf4"/>
    </style:style>
    <style:style style:name="P131" style:family="paragraph" style:parent-style-name="Text_20_body">
      <style:paragraph-properties fo:text-align="center" style:justify-single-word="false"/>
      <style:text-properties officeooo:rsid="01067cf4" officeooo:paragraph-rsid="01067cf4"/>
    </style:style>
    <style:style style:name="P132" style:family="paragraph" style:parent-style-name="Text_20_body">
      <style:paragraph-properties fo:text-align="start" style:justify-single-word="false"/>
      <style:text-properties officeooo:rsid="0109e44b" officeooo:paragraph-rsid="0109e44b"/>
    </style:style>
    <style:style style:name="P133" style:family="paragraph" style:parent-style-name="Text_20_body">
      <style:paragraph-properties fo:text-align="center" style:justify-single-word="false"/>
      <style:text-properties officeooo:rsid="0109e44b" officeooo:paragraph-rsid="0109e44b"/>
    </style:style>
    <style:style style:name="P134" style:family="paragraph" style:parent-style-name="Text_20_body">
      <style:paragraph-properties fo:text-align="start" style:justify-single-word="false"/>
      <style:text-properties officeooo:rsid="010e3088" officeooo:paragraph-rsid="010e3088"/>
    </style:style>
    <style:style style:name="P135" style:family="paragraph" style:parent-style-name="Text_20_body">
      <style:paragraph-properties fo:text-align="center" style:justify-single-word="false"/>
      <style:text-properties officeooo:rsid="010e3088" officeooo:paragraph-rsid="010e3088"/>
    </style:style>
    <style:style style:name="P136" style:family="paragraph" style:parent-style-name="Text_20_body">
      <style:paragraph-properties fo:text-align="start" style:justify-single-word="false"/>
      <style:text-properties officeooo:rsid="010fe92a" officeooo:paragraph-rsid="010fe92a"/>
    </style:style>
    <style:style style:name="P137" style:family="paragraph" style:parent-style-name="Text_20_body">
      <style:paragraph-properties fo:text-align="start" style:justify-single-word="false"/>
      <style:text-properties officeooo:rsid="011234f9" officeooo:paragraph-rsid="011234f9"/>
    </style:style>
    <style:style style:name="P138" style:family="paragraph" style:parent-style-name="Text_20_body">
      <style:paragraph-properties fo:text-align="center" style:justify-single-word="false"/>
      <style:text-properties officeooo:rsid="011234f9" officeooo:paragraph-rsid="011234f9"/>
    </style:style>
    <style:style style:name="P139" style:family="paragraph" style:parent-style-name="Text_20_body">
      <style:paragraph-properties fo:text-align="start" style:justify-single-word="false"/>
      <style:text-properties officeooo:rsid="0116c97f" officeooo:paragraph-rsid="0116c97f"/>
    </style:style>
    <style:style style:name="P140" style:family="paragraph" style:parent-style-name="Text_20_body">
      <style:paragraph-properties fo:text-align="center" style:justify-single-word="false"/>
      <style:text-properties officeooo:rsid="0116c97f" officeooo:paragraph-rsid="0116c97f"/>
    </style:style>
    <style:style style:name="P141" style:family="paragraph" style:parent-style-name="Text_20_body">
      <style:paragraph-properties fo:text-align="start" style:justify-single-word="false"/>
      <style:text-properties officeooo:rsid="011e6d5d" officeooo:paragraph-rsid="011e6d5d"/>
    </style:style>
    <style:style style:name="P142" style:family="paragraph" style:parent-style-name="Text_20_body">
      <style:paragraph-properties fo:text-align="center" style:justify-single-word="false"/>
      <style:text-properties officeooo:rsid="011e6d5d" officeooo:paragraph-rsid="011e6d5d"/>
    </style:style>
    <style:style style:name="P143" style:family="paragraph" style:parent-style-name="Text_20_body">
      <style:paragraph-properties fo:text-align="end" style:justify-single-word="false"/>
      <style:text-properties officeooo:rsid="011e6d5d" officeooo:paragraph-rsid="011e6d5d"/>
    </style:style>
    <style:style style:name="P144" style:family="paragraph" style:parent-style-name="Text_20_body">
      <style:paragraph-properties fo:text-align="start" style:justify-single-word="false"/>
      <style:text-properties officeooo:rsid="0123fef2" officeooo:paragraph-rsid="0123fef2"/>
    </style:style>
    <style:style style:name="P145" style:family="paragraph" style:parent-style-name="Text_20_body">
      <style:paragraph-properties fo:text-align="center" style:justify-single-word="false"/>
      <style:text-properties officeooo:rsid="0123fef2" officeooo:paragraph-rsid="0123fef2"/>
    </style:style>
    <style:style style:name="P146" style:family="paragraph" style:parent-style-name="Text_20_body">
      <style:paragraph-properties fo:text-align="start" style:justify-single-word="false"/>
      <style:text-properties officeooo:rsid="0127c29a" officeooo:paragraph-rsid="0127c29a"/>
    </style:style>
    <style:style style:name="P147" style:family="paragraph" style:parent-style-name="Text_20_body">
      <style:paragraph-properties fo:text-align="center" style:justify-single-word="false"/>
      <style:text-properties officeooo:rsid="0127c29a" officeooo:paragraph-rsid="0127c29a"/>
    </style:style>
    <style:style style:name="P148" style:family="paragraph" style:parent-style-name="Text_20_body">
      <style:paragraph-properties fo:text-align="start" style:justify-single-word="false"/>
      <style:text-properties officeooo:rsid="0128fb37" officeooo:paragraph-rsid="0128fb37"/>
    </style:style>
    <style:style style:name="P149" style:family="paragraph" style:parent-style-name="Text_20_body">
      <style:paragraph-properties fo:text-align="center" style:justify-single-word="false"/>
      <style:text-properties officeooo:rsid="0128fb37" officeooo:paragraph-rsid="0128fb37"/>
    </style:style>
    <style:style style:name="P150" style:family="paragraph" style:parent-style-name="Text_20_body">
      <style:paragraph-properties fo:text-align="start" style:justify-single-word="false"/>
      <style:text-properties officeooo:rsid="012d29a0" officeooo:paragraph-rsid="012d29a0"/>
    </style:style>
    <style:style style:name="P151" style:family="paragraph" style:parent-style-name="Text_20_body">
      <style:paragraph-properties fo:text-align="center" style:justify-single-word="false"/>
      <style:text-properties officeooo:rsid="012d29a0" officeooo:paragraph-rsid="012d29a0"/>
    </style:style>
    <style:style style:name="P152" style:family="paragraph" style:parent-style-name="Text_20_body">
      <style:paragraph-properties fo:text-align="start" style:justify-single-word="false"/>
      <style:text-properties officeooo:rsid="012e7942" officeooo:paragraph-rsid="012e7942"/>
    </style:style>
    <style:style style:name="P153" style:family="paragraph" style:parent-style-name="Text_20_body">
      <style:paragraph-properties fo:text-align="center" style:justify-single-word="false"/>
      <style:text-properties officeooo:rsid="012e7942" officeooo:paragraph-rsid="012e7942"/>
    </style:style>
    <style:style style:name="P154" style:family="paragraph" style:parent-style-name="Text_20_body">
      <style:paragraph-properties fo:text-align="start" style:justify-single-word="false"/>
      <style:text-properties officeooo:rsid="012ec6ab" officeooo:paragraph-rsid="012ec6ab"/>
    </style:style>
    <style:style style:name="P155" style:family="paragraph" style:parent-style-name="Text_20_body">
      <style:paragraph-properties fo:text-align="center" style:justify-single-word="false"/>
      <style:text-properties officeooo:rsid="012ec6ab" officeooo:paragraph-rsid="012ec6ab"/>
    </style:style>
    <style:style style:name="P156" style:family="paragraph" style:parent-style-name="Text_20_body">
      <style:paragraph-properties fo:text-align="start" style:justify-single-word="false"/>
      <style:text-properties officeooo:rsid="01325eea" officeooo:paragraph-rsid="01325eea"/>
    </style:style>
    <style:style style:name="P157" style:family="paragraph" style:parent-style-name="Text_20_body">
      <style:paragraph-properties fo:text-align="start" style:justify-single-word="false"/>
      <style:text-properties officeooo:rsid="0132dfb3" officeooo:paragraph-rsid="0132dfb3"/>
    </style:style>
    <style:style style:name="P158" style:family="paragraph" style:parent-style-name="Text_20_body">
      <style:paragraph-properties fo:text-align="center" style:justify-single-word="false"/>
      <style:text-properties officeooo:rsid="0132dfb3" officeooo:paragraph-rsid="0132dfb3"/>
    </style:style>
    <style:style style:name="P159" style:family="paragraph" style:parent-style-name="Text_20_body">
      <style:paragraph-properties fo:text-align="center" style:justify-single-word="false"/>
      <style:text-properties officeooo:rsid="01349b15" officeooo:paragraph-rsid="01349b15"/>
    </style:style>
    <style:style style:name="P160" style:family="paragraph" style:parent-style-name="Text_20_body">
      <style:paragraph-properties fo:text-align="start" style:justify-single-word="false"/>
      <style:text-properties officeooo:rsid="01349b15" officeooo:paragraph-rsid="01349b15"/>
    </style:style>
    <style:style style:name="P161" style:family="paragraph" style:parent-style-name="Text_20_body">
      <style:paragraph-properties fo:text-align="start" style:justify-single-word="false"/>
      <style:text-properties officeooo:rsid="01356c4e" officeooo:paragraph-rsid="01356c4e"/>
    </style:style>
    <style:style style:name="P162" style:family="paragraph" style:parent-style-name="Text_20_body">
      <style:paragraph-properties fo:text-align="center" style:justify-single-word="false"/>
      <style:text-properties officeooo:rsid="01356c4e" officeooo:paragraph-rsid="01356c4e"/>
    </style:style>
    <style:style style:name="P163" style:family="paragraph" style:parent-style-name="Text_20_body">
      <style:paragraph-properties fo:text-align="start" style:justify-single-word="false"/>
      <style:text-properties officeooo:rsid="0139a32e" officeooo:paragraph-rsid="0139a32e"/>
    </style:style>
    <style:style style:name="P164" style:family="paragraph" style:parent-style-name="Text_20_body">
      <style:paragraph-properties fo:text-align="center" style:justify-single-word="false"/>
      <style:text-properties officeooo:rsid="0139a32e" officeooo:paragraph-rsid="0139a32e"/>
    </style:style>
    <style:style style:name="P165" style:family="paragraph" style:parent-style-name="Text_20_body">
      <style:paragraph-properties fo:text-align="start" style:justify-single-word="false"/>
      <style:text-properties officeooo:rsid="013a8baf" officeooo:paragraph-rsid="013a8baf"/>
    </style:style>
    <style:style style:name="P166" style:family="paragraph" style:parent-style-name="Text_20_body">
      <style:paragraph-properties fo:text-align="start" style:justify-single-word="false"/>
      <style:text-properties officeooo:rsid="013ddaab" officeooo:paragraph-rsid="013ddaab"/>
    </style:style>
    <style:style style:name="P167" style:family="paragraph" style:parent-style-name="Text_20_body">
      <style:paragraph-properties fo:text-align="start" style:justify-single-word="false"/>
      <style:text-properties officeooo:rsid="014070c2" officeooo:paragraph-rsid="014070c2"/>
    </style:style>
    <style:style style:name="P168" style:family="paragraph" style:parent-style-name="Text_20_body">
      <style:paragraph-properties fo:text-align="center" style:justify-single-word="false"/>
      <style:text-properties officeooo:rsid="014070c2" officeooo:paragraph-rsid="014070c2"/>
    </style:style>
    <style:style style:name="P169" style:family="paragraph" style:parent-style-name="Text_20_body">
      <style:paragraph-properties fo:text-align="center" style:justify-single-word="false"/>
      <style:text-properties officeooo:rsid="0140d1e6" officeooo:paragraph-rsid="0140d1e6"/>
    </style:style>
    <style:style style:name="P170" style:family="paragraph" style:parent-style-name="Text_20_body">
      <style:paragraph-properties fo:text-align="start" style:justify-single-word="false"/>
      <style:text-properties officeooo:rsid="0140d1e6" officeooo:paragraph-rsid="0140d1e6"/>
    </style:style>
    <style:style style:name="P171"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2"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3" style:family="paragraph" style:parent-style-name="Text_20_body">
      <style:paragraph-properties fo:text-align="start" style:justify-single-word="false"/>
      <style:text-properties officeooo:rsid="014e7d7a" officeooo:paragraph-rsid="014e7d7a"/>
    </style:style>
    <style:style style:name="P174" style:family="paragraph" style:parent-style-name="Text_20_body">
      <style:paragraph-properties fo:text-align="center" style:justify-single-word="false"/>
      <style:text-properties officeooo:rsid="014e7d7a" officeooo:paragraph-rsid="014e7d7a"/>
    </style:style>
    <style:style style:name="P175" style:family="paragraph" style:parent-style-name="Text_20_body">
      <style:paragraph-properties fo:text-align="start" style:justify-single-word="false"/>
      <style:text-properties officeooo:rsid="015183b3" officeooo:paragraph-rsid="015183b3"/>
    </style:style>
    <style:style style:name="P176" style:family="paragraph" style:parent-style-name="Text_20_body">
      <style:paragraph-properties fo:text-align="center" style:justify-single-word="false"/>
      <style:text-properties officeooo:rsid="015183b3" officeooo:paragraph-rsid="015183b3"/>
    </style:style>
    <style:style style:name="P177" style:family="paragraph" style:parent-style-name="Text_20_body">
      <style:paragraph-properties fo:text-align="start" style:justify-single-word="false"/>
      <style:text-properties officeooo:rsid="0154d830" officeooo:paragraph-rsid="0154d830"/>
    </style:style>
    <style:style style:name="P178" style:family="paragraph" style:parent-style-name="Text_20_body">
      <style:paragraph-properties fo:text-align="center" style:justify-single-word="false"/>
      <style:text-properties officeooo:rsid="0154d830" officeooo:paragraph-rsid="0154d830"/>
    </style:style>
    <style:style style:name="P179" style:family="paragraph" style:parent-style-name="Text_20_body">
      <style:paragraph-properties fo:text-align="start" style:justify-single-word="false"/>
      <style:text-properties officeooo:rsid="015774d9" officeooo:paragraph-rsid="015774d9"/>
    </style:style>
    <style:style style:name="P180" style:family="paragraph" style:parent-style-name="Text_20_body">
      <style:paragraph-properties fo:text-align="center" style:justify-single-word="false"/>
      <style:text-properties officeooo:rsid="015774d9" officeooo:paragraph-rsid="015774d9"/>
    </style:style>
    <style:style style:name="P181" style:family="paragraph" style:parent-style-name="Text_20_body">
      <style:paragraph-properties fo:text-align="start" style:justify-single-word="false"/>
      <style:text-properties officeooo:rsid="015e1f5d" officeooo:paragraph-rsid="015e1f5d"/>
    </style:style>
    <style:style style:name="P182" style:family="paragraph" style:parent-style-name="Text_20_body">
      <style:paragraph-properties fo:text-align="center" style:justify-single-word="false"/>
      <style:text-properties officeooo:rsid="015e1f5d" officeooo:paragraph-rsid="015e1f5d"/>
    </style:style>
    <style:style style:name="P183" style:family="paragraph" style:parent-style-name="Text_20_body">
      <style:paragraph-properties fo:text-align="end" style:justify-single-word="false"/>
      <style:text-properties officeooo:rsid="015e1f5d" officeooo:paragraph-rsid="015e1f5d"/>
    </style:style>
    <style:style style:name="P184" style:family="paragraph" style:parent-style-name="Text_20_body">
      <style:paragraph-properties fo:text-align="start" style:justify-single-word="false"/>
      <style:text-properties officeooo:rsid="01649dcf" officeooo:paragraph-rsid="016b3969"/>
    </style:style>
    <style:style style:name="P185" style:family="paragraph" style:parent-style-name="Text_20_body">
      <style:paragraph-properties fo:text-align="center" style:justify-single-word="false"/>
      <style:text-properties officeooo:rsid="01649dcf" officeooo:paragraph-rsid="016b3969"/>
    </style:style>
    <style:style style:name="P186" style:family="paragraph" style:parent-style-name="Text_20_body">
      <style:paragraph-properties fo:text-align="center" style:justify-single-word="false"/>
      <style:text-properties officeooo:rsid="01649dcf" officeooo:paragraph-rsid="01649dcf"/>
    </style:style>
    <style:style style:name="P187" style:family="paragraph" style:parent-style-name="Text_20_body">
      <style:paragraph-properties fo:text-align="start" style:justify-single-word="false"/>
      <style:text-properties officeooo:rsid="016b3969" officeooo:paragraph-rsid="016b3969"/>
    </style:style>
    <style:style style:name="P188" style:family="paragraph" style:parent-style-name="Text_20_body">
      <style:paragraph-properties fo:text-align="center" style:justify-single-word="false"/>
      <style:text-properties officeooo:rsid="016b3969" officeooo:paragraph-rsid="016b3969"/>
    </style:style>
    <style:style style:name="P189" style:family="paragraph" style:parent-style-name="Text_20_body">
      <style:paragraph-properties fo:text-align="start" style:justify-single-word="false"/>
      <style:text-properties officeooo:rsid="016c0c8e" officeooo:paragraph-rsid="016c0c8e"/>
    </style:style>
    <style:style style:name="P190" style:family="paragraph" style:parent-style-name="Text_20_body">
      <style:paragraph-properties fo:text-align="start" style:justify-single-word="false"/>
      <style:text-properties officeooo:rsid="016d3bf5" officeooo:paragraph-rsid="016d3bf5"/>
    </style:style>
    <style:style style:name="P191" style:family="paragraph" style:parent-style-name="Text_20_body">
      <style:paragraph-properties fo:text-align="center" style:justify-single-word="false"/>
      <style:text-properties officeooo:rsid="016d3bf5" officeooo:paragraph-rsid="016d3bf5"/>
    </style:style>
    <style:style style:name="P192" style:family="paragraph" style:parent-style-name="Text_20_body">
      <style:paragraph-properties fo:text-align="start" style:justify-single-word="false"/>
      <style:text-properties officeooo:rsid="01706e15" officeooo:paragraph-rsid="01706e15"/>
    </style:style>
    <style:style style:name="P193" style:family="paragraph" style:parent-style-name="Text_20_body">
      <style:paragraph-properties fo:text-align="start" style:justify-single-word="false"/>
      <style:text-properties officeooo:rsid="01724c9f" officeooo:paragraph-rsid="01724c9f"/>
    </style:style>
    <style:style style:name="P194" style:family="paragraph" style:parent-style-name="Text_20_body">
      <style:paragraph-properties fo:text-align="start" style:justify-single-word="false"/>
      <style:text-properties officeooo:rsid="01727612" officeooo:paragraph-rsid="01727612"/>
    </style:style>
    <style:style style:name="P195" style:family="paragraph" style:parent-style-name="Text_20_body">
      <style:paragraph-properties fo:text-align="center" style:justify-single-word="false"/>
      <style:text-properties officeooo:rsid="01727612" officeooo:paragraph-rsid="01727612"/>
    </style:style>
    <style:style style:name="P196" style:family="paragraph" style:parent-style-name="Text_20_body">
      <style:paragraph-properties fo:text-align="start" style:justify-single-word="false"/>
      <style:text-properties officeooo:rsid="0174ffdd" officeooo:paragraph-rsid="0174ffdd"/>
    </style:style>
    <style:style style:name="P197" style:family="paragraph" style:parent-style-name="Text_20_body">
      <style:paragraph-properties fo:text-align="center" style:justify-single-word="false"/>
      <style:text-properties officeooo:rsid="0174ffdd" officeooo:paragraph-rsid="0174ffdd"/>
    </style:style>
    <style:style style:name="P198" style:family="paragraph" style:parent-style-name="Text_20_body">
      <style:paragraph-properties fo:text-align="start" style:justify-single-word="false"/>
      <style:text-properties officeooo:rsid="0176cc67" officeooo:paragraph-rsid="0176cc67"/>
    </style:style>
    <style:style style:name="P199" style:family="paragraph" style:parent-style-name="Text_20_body">
      <style:paragraph-properties fo:text-align="center" style:justify-single-word="false"/>
      <style:text-properties officeooo:rsid="0176cc67" officeooo:paragraph-rsid="0176cc67"/>
    </style:style>
    <style:style style:name="P200" style:family="paragraph" style:parent-style-name="Text_20_body">
      <style:text-properties officeooo:paragraph-rsid="017bd7ac"/>
    </style:style>
    <style:style style:name="P201" style:family="paragraph" style:parent-style-name="Text_20_body">
      <style:paragraph-properties fo:text-align="start" style:justify-single-word="false"/>
      <style:text-properties officeooo:rsid="01802797" officeooo:paragraph-rsid="01802797"/>
    </style:style>
    <style:style style:name="P202" style:family="paragraph" style:parent-style-name="Text_20_body">
      <style:paragraph-properties fo:text-align="center" style:justify-single-word="false"/>
      <style:text-properties officeooo:rsid="01802797" officeooo:paragraph-rsid="01802797"/>
    </style:style>
    <style:style style:name="P203" style:family="paragraph" style:parent-style-name="Text_20_body">
      <style:paragraph-properties fo:text-align="start" style:justify-single-word="false"/>
      <style:text-properties officeooo:rsid="01815af0" officeooo:paragraph-rsid="01815af0"/>
    </style:style>
    <style:style style:name="P204" style:family="paragraph" style:parent-style-name="Text_20_body">
      <style:paragraph-properties fo:text-align="center" style:justify-single-word="false"/>
      <style:text-properties officeooo:rsid="01815af0" officeooo:paragraph-rsid="01815af0"/>
    </style:style>
    <style:style style:name="P205" style:family="paragraph" style:parent-style-name="Text_20_body">
      <style:paragraph-properties fo:text-align="start" style:justify-single-word="false"/>
      <style:text-properties officeooo:rsid="0182f1b3" officeooo:paragraph-rsid="0182f1b3" style:language-asian="zh" style:country-asian="CN"/>
    </style:style>
    <style:style style:name="P206" style:family="paragraph" style:parent-style-name="Text_20_body">
      <style:paragraph-properties fo:text-align="center" style:justify-single-word="false"/>
      <style:text-properties officeooo:rsid="0182f1b3" officeooo:paragraph-rsid="0182f1b3" style:language-asian="zh" style:country-asian="CN"/>
    </style:style>
    <style:style style:name="P207" style:family="paragraph" style:parent-style-name="Text_20_body">
      <style:paragraph-properties fo:text-align="start" style:justify-single-word="false"/>
      <style:text-properties officeooo:rsid="0185e4c5" officeooo:paragraph-rsid="0185e4c5" style:language-asian="zh" style:country-asian="CN"/>
    </style:style>
    <style:style style:name="P208" style:family="paragraph" style:parent-style-name="Text_20_body">
      <style:paragraph-properties fo:text-align="center" style:justify-single-word="false"/>
      <style:text-properties officeooo:rsid="0185e4c5" officeooo:paragraph-rsid="0185e4c5" style:language-asian="zh" style:country-asian="CN"/>
    </style:style>
    <style:style style:name="P209" style:family="paragraph" style:parent-style-name="Text_20_body">
      <style:paragraph-properties fo:text-align="center" style:justify-single-word="false"/>
      <style:text-properties officeooo:rsid="0185ef70" officeooo:paragraph-rsid="0185ef70" style:language-asian="zh" style:country-asian="CN"/>
    </style:style>
    <style:style style:name="P210" style:family="paragraph" style:parent-style-name="Text_20_body">
      <style:paragraph-properties fo:text-align="start" style:justify-single-word="false"/>
      <style:text-properties officeooo:rsid="0185ef70" officeooo:paragraph-rsid="0185ef70" style:language-asian="zh" style:country-asian="CN"/>
    </style:style>
    <style:style style:name="P211" style:family="paragraph" style:parent-style-name="Text_20_body">
      <style:paragraph-properties fo:text-align="start" style:justify-single-word="false"/>
      <style:text-properties officeooo:rsid="0187cfac" officeooo:paragraph-rsid="0187cfac" style:language-asian="zh" style:country-asian="CN"/>
    </style:style>
    <style:style style:name="P212" style:family="paragraph" style:parent-style-name="Text_20_body">
      <style:paragraph-properties fo:text-align="center" style:justify-single-word="false"/>
      <style:text-properties officeooo:rsid="0187cfac" officeooo:paragraph-rsid="0187cfac" style:language-asian="zh" style:country-asian="CN"/>
    </style:style>
    <style:style style:name="P213" style:family="paragraph" style:parent-style-name="Text_20_body">
      <style:paragraph-properties fo:text-align="start" style:justify-single-word="false"/>
      <style:text-properties officeooo:rsid="01881067" officeooo:paragraph-rsid="01881067" style:language-asian="zh" style:country-asian="CN"/>
    </style:style>
    <style:style style:name="P214" style:family="paragraph" style:parent-style-name="Text_20_body">
      <style:paragraph-properties fo:text-align="start" style:justify-single-word="false"/>
      <style:text-properties officeooo:rsid="0188f8c9" officeooo:paragraph-rsid="0188f8c9" style:language-asian="zh" style:country-asian="CN"/>
    </style:style>
    <style:style style:name="P215" style:family="paragraph" style:parent-style-name="Text_20_body">
      <style:paragraph-properties fo:text-align="start" style:justify-single-word="false"/>
      <style:text-properties officeooo:rsid="0189aad2" officeooo:paragraph-rsid="0189aad2" style:language-asian="zh" style:country-asian="CN"/>
    </style:style>
    <style:style style:name="P216" style:family="paragraph" style:parent-style-name="Text_20_body">
      <style:paragraph-properties fo:text-align="start" style:justify-single-word="false"/>
      <style:text-properties officeooo:rsid="018b229f" officeooo:paragraph-rsid="018b229f" style:language-asian="zh" style:country-asian="CN"/>
    </style:style>
    <style:style style:name="P217" style:family="paragraph" style:parent-style-name="Text_20_body">
      <style:paragraph-properties fo:text-align="center" style:justify-single-word="false"/>
      <style:text-properties officeooo:rsid="018b229f" officeooo:paragraph-rsid="018b229f" style:language-asian="zh" style:country-asian="CN"/>
    </style:style>
    <style:style style:name="P218" style:family="paragraph" style:parent-style-name="Text_20_body">
      <style:paragraph-properties fo:text-align="start" style:justify-single-word="false"/>
      <style:text-properties officeooo:rsid="018b5fd4" officeooo:paragraph-rsid="018b5fd4" style:language-asian="zh" style:country-asian="CN"/>
    </style:style>
    <style:style style:name="P219" style:family="paragraph" style:parent-style-name="Text_20_body">
      <style:paragraph-properties fo:text-align="center" style:justify-single-word="false"/>
      <style:text-properties officeooo:rsid="018b5fd4" officeooo:paragraph-rsid="018b5fd4" style:language-asian="zh" style:country-asian="CN"/>
    </style:style>
    <style:style style:name="P220" style:family="paragraph" style:parent-style-name="Text_20_body">
      <style:paragraph-properties fo:text-align="start" style:justify-single-word="false"/>
      <style:text-properties officeooo:rsid="018d0253" officeooo:paragraph-rsid="018d0253" style:language-asian="zh" style:country-asian="CN"/>
    </style:style>
    <style:style style:name="P221" style:family="paragraph" style:parent-style-name="Text_20_body">
      <style:paragraph-properties fo:text-align="center" style:justify-single-word="false"/>
      <style:text-properties officeooo:rsid="018d0253" officeooo:paragraph-rsid="018d0253" style:language-asian="zh" style:country-asian="CN"/>
    </style:style>
    <style:style style:name="P222" style:family="paragraph" style:parent-style-name="Text_20_body">
      <style:paragraph-properties fo:text-align="start" style:justify-single-word="false"/>
      <style:text-properties officeooo:rsid="0191f3ef" officeooo:paragraph-rsid="0191f3ef" style:language-asian="zh" style:country-asian="CN"/>
    </style:style>
    <style:style style:name="P223" style:family="paragraph" style:parent-style-name="Text_20_body">
      <style:paragraph-properties fo:text-align="center" style:justify-single-word="false"/>
      <style:text-properties officeooo:rsid="0191f3ef" officeooo:paragraph-rsid="0191f3ef" style:language-asian="zh" style:country-asian="CN"/>
    </style:style>
    <style:style style:name="P224" style:family="paragraph" style:parent-style-name="Text_20_body">
      <style:paragraph-properties fo:text-align="center" style:justify-single-word="false"/>
      <style:text-properties officeooo:rsid="0194278a" officeooo:paragraph-rsid="0194278a" style:language-asian="zh" style:country-asian="CN"/>
    </style:style>
    <style:style style:name="P225" style:family="paragraph" style:parent-style-name="Text_20_body">
      <style:paragraph-properties fo:text-align="center" style:justify-single-word="false"/>
      <style:text-properties officeooo:rsid="0194278a" officeooo:paragraph-rsid="019b372e" style:language-asian="zh" style:country-asian="CN"/>
    </style:style>
    <style:style style:name="P226" style:family="paragraph" style:parent-style-name="Text_20_body">
      <style:paragraph-properties fo:text-align="start" style:justify-single-word="false"/>
      <style:text-properties officeooo:rsid="0194278a" officeooo:paragraph-rsid="0194278a" style:language-asian="zh" style:country-asian="CN"/>
    </style:style>
    <style:style style:name="P227" style:family="paragraph" style:parent-style-name="Text_20_body">
      <style:paragraph-properties fo:text-align="start" style:justify-single-word="false"/>
      <style:text-properties officeooo:rsid="0194278a" officeooo:paragraph-rsid="019b372e" style:language-asian="zh" style:country-asian="CN"/>
    </style:style>
    <style:style style:name="P228" style:family="paragraph" style:parent-style-name="Text_20_body">
      <style:text-properties officeooo:rsid="019dc243" officeooo:paragraph-rsid="019dc243"/>
    </style:style>
    <style:style style:name="P229" style:family="paragraph" style:parent-style-name="Text_20_body">
      <style:text-properties officeooo:rsid="019ffb39" officeooo:paragraph-rsid="019ffb39"/>
    </style:style>
    <style:style style:name="P230" style:family="paragraph" style:parent-style-name="Text_20_body">
      <style:text-properties officeooo:rsid="01a160d9" officeooo:paragraph-rsid="01a160d9"/>
    </style:style>
    <style:style style:name="P231" style:family="paragraph" style:parent-style-name="Text_20_body">
      <style:text-properties officeooo:rsid="01a4b3ae" officeooo:paragraph-rsid="01a4b3ae"/>
    </style:style>
    <style:style style:name="P232" style:family="paragraph" style:parent-style-name="Text_20_body">
      <style:text-properties officeooo:rsid="01a52783" officeooo:paragraph-rsid="01a52783"/>
    </style:style>
    <style:style style:name="P233" style:family="paragraph" style:parent-style-name="Text_20_body">
      <style:text-properties officeooo:rsid="01a5539d" officeooo:paragraph-rsid="01a5539d"/>
    </style:style>
    <style:style style:name="P234" style:family="paragraph" style:parent-style-name="Text_20_body">
      <style:text-properties officeooo:paragraph-rsid="01a896ce"/>
    </style:style>
    <style:style style:name="P235" style:family="paragraph" style:parent-style-name="Text_20_body">
      <style:paragraph-properties fo:text-align="start" style:justify-single-word="false"/>
      <style:text-properties officeooo:rsid="01b032dc" officeooo:paragraph-rsid="01b032dc"/>
    </style:style>
    <style:style style:name="P236" style:family="paragraph" style:parent-style-name="Text_20_body">
      <style:paragraph-properties fo:text-align="center" style:justify-single-word="false"/>
      <style:text-properties officeooo:rsid="01b032dc" officeooo:paragraph-rsid="01b032dc"/>
    </style:style>
    <style:style style:name="P237" style:family="paragraph" style:parent-style-name="Text_20_body">
      <style:paragraph-properties fo:text-align="start" style:justify-single-word="false"/>
      <style:text-properties officeooo:rsid="01b3d1f9" officeooo:paragraph-rsid="01b3d1f9"/>
    </style:style>
    <style:style style:name="P238" style:family="paragraph" style:parent-style-name="Text_20_body">
      <style:paragraph-properties fo:text-align="center" style:justify-single-word="false"/>
      <style:text-properties officeooo:rsid="01aacf60" officeooo:paragraph-rsid="01ae0e0e"/>
    </style:style>
    <style:style style:name="P239" style:family="paragraph" style:parent-style-name="Text_20_body">
      <style:text-properties officeooo:paragraph-rsid="01b6c867"/>
    </style:style>
    <style:style style:name="P240" style:family="paragraph" style:parent-style-name="Text_20_body">
      <style:paragraph-properties fo:text-align="start" style:justify-single-word="false"/>
      <style:text-properties officeooo:rsid="01b9011e" officeooo:paragraph-rsid="01b9011e"/>
    </style:style>
    <style:style style:name="P241" style:family="paragraph" style:parent-style-name="Text_20_body">
      <style:paragraph-properties fo:text-align="center" style:justify-single-word="false"/>
      <style:text-properties officeooo:rsid="01b9011e" officeooo:paragraph-rsid="01b9011e"/>
    </style:style>
    <style:style style:name="P242"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43"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44"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45"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46"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47"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48"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49" style:family="paragraph" style:parent-style-name="Text_20_body">
      <style:text-properties officeooo:paragraph-rsid="01c14d67"/>
    </style:style>
    <style:style style:name="P250" style:family="paragraph" style:parent-style-name="Text_20_body">
      <style:paragraph-properties fo:text-align="start" style:justify-single-word="false"/>
      <style:text-properties officeooo:rsid="01c2c3d2" officeooo:paragraph-rsid="01c2c3d2"/>
    </style:style>
    <style:style style:name="P251" style:family="paragraph" style:parent-style-name="Text_20_body">
      <style:paragraph-properties fo:text-align="center" style:justify-single-word="false"/>
      <style:text-properties officeooo:rsid="01c2c3d2" officeooo:paragraph-rsid="01c2c3d2"/>
    </style:style>
    <style:style style:name="P252" style:family="paragraph" style:parent-style-name="Text_20_body">
      <style:paragraph-properties fo:text-align="start" style:justify-single-word="false"/>
      <style:text-properties officeooo:rsid="01c8f990" officeooo:paragraph-rsid="01c8f990"/>
    </style:style>
    <style:style style:name="P253" style:family="paragraph" style:parent-style-name="Text_20_body">
      <style:paragraph-properties fo:text-align="center" style:justify-single-word="false"/>
      <style:text-properties officeooo:rsid="01c8f990" officeooo:paragraph-rsid="01c8f990"/>
    </style:style>
    <style:style style:name="P254" style:family="paragraph" style:parent-style-name="Text_20_body">
      <style:paragraph-properties fo:text-align="start" style:justify-single-word="false"/>
      <style:text-properties officeooo:rsid="01ca654a" officeooo:paragraph-rsid="01ca654a"/>
    </style:style>
    <style:style style:name="P255" style:family="paragraph" style:parent-style-name="Text_20_body">
      <style:paragraph-properties fo:text-align="center" style:justify-single-word="false"/>
      <style:text-properties officeooo:rsid="01ca654a" officeooo:paragraph-rsid="01ca654a"/>
    </style:style>
    <style:style style:name="P256" style:family="paragraph" style:parent-style-name="Text_20_body">
      <style:paragraph-properties fo:text-align="start" style:justify-single-word="false"/>
      <style:text-properties officeooo:rsid="01ceb213" officeooo:paragraph-rsid="01ceb213"/>
    </style:style>
    <style:style style:name="P257" style:family="paragraph" style:parent-style-name="Text_20_body">
      <style:paragraph-properties fo:text-align="center" style:justify-single-word="false"/>
      <style:text-properties officeooo:rsid="01ceb213" officeooo:paragraph-rsid="01ceb213"/>
    </style:style>
    <style:style style:name="P258" style:family="paragraph" style:parent-style-name="Text_20_body">
      <style:paragraph-properties fo:text-align="start" style:justify-single-word="false"/>
      <style:text-properties officeooo:rsid="01d78ea2" officeooo:paragraph-rsid="01d78ea2"/>
    </style:style>
    <style:style style:name="P259" style:family="paragraph" style:parent-style-name="Text_20_body">
      <style:paragraph-properties fo:text-align="center" style:justify-single-word="false"/>
      <style:text-properties officeooo:rsid="01d78ea2" officeooo:paragraph-rsid="01d78ea2"/>
    </style:style>
    <style:style style:name="P260" style:family="paragraph" style:parent-style-name="Text_20_body">
      <style:paragraph-properties fo:text-align="center" style:justify-single-word="false"/>
      <style:text-properties officeooo:rsid="01d859fb" officeooo:paragraph-rsid="01d859fb"/>
    </style:style>
    <style:style style:name="P261" style:family="paragraph" style:parent-style-name="Text_20_body">
      <style:paragraph-properties fo:text-align="start" style:justify-single-word="false"/>
      <style:text-properties officeooo:rsid="01d859fb" officeooo:paragraph-rsid="01d859fb"/>
    </style:style>
    <style:style style:name="P262" style:family="paragraph" style:parent-style-name="Text_20_body">
      <style:paragraph-properties fo:text-align="start" style:justify-single-word="false"/>
      <style:text-properties officeooo:rsid="01d96681" officeooo:paragraph-rsid="01d96681"/>
    </style:style>
    <style:style style:name="P263" style:family="paragraph" style:parent-style-name="Text_20_body">
      <style:paragraph-properties fo:text-align="center" style:justify-single-word="false"/>
      <style:text-properties officeooo:rsid="01d96681" officeooo:paragraph-rsid="01d96681"/>
    </style:style>
    <style:style style:name="P264" style:family="paragraph" style:parent-style-name="Text_20_body">
      <style:paragraph-properties fo:text-align="start" style:justify-single-word="false"/>
      <style:text-properties officeooo:rsid="01dd7f3b" officeooo:paragraph-rsid="01dd7f3b"/>
    </style:style>
    <style:style style:name="P265" style:family="paragraph" style:parent-style-name="Text_20_body">
      <style:paragraph-properties fo:text-align="center" style:justify-single-word="false"/>
      <style:text-properties officeooo:rsid="01dd7f3b" officeooo:paragraph-rsid="01dd7f3b"/>
    </style:style>
    <style:style style:name="P266" style:family="paragraph" style:parent-style-name="Text_20_body">
      <style:paragraph-properties fo:text-align="start" style:justify-single-word="false"/>
      <style:text-properties officeooo:rsid="01e2f04c" officeooo:paragraph-rsid="01e2f04c"/>
    </style:style>
    <style:style style:name="P267" style:family="paragraph" style:parent-style-name="Text_20_body">
      <style:paragraph-properties fo:text-align="center" style:justify-single-word="false"/>
      <style:text-properties officeooo:rsid="01e2f04c" officeooo:paragraph-rsid="01e2f04c"/>
    </style:style>
    <style:style style:name="P268" style:family="paragraph" style:parent-style-name="Text_20_body">
      <style:paragraph-properties fo:text-align="start" style:justify-single-word="false"/>
      <style:text-properties officeooo:rsid="01e3fa91" officeooo:paragraph-rsid="01e3fa91"/>
    </style:style>
    <style:style style:name="P269" style:family="paragraph" style:parent-style-name="Text_20_body">
      <style:paragraph-properties fo:text-align="center" style:justify-single-word="false"/>
      <style:text-properties officeooo:rsid="01e3fa91" officeooo:paragraph-rsid="01e3fa91"/>
    </style:style>
    <style:style style:name="P270" style:family="paragraph" style:parent-style-name="Text_20_body">
      <style:paragraph-properties fo:text-align="start" style:justify-single-word="false"/>
      <style:text-properties officeooo:rsid="01e56096" officeooo:paragraph-rsid="01e56096"/>
    </style:style>
    <style:style style:name="P271" style:family="paragraph" style:parent-style-name="Text_20_body">
      <style:paragraph-properties fo:text-align="start" style:justify-single-word="false"/>
      <style:text-properties officeooo:rsid="01e43065" officeooo:paragraph-rsid="01e43065"/>
    </style:style>
    <style:style style:name="P272" style:family="paragraph" style:parent-style-name="Text_20_body">
      <style:paragraph-properties fo:text-align="center" style:justify-single-word="false"/>
      <style:text-properties officeooo:rsid="01e43065" officeooo:paragraph-rsid="01e43065"/>
    </style:style>
    <style:style style:name="P273" style:family="paragraph" style:parent-style-name="Text_20_body">
      <style:paragraph-properties fo:text-align="start" style:justify-single-word="false"/>
      <style:text-properties officeooo:rsid="01eb9fac" officeooo:paragraph-rsid="01eb9fac"/>
    </style:style>
    <style:style style:name="P274" style:family="paragraph" style:parent-style-name="Text_20_body">
      <style:paragraph-properties fo:text-align="center" style:justify-single-word="false"/>
      <style:text-properties officeooo:rsid="01eb9fac" officeooo:paragraph-rsid="01eb9fac"/>
    </style:style>
    <style:style style:name="P275" style:family="paragraph" style:parent-style-name="Text_20_body">
      <style:paragraph-properties fo:text-align="start" style:justify-single-word="false"/>
      <style:text-properties officeooo:rsid="01f93458" officeooo:paragraph-rsid="01f93458"/>
    </style:style>
    <style:style style:name="P276" style:family="paragraph" style:parent-style-name="Text_20_body">
      <style:paragraph-properties fo:text-align="start" style:justify-single-word="false"/>
      <style:text-properties officeooo:rsid="01fb1462" officeooo:paragraph-rsid="01fb1462"/>
    </style:style>
    <style:style style:name="P277" style:family="paragraph" style:parent-style-name="Text_20_body">
      <style:paragraph-properties fo:text-align="center" style:justify-single-word="false"/>
      <style:text-properties officeooo:rsid="01fb1462" officeooo:paragraph-rsid="01fb1462"/>
    </style:style>
    <style:style style:name="P278" style:family="paragraph" style:parent-style-name="Text_20_body">
      <style:paragraph-properties fo:text-align="start" style:justify-single-word="false"/>
      <style:text-properties officeooo:rsid="020035cb" officeooo:paragraph-rsid="020035cb"/>
    </style:style>
    <style:style style:name="P279" style:family="paragraph" style:parent-style-name="Text_20_body">
      <style:paragraph-properties fo:text-align="center" style:justify-single-word="false"/>
      <style:text-properties officeooo:rsid="020035cb" officeooo:paragraph-rsid="020035cb"/>
    </style:style>
    <style:style style:name="P280" style:family="paragraph" style:parent-style-name="Text_20_body">
      <style:paragraph-properties fo:text-align="start" style:justify-single-word="false"/>
      <style:text-properties officeooo:rsid="0205d3ed" officeooo:paragraph-rsid="0205d3ed"/>
    </style:style>
    <style:style style:name="P281" style:family="paragraph" style:parent-style-name="Text_20_body">
      <style:paragraph-properties fo:text-align="center" style:justify-single-word="false"/>
      <style:text-properties officeooo:rsid="0205d3ed" officeooo:paragraph-rsid="0205d3ed"/>
    </style:style>
    <style:style style:name="P282" style:family="paragraph" style:parent-style-name="Text_20_body">
      <style:paragraph-properties fo:text-align="start" style:justify-single-word="false"/>
      <style:text-properties officeooo:rsid="0208f863" officeooo:paragraph-rsid="0208f863"/>
    </style:style>
    <style:style style:name="P283" style:family="paragraph" style:parent-style-name="Text_20_body">
      <style:paragraph-properties fo:text-align="center" style:justify-single-word="false"/>
      <style:text-properties officeooo:rsid="0208f863" officeooo:paragraph-rsid="0208f863"/>
    </style:style>
    <style:style style:name="P284" style:family="paragraph" style:parent-style-name="Text_20_body">
      <style:paragraph-properties fo:text-align="start" style:justify-single-word="false"/>
      <style:text-properties officeooo:rsid="020d583d" officeooo:paragraph-rsid="020d583d"/>
    </style:style>
    <style:style style:name="P285" style:family="paragraph" style:parent-style-name="Text_20_body">
      <style:paragraph-properties fo:text-align="center" style:justify-single-word="false"/>
      <style:text-properties officeooo:rsid="020d583d" officeooo:paragraph-rsid="020d583d"/>
    </style:style>
    <style:style style:name="P286" style:family="paragraph" style:parent-style-name="Text_20_body">
      <style:paragraph-properties fo:text-align="start" style:justify-single-word="false"/>
      <style:text-properties officeooo:rsid="020e683e" officeooo:paragraph-rsid="020e683e"/>
    </style:style>
    <style:style style:name="P287" style:family="paragraph" style:parent-style-name="Text_20_body">
      <style:paragraph-properties fo:text-align="center" style:justify-single-word="false"/>
      <style:text-properties officeooo:rsid="020e683e" officeooo:paragraph-rsid="020e683e"/>
    </style:style>
    <style:style style:name="P288" style:family="paragraph" style:parent-style-name="Text_20_body">
      <style:paragraph-properties fo:text-align="start" style:justify-single-word="false"/>
      <style:text-properties officeooo:rsid="020f77a3" officeooo:paragraph-rsid="020f77a3"/>
    </style:style>
    <style:style style:name="P289" style:family="paragraph" style:parent-style-name="Text_20_body">
      <style:paragraph-properties fo:text-align="center" style:justify-single-word="false"/>
      <style:text-properties officeooo:rsid="020f77a3" officeooo:paragraph-rsid="020f77a3"/>
    </style:style>
    <style:style style:name="P290" style:family="paragraph" style:parent-style-name="Text_20_body">
      <style:paragraph-properties fo:text-align="start" style:justify-single-word="false"/>
      <style:text-properties officeooo:rsid="00957a90" officeooo:paragraph-rsid="02174389"/>
    </style:style>
    <style:style style:name="P291" style:family="paragraph" style:parent-style-name="Text_20_body">
      <style:text-properties officeooo:rsid="0222ea07" officeooo:paragraph-rsid="0222ea07"/>
    </style:style>
    <style:style style:name="P292" style:family="paragraph" style:parent-style-name="Text_20_body">
      <style:text-properties officeooo:rsid="02261682" officeooo:paragraph-rsid="02261682"/>
    </style:style>
    <style:style style:name="P293" style:family="paragraph" style:parent-style-name="Text_20_body">
      <style:text-properties officeooo:rsid="02272d39" officeooo:paragraph-rsid="02272d39"/>
    </style:style>
    <style:style style:name="P294" style:family="paragraph" style:parent-style-name="Text_20_body">
      <style:paragraph-properties fo:text-align="center" style:justify-single-word="false"/>
      <style:text-properties officeooo:rsid="02272d39" officeooo:paragraph-rsid="02272d39"/>
    </style:style>
    <style:style style:name="P295" style:family="paragraph" style:parent-style-name="Text_20_body">
      <style:paragraph-properties fo:text-align="start" style:justify-single-word="false"/>
      <style:text-properties officeooo:rsid="022af092" officeooo:paragraph-rsid="022af092"/>
    </style:style>
    <style:style style:name="P296" style:family="paragraph" style:parent-style-name="Text_20_body">
      <style:paragraph-properties fo:text-align="start" style:justify-single-word="false"/>
      <style:text-properties officeooo:rsid="022cd3dd" officeooo:paragraph-rsid="022cd3dd"/>
    </style:style>
    <style:style style:name="P297" style:family="paragraph" style:parent-style-name="Text_20_body">
      <style:paragraph-properties fo:text-align="center" style:justify-single-word="false"/>
      <style:text-properties officeooo:rsid="022cd3dd" officeooo:paragraph-rsid="022cd3dd"/>
    </style:style>
    <style:style style:name="P298" style:family="paragraph" style:parent-style-name="Text_20_body">
      <style:paragraph-properties fo:text-align="start" style:justify-single-word="false"/>
      <style:text-properties officeooo:rsid="022cdada" officeooo:paragraph-rsid="022cdada"/>
    </style:style>
    <style:style style:name="P299" style:family="paragraph" style:parent-style-name="Text_20_body">
      <style:paragraph-properties fo:text-align="center" style:justify-single-word="false"/>
      <style:text-properties officeooo:rsid="022cdada" officeooo:paragraph-rsid="022cdada"/>
    </style:style>
    <style:style style:name="P300" style:family="paragraph" style:parent-style-name="Text_20_body">
      <style:paragraph-properties fo:text-align="start" style:justify-single-word="false"/>
      <style:text-properties officeooo:rsid="02312f58" officeooo:paragraph-rsid="02312f58"/>
    </style:style>
    <style:style style:name="P301" style:family="paragraph" style:parent-style-name="Text_20_body">
      <style:paragraph-properties fo:text-align="center" style:justify-single-word="false"/>
      <style:text-properties officeooo:rsid="02312f58" officeooo:paragraph-rsid="02312f58"/>
    </style:style>
    <style:style style:name="P302" style:family="paragraph" style:parent-style-name="Text_20_body">
      <style:paragraph-properties fo:text-align="start" style:justify-single-word="false"/>
      <style:text-properties officeooo:rsid="0232efb2" officeooo:paragraph-rsid="0232efb2"/>
    </style:style>
    <style:style style:name="P303" style:family="paragraph" style:parent-style-name="Text_20_body">
      <style:paragraph-properties fo:text-align="center" style:justify-single-word="false"/>
      <style:text-properties officeooo:rsid="0232efb2" officeooo:paragraph-rsid="0232efb2"/>
    </style:style>
    <style:style style:name="P304" style:family="paragraph" style:parent-style-name="Text_20_body">
      <style:paragraph-properties fo:text-align="start" style:justify-single-word="false"/>
      <style:text-properties officeooo:rsid="0234d9e8" officeooo:paragraph-rsid="0234d9e8"/>
    </style:style>
    <style:style style:name="P305" style:family="paragraph" style:parent-style-name="Text_20_body">
      <style:paragraph-properties fo:text-align="center" style:justify-single-word="false"/>
      <style:text-properties officeooo:rsid="0234d9e8" officeooo:paragraph-rsid="0234d9e8"/>
    </style:style>
    <style:style style:name="P306" style:family="paragraph" style:parent-style-name="Text_20_body">
      <style:paragraph-properties fo:text-align="start" style:justify-single-word="false"/>
      <style:text-properties officeooo:rsid="023ace3f" officeooo:paragraph-rsid="023ace3f"/>
    </style:style>
    <style:style style:name="P307" style:family="paragraph" style:parent-style-name="Text_20_body">
      <style:paragraph-properties fo:text-align="start" style:justify-single-word="false"/>
      <style:text-properties officeooo:rsid="023bac1e" officeooo:paragraph-rsid="023bac1e"/>
    </style:style>
    <style:style style:name="P308" style:family="paragraph" style:parent-style-name="Text_20_body">
      <style:paragraph-properties fo:text-align="center" style:justify-single-word="false"/>
      <style:text-properties officeooo:rsid="023bac1e" officeooo:paragraph-rsid="023bac1e"/>
    </style:style>
    <style:style style:name="P309" style:family="paragraph" style:parent-style-name="Text_20_body">
      <style:paragraph-properties fo:text-align="start" style:justify-single-word="false"/>
      <style:text-properties officeooo:rsid="023be75b" officeooo:paragraph-rsid="023be75b"/>
    </style:style>
    <style:style style:name="P310" style:family="paragraph" style:parent-style-name="Text_20_body">
      <style:paragraph-properties fo:text-align="center" style:justify-single-word="false"/>
      <style:text-properties officeooo:rsid="023be75b" officeooo:paragraph-rsid="023be75b"/>
    </style:style>
    <style:style style:name="P311" style:family="paragraph" style:parent-style-name="Text_20_body">
      <style:paragraph-properties fo:text-align="start" style:justify-single-word="false"/>
      <style:text-properties officeooo:rsid="023fc56d" officeooo:paragraph-rsid="023fc56d"/>
    </style:style>
    <style:style style:name="P312" style:family="paragraph" style:parent-style-name="Text_20_body">
      <style:paragraph-properties fo:text-align="center" style:justify-single-word="false"/>
      <style:text-properties officeooo:rsid="023fc56d" officeooo:paragraph-rsid="023fc56d"/>
    </style:style>
    <style:style style:name="P313" style:family="paragraph" style:parent-style-name="Text_20_body">
      <style:paragraph-properties fo:text-align="start" style:justify-single-word="false"/>
      <style:text-properties officeooo:rsid="0241fa82" officeooo:paragraph-rsid="0241fa82"/>
    </style:style>
    <style:style style:name="P314" style:family="paragraph" style:parent-style-name="Text_20_body">
      <style:paragraph-properties fo:text-align="center" style:justify-single-word="false"/>
      <style:text-properties officeooo:rsid="0241fa82" officeooo:paragraph-rsid="0241fa82"/>
    </style:style>
    <style:style style:name="P315" style:family="paragraph" style:parent-style-name="Text_20_body">
      <style:paragraph-properties fo:text-align="start" style:justify-single-word="false"/>
      <style:text-properties officeooo:rsid="0244fcf7" officeooo:paragraph-rsid="0244fcf7"/>
    </style:style>
    <style:style style:name="P316" style:family="paragraph" style:parent-style-name="Text_20_body">
      <style:paragraph-properties fo:text-align="center" style:justify-single-word="false"/>
      <style:text-properties officeooo:rsid="0244fcf7" officeooo:paragraph-rsid="0244fcf7"/>
    </style:style>
    <style:style style:name="P317" style:family="paragraph" style:parent-style-name="Text_20_body">
      <style:paragraph-properties fo:text-align="start" style:justify-single-word="false"/>
      <style:text-properties officeooo:rsid="02460627" officeooo:paragraph-rsid="02460627"/>
    </style:style>
    <style:style style:name="P318" style:family="paragraph" style:parent-style-name="Text_20_body">
      <style:paragraph-properties fo:text-align="center" style:justify-single-word="false"/>
      <style:text-properties officeooo:rsid="02460627" officeooo:paragraph-rsid="02460627"/>
    </style:style>
    <style:style style:name="P319" style:family="paragraph" style:parent-style-name="Text_20_body">
      <style:paragraph-properties fo:text-align="start" style:justify-single-word="false"/>
      <style:text-properties officeooo:rsid="0249400c" officeooo:paragraph-rsid="0249400c"/>
    </style:style>
    <style:style style:name="P320" style:family="paragraph" style:parent-style-name="Text_20_body">
      <style:paragraph-properties fo:text-align="center" style:justify-single-word="false"/>
      <style:text-properties officeooo:rsid="0249400c" officeooo:paragraph-rsid="0249400c"/>
    </style:style>
    <style:style style:name="P321" style:family="paragraph" style:parent-style-name="Text_20_body">
      <style:paragraph-properties fo:text-align="start" style:justify-single-word="false"/>
      <style:text-properties officeooo:rsid="024a348a" officeooo:paragraph-rsid="024a348a"/>
    </style:style>
    <style:style style:name="P322" style:family="paragraph" style:parent-style-name="Text_20_body">
      <style:paragraph-properties fo:text-align="start" style:justify-single-word="false"/>
      <style:text-properties officeooo:rsid="024c34dc" officeooo:paragraph-rsid="024c34dc"/>
    </style:style>
    <style:style style:name="P323" style:family="paragraph" style:parent-style-name="Text_20_body">
      <style:text-properties officeooo:rsid="0250e590" officeooo:paragraph-rsid="0250e590"/>
    </style:style>
    <style:style style:name="P324" style:family="paragraph" style:parent-style-name="Text_20_body">
      <style:text-properties officeooo:rsid="0254fd5d" officeooo:paragraph-rsid="0254fd5d"/>
    </style:style>
    <style:style style:name="P325" style:family="paragraph" style:parent-style-name="Text_20_body">
      <style:paragraph-properties fo:text-align="center" style:justify-single-word="false"/>
      <style:text-properties officeooo:rsid="0254fd5d" officeooo:paragraph-rsid="0254fd5d"/>
    </style:style>
    <style:style style:name="P326" style:family="paragraph" style:parent-style-name="Text_20_body">
      <style:paragraph-properties fo:text-align="center" style:justify-single-word="false"/>
      <style:text-properties officeooo:rsid="02560017" officeooo:paragraph-rsid="02560017"/>
    </style:style>
    <style:style style:name="P327" style:family="paragraph" style:parent-style-name="Text_20_body">
      <style:paragraph-properties fo:text-align="start" style:justify-single-word="false"/>
      <style:text-properties officeooo:rsid="02560017" officeooo:paragraph-rsid="02560017"/>
    </style:style>
    <style:style style:name="P328" style:family="paragraph" style:parent-style-name="Text_20_body">
      <style:paragraph-properties fo:text-align="start" style:justify-single-word="false"/>
      <style:text-properties officeooo:rsid="025c936f" officeooo:paragraph-rsid="025c936f"/>
    </style:style>
    <style:style style:name="P329" style:family="paragraph" style:parent-style-name="Text_20_body">
      <style:paragraph-properties fo:text-align="center" style:justify-single-word="false"/>
      <style:text-properties officeooo:rsid="025c936f" officeooo:paragraph-rsid="025c936f"/>
    </style:style>
    <style:style style:name="P330" style:family="paragraph" style:parent-style-name="Text_20_body">
      <style:paragraph-properties fo:text-align="start" style:justify-single-word="false"/>
      <style:text-properties officeooo:rsid="0264fbc0" officeooo:paragraph-rsid="0264fbc0"/>
    </style:style>
    <style:style style:name="P331" style:family="paragraph" style:parent-style-name="Text_20_body">
      <style:paragraph-properties fo:text-align="center" style:justify-single-word="false"/>
      <style:text-properties officeooo:rsid="0264fbc0" officeooo:paragraph-rsid="0264fbc0"/>
    </style:style>
    <style:style style:name="P332" style:family="paragraph" style:parent-style-name="Text_20_body">
      <style:paragraph-properties fo:text-align="start" style:justify-single-word="false"/>
      <style:text-properties officeooo:rsid="026530a2" officeooo:paragraph-rsid="026530a2"/>
    </style:style>
    <style:style style:name="P333" style:family="paragraph" style:parent-style-name="Text_20_body">
      <style:paragraph-properties fo:text-align="start" style:justify-single-word="false"/>
      <style:text-properties officeooo:rsid="026d9e5c" officeooo:paragraph-rsid="026d9e5c"/>
    </style:style>
    <style:style style:name="P334" style:family="paragraph" style:parent-style-name="Text_20_body">
      <style:paragraph-properties fo:text-align="start" style:justify-single-word="false"/>
      <style:text-properties officeooo:rsid="026f5d02" officeooo:paragraph-rsid="026f5d02"/>
    </style:style>
    <style:style style:name="P335" style:family="paragraph" style:parent-style-name="Text_20_body">
      <style:paragraph-properties fo:text-align="center" style:justify-single-word="false"/>
      <style:text-properties officeooo:rsid="026f5d02" officeooo:paragraph-rsid="026f5d02"/>
    </style:style>
    <style:style style:name="P336" style:family="paragraph" style:parent-style-name="Text_20_body">
      <style:paragraph-properties fo:text-align="start" style:justify-single-word="false"/>
      <style:text-properties officeooo:rsid="0270110e" officeooo:paragraph-rsid="0270110e"/>
    </style:style>
    <style:style style:name="P337" style:family="paragraph" style:parent-style-name="Text_20_body">
      <style:paragraph-properties fo:text-align="center" style:justify-single-word="false"/>
      <style:text-properties officeooo:rsid="0270110e" officeooo:paragraph-rsid="0270110e"/>
    </style:style>
    <style:style style:name="P338" style:family="paragraph" style:parent-style-name="Text_20_body">
      <style:paragraph-properties fo:text-align="center" style:justify-single-word="false"/>
      <style:text-properties officeooo:rsid="02717068" officeooo:paragraph-rsid="02717068"/>
    </style:style>
    <style:style style:name="P339" style:family="paragraph" style:parent-style-name="Text_20_body">
      <style:paragraph-properties fo:text-align="center" style:justify-single-word="false"/>
      <style:text-properties officeooo:rsid="02717068" officeooo:paragraph-rsid="027fc264"/>
    </style:style>
    <style:style style:name="P340" style:family="paragraph" style:parent-style-name="Text_20_body">
      <style:paragraph-properties fo:text-align="start" style:justify-single-word="false"/>
      <style:text-properties officeooo:rsid="02717068" officeooo:paragraph-rsid="02717068"/>
    </style:style>
    <style:style style:name="P341" style:family="paragraph" style:parent-style-name="Text_20_body">
      <style:paragraph-properties fo:text-align="start" style:justify-single-word="false"/>
      <style:text-properties officeooo:rsid="02717068" officeooo:paragraph-rsid="027fc264"/>
    </style:style>
    <style:style style:name="P342" style:family="paragraph" style:parent-style-name="Text_20_body">
      <style:paragraph-properties fo:text-align="start" style:justify-single-word="false"/>
      <style:text-properties officeooo:rsid="02736d70" officeooo:paragraph-rsid="02736d70"/>
    </style:style>
    <style:style style:name="P343" style:family="paragraph" style:parent-style-name="Text_20_body">
      <style:paragraph-properties fo:text-align="start" style:justify-single-word="false"/>
      <style:text-properties officeooo:rsid="027fc264" officeooo:paragraph-rsid="027fc264"/>
    </style:style>
    <style:style style:name="P344" style:family="paragraph" style:parent-style-name="Text_20_body">
      <style:paragraph-properties fo:text-align="center" style:justify-single-word="false"/>
      <style:text-properties officeooo:rsid="027fc264" officeooo:paragraph-rsid="027fc264"/>
    </style:style>
    <style:style style:name="P345" style:family="paragraph" style:parent-style-name="Text_20_body">
      <style:paragraph-properties fo:text-align="start" style:justify-single-word="false"/>
      <style:text-properties officeooo:rsid="028bc925" officeooo:paragraph-rsid="028bc925"/>
    </style:style>
    <style:style style:name="P346" style:family="paragraph" style:parent-style-name="Text_20_body">
      <style:paragraph-properties fo:text-align="start" style:justify-single-word="false"/>
      <style:text-properties officeooo:rsid="028c0f65" officeooo:paragraph-rsid="028c0f65"/>
    </style:style>
    <style:style style:name="P347" style:family="paragraph" style:parent-style-name="Text_20_body">
      <style:paragraph-properties fo:text-align="center" style:justify-single-word="false"/>
      <style:text-properties officeooo:rsid="028c0f65" officeooo:paragraph-rsid="028c0f65"/>
    </style:style>
    <style:style style:name="P348" style:family="paragraph" style:parent-style-name="Text_20_body">
      <style:paragraph-properties fo:text-align="start" style:justify-single-word="false"/>
      <style:text-properties officeooo:rsid="028f2e13" officeooo:paragraph-rsid="028f2e13"/>
    </style:style>
    <style:style style:name="P349" style:family="paragraph" style:parent-style-name="Text_20_body">
      <style:paragraph-properties fo:text-align="center" style:justify-single-word="false"/>
      <style:text-properties officeooo:rsid="028f2e13" officeooo:paragraph-rsid="028f2e13"/>
    </style:style>
    <style:style style:name="P350" style:family="paragraph" style:parent-style-name="Text_20_body">
      <style:paragraph-properties fo:text-align="start" style:justify-single-word="false"/>
      <style:text-properties officeooo:rsid="0290ab04" officeooo:paragraph-rsid="0290ab04"/>
    </style:style>
    <style:style style:name="P351" style:family="paragraph" style:parent-style-name="Text_20_body">
      <style:paragraph-properties fo:text-align="start" style:justify-single-word="false"/>
      <style:text-properties officeooo:rsid="028f2e13" officeooo:paragraph-rsid="028f2e13"/>
    </style:style>
    <style:style style:name="P352" style:family="paragraph" style:parent-style-name="Text_20_body">
      <style:paragraph-properties fo:text-align="start" style:justify-single-word="false"/>
      <style:text-properties officeooo:rsid="0292c463" officeooo:paragraph-rsid="0292c463"/>
    </style:style>
    <style:style style:name="P353" style:family="paragraph" style:parent-style-name="Text_20_body">
      <style:paragraph-properties fo:text-align="center" style:justify-single-word="false"/>
      <style:text-properties officeooo:rsid="0292c463" officeooo:paragraph-rsid="0292c463"/>
    </style:style>
    <style:style style:name="P354" style:family="paragraph" style:parent-style-name="Text_20_body">
      <style:paragraph-properties fo:text-align="center" style:justify-single-word="false"/>
      <style:text-properties officeooo:rsid="0290ab04" officeooo:paragraph-rsid="0290ab04"/>
    </style:style>
    <style:style style:name="P355" style:family="paragraph" style:parent-style-name="Text_20_body">
      <style:paragraph-properties fo:text-align="start" style:justify-single-word="false"/>
      <style:text-properties officeooo:rsid="0290ab04" officeooo:paragraph-rsid="0290ab04"/>
    </style:style>
    <style:style style:name="P356" style:family="paragraph" style:parent-style-name="Text_20_body">
      <style:paragraph-properties fo:text-align="start" style:justify-single-word="false"/>
      <style:text-properties officeooo:rsid="029c36bf" officeooo:paragraph-rsid="029c36bf"/>
    </style:style>
    <style:style style:name="P357" style:family="paragraph" style:parent-style-name="Text_20_body">
      <style:paragraph-properties fo:text-align="center" style:justify-single-word="false"/>
      <style:text-properties officeooo:rsid="029c36bf" officeooo:paragraph-rsid="029c36bf"/>
    </style:style>
    <style:style style:name="P358" style:family="paragraph" style:parent-style-name="Text_20_body">
      <style:paragraph-properties fo:text-align="center" style:justify-single-word="false"/>
      <style:text-properties officeooo:rsid="029d8589" officeooo:paragraph-rsid="029d8589"/>
    </style:style>
    <style:style style:name="P359" style:family="paragraph" style:parent-style-name="Text_20_body">
      <style:paragraph-properties fo:text-align="start" style:justify-single-word="false"/>
      <style:text-properties officeooo:rsid="029d8589" officeooo:paragraph-rsid="029d8589"/>
    </style:style>
    <style:style style:name="P360" style:family="paragraph" style:parent-style-name="Text_20_body">
      <style:paragraph-properties fo:text-align="start" style:justify-single-word="false"/>
      <style:text-properties officeooo:rsid="02a0f19b" officeooo:paragraph-rsid="02a0f19b"/>
    </style:style>
    <style:style style:name="P361" style:family="paragraph" style:parent-style-name="Text_20_body">
      <style:paragraph-properties fo:text-align="start" style:justify-single-word="false"/>
      <style:text-properties officeooo:rsid="02a36230" officeooo:paragraph-rsid="02a36230"/>
    </style:style>
    <style:style style:name="P362" style:family="paragraph" style:parent-style-name="Heading_20_3">
      <style:text-properties officeooo:rsid="00181f89" officeooo:paragraph-rsid="00181f89"/>
    </style:style>
    <style:style style:name="P363" style:family="paragraph" style:parent-style-name="Heading_20_3">
      <style:text-properties officeooo:rsid="0033b296" officeooo:paragraph-rsid="0033b296"/>
    </style:style>
    <style:style style:name="P364" style:family="paragraph" style:parent-style-name="Heading_20_3">
      <style:text-properties officeooo:rsid="0044c0f6" officeooo:paragraph-rsid="0044c0f6"/>
    </style:style>
    <style:style style:name="P365" style:family="paragraph" style:parent-style-name="Heading_20_3">
      <style:text-properties officeooo:rsid="00775590" officeooo:paragraph-rsid="00775590"/>
    </style:style>
    <style:style style:name="P366" style:family="paragraph" style:parent-style-name="Heading_20_3">
      <style:text-properties officeooo:rsid="008fb909" officeooo:paragraph-rsid="008fb909"/>
    </style:style>
    <style:style style:name="P367" style:family="paragraph" style:parent-style-name="Heading_20_3">
      <style:text-properties officeooo:rsid="009ceb71" officeooo:paragraph-rsid="009ceb71"/>
    </style:style>
    <style:style style:name="P368" style:family="paragraph" style:parent-style-name="Heading_20_3">
      <style:text-properties officeooo:rsid="00ad710d" officeooo:paragraph-rsid="00ad710d"/>
    </style:style>
    <style:style style:name="P369" style:family="paragraph" style:parent-style-name="Heading_20_3">
      <style:text-properties officeooo:rsid="00b68ad4" officeooo:paragraph-rsid="00b68ad4"/>
    </style:style>
    <style:style style:name="P370" style:family="paragraph" style:parent-style-name="Heading_20_3">
      <style:text-properties officeooo:rsid="00cfbc68" officeooo:paragraph-rsid="00cfbc68"/>
    </style:style>
    <style:style style:name="P371" style:family="paragraph" style:parent-style-name="Heading_20_3">
      <style:text-properties officeooo:rsid="00d39944" officeooo:paragraph-rsid="00d39944"/>
    </style:style>
    <style:style style:name="P372" style:family="paragraph" style:parent-style-name="Heading_20_3">
      <style:text-properties officeooo:rsid="00e17029" officeooo:paragraph-rsid="00e17029"/>
    </style:style>
    <style:style style:name="P373" style:family="paragraph" style:parent-style-name="Heading_20_3">
      <style:text-properties officeooo:rsid="00ee2d4f" officeooo:paragraph-rsid="00ee2d4f"/>
    </style:style>
    <style:style style:name="P374" style:family="paragraph" style:parent-style-name="Heading_20_3">
      <style:text-properties officeooo:rsid="00f6ead0" officeooo:paragraph-rsid="00f6ead0"/>
    </style:style>
    <style:style style:name="P375" style:family="paragraph" style:parent-style-name="Heading_20_3">
      <style:text-properties officeooo:rsid="00fcb919" officeooo:paragraph-rsid="00fcb919"/>
    </style:style>
    <style:style style:name="P376" style:family="paragraph" style:parent-style-name="Heading_20_3">
      <style:text-properties officeooo:rsid="017bd7ac" officeooo:paragraph-rsid="017bd7ac"/>
    </style:style>
    <style:style style:name="P377" style:family="paragraph" style:parent-style-name="Heading_20_3">
      <style:text-properties officeooo:rsid="019c4f0e" officeooo:paragraph-rsid="019c4f0e"/>
    </style:style>
    <style:style style:name="P378" style:family="paragraph" style:parent-style-name="Heading_20_3">
      <style:text-properties officeooo:rsid="01a896ce" officeooo:paragraph-rsid="01a896ce"/>
    </style:style>
    <style:style style:name="P379" style:family="paragraph" style:parent-style-name="Heading_20_3">
      <style:text-properties officeooo:rsid="01b6c867" officeooo:paragraph-rsid="01b6c867"/>
    </style:style>
    <style:style style:name="P380" style:family="paragraph" style:parent-style-name="Heading_20_3">
      <style:text-properties officeooo:rsid="01c14d67" officeooo:paragraph-rsid="01c14d67"/>
    </style:style>
    <style:style style:name="P381" style:family="paragraph" style:parent-style-name="Heading_20_3">
      <style:text-properties officeooo:rsid="021c3871" officeooo:paragraph-rsid="021c3871"/>
    </style:style>
    <style:style style:name="P382" style:family="paragraph" style:parent-style-name="Heading_20_3">
      <style:paragraph-properties fo:break-before="page"/>
      <style:text-properties officeooo:rsid="024e6530" officeooo:paragraph-rsid="024e6530"/>
    </style:style>
    <style:style style:name="P383"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T107" style:family="text">
      <style:text-properties officeooo:rsid="02272d39"/>
    </style:style>
    <style:style style:name="T108" style:family="text">
      <style:text-properties officeooo:rsid="023be75b"/>
    </style:style>
    <style:style style:name="T109" style:family="text">
      <style:text-properties officeooo:rsid="023d3e5a"/>
    </style:style>
    <style:style style:name="T110" style:family="text">
      <style:text-properties officeooo:rsid="02434aa2"/>
    </style:style>
    <style:style style:name="T111" style:family="text">
      <style:text-properties officeooo:rsid="02460627"/>
    </style:style>
    <style:style style:name="T112" style:family="text">
      <style:text-properties officeooo:rsid="024759db"/>
    </style:style>
    <style:style style:name="T113" style:family="text">
      <style:text-properties officeooo:rsid="024a0b84"/>
    </style:style>
    <style:style style:name="T114" style:family="text">
      <style:text-properties officeooo:rsid="024c2f9f"/>
    </style:style>
    <style:style style:name="T115" style:family="text">
      <style:text-properties officeooo:rsid="024cc5b0"/>
    </style:style>
    <style:style style:name="T116" style:family="text">
      <style:text-properties officeooo:rsid="0254fd5d"/>
    </style:style>
    <style:style style:name="T117" style:family="text">
      <style:text-properties officeooo:rsid="02560017"/>
    </style:style>
    <style:style style:name="T118" style:family="text">
      <style:text-properties officeooo:rsid="0256c86a"/>
    </style:style>
    <style:style style:name="T119" style:family="text">
      <style:text-properties officeooo:rsid="02583d09"/>
    </style:style>
    <style:style style:name="T120" style:family="text">
      <style:text-properties officeooo:rsid="025a695a"/>
    </style:style>
    <style:style style:name="T121" style:family="text">
      <style:text-properties officeooo:rsid="025f0adb"/>
    </style:style>
    <style:style style:name="T122" style:family="text">
      <style:text-properties officeooo:rsid="02632c03"/>
    </style:style>
    <style:style style:name="T123" style:family="text">
      <style:text-properties officeooo:rsid="026530a2"/>
    </style:style>
    <style:style style:name="T124" style:family="text">
      <style:text-properties officeooo:rsid="02664004"/>
    </style:style>
    <style:style style:name="T125" style:family="text">
      <style:text-properties officeooo:rsid="026711be"/>
    </style:style>
    <style:style style:name="T126" style:family="text">
      <style:text-properties officeooo:rsid="0268a2e8"/>
    </style:style>
    <style:style style:name="T127" style:family="text">
      <style:text-properties officeooo:rsid="026a45ef"/>
    </style:style>
    <style:style style:name="T128" style:family="text">
      <style:text-properties officeooo:rsid="026c4e9f"/>
    </style:style>
    <style:style style:name="T129" style:family="text">
      <style:text-properties officeooo:rsid="027861b6"/>
    </style:style>
    <style:style style:name="T130" style:family="text">
      <style:text-properties officeooo:rsid="02839aa5"/>
    </style:style>
    <style:style style:name="T131" style:family="text">
      <style:text-properties officeooo:rsid="02866077"/>
    </style:style>
    <style:style style:name="T132" style:family="text">
      <style:text-properties officeooo:rsid="028d9dcc"/>
    </style:style>
    <style:style style:name="T133" style:family="text">
      <style:text-properties officeooo:rsid="028ee7ef"/>
    </style:style>
    <style:style style:name="T134" style:family="text">
      <style:text-properties officeooo:rsid="028f2e13"/>
    </style:style>
    <style:style style:name="T135" style:family="text">
      <style:text-properties officeooo:rsid="028f6114"/>
    </style:style>
    <style:style style:name="T136" style:family="text">
      <style:text-properties officeooo:rsid="0298e70a"/>
    </style:style>
    <style:style style:name="T137" style:family="text">
      <style:text-properties officeooo:rsid="02a1ceb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2"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2043in" svg:width="6.0256in" svg:height="0.2984in"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1591in" svg:width="1.1472in" svg:height="0.2307in"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2146in" svg:width="3.2126in" svg:height="0.2791in"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172in" svg:width="0.7783in" svg:height="0.2075in"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1484in" svg:width="0.4299in" svg:height="0.1839in"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1484in" svg:width="0.4661in" svg:height="0.1839in"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1484in" svg:width="0.4299in" svg:height="0.1839in"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1484in" svg:width="0.3929in" svg:height="0.1839in"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172in" svg:width="0.3752in" svg:height="0.2075in"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172in" svg:width="0.4181in" svg:height="0.2075in"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172in" svg:width="0.4181in" svg:height="0.2075in"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172in" svg:width="0.3752in" svg:height="0.2075in"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1484in" svg:width="1.1937in" svg:height="0.2091in"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1484in" svg:width="0.4291in" svg:height="0.1839in"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152in" svg:width="0.9772in" svg:height="0.2in"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1484in" svg:width="1.1846in" svg:height="0.2091in"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1484in" svg:width="2.3047in" svg:height="0.2091in"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172in" svg:width="2.5335in" svg:height="0.2327in"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172in" svg:width="0.4181in" svg:height="0.2075in"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172in" svg:width="0.4181in" svg:height="0.2075in"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172in" svg:width="0.8756in" svg:height="0.2075in"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172in" svg:width="2.3016in" svg:height="0.2327in"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172in" svg:width="0.4181in" svg:height="0.2075in"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172in" svg:width="2.9535in" svg:height="0.2327in"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2563in" svg:width="2.5953in" svg:height="0.3571in"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1102in" svg:width="0.2165in" svg:height="0.1228in"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2146in" svg:width="1.778in" svg:height="0.2598in" draw:z-index="26"><draw:object xlink:href="./Object 27" xlink:type="simple" xlink:show="embed" xlink:actuate="onLoad"/><draw:image xlink:href="./ObjectReplacements/Object 27" xlink:type="simple" xlink:show="embed" xlink:actuate="onLoad"/></draw:frame></text:p>
      <text:h text:style-name="P363" text:outline-level="3"><text:soft-page-break/>2.9 Moore-Penrose 伪逆</text:h>
      <text:p text:style-name="P4">假设矩阵<draw:frame draw:style-name="fr1" draw:name="对象13" text:anchor-type="as-char" svg:y="-0.1484in" svg:width="0.4165in" svg:height="0.2091in"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172in" svg:width="0.3319in" svg:height="0.2075in"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152in" svg:width="0.9272in" svg:height="0.2in"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2146in" svg:width="1.5256in" svg:height="0.2791in"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152in" svg:width="0.9709in" svg:height="0.2in"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2075in" svg:width="1.4835in" svg:height="0.2693in"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1618in" svg:width="1.4543in" svg:height="0.211in"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172in" svg:width="0.2693in" svg:height="0.2075in"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2146in" svg:width="2.2661in" svg:height="0.2598in"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1484in" svg:width="0.5535in" svg:height="0.1839in"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1484in" svg:width="0.1717in" svg:height="0.1839in"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1484in" svg:width="0.1717in" svg:height="0.1839in"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1484in" svg:width="0.1772in" svg:height="0.1839in"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2146in" svg:width="0.8362in" svg:height="0.2598in" draw:z-index="40"><draw:object xlink:href="./Object 41" xlink:type="simple" xlink:show="embed" xlink:actuate="onLoad"/><draw:image xlink:href="./ObjectReplacements/Object 41" xlink:type="simple" xlink:show="embed" xlink:actuate="onLoad"/></draw:frame>，<draw:frame draw:style-name="fr1" draw:name="对象27" text:anchor-type="as-char" svg:y="-0.2146in" svg:width="0.5374in" svg:height="0.2902in"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1484in" svg:width="0.1772in" svg:height="0.1839in"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2146in" svg:width="0.8291in" svg:height="0.2598in" draw:z-index="43"><draw:object xlink:href="./Object 44" xlink:type="simple" xlink:show="embed" xlink:actuate="onLoad"/><draw:image xlink:href="./ObjectReplacements/Object 44" xlink:type="simple" xlink:show="embed" xlink:actuate="onLoad"/></draw:frame>，<draw:frame draw:style-name="fr1" draw:name="对象30" text:anchor-type="as-char" svg:y="-0.2146in" svg:width="1.0256in" svg:height="0.2902in" draw:z-index="44"><draw:object xlink:href="./Object 45" xlink:type="simple" xlink:show="embed" xlink:actuate="onLoad"/><draw:image xlink:href="./ObjectReplacements/Object 45" xlink:type="simple" xlink:show="embed" xlink:actuate="onLoad"/></draw:frame>最小;</text:p>
      <text:p text:style-name="P9"/>
      <text:h text:style-name="P364" text:outline-level="3">2.10 迹运算</text:h>
      <text:p text:style-name="P39">定义<text:span text:style-name="T16">：</text:span></text:p>
      <text:p text:style-name="P41"><draw:frame draw:style-name="fr1" draw:name="对象31" text:anchor-type="as-char" svg:y="-0.2252in" svg:width="1.4154in" svg:height="0.4362in" draw:z-index="45"><draw:object xlink:href="./Object 46" xlink:type="simple" xlink:show="embed" xlink:actuate="onLoad"/><draw:image xlink:href="./ObjectReplacements/Object 46" xlink:type="simple" xlink:show="embed" xlink:actuate="onLoad"/></draw:frame></text:p>
      <text:p text:style-name="P49">Frobenius范数　<draw:frame draw:style-name="fr1" draw:name="对象32" text:anchor-type="as-char" svg:y="-0.2492in" svg:width="1.6453in" svg:height="0.3252in"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152in" svg:width="2.2193in" svg:height="0.2in"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0"><text:span text:style-name="T6">假设向量</text:span><text:span text:style-name="T6"><draw:frame draw:style-name="fr1" draw:name="对象34" text:anchor-type="as-char" svg:y="-0.172in" svg:width="0.5043in" svg:height="0.2075in"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172in" svg:width="0.6346in" svg:height="0.2075in"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1484in" svg:width="1.1701in" svg:height="0.2091in"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172in" svg:width="0.6429in" svg:height="0.2075in"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172in" svg:width="0.6535in" svg:height="0.2075in"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172in" svg:width="1.1783in" svg:height="0.2327in"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2146in" svg:width="0.9209in" svg:height="0.2902in"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0.4772in" svg:width="6.2327in" svg:height="0.8453in"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172in" svg:width="1.1783in" svg:height="0.2327in"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3043in" svg:width="5.1811in" svg:height="0.5575in"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2146in" svg:width="0.8665in" svg:height="0.2598in"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2146in" svg:width="1.8839in" svg:height="0.2598in"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1484in" svg:width="0.3953in" svg:height="0.2091in"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3043in" svg:width="7.1366in" svg:height="0.5772in"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172in" svg:width="0.7535in" svg:height="0.2075in"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2146in" svg:width="2.8in" svg:height="0.2791in"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172in" svg:width="0.3728in" svg:height="0.2075in"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172in" svg:width="0.3728in" svg:height="0.2075in"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383"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3772in" svg:width="3.7291in" svg:height="0.5925in"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3783in" svg:width="4.9992in" svg:height="0.6134in"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3043in" svg:width="1.7937in" svg:height="0.528in"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0.398in" svg:width="2.3634in" svg:height="0.7661in"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2035in" svg:width="2.0283in" svg:height="0.2681in"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152in" svg:width="0.3937in" svg:height="0.2in"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0.4228in" svg:width="5.5772in" svg:height="0.8154in"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152in" svg:width="0.3937in" svg:height="0.2in"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172in" svg:width="0.5811in" svg:height="0.2201in"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2866in" svg:width="2.4626in" svg:height="0.3874in" draw:z-index="75"><draw:object xlink:href="./Object 76" xlink:type="simple" xlink:show="embed" xlink:actuate="onLoad"/><draw:image xlink:href="./ObjectReplacements/Object 76" xlink:type="simple" xlink:show="embed" xlink:actuate="onLoad"/></draw:frame></text:p>
      <text:p text:style-name="P28"/>
      <text:h text:style-name="P365" text:outline-level="3">4.3.1 梯度之上:Jacobian和Hessian矩阵</text:h>
      <text:p text:style-name="P51"><text:span text:style-name="T28">1. </text:span>Jacobian行列式：</text:p>
      <text:p text:style-name="P51">考虑<draw:frame draw:style-name="fr1" draw:name="对象48" text:anchor-type="as-char" svg:y="-0.1819in" svg:width="0.7252in" svg:height="0.2508in" draw:z-index="79"><draw:object xlink:href="./Object 80" xlink:type="simple" xlink:show="embed" xlink:actuate="onLoad"/><draw:image xlink:href="./ObjectReplacements/Object 80" xlink:type="simple" xlink:show="embed" xlink:actuate="onLoad"/></draw:frame><text:span text:style-name="T25">，令u=u(x),可得：</text:span></text:p>
      <text:p text:style-name="P52"><draw:frame draw:style-name="fr1" draw:name="对象49" text:anchor-type="as-char" svg:y="-0.3043in" svg:width="2.3744in" svg:height="0.4902in" draw:z-index="80"><draw:object xlink:href="./Object 81" xlink:type="simple" xlink:show="embed" xlink:actuate="onLoad"/><draw:image xlink:href="./ObjectReplacements/Object 81" xlink:type="simple" xlink:show="embed" xlink:actuate="onLoad"/></draw:frame></text:p>
      <text:p text:style-name="P51">假设向量<draw:frame draw:style-name="fr1" draw:name="对象45" text:anchor-type="as-char" svg:y="-0.172in" svg:width="0.4953in" svg:height="0.2075in"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172in" svg:width="0.5173in" svg:height="0.2075in"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172in" svg:width="0.6717in" svg:height="0.2075in"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1484in" svg:width="0.5256in" svg:height="0.1839in"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1925in" svg:width="1.8083in" svg:height="0.261in"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2"><draw:frame draw:style-name="fr1" draw:name="对象52" text:anchor-type="as-char" svg:y="-0.3346in" svg:width="0.9319in" svg:height="0.5516in" draw:z-index="83"><draw:object xlink:href="./Object 84" xlink:type="simple" xlink:show="embed" xlink:actuate="onLoad"/><draw:image xlink:href="./ObjectReplacements/Object 84" xlink:type="simple" xlink:show="embed" xlink:actuate="onLoad"/></draw:frame></text:p>
      <text:p text:style-name="P53"><text:span text:style-name="T28">2. </text:span>Hessian矩阵：</text:p>
      <text:p text:style-name="P54"><draw:frame draw:style-name="fr1" draw:name="对象53" text:anchor-type="as-char" svg:y="-0.3028in" svg:width="1.9228in" svg:height="0.5193in" draw:z-index="84"><draw:object xlink:href="./Object 85" xlink:type="simple" xlink:show="embed" xlink:actuate="onLoad"/><draw:image xlink:href="./ObjectReplacements/Object 85" xlink:type="simple" xlink:show="embed" xlink:actuate="onLoad"/></draw:frame></text:p>
      <text:p text:style-name="P53">由定义可知，H是个对称矩阵，因此可以被特征分解<text:span text:style-name="T27">；在特定方向d上的二阶导数可以写成</text:span><text:span text:style-name="T27"><draw:frame draw:style-name="fr1" draw:name="对象54" text:anchor-type="as-char" svg:y="-0.172in" svg:width="0.498in" svg:height="0.2075in"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5">3. 梯度下降最优步长</text:p>
      <text:p text:style-name="P55">二阶泰勒级数：</text:p>
      <text:p text:style-name="P56"><draw:frame draw:style-name="fr1" draw:name="Object33" text:anchor-type="as-char" svg:y="-0.3043in" svg:width="4.1256in" svg:height="0.4902in" draw:z-index="86"><draw:object xlink:href="./Object 87" xlink:type="simple" xlink:show="embed" xlink:actuate="onLoad"/><draw:image xlink:href="./ObjectReplacements/Object 87" xlink:type="simple" xlink:show="embed" xlink:actuate="onLoad"/></draw:frame></text:p>
      <text:p text:style-name="P57">令<draw:frame draw:style-name="fr1" draw:name="Object34" text:anchor-type="as-char" svg:y="-0.1846in" svg:width="0.9953in" svg:height="0.2602in" draw:z-index="87"><draw:object xlink:href="./Object 88" xlink:type="simple" xlink:show="embed" xlink:actuate="onLoad"/><draw:image xlink:href="./ObjectReplacements/Object 88" xlink:type="simple" xlink:show="embed" xlink:actuate="onLoad"/></draw:frame>，可以得出</text:p>
      <text:p text:style-name="P58"><draw:frame draw:style-name="fr1" draw:name="Object35" text:anchor-type="as-char" svg:y="-0.3043in" svg:width="3.9035in" svg:height="0.4902in" draw:z-index="88"><draw:object xlink:href="./Object 89" xlink:type="simple" xlink:show="embed" xlink:actuate="onLoad"/><draw:image xlink:href="./ObjectReplacements/Object 89" xlink:type="simple" xlink:show="embed" xlink:actuate="onLoad"/></draw:frame></text:p>
      <text:p text:style-name="P58"><draw:frame draw:style-name="fr1" draw:name="Object36" text:anchor-type="as-char" svg:y="-0.3043in" svg:width="3.3126in" svg:height="0.4902in" draw:z-index="89"><draw:object xlink:href="./Object 90" xlink:type="simple" xlink:show="embed" xlink:actuate="onLoad"/><draw:image xlink:href="./ObjectReplacements/Object 90" xlink:type="simple" xlink:show="embed" xlink:actuate="onLoad"/></draw:frame></text:p>
      <text:p text:style-name="P59">由上式可知：</text:p>
      <text:p text:style-name="P59"><text:soft-page-break/>当学习因子<draw:frame draw:style-name="fr1" draw:name="Object37" text:anchor-type="as-char" svg:y="-0.1063in" svg:width="0.1693in" svg:height="0.1189in"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2437in" svg:width="1.6547in" svg:height="0.3929in"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0"><draw:frame draw:style-name="fr1" draw:name="Object39" text:anchor-type="as-char" svg:y="-0.3339in" svg:width="0.9146in" svg:height="0.5492in" draw:z-index="92"><draw:object xlink:href="./Object 93" xlink:type="simple" xlink:show="embed" xlink:actuate="onLoad"/><draw:image xlink:href="./ObjectReplacements/Object 93" xlink:type="simple" xlink:show="embed" xlink:actuate="onLoad"/></draw:frame></text:p>
      <text:p text:style-name="P61">观察分母<text:span text:style-name="T30">，当梯度刚好是Hessian矩阵的最大特征值</text:span><text:span text:style-name="T30"><draw:frame draw:style-name="fr1" draw:name="Object40" text:anchor-type="as-char" svg:y="-0.1244in" svg:width="0.3535in" svg:height="0.1846in"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2437in" svg:width="0.3866in" svg:height="0.3937in" draw:z-index="94"><draw:object xlink:href="./Object 95" xlink:type="simple" xlink:show="embed" xlink:actuate="onLoad"/><draw:image xlink:href="./ObjectReplacements/Object 95" xlink:type="simple" xlink:show="embed" xlink:actuate="onLoad"/></draw:frame></text:span></text:p>
      <text:h text:style-name="P366" text:outline-level="3">4.3.2　Newton method 牛顿法</text:h>
      <text:p text:style-name="P61">考虑无约束最优化问题</text:p>
      <text:p text:style-name="P62"><draw:frame draw:style-name="fr1" draw:name="Object42" text:anchor-type="as-char" svg:y="-0.2035in" svg:width="0.9339in" svg:height="0.4043in" draw:z-index="95"><draw:object xlink:href="./Object 96" xlink:type="simple" xlink:show="embed" xlink:actuate="onLoad"/><draw:image xlink:href="./ObjectReplacements/Object 96" xlink:type="simple" xlink:show="embed" xlink:actuate="onLoad"/></draw:frame></text:p>
      <text:p text:style-name="P63">其中<draw:frame draw:style-name="fr1" draw:name="Object43" text:anchor-type="as-char" svg:y="-0.2146in" svg:width="0.2654in" svg:height="0.2598in"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3"><draw:frame draw:style-name="fr1" draw:name="Object44" text:anchor-type="as-char" svg:y="-0.152in" svg:width="0.3874in" svg:height="0.2in"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4"><draw:frame draw:style-name="fr1" draw:name="Object45" text:anchor-type="as-char" svg:y="-0.3043in" svg:width="4.1256in" svg:height="0.4902in" draw:z-index="98"><draw:object xlink:href="./Object 99" xlink:type="simple" xlink:show="embed" xlink:actuate="onLoad"/><draw:image xlink:href="./ObjectReplacements/Object 99" xlink:type="simple" xlink:show="embed" xlink:actuate="onLoad"/></draw:frame></text:p>
      <text:p text:style-name="P290">同样要使<draw:frame draw:style-name="fr1" draw:name="Object46" text:anchor-type="as-char" svg:y="-0.2437in" svg:width="2.448in" svg:height="0.3929in"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5"><draw:frame draw:style-name="fr1" draw:name="Object47" text:anchor-type="as-char" svg:y="-0.2035in" svg:width="1.9717in" svg:height="0.2783in" draw:z-index="100"><draw:object xlink:href="./Object 101" xlink:type="simple" xlink:show="embed" xlink:actuate="onLoad"/><draw:image xlink:href="./ObjectReplacements/Object 101" xlink:type="simple" xlink:show="embed" xlink:actuate="onLoad"/></draw:frame></text:p>
      <text:p text:style-name="P66">即</text:p>
      <text:p text:style-name="P67"><draw:frame draw:style-name="fr1" draw:name="Object48" text:anchor-type="as-char" svg:y="-0.2146in" svg:width="1.3811in" svg:height="0.2902in" draw:z-index="101"><draw:object xlink:href="./Object 102" xlink:type="simple" xlink:show="embed" xlink:actuate="onLoad"/><draw:image xlink:href="./ObjectReplacements/Object 102" xlink:type="simple" xlink:show="embed" xlink:actuate="onLoad"/></draw:frame></text:p>
      <text:p text:style-name="P67"/>
      <text:h text:style-name="P367" text:outline-level="3">4.3.3 quasi Newton method 拟牛顿法</text:h>
      <text:p text:style-name="P68">考虑<draw:frame draw:style-name="fr1" draw:name="Object49" text:anchor-type="as-char" svg:y="-0.152in" svg:width="0.3874in" svg:height="0.2in"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1484in" svg:width="0.1701in" svg:height="0.1839in" draw:z-index="103"><draw:object xlink:href="./Object 104" xlink:type="simple" xlink:show="embed" xlink:actuate="onLoad"/><draw:image xlink:href="./ObjectReplacements/Object 104" xlink:type="simple" xlink:show="embed" xlink:actuate="onLoad"/></draw:frame>进行求导<text:span text:style-name="T33">，可得：</text:span></text:p>
      <text:p text:style-name="P69"><draw:frame draw:style-name="fr1" draw:name="Object51" text:anchor-type="as-char" svg:y="-0.2035in" svg:width="1.822in" svg:height="0.2965in" draw:z-index="104"><draw:object xlink:href="./Object 105" xlink:type="simple" xlink:show="embed" xlink:actuate="onLoad"/><draw:image xlink:href="./ObjectReplacements/Object 105" xlink:type="simple" xlink:show="embed" xlink:actuate="onLoad"/></draw:frame></text:p>
      <text:p text:style-name="P70">记<draw:frame draw:style-name="fr1" draw:name="Object52" text:anchor-type="as-char" svg:y="-0.1484in" svg:width="1.5673in" svg:height="0.2091in" draw:z-index="105"><draw:object xlink:href="./Object 106" xlink:type="simple" xlink:show="embed" xlink:actuate="onLoad"/><draw:image xlink:href="./ObjectReplacements/Object 106" xlink:type="simple" xlink:show="embed" xlink:actuate="onLoad"/></draw:frame>,则</text:p>
      <text:p text:style-name="P71"><draw:frame draw:style-name="fr1" draw:name="Object53" text:anchor-type="as-char" svg:y="-0.1846in" svg:width="0.8957in" svg:height="0.2602in" draw:z-index="106"><draw:object xlink:href="./Object 107" xlink:type="simple" xlink:show="embed" xlink:actuate="onLoad"/><draw:image xlink:href="./ObjectReplacements/Object 107" xlink:type="simple" xlink:show="embed" xlink:actuate="onLoad"/></draw:frame></text:p>
      <text:p text:style-name="P72">或</text:p>
      <text:p text:style-name="P73"><draw:frame draw:style-name="fr1" draw:name="Object54" text:anchor-type="as-char" svg:y="-0.2146in" svg:width="1.0575in" svg:height="0.2902in" draw:z-index="107"><draw:object xlink:href="./Object 108" xlink:type="simple" xlink:show="embed" xlink:actuate="onLoad"/><draw:image xlink:href="./ObjectReplacements/Object 108" xlink:type="simple" xlink:show="embed" xlink:actuate="onLoad"/></draw:frame></text:p>
      <text:p text:style-name="P72"><text:soft-page-break/>上面是指被称为拟牛顿法的条件，换句话是说，如果用<draw:frame draw:style-name="fr1" draw:name="Object55" text:anchor-type="as-char" svg:y="-0.1484in" svg:width="0.2571in" svg:height="0.2091in"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172in" svg:width="0.3508in" svg:height="0.2327in"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2">考虑递归下降<draw:frame draw:style-name="fr1" draw:name="Object57" text:anchor-type="as-char" svg:y="-0.1484in" svg:width="1.0311in" svg:height="0.2091in"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172in" svg:width="0.3508in" svg:height="0.2075in"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3"><draw:frame draw:style-name="fr1" draw:name="Object59" text:anchor-type="as-char" svg:y="-0.2146in" svg:width="1.7098in" svg:height="0.2902in" draw:z-index="112"><draw:object xlink:href="./Object 113" xlink:type="simple" xlink:show="embed" xlink:actuate="onLoad"/><draw:image xlink:href="./ObjectReplacements/Object 113" xlink:type="simple" xlink:show="embed" xlink:actuate="onLoad"/></draw:frame></text:p>
      <text:p text:style-name="P74">的递归方向也是下降的</text:p>
      <text:p text:style-name="P74">考虑一阶泰勒级数</text:p>
      <text:p text:style-name="P75"><draw:frame draw:style-name="fr1" draw:name="Object60" text:anchor-type="as-char" svg:y="-0.2146in" svg:width="2.1984in" svg:height="0.2902in" draw:z-index="113"><draw:object xlink:href="./Object 114" xlink:type="simple" xlink:show="embed" xlink:actuate="onLoad"/><draw:image xlink:href="./ObjectReplacements/Object 114" xlink:type="simple" xlink:show="embed" xlink:actuate="onLoad"/></draw:frame></text:p>
      <text:p text:style-name="P76">用<draw:frame draw:style-name="fr1" draw:name="Object61" text:anchor-type="as-char" svg:y="-0.1484in" svg:width="0.3409in" svg:height="0.2091in" draw:z-index="114"><draw:object xlink:href="./Object 115" xlink:type="simple" xlink:show="embed" xlink:actuate="onLoad"/><draw:image xlink:href="./ObjectReplacements/Object 115" xlink:type="simple" xlink:show="embed" xlink:actuate="onLoad"/></draw:frame>替换<draw:frame draw:style-name="fr1" draw:name="Object62" text:anchor-type="as-char" svg:y="-0.1484in" svg:width="0.1701in" svg:height="0.1839in" draw:z-index="115"><draw:object xlink:href="./Object 116" xlink:type="simple" xlink:show="embed" xlink:actuate="onLoad"/><draw:image xlink:href="./ObjectReplacements/Object 116" xlink:type="simple" xlink:show="embed" xlink:actuate="onLoad"/></draw:frame></text:p>
      <text:p text:style-name="P77"><draw:frame draw:style-name="fr1" draw:name="Object63" text:anchor-type="as-char" svg:y="-0.2146in" svg:width="2.5217in" svg:height="0.2902in" draw:z-index="116"><draw:object xlink:href="./Object 117" xlink:type="simple" xlink:show="embed" xlink:actuate="onLoad"/><draw:image xlink:href="./ObjectReplacements/Object 117" xlink:type="simple" xlink:show="embed" xlink:actuate="onLoad"/></draw:frame></text:p>
      <text:p text:style-name="P76">由此可见<text:span text:style-name="T35">，</text:span><text:span text:style-name="T35"><draw:frame draw:style-name="fr1" draw:name="Object64" text:anchor-type="as-char" svg:y="-0.152in" svg:width="1.0571in" svg:height="0.2126in" draw:z-index="117"><draw:object xlink:href="./Object 118" xlink:type="simple" xlink:show="embed" xlink:actuate="onLoad"/><draw:image xlink:href="./ObjectReplacements/Object 118" xlink:type="simple" xlink:show="embed" xlink:actuate="onLoad"/></draw:frame></text:span><text:span text:style-name="T35">.</text:span></text:p>
      <text:p text:style-name="P78">接下来寻找一个<draw:frame draw:style-name="fr1" draw:name="Object65" text:anchor-type="as-char" svg:y="-0.172in" svg:width="0.3508in" svg:height="0.2075in"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1484in" svg:width="0.2862in" svg:height="0.2091in"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368" text:outline-level="3">4.3.4　DFP(Davidon-Fletcher-Powell)算法</text:h>
      <text:p text:style-name="P79">每次的迭代都更新矩阵<draw:frame draw:style-name="fr1" draw:name="Object67" text:anchor-type="as-char" svg:y="-0.1484in" svg:width="0.3752in" svg:height="0.2091in" draw:z-index="120"><draw:object xlink:href="./Object 121" xlink:type="simple" xlink:show="embed" xlink:actuate="onLoad"/><draw:image xlink:href="./ObjectReplacements/Object 121" xlink:type="simple" xlink:show="embed" xlink:actuate="onLoad"/></draw:frame></text:p>
      <text:p text:style-name="P80"><draw:frame draw:style-name="fr1" draw:name="Object68" text:anchor-type="as-char" svg:y="-0.1846in" svg:width="1.6327in" svg:height="0.2602in" draw:z-index="121"><draw:object xlink:href="./Object 122" xlink:type="simple" xlink:show="embed" xlink:actuate="onLoad"/><draw:image xlink:href="./ObjectReplacements/Object 122" xlink:type="simple" xlink:show="embed" xlink:actuate="onLoad"/></draw:frame></text:p>
      <text:p text:style-name="P81">其中<draw:frame draw:style-name="fr1" draw:name="Object69" text:anchor-type="as-char" svg:y="-0.1484in" svg:width="0.502in" svg:height="0.2091in"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1484in" svg:width="0.2362in" svg:height="0.2091in" draw:z-index="123"><draw:object xlink:href="./Object 124" xlink:type="simple" xlink:show="embed" xlink:actuate="onLoad"/><draw:image xlink:href="./ObjectReplacements/Object 124" xlink:type="simple" xlink:show="embed" xlink:actuate="onLoad"/></draw:frame>，可得</text:p>
      <text:p text:style-name="P80"><draw:frame draw:style-name="fr1" draw:name="Object71" text:anchor-type="as-char" svg:y="-0.1846in" svg:width="2.5417in" svg:height="0.2602in" draw:z-index="124"><draw:object xlink:href="./Object 125" xlink:type="simple" xlink:show="embed" xlink:actuate="onLoad"/><draw:image xlink:href="./ObjectReplacements/Object 125" xlink:type="simple" xlink:show="embed" xlink:actuate="onLoad"/></draw:frame></text:p>
      <text:p text:style-name="P82">为使满足拟牛顿条件，令</text:p>
      <text:p text:style-name="P83"><draw:frame draw:style-name="fr1" draw:name="Object72" text:anchor-type="as-char" svg:y="-0.1846in" svg:width="0.928in" svg:height="0.2602in" draw:z-index="125"><draw:object xlink:href="./Object 126" xlink:type="simple" xlink:show="embed" xlink:actuate="onLoad"/><draw:image xlink:href="./ObjectReplacements/Object 126" xlink:type="simple" xlink:show="embed" xlink:actuate="onLoad"/></draw:frame></text:p>
      <text:p text:style-name="P80"><draw:frame draw:style-name="fr1" draw:name="Object73" text:anchor-type="as-char" svg:y="-0.1846in" svg:width="1.3437in" svg:height="0.2602in" draw:z-index="126"><draw:object xlink:href="./Object 127" xlink:type="simple" xlink:show="embed" xlink:actuate="onLoad"/><draw:image xlink:href="./ObjectReplacements/Object 127" xlink:type="simple" xlink:show="embed" xlink:actuate="onLoad"/></draw:frame></text:p>
      <text:p text:style-name="P84">可以取</text:p>
      <text:p text:style-name="P85"><draw:frame draw:style-name="fr1" draw:name="Object74" text:anchor-type="as-char" svg:y="-0.3646in" svg:width="0.9953in" svg:height="0.6102in" draw:z-index="127"><draw:object xlink:href="./Object 128" xlink:type="simple" xlink:show="embed" xlink:actuate="onLoad"/><draw:image xlink:href="./ObjectReplacements/Object 128" xlink:type="simple" xlink:show="embed" xlink:actuate="onLoad"/></draw:frame></text:p>
      <text:p text:style-name="P85"><draw:frame draw:style-name="fr1" draw:name="Object75" text:anchor-type="as-char" svg:y="-0.3646in" svg:width="1.6528in" svg:height="0.6102in" draw:z-index="128"><draw:object xlink:href="./Object 129" xlink:type="simple" xlink:show="embed" xlink:actuate="onLoad"/><draw:image xlink:href="./ObjectReplacements/Object 129" xlink:type="simple" xlink:show="embed" xlink:actuate="onLoad"/></draw:frame></text:p>
      <text:p text:style-name="P84">可以得出矩阵<draw:frame draw:style-name="fr1" draw:name="Object76" text:anchor-type="as-char" svg:y="-0.1484in" svg:width="0.3752in" svg:height="0.2091in" draw:z-index="129"><draw:object xlink:href="./Object 130" xlink:type="simple" xlink:show="embed" xlink:actuate="onLoad"/><draw:image xlink:href="./ObjectReplacements/Object 130" xlink:type="simple" xlink:show="embed" xlink:actuate="onLoad"/></draw:frame>的迭代公式：</text:p>
      <text:p text:style-name="P85"><text:soft-page-break/><draw:frame draw:style-name="fr2" draw:name="Object77" text:anchor-type="as-char" svg:y="-0.3646in" svg:width="2.7228in" svg:height="0.6102in" draw:z-index="130"><draw:object xlink:href="./Object 131" xlink:type="simple" xlink:show="embed" xlink:actuate="onLoad"/><draw:image xlink:href="./ObjectReplacements/Object 131" xlink:type="simple" xlink:show="embed" xlink:actuate="onLoad"/></draw:frame></text:p>
      <text:p text:style-name="P84"/>
      <text:h text:style-name="P369" text:outline-level="3">4.4 约束优化</text:h>
      <text:h text:style-name="P369" text:outline-level="3">4.4.1 拉格朗日对偶性<text:span text:style-name="T38">(Lagrange duality)</text:span></text:h>
      <text:p text:style-name="P86">原始问题</text:p>
      <text:p text:style-name="P86">假设<draw:frame draw:style-name="fr1" draw:name="Object78" text:anchor-type="as-char" svg:y="-0.152in" svg:width="1.2366in" svg:height="0.2126in"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172in" svg:width="0.2472in" svg:height="0.2075in"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2035in" svg:width="0.9339in" svg:height="0.4043in"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2035in" svg:width="2.372in" svg:height="0.2783in"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2035in" svg:width="1.928in" svg:height="0.2783in" draw:z-index="135"><draw:object xlink:href="./Object 136" xlink:type="simple" xlink:show="embed" xlink:actuate="onLoad"/><draw:image xlink:href="./ObjectReplacements/Object 136" xlink:type="simple" xlink:show="embed" xlink:actuate="onLoad"/></draw:frame></text:p>
      <text:p text:style-name="P87">称此问题为原始问题</text:p>
      <text:p text:style-name="P87">引入拉格朗日函数</text:p>
      <text:p text:style-name="P88"><draw:frame draw:style-name="fr1" draw:name="Object83" text:anchor-type="as-char" svg:y="-0.3634in" svg:width="3.8311in" svg:height="0.5736in" draw:z-index="136"><draw:object xlink:href="./Object 137" xlink:type="simple" xlink:show="embed" xlink:actuate="onLoad"/><draw:image xlink:href="./ObjectReplacements/Object 137" xlink:type="simple" xlink:show="embed" xlink:actuate="onLoad"/></draw:frame></text:p>
      <text:p text:style-name="P89">则与原始问题等价的问题如下：</text:p>
      <text:p text:style-name="P90"><draw:frame draw:style-name="fr1" draw:name="对象55" text:anchor-type="as-char" svg:y="-0.3217in" svg:width="3.111in" svg:height="0.589in" draw:z-index="137"><draw:object xlink:href="./Object 138" xlink:type="simple" xlink:show="embed" xlink:actuate="onLoad"/><draw:image xlink:href="./ObjectReplacements/Object 138" xlink:type="simple" xlink:show="embed" xlink:actuate="onLoad"/></draw:frame></text:p>
      <text:p text:style-name="P91">对偶问题</text:p>
      <text:p text:style-name="P91">将内外层进行调换，可得如下形式：</text:p>
      <text:p text:style-name="P92"><draw:frame draw:style-name="fr1" draw:name="对象56" text:anchor-type="as-char" svg:y="-0.3217in" svg:width="3.2173in" svg:height="0.589in" draw:z-index="138"><draw:object xlink:href="./Object 139" xlink:type="simple" xlink:show="embed" xlink:actuate="onLoad"/><draw:image xlink:href="./ObjectReplacements/Object 139" xlink:type="simple" xlink:show="embed" xlink:actuate="onLoad"/></draw:frame></text:p>
      <text:p text:style-name="P91">该形式是拉格朗日函数的极大极小值问题<text:span text:style-name="T39">，是原问题的对偶问题</text:span></text:p>
      <text:p text:style-name="P91"/>
      <text:p text:style-name="P91"/>
      <text:p text:style-name="P91"/>
      <text:p text:style-name="P93">原始问题与对偶问题的关系</text:p>
      <text:p text:style-name="P93"><text:soft-page-break/>定理1　若原始极大极小问题<text:span text:style-name="T40">p</text:span>和对偶极小极大问题<text:span text:style-name="T40">q</text:span>都有最优值，则</text:p>
      <text:p text:style-name="P94"><draw:frame draw:style-name="fr1" draw:name="对象57" text:anchor-type="as-char" svg:y="-0.1846in" svg:width="0.5181in" svg:height="0.2299in" draw:z-index="139"><draw:object xlink:href="./Object 140" xlink:type="simple" xlink:show="embed" xlink:actuate="onLoad"/><draw:image xlink:href="./ObjectReplacements/Object 140" xlink:type="simple" xlink:show="embed" xlink:actuate="onLoad"/></draw:frame></text:p>
      <text:p text:style-name="P93"/>
      <text:p text:style-name="P93">定理<text:span text:style-name="T41">2<text:tab/>假设函数</text:span><text:span text:style-name="T41"><draw:frame draw:style-name="fr1" draw:name="对象58" text:anchor-type="as-char" svg:y="-0.152in" svg:width="0.3874in" svg:height="0.2in"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152in" svg:width="0.4209in" svg:height="0.2126in"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152in" svg:width="0.4402in" svg:height="0.2126in"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152in" svg:width="0.4209in" svg:height="0.2126in"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152in" svg:width="0.6181in" svg:height="0.2126in"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1484in" svg:width="0.6807in" svg:height="0.2091in"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1484in" svg:width="0.222in" svg:height="0.2091in"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1484in" svg:width="0.4598in" svg:height="0.2091in"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4"><draw:frame draw:style-name="fr1" draw:name="对象65" text:anchor-type="as-char" svg:y="-0.2035in" svg:width="1.8193in" svg:height="0.2783in" draw:z-index="147"><draw:object xlink:href="./Object 148" xlink:type="simple" xlink:show="embed" xlink:actuate="onLoad"/><draw:image xlink:href="./ObjectReplacements/Object 148" xlink:type="simple" xlink:show="embed" xlink:actuate="onLoad"/></draw:frame></text:p>
      <text:p text:style-name="P93"/>
      <text:p text:style-name="P93">定理<text:span text:style-name="T42">３　假设函数</text:span><text:span text:style-name="T42"><draw:frame draw:style-name="fr1" draw:name="对象67" text:anchor-type="as-char" svg:y="-0.152in" svg:width="0.3874in" svg:height="0.2in"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152in" svg:width="0.4209in" svg:height="0.2126in"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152in" svg:width="0.4402in" svg:height="0.2126in"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152in" svg:width="0.4209in" svg:height="0.2126in"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1484in" svg:width="0.222in" svg:height="0.2091in"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1484in" svg:width="0.4598in" svg:height="0.2091in"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1484in" svg:width="0.6807in" svg:height="0.2091in"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4"><draw:frame draw:style-name="fr1" draw:name="对象74" text:anchor-type="as-char" svg:y="-0.2035in" svg:width="1.7917in" svg:height="0.2783in" draw:z-index="156"><draw:object xlink:href="./Object 157" xlink:type="simple" xlink:show="embed" xlink:actuate="onLoad"/><draw:image xlink:href="./ObjectReplacements/Object 157" xlink:type="simple" xlink:show="embed" xlink:actuate="onLoad"/></draw:frame></text:p>
      <text:p text:style-name="P94"><draw:frame draw:style-name="fr1" draw:name="对象75" text:anchor-type="as-char" svg:y="-0.2035in" svg:width="1.8071in" svg:height="0.2783in" draw:z-index="157"><draw:object xlink:href="./Object 158" xlink:type="simple" xlink:show="embed" xlink:actuate="onLoad"/><draw:image xlink:href="./ObjectReplacements/Object 158" xlink:type="simple" xlink:show="embed" xlink:actuate="onLoad"/></draw:frame></text:p>
      <text:p text:style-name="P94"><draw:frame draw:style-name="fr1" draw:name="对象76" text:anchor-type="as-char" svg:y="-0.2035in" svg:width="1.7898in" svg:height="0.2783in" draw:z-index="158"><draw:object xlink:href="./Object 159" xlink:type="simple" xlink:show="embed" xlink:actuate="onLoad"/><draw:image xlink:href="./ObjectReplacements/Object 159" xlink:type="simple" xlink:show="embed" xlink:actuate="onLoad"/></draw:frame></text:p>
      <text:p text:style-name="P94"><draw:frame draw:style-name="fr1" draw:name="对象77" text:anchor-type="as-char" svg:y="-0.2035in" svg:width="2.1362in" svg:height="0.2783in" draw:z-index="159"><draw:object xlink:href="./Object 160" xlink:type="simple" xlink:show="embed" xlink:actuate="onLoad"/><draw:image xlink:href="./ObjectReplacements/Object 160" xlink:type="simple" xlink:show="embed" xlink:actuate="onLoad"/></draw:frame></text:p>
      <text:p text:style-name="P94"><draw:frame draw:style-name="fr1" draw:name="对象78" text:anchor-type="as-char" svg:y="-0.2035in" svg:width="0.8953in" svg:height="0.2783in" draw:z-index="160"><draw:object xlink:href="./Object 161" xlink:type="simple" xlink:show="embed" xlink:actuate="onLoad"/><draw:image xlink:href="./ObjectReplacements/Object 161" xlink:type="simple" xlink:show="embed" xlink:actuate="onLoad"/></draw:frame></text:p>
      <text:p text:style-name="P94"><draw:frame draw:style-name="fr1" draw:name="对象79" text:anchor-type="as-char" svg:y="-0.1846in" svg:width="0.5236in" svg:height="0.2299in" draw:z-index="161"><draw:object xlink:href="./Object 162" xlink:type="simple" xlink:show="embed" xlink:actuate="onLoad"/><draw:image xlink:href="./ObjectReplacements/Object 162" xlink:type="simple" xlink:show="embed" xlink:actuate="onLoad"/></draw:frame></text:p>
      <text:p text:style-name="P95"><draw:frame draw:style-name="fr1" draw:name="对象80" text:anchor-type="as-char" svg:y="-0.2035in" svg:width="1.9272in" svg:height="0.2783in" draw:z-index="162"><draw:object xlink:href="./Object 163" xlink:type="simple" xlink:show="embed" xlink:actuate="onLoad"/><draw:image xlink:href="./ObjectReplacements/Object 163" xlink:type="simple" xlink:show="embed" xlink:actuate="onLoad"/></draw:frame></text:p>
      <text:p text:style-name="P96"/>
      <text:h text:style-name="P370" text:outline-level="3">4.4.2<text:tab/>最小二乘法(Least squares method)</text:h>
      <text:p text:style-name="P97">略</text:p>
      <text:h text:style-name="P383" text:outline-level="2">第<text:span text:style-name="T43">5章<text:tab/>机器学习基础</text:span></text:h>
      <text:h text:style-name="P371" text:outline-level="3">5.1.4<text:tab/>示例：线性回归</text:h>
      <text:p text:style-name="P98">线性回归的输出是其输入的线性函数：</text:p>
      <text:p text:style-name="P99"><draw:frame draw:style-name="fr1" draw:name="对象81" text:anchor-type="as-char" svg:y="-0.2146in" svg:width="0.7807in" svg:height="0.2598in" draw:z-index="163"><draw:object xlink:href="./Object 164" xlink:type="simple" xlink:show="embed" xlink:actuate="onLoad"/><draw:image xlink:href="./ObjectReplacements/Object 164" xlink:type="simple" xlink:show="embed" xlink:actuate="onLoad"/></draw:frame></text:p>
      <text:p text:style-name="P100">在测试集中的均方误差：</text:p>
      <text:p text:style-name="P99"><draw:frame draw:style-name="fr1" draw:name="对象82" text:anchor-type="as-char" svg:y="-0.3043in" svg:width="3.7429in" svg:height="0.5138in" draw:z-index="164"><draw:object xlink:href="./Object 165" xlink:type="simple" xlink:show="embed" xlink:actuate="onLoad"/><draw:image xlink:href="./ObjectReplacements/Object 165" xlink:type="simple" xlink:show="embed" xlink:actuate="onLoad"/></draw:frame></text:p>
      <text:p text:style-name="P99"/>
      <text:p text:style-name="P102"><text:tab/>由于测试集和训练集具有相同的数据生产分布，独立同分布的，因此对训练误差理论上和测试误差是一样的<text:span text:style-name="T44">，对训练均方误差(mean squared error,MSE)求导：</text:span></text:p>
      <text:p text:style-name="P103"><draw:frame draw:style-name="fr1" draw:name="对象83" text:anchor-type="as-char" svg:y="-0.3043in" svg:width="3.5083in" svg:height="0.4902in" draw:z-index="166"><draw:object xlink:href="./Object 166" xlink:type="simple" xlink:show="embed" xlink:actuate="onLoad"/><draw:image xlink:href="./ObjectReplacements/Object 166" xlink:type="simple" xlink:show="embed" xlink:actuate="onLoad"/><svg:desc>公式</svg:desc></draw:frame></text:p>
      <text:p text:style-name="P101"><draw:frame draw:style-name="fr1" draw:name="对象84" text:anchor-type="as-char" svg:y="-0.3043in" svg:width="3.1898in" svg:height="0.4902in" draw:z-index="165"><draw:object xlink:href="./Object 167" xlink:type="simple" xlink:show="embed" xlink:actuate="onLoad"/><draw:image xlink:href="./ObjectReplacements/Object 167" xlink:type="simple" xlink:show="embed" xlink:actuate="onLoad"/></draw:frame></text:p>
      <text:p text:style-name="P101"><draw:frame draw:style-name="fr1" draw:name="对象85" text:anchor-type="as-char" svg:y="-0.2146in" svg:width="3.4252in" svg:height="0.2902in" draw:z-index="167"><draw:object xlink:href="./Object 168" xlink:type="simple" xlink:show="embed" xlink:actuate="onLoad"/><draw:image xlink:href="./ObjectReplacements/Object 168" xlink:type="simple" xlink:show="embed" xlink:actuate="onLoad"/></draw:frame></text:p>
      <text:p text:style-name="P109">可得：</text:p>
      <text:p text:style-name="P43"><draw:frame draw:style-name="fr1" draw:name="对象86" text:anchor-type="as-char" svg:y="-0.2146in" svg:width="1.8957in" svg:height="0.2902in" draw:z-index="168"><draw:object xlink:href="./Object 169" xlink:type="simple" xlink:show="embed" xlink:actuate="onLoad"/><draw:image xlink:href="./ObjectReplacements/Object 169" xlink:type="simple" xlink:show="embed" xlink:actuate="onLoad"/></draw:frame></text:p>
      <text:p text:style-name="P105"/>
      <text:p text:style-name="P105">广义线性回归模型可以表示为以下模型<text:span text:style-name="T45">：</text:span></text:p>
      <text:p text:style-name="P43"><draw:frame draw:style-name="fr1" draw:name="对象87" text:anchor-type="as-char" svg:y="-0.3634in" svg:width="1.3354in" svg:height="0.5736in" draw:z-index="169"><draw:object xlink:href="./Object 170" xlink:type="simple" xlink:show="embed" xlink:actuate="onLoad"/><draw:image xlink:href="./ObjectReplacements/Object 170" xlink:type="simple" xlink:show="embed" xlink:actuate="onLoad"/></draw:frame></text:p>
      <text:h text:style-name="P372" text:outline-level="3">5.4.2 偏差</text:h>
      <text:p text:style-name="P110">估计的偏差被定义为：</text:p>
      <text:p text:style-name="P111"><draw:frame draw:style-name="fr1" draw:name="对象88" text:anchor-type="as-char" svg:y="-0.2299in" svg:width="1.8681in" svg:height="0.3047in" draw:z-index="170"><draw:object xlink:href="./Object 171" xlink:type="simple" xlink:show="embed" xlink:actuate="onLoad"/><draw:image xlink:href="./ObjectReplacements/Object 171" xlink:type="simple" xlink:show="embed" xlink:actuate="onLoad"/></draw:frame></text:p>
      <text:p text:style-name="P112">考虑X为独立同分布的一组随机变量，随机抽取N个随机变量构成一个样本，<draw:frame draw:style-name="fr1" draw:name="Object84" text:anchor-type="as-char" svg:y="-0.172in" svg:width="1.5689in" svg:height="0.2327in" draw:z-index="171"><draw:object xlink:href="./Object 172" xlink:type="simple" xlink:show="embed" xlink:actuate="onLoad"/><draw:image xlink:href="./ObjectReplacements/Object 172" xlink:type="simple" xlink:show="embed" xlink:actuate="onLoad"/></draw:frame>,<draw:frame draw:style-name="fr1" draw:name="Object85" text:anchor-type="as-char" svg:y="-0.172in" svg:width="0.4311in" svg:height="0.2075in"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3"><text:soft-page-break/><draw:frame draw:style-name="fr1" draw:name="Object86" text:anchor-type="as-char" svg:y="-0.2118in" svg:width="3.4665in" svg:height="0.3016in" draw:z-index="173"><draw:object xlink:href="./Object 174" xlink:type="simple" xlink:show="embed" xlink:actuate="onLoad"/><draw:image xlink:href="./ObjectReplacements/Object 174" xlink:type="simple" xlink:show="embed" xlink:actuate="onLoad"/></draw:frame></text:p>
      <text:p text:style-name="P113"><draw:frame draw:style-name="fr1" draw:name="Object87" text:anchor-type="as-char" svg:y="-0.3634in" svg:width="3.5252in" svg:height="0.5783in" draw:z-index="174"><draw:object xlink:href="./Object 175" xlink:type="simple" xlink:show="embed" xlink:actuate="onLoad"/><draw:image xlink:href="./ObjectReplacements/Object 175" xlink:type="simple" xlink:show="embed" xlink:actuate="onLoad"/></draw:frame></text:p>
      <text:p text:style-name="P114">从上式可以看出样本均值的期望就是总体的均值，没有偏差；</text:p>
      <text:p text:style-name="P114">样本方差的均值<text:span text:style-name="T47">：</text:span></text:p>
      <text:p text:style-name="P115"><draw:frame draw:style-name="fr1" draw:name="Object88" text:anchor-type="as-char" svg:y="-0.3634in" svg:width="6.6602in" svg:height="0.5736in" draw:z-index="175"><draw:object xlink:href="./Object 176" xlink:type="simple" xlink:show="embed" xlink:actuate="onLoad"/><draw:image xlink:href="./ObjectReplacements/Object 176" xlink:type="simple" xlink:show="embed" xlink:actuate="onLoad"/></draw:frame></text:p>
      <text:p text:style-name="P114">由方差和期望直接的关系<text:span text:style-name="T48">：</text:span></text:p>
      <text:p text:style-name="P114"><draw:frame draw:style-name="fr1" draw:name="Object89" text:anchor-type="as-char" svg:y="-0.2146in" svg:width="5.9465in" svg:height="0.2791in" draw:z-index="176"><draw:object xlink:href="./Object 177" xlink:type="simple" xlink:show="embed" xlink:actuate="onLoad"/><draw:image xlink:href="./ObjectReplacements/Object 177" xlink:type="simple" xlink:show="embed" xlink:actuate="onLoad"/></draw:frame></text:p>
      <text:p text:style-name="P115"><draw:frame draw:style-name="fr1" draw:name="Object90" text:anchor-type="as-char" svg:y="-0.2146in" svg:width="2.0634in" svg:height="0.2791in" draw:z-index="177"><draw:object xlink:href="./Object 178" xlink:type="simple" xlink:show="embed" xlink:actuate="onLoad"/><draw:image xlink:href="./ObjectReplacements/Object 178" xlink:type="simple" xlink:show="embed" xlink:actuate="onLoad"/></draw:frame></text:p>
      <text:p text:style-name="P116">可以得出：</text:p>
      <text:p text:style-name="P116"><draw:frame draw:style-name="fr1" draw:name="Object91" text:anchor-type="as-char" svg:y="-0.2146in" svg:width="2.8429in" svg:height="0.2902in" draw:z-index="178"><draw:object xlink:href="./Object 179" xlink:type="simple" xlink:show="embed" xlink:actuate="onLoad"/><draw:image xlink:href="./ObjectReplacements/Object 179" xlink:type="simple" xlink:show="embed" xlink:actuate="onLoad"/></draw:frame></text:p>
      <text:p text:style-name="P116"><draw:frame draw:style-name="fr1" draw:name="Object92" text:anchor-type="as-char" svg:y="-0.322in" svg:width="2.9055in" svg:height="0.5083in" draw:z-index="179"><draw:object xlink:href="./Object 180" xlink:type="simple" xlink:show="embed" xlink:actuate="onLoad"/><draw:image xlink:href="./ObjectReplacements/Object 180" xlink:type="simple" xlink:show="embed" xlink:actuate="onLoad"/></draw:frame></text:p>
      <text:p text:style-name="P117">因此</text:p>
      <text:p text:style-name="P118"><draw:frame draw:style-name="fr1" draw:name="Object93" text:anchor-type="as-char" svg:y="-0.3043in" svg:width="1.4626in" svg:height="0.4902in" draw:z-index="180"><draw:object xlink:href="./Object 181" xlink:type="simple" xlink:show="embed" xlink:actuate="onLoad"/><draw:image xlink:href="./ObjectReplacements/Object 181" xlink:type="simple" xlink:show="embed" xlink:actuate="onLoad"/></draw:frame></text:p>
      <text:p text:style-name="P117"/>
      <text:h text:style-name="P373" text:outline-level="3">5.4.4权衡偏差和方差以最小化均方误差(MSE)</text:h>
      <text:p text:style-name="P120"><draw:frame draw:style-name="fr1" draw:name="Object94" text:anchor-type="as-char" svg:y="-0.2299in" svg:width="3.5362in" svg:height="0.3047in" draw:z-index="181"><draw:object xlink:href="./Object 182" xlink:type="simple" xlink:show="embed" xlink:actuate="onLoad"/><draw:image xlink:href="./ObjectReplacements/Object 182" xlink:type="simple" xlink:show="embed" xlink:actuate="onLoad"/></draw:frame></text:p>
      <text:p text:style-name="P121">推导如下：</text:p>
      <text:p text:style-name="P121"><draw:frame draw:style-name="fr1" draw:name="Object95" text:anchor-type="as-char" svg:y="-0.2299in" svg:width="3.1102in" svg:height="0.3047in" draw:z-index="182"><draw:object xlink:href="./Object 183" xlink:type="simple" xlink:show="embed" xlink:actuate="onLoad"/><draw:image xlink:href="./ObjectReplacements/Object 183" xlink:type="simple" xlink:show="embed" xlink:actuate="onLoad"/></draw:frame></text:p>
      <text:p text:style-name="P119"/>
      <text:h text:style-name="P374" text:outline-level="3">5.6 贝叶斯统计</text:h>
      <text:p text:style-name="P122"><draw:frame draw:style-name="fr1" draw:name="Object96" text:anchor-type="as-char" svg:y="-0.3535in" svg:width="5.3984in" svg:height="0.6346in" draw:z-index="183"><draw:object xlink:href="./Object 184" xlink:type="simple" xlink:show="embed" xlink:actuate="onLoad"/><draw:image xlink:href="./ObjectReplacements/Object 184" xlink:type="simple" xlink:show="embed" xlink:actuate="onLoad"/></draw:frame></text:p>
      <text:p text:style-name="P106"><text:soft-page-break/><text:span text:style-name="T49">如果对</text:span><text:span text:style-name="T49"><draw:frame draw:style-name="fr1" draw:name="Object97" text:anchor-type="as-char" svg:y="-0.1299in" svg:width="0.1728in" svg:height="0.1402in"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6"/>
      <text:h text:style-name="P375" text:outline-level="3">5.7 监督学习方法</text:h>
      <text:h text:style-name="P375" text:outline-level="3">5.7.2 支持向量机(support vector machines,SVM)</text:h>
      <text:p text:style-name="Heading">一<text:span text:style-name="T50">、</text:span>线性可分支持向量机</text:p>
      <text:p text:style-name="P123"><text:tab/>对于给定的训练数据集T和超平面(w,b),定义超平面(w,b)关于样本点<draw:frame draw:style-name="fr1" draw:name="Object98" text:anchor-type="as-char" svg:y="-0.152in" svg:width="0.539in" svg:height="0.2126in" draw:z-index="185"><draw:object xlink:href="./Object 186" xlink:type="simple" xlink:show="embed" xlink:actuate="onLoad"/><draw:image xlink:href="./ObjectReplacements/Object 186" xlink:type="simple" xlink:show="embed" xlink:actuate="onLoad"/></draw:frame>的函数间隔为</text:p>
      <text:p text:style-name="P124"><draw:frame draw:style-name="fr1" draw:name="Object99" text:anchor-type="as-char" svg:y="-0.2035in" svg:width="1.3374in" svg:height="0.2783in" draw:z-index="186"><draw:object xlink:href="./Object 187" xlink:type="simple" xlink:show="embed" xlink:actuate="onLoad"/><draw:image xlink:href="./ObjectReplacements/Object 187" xlink:type="simple" xlink:show="embed" xlink:actuate="onLoad"/></draw:frame></text:p>
      <text:p text:style-name="P125">几何间隔为</text:p>
      <text:p text:style-name="P124"><draw:frame draw:style-name="fr1" draw:name="Object100" text:anchor-type="as-char" svg:y="-0.3043in" svg:width="1.9319in" svg:height="0.4992in" draw:z-index="187"><draw:object xlink:href="./Object 188" xlink:type="simple" xlink:show="embed" xlink:actuate="onLoad"/><draw:image xlink:href="./ObjectReplacements/Object 188" xlink:type="simple" xlink:show="embed" xlink:actuate="onLoad"/></draw:frame></text:p>
      <text:p text:style-name="P126">最大化间隔分离超平面</text:p>
      <text:p text:style-name="P126"><text:tab/>下面考虑如何求得一个几何间隔最大的分离超平面<text:span text:style-name="T51">，即最大分离超平面。该问题可以表示为下面的约束最优化问题：</text:span></text:p>
      <text:p text:style-name="P127"><draw:frame draw:style-name="fr1" draw:name="Object101" text:anchor-type="as-char" svg:y="-0.1846in" svg:width="0.7126in" svg:height="0.3681in" draw:z-index="188"><draw:object xlink:href="./Object 189" xlink:type="simple" xlink:show="embed" xlink:actuate="onLoad"/><draw:image xlink:href="./ObjectReplacements/Object 189" xlink:type="simple" xlink:show="embed" xlink:actuate="onLoad"/></draw:frame></text:p>
      <text:p text:style-name="P127"><draw:frame draw:style-name="fr1" draw:name="Object102" text:anchor-type="as-char" svg:y="-0.3043in" svg:width="3.7252in" svg:height="0.4992in" draw:z-index="189"><draw:object xlink:href="./Object 190" xlink:type="simple" xlink:show="embed" xlink:actuate="onLoad"/><draw:image xlink:href="./ObjectReplacements/Object 190" xlink:type="simple" xlink:show="embed" xlink:actuate="onLoad"/></draw:frame></text:p>
      <text:p text:style-name="P128">该问题等价于：</text:p>
      <text:p text:style-name="P129"><draw:frame draw:style-name="fr1" draw:name="Object103" text:anchor-type="as-char" svg:y="-0.2429in" svg:width="0.9484in" svg:height="0.439in" draw:z-index="190"><draw:object xlink:href="./Object 191" xlink:type="simple" xlink:show="embed" xlink:actuate="onLoad"/><draw:image xlink:href="./ObjectReplacements/Object 191" xlink:type="simple" xlink:show="embed" xlink:actuate="onLoad"/></draw:frame></text:p>
      <text:p text:style-name="P129"><draw:frame draw:style-name="fr1" draw:name="Object104" text:anchor-type="as-char" svg:y="-0.2035in" svg:width="3.1783in" svg:height="0.2783in" draw:z-index="191"><draw:object xlink:href="./Object 192" xlink:type="simple" xlink:show="embed" xlink:actuate="onLoad"/><draw:image xlink:href="./ObjectReplacements/Object 192" xlink:type="simple" xlink:show="embed" xlink:actuate="onLoad"/></draw:frame></text:p>
      <text:p text:style-name="P130">由于对w,b同样缩放相同的倍数，问题结果不变，可以同时缩小<draw:frame draw:style-name="fr1" draw:name="Object105" text:anchor-type="as-char" svg:y="-0.1008in" svg:width="0.2047in" svg:height="0.1492in" draw:z-index="192"><draw:object xlink:href="./Object 193" xlink:type="simple" xlink:show="embed" xlink:actuate="onLoad"/><draw:image xlink:href="./ObjectReplacements/Object 193" xlink:type="simple" xlink:show="embed" xlink:actuate="onLoad"/></draw:frame>倍，该问题进一步优化为：</text:p>
      <text:p text:style-name="P131"><draw:frame draw:style-name="fr1" draw:name="Object106" text:anchor-type="as-char" svg:y="-0.3043in" svg:width="1.1008in" svg:height="0.4902in" draw:z-index="193"><draw:object xlink:href="./Object 194" xlink:type="simple" xlink:show="embed" xlink:actuate="onLoad"/><draw:image xlink:href="./ObjectReplacements/Object 194" xlink:type="simple" xlink:show="embed" xlink:actuate="onLoad"/></draw:frame></text:p>
      <text:p text:style-name="P131"><draw:frame draw:style-name="fr1" draw:name="Object107" text:anchor-type="as-char" svg:y="-0.2035in" svg:width="3.4236in" svg:height="0.2783in" draw:z-index="194"><draw:object xlink:href="./Object 195" xlink:type="simple" xlink:show="embed" xlink:actuate="onLoad"/><draw:image xlink:href="./ObjectReplacements/Object 195" xlink:type="simple" xlink:show="embed" xlink:actuate="onLoad"/></draw:frame></text:p>
      <text:p text:style-name="P132"><text:soft-page-break/>若训练数据集T线性可分，则可将训练数据集中的样本点完全正确分开的最大间隔分离超平面存在且唯一。</text:p>
      <text:p text:style-name="P132">学习的对偶算法</text:p>
      <text:p text:style-name="P132"><text:tab/>首先构建拉格朗日，引进拉格朗日乘子<draw:frame draw:style-name="fr1" draw:name="Object108" text:anchor-type="as-char" svg:y="-0.1846in" svg:width="1.622in" svg:height="0.2602in" draw:z-index="195"><draw:object xlink:href="./Object 196" xlink:type="simple" xlink:show="embed" xlink:actuate="onLoad"/><draw:image xlink:href="./ObjectReplacements/Object 196" xlink:type="simple" xlink:show="embed" xlink:actuate="onLoad"/></draw:frame></text:p>
      <text:p text:style-name="P133"><draw:frame draw:style-name="fr1" draw:name="Object109" text:anchor-type="as-char" svg:y="-0.3634in" svg:width="4.1339in" svg:height="0.5736in" draw:z-index="196"><draw:object xlink:href="./Object 197" xlink:type="simple" xlink:show="embed" xlink:actuate="onLoad"/><draw:image xlink:href="./ObjectReplacements/Object 197" xlink:type="simple" xlink:show="embed" xlink:actuate="onLoad"/></draw:frame></text:p>
      <text:p text:style-name="P134">原问题可以表示为：</text:p>
      <text:p text:style-name="P135"><draw:frame draw:style-name="fr1" draw:name="Object110" text:anchor-type="as-char" svg:y="-0.2035in" svg:width="1.8839in" svg:height="0.3862in" draw:z-index="197"><draw:object xlink:href="./Object 198" xlink:type="simple" xlink:show="embed" xlink:actuate="onLoad"/><draw:image xlink:href="./ObjectReplacements/Object 198" xlink:type="simple" xlink:show="embed" xlink:actuate="onLoad"/></draw:frame></text:p>
      <text:p text:style-name="P134">对偶问题可以表示为：</text:p>
      <text:p text:style-name="P135"><draw:frame draw:style-name="fr1" draw:name="Object111" text:anchor-type="as-char" svg:y="-0.2035in" svg:width="1.8016in" svg:height="0.3862in" draw:z-index="198"><draw:object xlink:href="./Object 199" xlink:type="simple" xlink:show="embed" xlink:actuate="onLoad"/><draw:image xlink:href="./ObjectReplacements/Object 199" xlink:type="simple" xlink:show="embed" xlink:actuate="onLoad"/></draw:frame></text:p>
      <text:p text:style-name="P136">由于目标函数和约束条件是凸函数<text:span text:style-name="T52">，故原问题和对偶问题同解。</text:span></text:p>
      <text:p text:style-name="P137">(1)求<draw:frame draw:style-name="fr1" draw:name="Object112" text:anchor-type="as-char" svg:y="-0.1626in" svg:width="1.0701in" svg:height="0.3083in" draw:z-index="199"><draw:object xlink:href="./Object 200" xlink:type="simple" xlink:show="embed" xlink:actuate="onLoad"/><draw:image xlink:href="./ObjectReplacements/Object 200" xlink:type="simple" xlink:show="embed" xlink:actuate="onLoad"/></draw:frame></text:p>
      <text:p text:style-name="P137">将拉格朗日函数对w,b分别求偏导，其导数为0，如下：</text:p>
      <text:p text:style-name="P138"><draw:frame draw:style-name="fr1" draw:name="Object113" text:anchor-type="as-char" svg:y="-0.3634in" svg:width="3.0417in" svg:height="0.5736in" draw:z-index="200"><draw:object xlink:href="./Object 201" xlink:type="simple" xlink:show="embed" xlink:actuate="onLoad"/><draw:image xlink:href="./ObjectReplacements/Object 201" xlink:type="simple" xlink:show="embed" xlink:actuate="onLoad"/></draw:frame></text:p>
      <text:p text:style-name="P138"><draw:frame draw:style-name="fr1" draw:name="Object114" text:anchor-type="as-char" svg:y="-0.3634in" svg:width="2.4874in" svg:height="0.5736in" draw:z-index="201"><draw:object xlink:href="./Object 202" xlink:type="simple" xlink:show="embed" xlink:actuate="onLoad"/><draw:image xlink:href="./ObjectReplacements/Object 202" xlink:type="simple" xlink:show="embed" xlink:actuate="onLoad"/></draw:frame></text:p>
      <text:p text:style-name="P139">得：</text:p>
      <text:p text:style-name="P140"><draw:frame draw:style-name="fr1" draw:name="Object115" text:anchor-type="as-char" svg:y="-0.3634in" svg:width="1.2827in" svg:height="0.5736in" draw:z-index="202"><draw:object xlink:href="./Object 203" xlink:type="simple" xlink:show="embed" xlink:actuate="onLoad"/><draw:image xlink:href="./ObjectReplacements/Object 203" xlink:type="simple" xlink:show="embed" xlink:actuate="onLoad"/></draw:frame></text:p>
      <text:p text:style-name="P140"><draw:frame draw:style-name="fr1" draw:name="Object116" text:anchor-type="as-char" svg:y="-0.3634in" svg:width="1.0492in" svg:height="0.5736in" draw:z-index="203"><draw:object xlink:href="./Object 204" xlink:type="simple" xlink:show="embed" xlink:actuate="onLoad"/><draw:image xlink:href="./ObjectReplacements/Object 204" xlink:type="simple" xlink:show="embed" xlink:actuate="onLoad"/></draw:frame></text:p>
      <text:p text:style-name="P139">代入拉格朗日函数得<text:span text:style-name="T53">：</text:span></text:p>
      <text:p text:style-name="P139"><draw:frame draw:style-name="fr1" draw:name="Object117" text:anchor-type="as-char" svg:y="-0.4835in" svg:width="5.6165in" svg:height="0.9264in" draw:z-index="204"><draw:object xlink:href="./Object 205" xlink:type="simple" xlink:show="embed" xlink:actuate="onLoad"/><draw:image xlink:href="./ObjectReplacements/Object 205" xlink:type="simple" xlink:show="embed" xlink:actuate="onLoad"/></draw:frame></text:p>
      <text:p text:style-name="P141"><text:soft-page-break/>(2)求<draw:frame draw:style-name="fr1" draw:name="Object118" text:anchor-type="as-char" svg:y="-0.152in" svg:width="1.0665in" svg:height="0.298in" draw:z-index="205"><draw:object xlink:href="./Object 206" xlink:type="simple" xlink:show="embed" xlink:actuate="onLoad"/><draw:image xlink:href="./ObjectReplacements/Object 206" xlink:type="simple" xlink:show="embed" xlink:actuate="onLoad"/></draw:frame>对<draw:frame draw:style-name="fr1" draw:name="Object119" text:anchor-type="as-char" svg:y="-0.1063in" svg:width="0.2165in" svg:height="0.1181in" draw:z-index="206"><draw:object xlink:href="./Object 207" xlink:type="simple" xlink:show="embed" xlink:actuate="onLoad"/><draw:image xlink:href="./ObjectReplacements/Object 207" xlink:type="simple" xlink:show="embed" xlink:actuate="onLoad"/></draw:frame>的极大值</text:p>
      <text:p text:style-name="P142"><draw:frame draw:style-name="fr1" draw:name="Object120" text:anchor-type="as-char" svg:y="-0.3634in" svg:width="3.4937in" svg:height="0.5736in" draw:z-index="207"><draw:object xlink:href="./Object 208" xlink:type="simple" xlink:show="embed" xlink:actuate="onLoad"/><draw:image xlink:href="./ObjectReplacements/Object 208" xlink:type="simple" xlink:show="embed" xlink:actuate="onLoad"/></draw:frame></text:p>
      <text:p text:style-name="P142"><draw:frame draw:style-name="fr1" draw:name="Object121" text:anchor-type="as-char" svg:y="-0.4319in" svg:width="1.661in" svg:height="0.8445in" draw:z-index="208"><draw:object xlink:href="./Object 209" xlink:type="simple" xlink:show="embed" xlink:actuate="onLoad"/><draw:image xlink:href="./ObjectReplacements/Object 209" xlink:type="simple" xlink:show="embed" xlink:actuate="onLoad"/></draw:frame></text:p>
      <text:p text:style-name="P144">假设求得上面的对<draw:frame draw:style-name="fr1" draw:name="Object122" text:anchor-type="as-char" svg:y="-0.1063in" svg:width="0.2165in" svg:height="0.1181in"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2008in" svg:width="0.2799in" svg:height="0.2126in" draw:z-index="210"><draw:object xlink:href="./Object 211" xlink:type="simple" xlink:show="embed" xlink:actuate="onLoad"/><draw:image xlink:href="./ObjectReplacements/Object 211" xlink:type="simple" xlink:show="embed" xlink:actuate="onLoad"/></draw:frame>，则</text:p>
      <text:p text:style-name="P145"><draw:frame draw:style-name="fr1" draw:name="Object124" text:anchor-type="as-char" svg:y="-0.3634in" svg:width="1.3681in" svg:height="0.5736in" draw:z-index="211"><draw:object xlink:href="./Object 212" xlink:type="simple" xlink:show="embed" xlink:actuate="onLoad"/><draw:image xlink:href="./ObjectReplacements/Object 212" xlink:type="simple" xlink:show="embed" xlink:actuate="onLoad"/></draw:frame></text:p>
      <text:p text:style-name="P143"><draw:frame draw:style-name="fr1" draw:name="Object125" text:anchor-type="as-char" svg:y="-0.3634in" svg:width="3.9492in" svg:height="0.5736in" draw:z-index="212"><draw:object xlink:href="./Object 213" xlink:type="simple" xlink:show="embed" xlink:actuate="onLoad"/><draw:image xlink:href="./ObjectReplacements/Object 213" xlink:type="simple" xlink:show="embed" xlink:actuate="onLoad"/></draw:frame></text:p>
      <text:p text:style-name="P146">其中b的求解是根据KKT互补条件</text:p>
      <text:p text:style-name="P147"><draw:frame draw:style-name="fr1" draw:name="Object126" text:anchor-type="as-char" svg:y="-0.2154in" svg:width="2.2035in" svg:height="0.2902in" draw:z-index="213"><draw:object xlink:href="./Object 214" xlink:type="simple" xlink:show="embed" xlink:actuate="onLoad"/><draw:image xlink:href="./ObjectReplacements/Object 214" xlink:type="simple" xlink:show="embed" xlink:actuate="onLoad"/></draw:frame></text:p>
      <text:p text:style-name="P148">w和b只依赖于训练数据中<draw:frame draw:style-name="fr1" draw:name="Object127" text:anchor-type="as-char" svg:y="-0.1602in" svg:width="0.4161in" svg:height="0.1992in"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1602in" svg:width="0.4161in" svg:height="0.1992in"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8"><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1484in" svg:width="0.4492in" svg:height="0.2091in"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9"><draw:frame draw:style-name="fr1" draw:name="Object130" text:anchor-type="as-char" svg:y="-0.3634in" svg:width="1.8201in" svg:height="0.5736in" draw:z-index="217"><draw:object xlink:href="./Object 218" xlink:type="simple" xlink:show="embed" xlink:actuate="onLoad"/><draw:image xlink:href="./ObjectReplacements/Object 218" xlink:type="simple" xlink:show="embed" xlink:actuate="onLoad"/></draw:frame></text:p>
      <text:p text:style-name="P149"><draw:frame draw:style-name="fr1" draw:name="Object131" text:anchor-type="as-char" svg:y="-0.2846in" svg:width="2.2043in" svg:height="0.55in" draw:z-index="218"><draw:object xlink:href="./Object 219" xlink:type="simple" xlink:show="embed" xlink:actuate="onLoad"/><draw:image xlink:href="./ObjectReplacements/Object 219" xlink:type="simple" xlink:show="embed" xlink:actuate="onLoad"/></draw:frame></text:p>
      <text:p text:style-name="P150">该问题的拉格朗日函数为：</text:p>
      <text:p text:style-name="P151"><draw:frame draw:style-name="fr1" draw:name="Object132" text:anchor-type="as-char" svg:y="-0.3634in" svg:width="6.3335in" svg:height="0.5736in" draw:z-index="219"><draw:object xlink:href="./Object 220" xlink:type="simple" xlink:show="embed" xlink:actuate="onLoad"/><draw:image xlink:href="./ObjectReplacements/Object 220" xlink:type="simple" xlink:show="embed" xlink:actuate="onLoad"/></draw:frame></text:p>
      <text:p text:style-name="P152">原问题等价于：</text:p>
      <text:p text:style-name="P153"><draw:frame draw:style-name="fr1" draw:name="Object133" text:anchor-type="as-char" svg:y="-0.2035in" svg:width="2.4563in" svg:height="0.3902in" draw:z-index="220"><draw:object xlink:href="./Object 221" xlink:type="simple" xlink:show="embed" xlink:actuate="onLoad"/><draw:image xlink:href="./ObjectReplacements/Object 221" xlink:type="simple" xlink:show="embed" xlink:actuate="onLoad"/></draw:frame></text:p>
      <text:p text:style-name="P154"><text:soft-page-break/>原问题的对偶问题为：</text:p>
      <text:p text:style-name="P155"><draw:frame draw:style-name="fr1" draw:name="Object134" text:anchor-type="as-char" svg:y="-0.2035in" svg:width="2.4563in" svg:height="0.3902in" draw:z-index="221"><draw:object xlink:href="./Object 222" xlink:type="simple" xlink:show="embed" xlink:actuate="onLoad"/><draw:image xlink:href="./ObjectReplacements/Object 222" xlink:type="simple" xlink:show="embed" xlink:actuate="onLoad"/></draw:frame></text:p>
      <text:p text:style-name="P156">(1)求<draw:frame draw:style-name="fr1" draw:name="Object135" text:anchor-type="as-char" svg:y="-0.1634in" svg:width="1.6008in" svg:height="0.3102in" draw:z-index="222"><draw:object xlink:href="./Object 223" xlink:type="simple" xlink:show="embed" xlink:actuate="onLoad"/><draw:image xlink:href="./ObjectReplacements/Object 223" xlink:type="simple" xlink:show="embed" xlink:actuate="onLoad"/></draw:frame></text:p>
      <text:p text:style-name="P158"><draw:frame draw:style-name="fr1" draw:name="Object136" text:anchor-type="as-char" svg:y="-0.3634in" svg:width="2.2217in" svg:height="0.5736in" draw:z-index="223"><draw:object xlink:href="./Object 224" xlink:type="simple" xlink:show="embed" xlink:actuate="onLoad"/><draw:image xlink:href="./ObjectReplacements/Object 224" xlink:type="simple" xlink:show="embed" xlink:actuate="onLoad"/></draw:frame></text:p>
      <text:p text:style-name="P158"><draw:frame draw:style-name="fr1" draw:name="Object137" text:anchor-type="as-char" svg:y="-0.3634in" svg:width="1.8335in" svg:height="0.5736in" draw:z-index="224"><draw:object xlink:href="./Object 225" xlink:type="simple" xlink:show="embed" xlink:actuate="onLoad"/><draw:image xlink:href="./ObjectReplacements/Object 225" xlink:type="simple" xlink:show="embed" xlink:actuate="onLoad"/></draw:frame></text:p>
      <text:p text:style-name="P158"><draw:frame draw:style-name="fr1" draw:name="Object138" text:anchor-type="as-char" svg:y="-0.1854in" svg:width="1.9in" svg:height="0.272in" draw:z-index="225"><draw:object xlink:href="./Object 226" xlink:type="simple" xlink:show="embed" xlink:actuate="onLoad"/><draw:image xlink:href="./ObjectReplacements/Object 226" xlink:type="simple" xlink:show="embed" xlink:actuate="onLoad"/></draw:frame></text:p>
      <text:p text:style-name="P157">得<text:span text:style-name="T55">：</text:span></text:p>
      <text:p text:style-name="P159"><draw:frame draw:style-name="fr1" draw:name="Object139" text:anchor-type="as-char" svg:y="-0.7244in" svg:width="1.2862in" svg:height="1.4283in" draw:z-index="226"><draw:object xlink:href="./Object 227" xlink:type="simple" xlink:show="embed" xlink:actuate="onLoad"/><draw:image xlink:href="./ObjectReplacements/Object 227" xlink:type="simple" xlink:show="embed" xlink:actuate="onLoad"/></draw:frame></text:p>
      <text:p text:style-name="P160">代入拉格朗日函数得：</text:p>
      <text:p text:style-name="P159"><draw:frame draw:style-name="fr1" draw:name="Object140" text:anchor-type="as-char" svg:y="-0.3634in" svg:width="5.139in" svg:height="0.5736in" draw:z-index="227"><draw:object xlink:href="./Object 228" xlink:type="simple" xlink:show="embed" xlink:actuate="onLoad"/><draw:image xlink:href="./ObjectReplacements/Object 228" xlink:type="simple" xlink:show="embed" xlink:actuate="onLoad"/></draw:frame></text:p>
      <text:p text:style-name="P161">(2)对<draw:frame draw:style-name="fr1" draw:name="Object141" text:anchor-type="as-char" svg:y="-0.1634in" svg:width="1.6008in" svg:height="0.3102in" draw:z-index="228"><draw:object xlink:href="./Object 229" xlink:type="simple" xlink:show="embed" xlink:actuate="onLoad"/><draw:image xlink:href="./ObjectReplacements/Object 229" xlink:type="simple" xlink:show="embed" xlink:actuate="onLoad"/></draw:frame>求<draw:frame draw:style-name="fr1" draw:name="Object142" text:anchor-type="as-char" svg:y="-0.0846in" svg:width="0.1898in" svg:height="0.0953in" draw:z-index="229"><draw:object xlink:href="./Object 230" xlink:type="simple" xlink:show="embed" xlink:actuate="onLoad"/><draw:image xlink:href="./ObjectReplacements/Object 230" xlink:type="simple" xlink:show="embed" xlink:actuate="onLoad"/></draw:frame>的极大值</text:p>
      <text:p text:style-name="P162"><draw:frame draw:style-name="fr1" draw:name="Object143" text:anchor-type="as-char" svg:y="-0.3634in" svg:width="3.5437in" svg:height="0.5736in" draw:z-index="230"><draw:object xlink:href="./Object 231" xlink:type="simple" xlink:show="embed" xlink:actuate="onLoad"/><draw:image xlink:href="./ObjectReplacements/Object 231" xlink:type="simple" xlink:show="embed" xlink:actuate="onLoad"/></draw:frame></text:p>
      <text:p text:style-name="P162"><draw:frame draw:style-name="fr1" draw:name="Object144" text:anchor-type="as-char" svg:y="-0.7035in" svg:width="2.0953in" svg:height="1.3634in" draw:z-index="231"><draw:object xlink:href="./Object 232" xlink:type="simple" xlink:show="embed" xlink:actuate="onLoad"/><draw:image xlink:href="./ObjectReplacements/Object 232" xlink:type="simple" xlink:show="embed" xlink:actuate="onLoad"/></draw:frame></text:p>
      <text:p text:style-name="P163">假设求得<draw:frame draw:style-name="fr1" draw:name="Object145" text:anchor-type="as-char" svg:y="-0.172in" svg:width="0.2402in" svg:height="0.1819in" draw:z-index="232"><draw:object xlink:href="./Object 233" xlink:type="simple" xlink:show="embed" xlink:actuate="onLoad"/><draw:image xlink:href="./ObjectReplacements/Object 233" xlink:type="simple" xlink:show="embed" xlink:actuate="onLoad"/></draw:frame>是对偶问题的一个解，可得</text:p>
      <text:p text:style-name="P164"><text:soft-page-break/><draw:frame draw:style-name="fr1" draw:name="Object146" text:anchor-type="as-char" svg:y="-0.5346in" svg:width="2.1256in" svg:height="1.1575in" draw:z-index="233"><draw:object xlink:href="./Object 234" xlink:type="simple" xlink:show="embed" xlink:actuate="onLoad"/><draw:image xlink:href="./ObjectReplacements/Object 234" xlink:type="simple" xlink:show="embed" xlink:actuate="onLoad"/></draw:frame></text:p>
      <text:p text:style-name="P165"><text:tab/><text:span text:style-name="T57">当</text:span><text:span text:style-name="T57"><draw:frame draw:style-name="fr1" draw:name="Object147" text:anchor-type="as-char" svg:y="-0.172in" svg:width="0.7772in" svg:height="0.2201in"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152in" svg:width="1.9839in" svg:height="0.2in"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172in" svg:width="1.1283in" svg:height="0.2201in"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172in" svg:width="0.8898in" svg:height="0.2102in"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172in" svg:width="0.8646in" svg:height="0.2102in"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6"><text:tab/>用线性分类方法求解非线性分类问题分两步：首先使用一个变换将原空间的数据映射到新空间；然后在新空间里用线性分类学习方法从训练数据中学习分类模型。</text:p>
      <text:p text:style-name="P171">核函数</text:p>
      <text:p text:style-name="P167"><text:tab/>设<draw:frame draw:style-name="fr1" draw:name="Object152" text:anchor-type="as-char" svg:y="-0.0866in" svg:width="0.1827in" svg:height="0.1283in"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172in" svg:width="0.2472in" svg:height="0.2075in"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0839in" svg:width="0.1846in" svg:height="0.1256in"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0866in" svg:width="0.1827in" svg:height="0.1283in" draw:z-index="242"><draw:object xlink:href="./Object 243" xlink:type="simple" xlink:show="embed" xlink:actuate="onLoad"/><draw:image xlink:href="./ObjectReplacements/Object 243" xlink:type="simple" xlink:show="embed" xlink:actuate="onLoad"/></draw:frame>到<draw:frame draw:style-name="fr1" draw:name="Object156" text:anchor-type="as-char" svg:y="-0.0839in" svg:width="0.1846in" svg:height="0.1256in" draw:z-index="243"><draw:object xlink:href="./Object 244" xlink:type="simple" xlink:show="embed" xlink:actuate="onLoad"/><draw:image xlink:href="./ObjectReplacements/Object 244" xlink:type="simple" xlink:show="embed" xlink:actuate="onLoad"/></draw:frame>的映射</text:p>
      <text:p text:style-name="P168"><draw:frame draw:style-name="fr1" draw:name="Object157" text:anchor-type="as-char" svg:y="-0.1634in" svg:width="0.889in" svg:height="0.2146in" draw:z-index="244"><draw:object xlink:href="./Object 245" xlink:type="simple" xlink:show="embed" xlink:actuate="onLoad"/><draw:image xlink:href="./ObjectReplacements/Object 245" xlink:type="simple" xlink:show="embed" xlink:actuate="onLoad"/></draw:frame></text:p>
      <text:p text:style-name="P167">使得对所以<draw:frame draw:style-name="fr1" draw:name="Object158" text:anchor-type="as-char" svg:y="-0.1484in" svg:width="0.5638in" svg:height="0.1902in" draw:z-index="245"><draw:object xlink:href="./Object 246" xlink:type="simple" xlink:show="embed" xlink:actuate="onLoad"/><draw:image xlink:href="./ObjectReplacements/Object 246" xlink:type="simple" xlink:show="embed" xlink:actuate="onLoad"/></draw:frame>,函数<draw:frame draw:style-name="fr1" draw:name="Object159" text:anchor-type="as-char" svg:y="-0.152in" svg:width="0.6035in" svg:height="0.2in" draw:z-index="246"><draw:object xlink:href="./Object 247" xlink:type="simple" xlink:show="embed" xlink:actuate="onLoad"/><draw:image xlink:href="./ObjectReplacements/Object 247" xlink:type="simple" xlink:show="embed" xlink:actuate="onLoad"/></draw:frame>满足条件</text:p>
      <text:p text:style-name="P168"><draw:frame draw:style-name="fr1" draw:name="Object160" text:anchor-type="as-char" svg:y="-0.1634in" svg:width="1.5193in" svg:height="0.2146in" draw:z-index="247"><draw:object xlink:href="./Object 248" xlink:type="simple" xlink:show="embed" xlink:actuate="onLoad"/><draw:image xlink:href="./ObjectReplacements/Object 248" xlink:type="simple" xlink:show="embed" xlink:actuate="onLoad"/></draw:frame></text:p>
      <text:p text:style-name="P170">则称<draw:frame draw:style-name="fr1" draw:name="Object161" text:anchor-type="as-char" svg:y="-0.152in" svg:width="0.6035in" svg:height="0.2in"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152in" svg:width="0.402in" svg:height="0.2in" draw:z-index="249"><draw:object xlink:href="./Object 250" xlink:type="simple" xlink:show="embed" xlink:actuate="onLoad"/><draw:image xlink:href="./ObjectReplacements/Object 250" xlink:type="simple" xlink:show="embed" xlink:actuate="onLoad"/></draw:frame>为映射函数。</text:p>
      <text:p text:style-name="P172">正定核</text:p>
      <text:p text:style-name="P170"><text:tab/>设<draw:frame draw:style-name="fr1" draw:name="Object163" text:anchor-type="as-char" svg:y="-0.1484in" svg:width="1.039in" svg:height="0.1902in"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152in" svg:width="0.6035in" svg:height="0.2in"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152in" svg:width="1.9634in" svg:height="0.2134in" draw:z-index="252"><draw:object xlink:href="./Object 253" xlink:type="simple" xlink:show="embed" xlink:actuate="onLoad"/><draw:image xlink:href="./ObjectReplacements/Object 253" xlink:type="simple" xlink:show="embed" xlink:actuate="onLoad"/></draw:frame>对应的Gram矩阵：</text:p>
      <text:p text:style-name="P169"><draw:frame draw:style-name="fr1" draw:name="Object166" text:anchor-type="as-char" svg:y="-0.1634in" svg:width="1.3874in" svg:height="0.2236in" draw:z-index="253"><draw:object xlink:href="./Object 254" xlink:type="simple" xlink:show="embed" xlink:actuate="onLoad"/><draw:image xlink:href="./ObjectReplacements/Object 254" xlink:type="simple" xlink:show="embed" xlink:actuate="onLoad"/></draw:frame></text:p>
      <text:p text:style-name="P170">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0.611in" svg:width="2.8374in" svg:height="1.1874in" draw:z-index="254"><draw:object xlink:href="./Object 255" xlink:type="simple" xlink:show="embed" xlink:actuate="onLoad"/><draw:image xlink:href="./ObjectReplacements/Object 255" xlink:type="simple" xlink:show="embed" xlink:actuate="onLoad"/></draw:frame></text:p>
      <text:p text:style-name="P173"><text:soft-page-break/>(1)两个变量的二次规划的求解方法</text:p>
      <text:p text:style-name="P173">假设选择的两个变量为<draw:frame draw:style-name="fr1" draw:name="对象90" text:anchor-type="as-char" svg:y="-0.1484in" svg:width="0.478in" svg:height="0.2091in"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1484in" svg:width="1.0909in" svg:height="0.2091in"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74"><draw:frame draw:style-name="fr1" draw:name="对象92" text:anchor-type="as-char" svg:y="-0.611in" svg:width="6.3102in" svg:height="1.1874in" draw:z-index="257"><draw:object xlink:href="./Object 258" xlink:type="simple" xlink:show="embed" xlink:actuate="onLoad"/><draw:image xlink:href="./ObjectReplacements/Object 258" xlink:type="simple" xlink:show="embed" xlink:actuate="onLoad"/></draw:frame></text:p>
      <text:p text:style-name="P175">考虑分隔超平面(w,b)</text:p>
      <text:p text:style-name="P176"><draw:frame draw:style-name="fr1" draw:name="对象93" text:anchor-type="as-char" svg:y="-0.1626in" svg:width="1.3154in" svg:height="0.2146in" draw:z-index="258"><draw:object xlink:href="./Object 259" xlink:type="simple" xlink:show="embed" xlink:actuate="onLoad"/><draw:image xlink:href="./ObjectReplacements/Object 259" xlink:type="simple" xlink:show="embed" xlink:actuate="onLoad"/></draw:frame></text:p>
      <text:p text:style-name="P175">由<draw:frame draw:style-name="fr1" draw:name="对象94" text:anchor-type="as-char" svg:y="-0.2909in" svg:width="1.2917in" svg:height="0.4591in" draw:z-index="259"><draw:object xlink:href="./Object 260" xlink:type="simple" xlink:show="embed" xlink:actuate="onLoad"/><draw:image xlink:href="./ObjectReplacements/Object 260" xlink:type="simple" xlink:show="embed" xlink:actuate="onLoad"/></draw:frame>得</text:p>
      <text:p text:style-name="P176"><draw:frame draw:style-name="fr1" draw:name="对象95" text:anchor-type="as-char" svg:y="-0.2909in" svg:width="3.6008in" svg:height="0.4591in" draw:z-index="260"><draw:object xlink:href="./Object 261" xlink:type="simple" xlink:show="embed" xlink:actuate="onLoad"/><draw:image xlink:href="./ObjectReplacements/Object 261" xlink:type="simple" xlink:show="embed" xlink:actuate="onLoad"/></draw:frame></text:p>
      <text:p text:style-name="P175">令<draw:frame draw:style-name="fr1" draw:name="对象96" text:anchor-type="as-char" svg:y="-0.2909in" svg:width="1.5929in" svg:height="0.4591in"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6"><draw:frame draw:style-name="fr1" draw:name="对象97" text:anchor-type="as-char" svg:y="-0.2909in" svg:width="4.3717in" svg:height="0.4591in" draw:z-index="262"><draw:object xlink:href="./Object 263" xlink:type="simple" xlink:show="embed" xlink:actuate="onLoad"/><draw:image xlink:href="./ObjectReplacements/Object 263" xlink:type="simple" xlink:show="embed" xlink:actuate="onLoad"/></draw:frame></text:p>
      <text:p text:style-name="P177">由<draw:frame draw:style-name="fr1" draw:name="对象98" text:anchor-type="as-char" svg:y="-0.1626in" svg:width="2.4874in" svg:height="0.2228in" draw:z-index="263"><draw:object xlink:href="./Object 264" xlink:type="simple" xlink:show="embed" xlink:actuate="onLoad"/><draw:image xlink:href="./ObjectReplacements/Object 264" xlink:type="simple" xlink:show="embed" xlink:actuate="onLoad"/></draw:frame><text:span text:style-name="T62">，代入上式子得：</text:span></text:p>
      <text:p text:style-name="P178"><draw:frame draw:style-name="fr1" draw:name="对象99" text:anchor-type="as-char" svg:y="-0.2437in" svg:width="7.0035in" svg:height="0.3929in" draw:z-index="264"><draw:object xlink:href="./Object 265" xlink:type="simple" xlink:show="embed" xlink:actuate="onLoad"/><draw:image xlink:href="./ObjectReplacements/Object 265" xlink:type="simple" xlink:show="embed" xlink:actuate="onLoad"/></draw:frame></text:p>
      <text:p text:style-name="P179">对<draw:frame draw:style-name="fr1" draw:name="对象100" text:anchor-type="as-char" svg:y="-0.0917in" svg:width="0.2472in" svg:height="0.152in" draw:z-index="265"><draw:object xlink:href="./Object 266" xlink:type="simple" xlink:show="embed" xlink:actuate="onLoad"/><draw:image xlink:href="./ObjectReplacements/Object 266" xlink:type="simple" xlink:show="embed" xlink:actuate="onLoad"/></draw:frame>求导</text:p>
      <text:p text:style-name="P180"><draw:frame draw:style-name="fr1" draw:name="对象101" text:anchor-type="as-char" svg:y="-0.3335in" svg:width="5.8638in" svg:height="0.6311in" draw:z-index="266"><draw:object xlink:href="./Object 267" xlink:type="simple" xlink:show="embed" xlink:actuate="onLoad"/><draw:image xlink:href="./ObjectReplacements/Object 267" xlink:type="simple" xlink:show="embed" xlink:actuate="onLoad"/></draw:frame></text:p>
      <text:p text:style-name="P181">可以得出：</text:p>
      <text:p text:style-name="P183"><draw:frame draw:style-name="fr1" draw:name="对象102" text:anchor-type="as-char" svg:y="-0.1929in" svg:width="5.0846in" svg:height="0.2535in" draw:z-index="267"><draw:object xlink:href="./Object 268" xlink:type="simple" xlink:show="embed" xlink:actuate="onLoad"/><draw:image xlink:href="./ObjectReplacements/Object 268" xlink:type="simple" xlink:show="embed" xlink:actuate="onLoad"/></draw:frame></text:p>
      <text:p text:style-name="P183"/>
      <text:p text:style-name="P181">又因为</text:p>
      <text:p text:style-name="P182"><draw:frame draw:style-name="fr1" draw:name="对象103" text:anchor-type="as-char" svg:y="-0.4374in" svg:width="3.6866in" svg:height="0.9264in" draw:z-index="268"><draw:object xlink:href="./Object 269" xlink:type="simple" xlink:show="embed" xlink:actuate="onLoad"/><draw:image xlink:href="./ObjectReplacements/Object 269" xlink:type="simple" xlink:show="embed" xlink:actuate="onLoad"/></draw:frame></text:p>
      <text:p text:style-name="P181"><text:soft-page-break/>将<text:span text:style-name="T63">v带入※式，可得：</text:span></text:p>
      <text:p text:style-name="P182"><draw:frame draw:style-name="fr1" draw:name="对象104" text:anchor-type="as-char" svg:y="-0.2634in" svg:width="6.3181in" svg:height="0.4917in" draw:z-index="269"><draw:object xlink:href="./Object 270" xlink:type="simple" xlink:show="embed" xlink:actuate="onLoad"/><draw:image xlink:href="./ObjectReplacements/Object 270" xlink:type="simple" xlink:show="embed" xlink:actuate="onLoad"/></draw:frame></text:p>
      <text:p text:style-name="P184">假设<draw:frame draw:style-name="fr1" draw:name="对象105" text:anchor-type="as-char" svg:y="-0.1984in" svg:width="0.6783in" svg:height="0.2598in"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1992in" svg:width="1.2874in" svg:height="0.2598in"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85"><text:span text:style-name="T65"><draw:frame draw:style-name="fr1" draw:name="对象108" text:anchor-type="as-char" svg:y="-0.1626in" svg:width="1.0465in" svg:height="0.2228in" draw:z-index="273"><draw:object xlink:href="./Object 274" xlink:type="simple" xlink:show="embed" xlink:actuate="onLoad"/><draw:image xlink:href="./ObjectReplacements/Object 274" xlink:type="simple" xlink:show="embed" xlink:actuate="onLoad"/></draw:frame></text:span><text:span text:style-name="T65">，</text:span></text:p>
      <text:p text:style-name="P187">可得</text:p>
      <text:p text:style-name="P186"><draw:frame draw:style-name="fr1" draw:name="对象107" text:anchor-type="as-char" svg:y="-0.172in" svg:width="4.1819in" svg:height="0.2327in" draw:z-index="272"><draw:object xlink:href="./Object 273" xlink:type="simple" xlink:show="embed" xlink:actuate="onLoad"/><draw:image xlink:href="./ObjectReplacements/Object 273" xlink:type="simple" xlink:show="embed" xlink:actuate="onLoad"/></draw:frame></text:p>
      <text:p text:style-name="P187">令<draw:frame draw:style-name="fr1" draw:name="对象109" text:anchor-type="as-char" svg:y="-0.1484in" svg:width="1.4925in" svg:height="0.2091in" draw:z-index="274"><draw:object xlink:href="./Object 275" xlink:type="simple" xlink:show="embed" xlink:actuate="onLoad"/><draw:image xlink:href="./ObjectReplacements/Object 275" xlink:type="simple" xlink:show="embed" xlink:actuate="onLoad"/></draw:frame>，得出</text:p>
      <text:p text:style-name="P188"><draw:frame draw:style-name="fr1" draw:name="对象110" text:anchor-type="as-char" svg:y="-0.2835in" svg:width="1.6102in" svg:height="0.3807in" draw:z-index="275"><draw:object xlink:href="./Object 276" xlink:type="simple" xlink:show="embed" xlink:actuate="onLoad"/><draw:image xlink:href="./ObjectReplacements/Object 276" xlink:type="simple" xlink:show="embed" xlink:actuate="onLoad"/></draw:frame></text:p>
      <text:p text:style-name="P189">(2)变量的选择方法</text:p>
      <text:p text:style-name="P190"><text:tab/>KKT条件如下：</text:p>
      <text:p text:style-name="P191"><draw:frame draw:style-name="fr1" draw:name="对象111" text:anchor-type="as-char" svg:y="-0.4453in" svg:width="1.7846in" svg:height="0.8547in" draw:z-index="276"><draw:object xlink:href="./Object 277" xlink:type="simple" xlink:show="embed" xlink:actuate="onLoad"/><draw:image xlink:href="./ObjectReplacements/Object 277" xlink:type="simple" xlink:show="embed" xlink:actuate="onLoad"/></draw:frame></text:p>
      <text:p text:style-name="P192">a)第一个变量的选择</text:p>
      <text:p text:style-name="P192"><text:tab/>首先遍历所以满足<draw:frame draw:style-name="fr1" draw:name="对象112" text:anchor-type="as-char" svg:y="-0.152in" svg:width="0.7571in" svg:height="0.2126in"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2">b)第二个变量的选择</text:p>
      <text:p text:style-name="P192"><text:tab/><draw:frame draw:style-name="fr1" draw:name="对象113" text:anchor-type="as-char" svg:y="-0.0846in" svg:width="0.2398in" svg:height="0.1457in"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1484in" svg:width="0.7252in" svg:height="0.2091in"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0846in" svg:width="0.2398in" svg:height="0.1457in"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1484in" svg:width="0.7252in" svg:height="0.2091in" draw:z-index="281"><draw:object xlink:href="./Object 282" xlink:type="simple" xlink:show="embed" xlink:actuate="onLoad"/><draw:image xlink:href="./ObjectReplacements/Object 282" xlink:type="simple" xlink:show="embed" xlink:actuate="onLoad"/></draw:frame></text:span><text:span text:style-name="T66">最大．</text:span></text:p>
      <text:p text:style-name="P193">(3)计算阀值b和差值<draw:frame draw:style-name="fr1" draw:name="对象117" text:anchor-type="as-char" svg:y="-0.1484in" svg:width="0.2264in" svg:height="0.2091in" draw:z-index="282"><draw:object xlink:href="./Object 283" xlink:type="simple" xlink:show="embed" xlink:actuate="onLoad"/><draw:image xlink:href="./ObjectReplacements/Object 283" xlink:type="simple" xlink:show="embed" xlink:actuate="onLoad"/></draw:frame></text:p>
      <text:p text:style-name="P194">当<draw:frame draw:style-name="fr1" draw:name="对象118" text:anchor-type="as-char" svg:y="-0.1984in" svg:width="0.9256in" svg:height="0.2598in" draw:z-index="283"><draw:object xlink:href="./Object 284" xlink:type="simple" xlink:show="embed" xlink:actuate="onLoad"/><draw:image xlink:href="./ObjectReplacements/Object 284" xlink:type="simple" xlink:show="embed" xlink:actuate="onLoad"/></draw:frame>时，由<draw:frame draw:style-name="fr1" draw:name="对象119" text:anchor-type="as-char" svg:y="-0.152in" svg:width="2.3756in" svg:height="0.2126in" draw:z-index="284"><draw:object xlink:href="./Object 285" xlink:type="simple" xlink:show="embed" xlink:actuate="onLoad"/><draw:image xlink:href="./ObjectReplacements/Object 285" xlink:type="simple" xlink:show="embed" xlink:actuate="onLoad"/></draw:frame>得：</text:p>
      <text:p text:style-name="P195"><draw:frame draw:style-name="fr1" draw:name="对象120" text:anchor-type="as-char" svg:y="-0.4374in" svg:width="1.9701in" svg:height="0.9264in" draw:z-index="285"><draw:object xlink:href="./Object 286" xlink:type="simple" xlink:show="embed" xlink:actuate="onLoad"/><draw:image xlink:href="./ObjectReplacements/Object 286" xlink:type="simple" xlink:show="embed" xlink:actuate="onLoad"/></draw:frame></text:p>
      <text:p text:style-name="P196">因为<draw:frame draw:style-name="fr1" draw:name="对象121" text:anchor-type="as-char" svg:y="-0.152in" svg:width="0.9882in" svg:height="0.2126in" draw:z-index="286"><draw:object xlink:href="./Object 287" xlink:type="simple" xlink:show="embed" xlink:actuate="onLoad"/><draw:image xlink:href="./ObjectReplacements/Object 287" xlink:type="simple" xlink:show="embed" xlink:actuate="onLoad"/></draw:frame></text:p>
      <text:p text:style-name="P197"><draw:frame draw:style-name="fr1" draw:name="对象122" text:anchor-type="as-char" svg:y="-0.1984in" svg:width="2.8772in" svg:height="0.2598in" draw:z-index="287"><draw:object xlink:href="./Object 288" xlink:type="simple" xlink:show="embed" xlink:actuate="onLoad"/><draw:image xlink:href="./ObjectReplacements/Object 288" xlink:type="simple" xlink:show="embed" xlink:actuate="onLoad"/></draw:frame></text:p>
      <text:p text:style-name="P196"><text:soft-page-break/>消去<text:span text:style-name="T67">v项，</text:span></text:p>
      <text:p text:style-name="P197"><draw:frame draw:style-name="fr1" draw:name="对象123" text:anchor-type="as-char" svg:y="-0.1984in" svg:width="3.9165in" svg:height="0.2598in" draw:z-index="288"><draw:object xlink:href="./Object 289" xlink:type="simple" xlink:show="embed" xlink:actuate="onLoad"/><draw:image xlink:href="./ObjectReplacements/Object 289" xlink:type="simple" xlink:show="embed" xlink:actuate="onLoad"/></draw:frame></text:p>
      <text:p text:style-name="P198">使用b更新E</text:p>
      <text:p text:style-name="P199"><draw:frame draw:style-name="fr1" draw:name="对象124" text:anchor-type="as-char" svg:y="-0.2909in" svg:width="2.498in" svg:height="0.4591in" draw:z-index="289"><draw:object xlink:href="./Object 290" xlink:type="simple" xlink:show="embed" xlink:actuate="onLoad"/><draw:image xlink:href="./ObjectReplacements/Object 290" xlink:type="simple" xlink:show="embed" xlink:actuate="onLoad"/></draw:frame></text:p>
      <text:h text:style-name="P376" text:outline-level="3">5.7.3 决策树</text:h>
      <text:p text:style-name="P200"><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200">一、特征选择问题</text:p>
      <text:p text:style-name="P200">信息增益</text:p>
      <text:p text:style-name="P200"><text:tab/>特征<text:span text:style-name="T68">A对训练数据集D的信息增益g(D,A),定义为集合D的经验熵H(D)与特征A给定条件下D的经验条件熵H(D|A)之差，即</text:span></text:p>
      <text:p text:style-name="P44"><draw:frame draw:style-name="fr1" draw:name="Object167" text:anchor-type="as-char" svg:y="-0.1626in" svg:width="2.0043in" svg:height="0.2146in" draw:z-index="290"><draw:object xlink:href="./Object 291" xlink:type="simple" xlink:show="embed" xlink:actuate="onLoad"/><draw:image xlink:href="./ObjectReplacements/Object 291" xlink:type="simple" xlink:show="embed" xlink:actuate="onLoad"/></draw:frame></text:p>
      <text:p text:style-name="P201"><text:tab/>在给定<draw:frame draw:style-name="fr1" draw:name="对象125" text:anchor-type="as-char" svg:y="-0.1484in" svg:width="0.2291in" svg:height="0.2091in"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1484in" svg:width="0.2in" svg:height="0.2091in"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152in" svg:width="0.639in" svg:height="0.2126in"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152in" svg:width="0.7134in" svg:height="0.2126in" draw:z-index="294"><draw:object xlink:href="./Object 295" xlink:type="simple" xlink:show="embed" xlink:actuate="onLoad"/><draw:image xlink:href="./ObjectReplacements/Object 295" xlink:type="simple" xlink:show="embed" xlink:actuate="onLoad"/></draw:frame>为</text:p>
      <text:p text:style-name="P202"><draw:frame draw:style-name="fr1" draw:name="对象129" text:anchor-type="as-char" svg:y="-0.1807in" svg:width="2.3764in" svg:height="0.3484in" draw:z-index="295"><draw:object xlink:href="./Object 296" xlink:type="simple" xlink:show="embed" xlink:actuate="onLoad"/><draw:image xlink:href="./ObjectReplacements/Object 296" xlink:type="simple" xlink:show="embed" xlink:actuate="onLoad"/></draw:frame></text:p>
      <text:p text:style-name="P201">进一步在给定Y(各个<draw:frame draw:style-name="fr1" draw:name="对象130" text:anchor-type="as-char" svg:y="-0.1484in" svg:width="0.2291in" svg:height="0.2091in"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152in" svg:width="0.6783in" svg:height="0.2in" draw:z-index="297"><draw:object xlink:href="./Object 298" xlink:type="simple" xlink:show="embed" xlink:actuate="onLoad"/><draw:image xlink:href="./ObjectReplacements/Object 298" xlink:type="simple" xlink:show="embed" xlink:actuate="onLoad"/></draw:frame>定义为</text:p>
      <text:p text:style-name="P202"><draw:frame draw:style-name="fr1" draw:name="对象132" text:anchor-type="as-char" svg:y="-0.1807in" svg:width="3.8189in" svg:height="0.3484in" draw:z-index="298"><draw:object xlink:href="./Object 299" xlink:type="simple" xlink:show="embed" xlink:actuate="onLoad"/><draw:image xlink:href="./ObjectReplacements/Object 299" xlink:type="simple" xlink:show="embed" xlink:actuate="onLoad"/></draw:frame></text:p>
      <text:p text:style-name="P203">信息增益比</text:p>
      <text:p text:style-name="P203"><text:tab/>特征<text:span text:style-name="T69">A对训练数据集D的信息增益比</text:span><text:span text:style-name="T69"><draw:frame draw:style-name="fr1" draw:name="对象133" text:anchor-type="as-char" svg:y="-0.152in" svg:width="0.722in" svg:height="0.2126in"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152in" svg:width="0.6528in" svg:height="0.2in"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152in" svg:width="0.498in" svg:height="0.2in" draw:z-index="301"><draw:object xlink:href="./Object 302" xlink:type="simple" xlink:show="embed" xlink:actuate="onLoad"/><draw:image xlink:href="./ObjectReplacements/Object 302" xlink:type="simple" xlink:show="embed" xlink:actuate="onLoad"/></draw:frame></text:span><text:span text:style-name="T69">之比：</text:span></text:p>
      <text:p text:style-name="P204"><draw:frame draw:style-name="fr1" draw:name="对象136" text:anchor-type="as-char" svg:y="-0.2744in" svg:width="1.0244in" svg:height="0.4535in" draw:z-index="302"><draw:object xlink:href="./Object 303" xlink:type="simple" xlink:show="embed" xlink:actuate="onLoad"/><draw:image xlink:href="./ObjectReplacements/Object 303" xlink:type="simple" xlink:show="embed" xlink:actuate="onLoad"/></draw:frame></text:p>
      <text:p text:style-name="P205">二、ID3算法<text:span text:style-name="T70">、C4.5生成算法（略）</text:span></text:p>
      <text:p text:style-name="P205">三<text:span text:style-name="T70">、决策树的剪枝</text:span></text:p>
      <text:p text:style-name="P205"><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1484in" svg:width="0.2508in" svg:height="0.2091in"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1484in" svg:width="0.2937in" svg:height="0.2091in"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152in" svg:width="0.5075in" svg:height="0.2126in"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1484in" svg:width="0.4161in" svg:height="0.1839in"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6"><draw:frame draw:style-name="fr1" draw:name="对象141" text:anchor-type="as-char" svg:y="-0.2957in" svg:width="1.9937in" svg:height="0.4638in" draw:z-index="307"><draw:object xlink:href="./Object 308" xlink:type="simple" xlink:show="embed" xlink:actuate="onLoad"/><draw:image xlink:href="./ObjectReplacements/Object 308" xlink:type="simple" xlink:show="embed" xlink:actuate="onLoad"/></draw:frame></text:p>
      <text:p text:style-name="P207">其中经验熵为</text:p>
      <text:p text:style-name="P208"><draw:frame draw:style-name="fr1" draw:name="对象142" text:anchor-type="as-char" svg:y="-0.2689in" svg:width="1.8181in" svg:height="0.4425in" draw:z-index="308"><draw:object xlink:href="./Object 309" xlink:type="simple" xlink:show="embed" xlink:actuate="onLoad"/><draw:image xlink:href="./ObjectReplacements/Object 309" xlink:type="simple" xlink:show="embed" xlink:actuate="onLoad"/></draw:frame></text:p>
      <text:p text:style-name="P207">记<draw:frame draw:style-name="fr1" draw:name="对象143" text:anchor-type="as-char" svg:y="-0.2811in" svg:width="1.4189in" svg:height="0.4492in" draw:z-index="309"><draw:object xlink:href="./Object 310" xlink:type="simple" xlink:show="embed" xlink:actuate="onLoad"/><draw:image xlink:href="./ObjectReplacements/Object 310" xlink:type="simple" xlink:show="embed" xlink:actuate="onLoad"/></draw:frame>，则</text:p>
      <text:p text:style-name="P208"><draw:frame draw:style-name="fr1" draw:name="对象144" text:anchor-type="as-char" svg:y="-0.1626in" svg:width="1.5008in" svg:height="0.2228in" draw:z-index="310"><draw:object xlink:href="./Object 311" xlink:type="simple" xlink:show="embed" xlink:actuate="onLoad"/><draw:image xlink:href="./ObjectReplacements/Object 311" xlink:type="simple" xlink:show="embed" xlink:actuate="onLoad"/></draw:frame></text:p>
      <text:p text:style-name="P210"/>
      <text:p text:style-name="P210">四、CART(classification and regression tree)算法</text:p>
      <text:p text:style-name="P210">1)CART生产</text:p>
      <text:p text:style-name="P210">a. 回归树的生成</text:p>
      <text:p text:style-name="P210">假设<text:span text:style-name="T71">X与Y分别为输入和输出变量，并且Y是连续变量，给定训练数据集</text:span></text:p>
      <text:p text:style-name="P209"><draw:frame draw:style-name="fr1" draw:name="对象145" text:anchor-type="as-char" svg:y="-0.1626in" svg:width="2.3866in" svg:height="0.2228in" draw:z-index="311"><draw:object xlink:href="./Object 312" xlink:type="simple" xlink:show="embed" xlink:actuate="onLoad"/><draw:image xlink:href="./ObjectReplacements/Object 312" xlink:type="simple" xlink:show="embed" xlink:actuate="onLoad"/></draw:frame></text:p>
      <text:p text:style-name="P211">输入空间划分为M个单元<draw:frame draw:style-name="fr1" draw:name="对象146" text:anchor-type="as-char" svg:y="-0.1484in" svg:width="1.0457in" svg:height="0.2091in"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1484in" svg:width="0.2693in" svg:height="0.2091in"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1484in" svg:width="0.2366in" svg:height="0.2091in" draw:z-index="314"><draw:object xlink:href="./Object 315" xlink:type="simple" xlink:show="embed" xlink:actuate="onLoad"/><draw:image xlink:href="./ObjectReplacements/Object 315" xlink:type="simple" xlink:show="embed" xlink:actuate="onLoad"/></draw:frame>,于是回归模型可以表示为</text:p>
      <text:p text:style-name="P212"><draw:frame draw:style-name="fr1" draw:name="对象149" text:anchor-type="as-char" svg:y="-0.2807in" svg:width="1.5673in" svg:height="0.4484in" draw:z-index="315"><draw:object xlink:href="./Object 316" xlink:type="simple" xlink:show="embed" xlink:actuate="onLoad"/><draw:image xlink:href="./ObjectReplacements/Object 316" xlink:type="simple" xlink:show="embed" xlink:actuate="onLoad"/></draw:frame></text:p>
      <text:p text:style-name="P213"/>
      <text:p text:style-name="P214">其中<draw:frame draw:style-name="fr1" draw:name="对象150" text:anchor-type="as-char" svg:y="-0.252in" svg:width="1.4783in" svg:height="0.4693in" draw:z-index="316"><draw:object xlink:href="./Object 317" xlink:type="simple" xlink:show="embed" xlink:actuate="onLoad"/><draw:image xlink:href="./ObjectReplacements/Object 317" xlink:type="simple" xlink:show="embed" xlink:actuate="onLoad"/></draw:frame></text:p>
      <text:p text:style-name="P215">接下来寻找输入空间的一个近视最优划分</text:p>
      <text:p text:style-name="P216">选择第j个变量<draw:frame draw:style-name="fr1" draw:name="对象151" text:anchor-type="as-char" svg:y="-0.1744in" svg:width="0.2874in" svg:height="0.2098in"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7"><draw:frame draw:style-name="fr1" draw:name="对象152" text:anchor-type="as-char" svg:y="-0.2634in" svg:width="1.5252in" svg:height="0.4909in" draw:z-index="318"><draw:object xlink:href="./Object 319" xlink:type="simple" xlink:show="embed" xlink:actuate="onLoad"/><draw:image xlink:href="./ObjectReplacements/Object 319" xlink:type="simple" xlink:show="embed" xlink:actuate="onLoad"/></draw:frame></text:p>
      <text:p text:style-name="P216">目标函数</text:p>
      <text:p text:style-name="P217"><text:soft-page-break/><draw:frame draw:style-name="fr1" draw:name="对象153" text:anchor-type="as-char" svg:y="-0.1929in" svg:width="2.9563in" svg:height="0.3839in" draw:z-index="319"><draw:object xlink:href="./Object 320" xlink:type="simple" xlink:show="embed" xlink:actuate="onLoad"/><draw:image xlink:href="./ObjectReplacements/Object 320" xlink:type="simple" xlink:show="embed" xlink:actuate="onLoad"/></draw:frame></text:p>
      <text:p text:style-name="P218">其中</text:p>
      <text:p text:style-name="P219"><draw:frame draw:style-name="fr1" draw:name="对象154" text:anchor-type="as-char" svg:y="-0.2453in" svg:width="1.7752in" svg:height="0.4547in" draw:z-index="320"><draw:object xlink:href="./Object 321" xlink:type="simple" xlink:show="embed" xlink:actuate="onLoad"/><draw:image xlink:href="./ObjectReplacements/Object 321" xlink:type="simple" xlink:show="embed" xlink:actuate="onLoad"/></draw:frame></text:p>
      <text:p text:style-name="P220">b. 分类树的生成</text:p>
      <text:p text:style-name="P220">基尼指数</text:p>
      <text:p text:style-name="P220"><text:tab/>分类问题中<text:span text:style-name="T72">，假设有K个类，样本点属于第k类的概率为</text:span><text:span text:style-name="T72"><draw:frame draw:style-name="fr1" draw:name="对象155" text:anchor-type="as-char" svg:y="-0.1484in" svg:width="0.2362in" svg:height="0.2091in"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1"><draw:frame draw:style-name="fr1" draw:name="对象156" text:anchor-type="as-char" svg:y="-0.2807in" svg:width="2.3819in" svg:height="0.4484in" draw:z-index="322"><draw:object xlink:href="./Object 323" xlink:type="simple" xlink:show="embed" xlink:actuate="onLoad"/><draw:image xlink:href="./ObjectReplacements/Object 323" xlink:type="simple" xlink:show="embed" xlink:actuate="onLoad"/></draw:frame></text:p>
      <text:p text:style-name="P220">如果样本集合<text:span text:style-name="T72">D根据特征A是否取某一可能值</text:span><text:span text:style-name="T72"><draw:frame draw:style-name="fr1" draw:name="对象157" text:anchor-type="as-char" svg:y="-0.0846in" svg:width="0.1898in" svg:height="0.0953in"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1484in" svg:width="0.5291in" svg:height="0.2091in"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1"><draw:frame draw:style-name="fr1" draw:name="对象159" text:anchor-type="as-char" svg:y="-0.278in" svg:width="3.0528in" svg:height="0.4354in" draw:z-index="325"><draw:object xlink:href="./Object 326" xlink:type="simple" xlink:show="embed" xlink:actuate="onLoad"/><draw:image xlink:href="./ObjectReplacements/Object 326" xlink:type="simple" xlink:show="embed" xlink:actuate="onLoad"/></draw:frame></text:p>
      <text:p text:style-name="P222">2) CART剪枝</text:p>
      <text:p text:style-name="P222"><text:tab/>在剪枝过程中损失的函数为<text:span text:style-name="T73">：</text:span></text:p>
      <text:p text:style-name="P223"><draw:frame draw:style-name="fr1" draw:name="对象160" text:anchor-type="as-char" svg:y="-0.1626in" svg:width="1.5146in" svg:height="0.2146in" draw:z-index="326"><draw:object xlink:href="./Object 327" xlink:type="simple" xlink:show="embed" xlink:actuate="onLoad"/><draw:image xlink:href="./ObjectReplacements/Object 327" xlink:type="simple" xlink:show="embed" xlink:actuate="onLoad"/></draw:frame></text:p>
      <text:p text:style-name="P226">而对于未剪枝前子树<draw:frame draw:style-name="fr1" draw:name="对象161" text:anchor-type="as-char" svg:y="-0.1484in" svg:width="0.2244in" svg:height="0.2091in" draw:z-index="327"><draw:object xlink:href="./Object 328" xlink:type="simple" xlink:show="embed" xlink:actuate="onLoad"/><draw:image xlink:href="./ObjectReplacements/Object 328" xlink:type="simple" xlink:show="embed" xlink:actuate="onLoad"/></draw:frame>的损失函数为：</text:p>
      <text:p text:style-name="P224"><draw:frame draw:style-name="fr1" draw:name="对象162" text:anchor-type="as-char" svg:y="-0.1626in" svg:width="1.628in" svg:height="0.228in" draw:z-index="328"><draw:object xlink:href="./Object 329" xlink:type="simple" xlink:show="embed" xlink:actuate="onLoad"/><draw:image xlink:href="./ObjectReplacements/Object 329" xlink:type="simple" xlink:show="embed" xlink:actuate="onLoad"/></draw:frame></text:p>
      <text:p text:style-name="P226">剪枝后的损失函数为：</text:p>
      <text:p text:style-name="P224"><draw:frame draw:style-name="fr1" draw:name="对象163" text:anchor-type="as-char" svg:y="-0.1626in" svg:width="1.1972in" svg:height="0.2146in" draw:z-index="329"><draw:object xlink:href="./Object 330" xlink:type="simple" xlink:show="embed" xlink:actuate="onLoad"/><draw:image xlink:href="./ObjectReplacements/Object 330" xlink:type="simple" xlink:show="embed" xlink:actuate="onLoad"/></draw:frame></text:p>
      <text:p text:style-name="P226">注意t为<draw:frame draw:style-name="fr1" draw:name="对象164" text:anchor-type="as-char" svg:y="-0.1484in" svg:width="0.2244in" svg:height="0.2091in"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7"><text:tab/>当<draw:frame draw:style-name="fr1" draw:name="对象165" text:anchor-type="as-char" svg:y="-0.1484in" svg:width="0.4236in" svg:height="0.1839in" draw:z-index="336"><draw:object xlink:href="./Object 332" xlink:type="simple" xlink:show="embed" xlink:actuate="onLoad"/><draw:image xlink:href="./ObjectReplacements/Object 332" xlink:type="simple" xlink:show="embed" xlink:actuate="onLoad"/></draw:frame>时有<draw:frame draw:style-name="fr1" draw:name="对象166" text:anchor-type="as-char" svg:y="-0.152in" svg:width="1.028in" svg:height="0.2126in"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1063in" svg:width="0.2165in" svg:height="0.1181in"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1063in" svg:width="0.2165in" svg:height="0.1181in"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152in" svg:width="1.0661in" svg:height="0.2126in"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25"><text:span text:style-name="T74"><draw:frame draw:style-name="fr1" draw:name="对象175" text:anchor-type="as-char" svg:y="-0.2835in" svg:width="1.1047in" svg:height="0.4661in" draw:z-index="341"><draw:object xlink:href="./Object 342" xlink:type="simple" xlink:show="embed" xlink:actuate="onLoad"/><draw:image xlink:href="./ObjectReplacements/Object 342" xlink:type="simple" xlink:show="embed" xlink:actuate="onLoad"/></draw:frame></text:span><text:span text:style-name="T74">,</text:span></text:p>
      <text:p text:style-name="P227"><text:span text:style-name="T74">当</text:span><text:span text:style-name="T74"><draw:frame draw:style-name="fr1" draw:name="对象170" text:anchor-type="as-char" svg:y="-0.1063in" svg:width="0.2165in" svg:height="0.1181in"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152in" svg:width="1.0409in" svg:height="0.2126in"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1063in" svg:width="0.2165in" svg:height="0.1181in"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1063in" svg:width="0.2165in" svg:height="0.1181in"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152in" svg:width="0.4472in" svg:height="0.2in"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6">二<text:span text:style-name="T75">、交叉验证选取最优子树(略)</text:span></text:p>
      <text:h text:style-name="P377" text:outline-level="3"><text:soft-page-break/>5.7.4 k近邻法(k-nearest neighbor,k-NN)</text:h>
      <text:p text:style-name="P228">一、k近邻算法</text:p>
      <text:p text:style-name="P228"><text:tab/>对输入实例<draw:frame draw:style-name="fr1" draw:name="对象176" text:anchor-type="as-char" svg:y="-0.1484in" svg:width="0.2in" svg:height="0.2091in"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152in" svg:width="0.4547in" svg:height="0.2126in" draw:z-index="343"><draw:object xlink:href="./Object 344" xlink:type="simple" xlink:show="embed" xlink:actuate="onLoad"/><draw:image xlink:href="./ObjectReplacements/Object 344" xlink:type="simple" xlink:show="embed" xlink:actuate="onLoad"/></draw:frame>中大多数实例的类别。</text:p>
      <text:p text:style-name="P228">二<text:span text:style-name="T76">、k近邻法的实现：kd树</text:span></text:p>
      <text:p text:style-name="P229">1)kd树的构造</text:p>
      <text:p text:style-name="P229">输入：k维空间数据集<draw:frame draw:style-name="fr1" draw:name="对象178" text:anchor-type="as-char" svg:y="-0.1598in" svg:width="1.2339in" svg:height="0.2307in" draw:z-index="344"><draw:object xlink:href="./Object 345" xlink:type="simple" xlink:show="embed" xlink:actuate="onLoad"/><draw:image xlink:href="./ObjectReplacements/Object 345" xlink:type="simple" xlink:show="embed" xlink:actuate="onLoad"/></draw:frame>，其中<draw:frame draw:style-name="fr1" draw:name="对象179" text:anchor-type="as-char" svg:y="-0.1744in" svg:width="2.3827in" svg:height="0.2346in" draw:z-index="345"><draw:object xlink:href="./Object 346" xlink:type="simple" xlink:show="embed" xlink:actuate="onLoad"/><draw:image xlink:href="./ObjectReplacements/Object 346" xlink:type="simple" xlink:show="embed" xlink:actuate="onLoad"/></draw:frame></text:p>
      <text:p text:style-name="P229">输出：kd树</text:p>
      <text:p text:style-name="P230">(a)开始<text:span text:style-name="T77">：构造根节点，根节点对应于包含T的k维空间的超矩形区域。</text:span></text:p>
      <text:p text:style-name="P230">选择<draw:frame draw:style-name="fr1" draw:name="对象180" text:anchor-type="as-char" svg:y="-0.1744in" svg:width="0.2917in" svg:height="0.2098in"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1744in" svg:width="0.2917in" svg:height="0.2098in"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1744in" svg:width="0.2917in" svg:height="0.2098in"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1">(b)重复<text:span text:style-name="T79">：对深度为j的节点，选择</text:span><text:span text:style-name="T79"><draw:frame draw:style-name="fr1" draw:name="对象183" text:anchor-type="as-char" svg:y="-0.1929in" svg:width="1.5374in" svg:height="0.2457in"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1744in" svg:width="0.272in" svg:height="0.2098in"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2">(c)直到没有实例需要划分时停止。</text:p>
      <text:p text:style-name="P233">2)kd树的最近邻搜索<text:span text:style-name="T80">(略)</text:span></text:p>
      <text:p text:style-name="P233"/>
      <text:h text:style-name="P378" text:outline-level="3">5.7.5 朴素贝叶斯法</text:h>
      <text:p text:style-name="P234"><text:tab/>假设有训练数据</text:p>
      <text:p text:style-name="P45"><draw:frame draw:style-name="fr1" draw:name="对象185" text:anchor-type="as-char" svg:y="-0.1783in" svg:width="2.4764in" svg:height="0.2555in" draw:z-index="351"><draw:object xlink:href="./Object 352" xlink:type="simple" xlink:show="embed" xlink:actuate="onLoad"/><draw:image xlink:href="./ObjectReplacements/Object 352" xlink:type="simple" xlink:show="embed" xlink:actuate="onLoad"/></draw:frame></text:p>
      <text:p text:style-name="P107">其中输入数据<draw:frame draw:style-name="fr1" draw:name="对象186" text:anchor-type="as-char" svg:y="-0.1984in" svg:width="2.1055in" svg:height="0.2772in"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1" draw:name="对象187" text:anchor-type="as-char" svg:y="-0.1929in" svg:width="1.3047in" svg:height="0.2535in"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38"><draw:frame draw:style-name="fr1" draw:name="对象188" text:anchor-type="as-char" svg:y="-0.3299in" svg:width="3.5535in" svg:height="0.7083in" draw:z-index="354"><draw:object xlink:href="./Object 355" xlink:type="simple" xlink:show="embed" xlink:actuate="onLoad"/><draw:image xlink:href="./ObjectReplacements/Object 355" xlink:type="simple" xlink:show="embed" xlink:actuate="onLoad"/></draw:frame></text:p>
      <text:p text:style-name="P107">后验概率为</text:p>
      <text:p text:style-name="P46"><draw:frame draw:style-name="fr1" draw:name="对象189" text:anchor-type="as-char" svg:y="-0.2835in" svg:width="3.3862in" svg:height="0.5965in" draw:z-index="355"><draw:object xlink:href="./Object 356" xlink:type="simple" xlink:show="embed" xlink:actuate="onLoad"/><draw:image xlink:href="./ObjectReplacements/Object 356" xlink:type="simple" xlink:show="embed" xlink:actuate="onLoad"/></draw:frame></text:p>
      <text:p text:style-name="P46"/>
      <text:p text:style-name="P235"><text:soft-page-break/>贝叶斯估计</text:p>
      <text:p text:style-name="P235"><text:tab/>用极大似然估计可能会出现所要估计的概率值为0情况，为解决这种情况，引入常量<draw:frame draw:style-name="fr1" draw:name="对象190" text:anchor-type="as-char" svg:y="-0.1484in" svg:width="0.4083in" svg:height="0.1839in" draw:z-index="356"><draw:object xlink:href="./Object 357" xlink:type="simple" xlink:show="embed" xlink:actuate="onLoad"/><draw:image xlink:href="./ObjectReplacements/Object 357" xlink:type="simple" xlink:show="embed" xlink:actuate="onLoad"/></draw:frame>，条件概率的贝叶斯估计为</text:p>
      <text:p text:style-name="P236"><draw:frame draw:style-name="fr1" draw:name="对象191" text:anchor-type="as-char" svg:y="-0.5189in" svg:width="3.3874in" svg:height="0.9425in" draw:z-index="357"><draw:object xlink:href="./Object 358" xlink:type="simple" xlink:show="embed" xlink:actuate="onLoad"/><draw:image xlink:href="./ObjectReplacements/Object 358" xlink:type="simple" xlink:show="embed" xlink:actuate="onLoad"/></draw:frame></text:p>
      <text:p text:style-name="P235">其中<draw:frame draw:style-name="fr1" draw:name="对象192" text:anchor-type="as-char" svg:y="-0.1484in" svg:width="0.2193in" svg:height="0.2091in" draw:z-index="358"><draw:object xlink:href="./Object 359" xlink:type="simple" xlink:show="embed" xlink:actuate="onLoad"/><draw:image xlink:href="./ObjectReplacements/Object 359" xlink:type="simple" xlink:show="embed" xlink:actuate="onLoad"/></draw:frame>是<draw:frame draw:style-name="fr1" draw:name="对象193" text:anchor-type="as-char" svg:y="-0.1744in" svg:width="0.3256in" svg:height="0.2098in"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36"><draw:frame draw:style-name="fr1" draw:name="对象194" text:anchor-type="as-char" svg:y="-0.5189in" svg:width="2.1319in" svg:height="0.6681in" draw:z-index="360"><draw:object xlink:href="./Object 361" xlink:type="simple" xlink:show="embed" xlink:actuate="onLoad"/><draw:image xlink:href="./ObjectReplacements/Object 361" xlink:type="simple" xlink:show="embed" xlink:actuate="onLoad"/></draw:frame></text:p>
      <text:p text:style-name="P237">其中K为输入空间的划分数量。</text:p>
      <text:p text:style-name="P237"/>
      <text:h text:style-name="P379" text:outline-level="3">5.7.6 感知机(perceptron)</text:h>
      <text:p text:style-name="P239"><text:tab/>假设输入空间<draw:frame draw:style-name="fr1" draw:name="对象195" text:anchor-type="as-char" svg:y="-0.172in" svg:width="0.5307in" svg:height="0.2075in" draw:z-index="361"><draw:object xlink:href="./Object 362" xlink:type="simple" xlink:show="embed" xlink:actuate="onLoad"/><draw:image xlink:href="./ObjectReplacements/Object 362" xlink:type="simple" xlink:show="embed" xlink:actuate="onLoad"/></draw:frame>输出空间是<draw:frame draw:style-name="fr1" draw:name="对象196" text:anchor-type="as-char" svg:y="-0.1929in" svg:width="0.9339in" svg:height="0.2457in"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1" draw:name="对象197" text:anchor-type="as-char" svg:y="-0.1626in" svg:width="1.4965in" svg:height="0.2146in" draw:z-index="363"><draw:object xlink:href="./Object 364" xlink:type="simple" xlink:show="embed" xlink:actuate="onLoad"/><draw:image xlink:href="./ObjectReplacements/Object 364" xlink:type="simple" xlink:show="embed" xlink:actuate="onLoad"/></draw:frame></text:p>
      <text:p text:style-name="P108">称为感知机<text:span text:style-name="T83">；其中，w和b为感知机模型的参数，</text:span><text:span text:style-name="T83"><draw:frame draw:style-name="fr1" draw:name="对象198" text:anchor-type="as-char" svg:y="-0.172in" svg:width="0.5008in" svg:height="0.2075in"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1" draw:name="对象199" text:anchor-type="as-char" svg:y="-0.1484in" svg:width="0.4154in" svg:height="0.1839in"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1" draw:name="对象200" text:anchor-type="as-char" svg:y="-0.3075in" svg:width="1.5417in" svg:height="0.572in" draw:z-index="366"><draw:object xlink:href="./Object 367" xlink:type="simple" xlink:show="embed" xlink:actuate="onLoad"/><draw:image xlink:href="./ObjectReplacements/Object 367" xlink:type="simple" xlink:show="embed" xlink:actuate="onLoad"/></draw:frame></text:p>
      <text:p text:style-name="P240">引进损失函数，代表<text:span text:style-name="T57">误分类点</text:span><text:span text:style-name="T57"><draw:frame draw:style-name="fr1" draw:name="对象204" text:anchor-type="as-char" svg:y="-0.1484in" svg:width="0.5181in" svg:height="0.2091in" draw:z-index="370"><draw:object xlink:href="./Object 371" xlink:type="simple" xlink:show="embed" xlink:actuate="onLoad"/><draw:image xlink:href="./ObjectReplacements/Object 371" xlink:type="simple" xlink:show="embed" xlink:actuate="onLoad"/></draw:frame></text:span>到超平面的总距离</text:p>
      <text:p text:style-name="P241"><draw:frame draw:style-name="fr1" draw:name="对象201" text:anchor-type="as-char" svg:y="-0.2437in" svg:width="1.0382in" svg:height="0.4008in" draw:z-index="367"><draw:object xlink:href="./Object 368" xlink:type="simple" xlink:show="embed" xlink:actuate="onLoad"/><draw:image xlink:href="./ObjectReplacements/Object 368" xlink:type="simple" xlink:show="embed" xlink:actuate="onLoad"/></draw:frame></text:p>
      <text:p text:style-name="P240">等价于</text:p>
      <text:p text:style-name="P241"><draw:frame draw:style-name="fr1" draw:name="对象202" text:anchor-type="as-char" svg:y="-0.1807in" svg:width="2.0453in" svg:height="0.3634in" draw:z-index="368"><draw:object xlink:href="./Object 369" xlink:type="simple" xlink:show="embed" xlink:actuate="onLoad"/><draw:image xlink:href="./ObjectReplacements/Object 369" xlink:type="simple" xlink:show="embed" xlink:actuate="onLoad"/></draw:frame></text:p>
      <text:p text:style-name="P240">上式对<text:span text:style-name="T84">w,b求偏导</text:span></text:p>
      <text:p text:style-name="P241"><draw:frame draw:style-name="fr1" draw:name="对象203" text:anchor-type="as-char" svg:y="-0.3346in" svg:width="1.7756in" svg:height="0.7346in" draw:z-index="369"><draw:object xlink:href="./Object 370" xlink:type="simple" xlink:show="embed" xlink:actuate="onLoad"/><draw:image xlink:href="./ObjectReplacements/Object 370" xlink:type="simple" xlink:show="embed" xlink:actuate="onLoad"/></draw:frame></text:p>
      <text:p text:style-name="P242">随机选择一个误分类点<draw:frame draw:style-name="fr1" draw:name="对象205" text:anchor-type="as-char" svg:y="-0.152in" svg:width="0.8299in" svg:height="0.2126in" draw:z-index="371"><draw:object xlink:href="./Object 372" xlink:type="simple" xlink:show="embed" xlink:actuate="onLoad"/><draw:image xlink:href="./ObjectReplacements/Object 372" xlink:type="simple" xlink:show="embed" xlink:actuate="onLoad"/></draw:frame><text:span text:style-name="T85">，对w,b进行更新：</text:span></text:p>
      <text:p text:style-name="P243"><text:soft-page-break/><draw:frame draw:style-name="fr1" draw:name="对象206" text:anchor-type="as-char" svg:y="-0.2602in" svg:width="1.1902in" svg:height="0.4957in" draw:z-index="372"><draw:object xlink:href="./Object 373" xlink:type="simple" xlink:show="embed" xlink:actuate="onLoad"/><draw:image xlink:href="./ObjectReplacements/Object 373" xlink:type="simple" xlink:show="embed" xlink:actuate="onLoad"/></draw:frame></text:p>
      <text:p text:style-name="P244">不断通过迭代可以期待损失函数不断减小，直到为0。</text:p>
      <text:p text:style-name="P245">现在假设初始值<draw:frame draw:style-name="fr1" draw:name="对象207" text:anchor-type="as-char" svg:y="-0.1484in" svg:width="0.4717in" svg:height="0.2091in" draw:z-index="373"><draw:object xlink:href="./Object 374" xlink:type="simple" xlink:show="embed" xlink:actuate="onLoad"/><draw:image xlink:href="./ObjectReplacements/Object 374" xlink:type="simple" xlink:show="embed" xlink:actuate="onLoad"/></draw:frame>设置为0，则最后学习到的w,b可以表示为</text:p>
      <text:p text:style-name="P246"><draw:frame draw:style-name="fr1" draw:name="对象208" text:anchor-type="as-char" svg:y="-0.3827in" svg:width="1.2043in" svg:height="0.8161in" draw:z-index="374"><draw:object xlink:href="./Object 375" xlink:type="simple" xlink:show="embed" xlink:actuate="onLoad"/><draw:image xlink:href="./ObjectReplacements/Object 375" xlink:type="simple" xlink:show="embed" xlink:actuate="onLoad"/></draw:frame></text:p>
      <text:p text:style-name="P245">其中<draw:frame draw:style-name="fr1" draw:name="对象209" text:anchor-type="as-char" svg:y="-0.1602in" svg:width="0.678in" svg:height="0.2264in" draw:z-index="375"><draw:object xlink:href="./Object 376" xlink:type="simple" xlink:show="embed" xlink:actuate="onLoad"/><draw:image xlink:href="./ObjectReplacements/Object 376" xlink:type="simple" xlink:show="embed" xlink:actuate="onLoad"/></draw:frame>，<draw:frame draw:style-name="fr1" draw:name="对象210" text:anchor-type="as-char" svg:y="-0.1484in" svg:width="0.1957in" svg:height="0.2091in" draw:z-index="376"><draw:object xlink:href="./Object 377" xlink:type="simple" xlink:show="embed" xlink:actuate="onLoad"/><draw:image xlink:href="./ObjectReplacements/Object 377" xlink:type="simple" xlink:show="embed" xlink:actuate="onLoad"/></draw:frame>为学习结束时<draw:frame draw:style-name="fr1" draw:name="对象211" text:anchor-type="as-char" svg:y="-0.152in" svg:width="0.539in" svg:height="0.2126in" draw:z-index="377"><draw:object xlink:href="./Object 378" xlink:type="simple" xlink:show="embed" xlink:actuate="onLoad"/><draw:image xlink:href="./ObjectReplacements/Object 378" xlink:type="simple" xlink:show="embed" xlink:actuate="onLoad"/></draw:frame>误分类的次数，<draw:frame draw:style-name="fr1" draw:name="对象212" text:anchor-type="as-char" svg:y="-0.0839in" svg:width="0.1846in" svg:height="0.1256in" draw:z-index="378"><draw:object xlink:href="./Object 379" xlink:type="simple" xlink:show="embed" xlink:actuate="onLoad"/><draw:image xlink:href="./ObjectReplacements/Object 379" xlink:type="simple" xlink:show="embed" xlink:actuate="onLoad"/></draw:frame>为学习因子；</text:p>
      <text:p text:style-name="P245">可得感知机的模型</text:p>
      <text:p text:style-name="P246"><draw:frame draw:style-name="fr1" draw:name="对象213" text:anchor-type="as-char" svg:y="-0.2909in" svg:width="2.1075in" svg:height="0.4591in" draw:z-index="379"><draw:object xlink:href="./Object 380" xlink:type="simple" xlink:show="embed" xlink:actuate="onLoad"/><draw:image xlink:href="./ObjectReplacements/Object 380" xlink:type="simple" xlink:show="embed" xlink:actuate="onLoad"/></draw:frame></text:p>
      <text:p text:style-name="P247">注意上面式子中的内积形式</text:p>
      <text:p text:style-name="P248"><draw:frame draw:style-name="fr1" draw:name="对象214" text:anchor-type="as-char" svg:y="-0.1484in" svg:width="1.0791in" svg:height="0.2091in" draw:z-index="380"><draw:object xlink:href="./Object 381" xlink:type="simple" xlink:show="embed" xlink:actuate="onLoad"/><draw:image xlink:href="./ObjectReplacements/Object 381" xlink:type="simple" xlink:show="embed" xlink:actuate="onLoad"/></draw:frame></text:p>
      <text:p text:style-name="P247">这个矩阵被称为Gram矩阵<text:span text:style-name="T86">，这个矩阵在训练算法中可以带来便利</text:span>。</text:p>
      <text:h text:style-name="P380" text:outline-level="3">5.7.7逻辑斯谛回归与最大熵模型</text:h>
      <text:p text:style-name="P249">一、逻辑斯谛分布<text:span text:style-name="T87">(logistic distribution)</text:span></text:p>
      <text:p text:style-name="P249">设<text:span text:style-name="T88">X是连续随机变量，X服从逻辑斯谛分布是指X具有下列分布函数和密度函数：</text:span></text:p>
      <text:p text:style-name="P48"><draw:frame draw:style-name="fr1" draw:name="对象215" text:anchor-type="as-char" svg:y="-0.5807in" svg:width="2.7937in" svg:height="1.1307in" draw:z-index="381"><draw:object xlink:href="./Object 382" xlink:type="simple" xlink:show="embed" xlink:actuate="onLoad"/><draw:image xlink:href="./ObjectReplacements/Object 382" xlink:type="simple" xlink:show="embed" xlink:actuate="onLoad"/></draw:frame></text:p>
      <text:p text:style-name="P250">二、二项逻辑斯谛回归模型</text:p>
      <text:p text:style-name="P250">二项逻辑斯谛回归模型是如下的条件概率分布：</text:p>
      <text:p text:style-name="P251"><draw:frame draw:style-name="fr1" draw:name="对象216" text:anchor-type="as-char" svg:y="-0.4638in" svg:width="1.9126in" svg:height="0.8846in" draw:z-index="382"><draw:object xlink:href="./Object 383" xlink:type="simple" xlink:show="embed" xlink:actuate="onLoad"/><draw:image xlink:href="./ObjectReplacements/Object 383" xlink:type="simple" xlink:show="embed" xlink:actuate="onLoad"/></draw:frame></text:p>
      <text:p text:style-name="P250">注意这里<draw:frame draw:style-name="fr1" draw:name="对象217" text:anchor-type="as-char" svg:y="-0.1929in" svg:width="3.4811in" svg:height="0.2457in" draw:z-index="383"><draw:object xlink:href="./Object 384" xlink:type="simple" xlink:show="embed" xlink:actuate="onLoad"/><draw:image xlink:href="./ObjectReplacements/Object 384" xlink:type="simple" xlink:show="embed" xlink:actuate="onLoad"/></draw:frame></text:p>
      <text:p text:style-name="P250"/>
      <text:p text:style-name="P250"><text:soft-page-break/>三<text:span text:style-name="T89">、模型参数估计</text:span></text:p>
      <text:p text:style-name="P250"><text:tab/>对于训练数据<draw:frame draw:style-name="fr1" draw:name="对象218" text:anchor-type="as-char" svg:y="-0.1929in" svg:width="2.3728in" svg:height="0.2535in"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50"><text:tab/>可以这样的考虑<text:span text:style-name="T90">，假设存在一个数据生成函数，现在已知训练数据，如何寻找这样一个最优的数据生成函数？假设生成数据生成函数</text:span><text:span text:style-name="T90"><draw:frame draw:style-name="fr1" draw:name="对象219" text:anchor-type="as-char" svg:y="-0.1484in" svg:width="1.1047in" svg:height="0.2091in"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51"><draw:frame draw:style-name="fr1" draw:name="对象220" text:anchor-type="as-char" svg:y="-0.272in" svg:width="1.8075in" svg:height="0.4366in" draw:z-index="386"><draw:object xlink:href="./Object 387" xlink:type="simple" xlink:show="embed" xlink:actuate="onLoad"/><draw:image xlink:href="./ObjectReplacements/Object 387" xlink:type="simple" xlink:show="embed" xlink:actuate="onLoad"/></draw:frame></text:p>
      <text:p text:style-name="P252">其中<draw:frame draw:style-name="fr1" draw:name="对象221" text:anchor-type="as-char" svg:y="-0.2437in" svg:width="0.7898in" svg:height="0.3929in" draw:z-index="387"><draw:object xlink:href="./Object 388" xlink:type="simple" xlink:show="embed" xlink:actuate="onLoad"/><draw:image xlink:href="./ObjectReplacements/Object 388" xlink:type="simple" xlink:show="embed" xlink:actuate="onLoad"/></draw:frame>，<draw:frame draw:style-name="fr1" draw:name="对象222" text:anchor-type="as-char" svg:y="-0.1701in" svg:width="1.8429in" svg:height="0.339in" draw:z-index="388"><draw:object xlink:href="./Object 389" xlink:type="simple" xlink:show="embed" xlink:actuate="onLoad"/><draw:image xlink:href="./ObjectReplacements/Object 389" xlink:type="simple" xlink:show="embed" xlink:actuate="onLoad"/></draw:frame><text:span text:style-name="T91">，可得</text:span></text:p>
      <text:p text:style-name="P253"><draw:frame draw:style-name="fr1" draw:name="对象223" text:anchor-type="as-char" svg:y="-0.152in" svg:width="1.3638in" svg:height="0.2126in" draw:z-index="389"><draw:object xlink:href="./Object 390" xlink:type="simple" xlink:show="embed" xlink:actuate="onLoad"/><draw:image xlink:href="./ObjectReplacements/Object 390" xlink:type="simple" xlink:show="embed" xlink:actuate="onLoad"/></draw:frame></text:p>
      <text:p text:style-name="P270">注意了上述成立的条件是先验分布是均匀分布，此时最大后验概率与最大似然估计是一致的。</text:p>
      <text:p text:style-name="P254">假设<draw:frame draw:style-name="fr1" draw:name="对象224" text:anchor-type="as-char" svg:y="-0.152in" svg:width="2.7425in" svg:height="0.2in" draw:z-index="390"><draw:object xlink:href="./Object 391" xlink:type="simple" xlink:show="embed" xlink:actuate="onLoad"/><draw:image xlink:href="./ObjectReplacements/Object 391" xlink:type="simple" xlink:show="embed" xlink:actuate="onLoad"/></draw:frame>，似然函数可以写成</text:p>
      <text:p text:style-name="P255"><draw:frame draw:style-name="fr1" draw:name="对象225" text:anchor-type="as-char" svg:y="-0.2929in" svg:width="1.9201in" svg:height="0.4583in" draw:z-index="391"><draw:object xlink:href="./Object 392" xlink:type="simple" xlink:show="embed" xlink:actuate="onLoad"/><draw:image xlink:href="./ObjectReplacements/Object 392" xlink:type="simple" xlink:show="embed" xlink:actuate="onLoad"/></draw:frame></text:p>
      <text:p text:style-name="P254">对数似然函数为</text:p>
      <text:p text:style-name="P255"><draw:frame draw:style-name="fr1" draw:name="对象226" text:anchor-type="as-char" svg:y="-0.4374in" svg:width="3.3752in" svg:height="0.9264in" draw:z-index="392"><draw:object xlink:href="./Object 393" xlink:type="simple" xlink:show="embed" xlink:actuate="onLoad"/><draw:image xlink:href="./ObjectReplacements/Object 393" xlink:type="simple" xlink:show="embed" xlink:actuate="onLoad"/></draw:frame></text:p>
      <text:p text:style-name="P254">对<text:span text:style-name="T92">L(w)求极大值，得出w的估计值。</text:span></text:p>
      <text:p text:style-name="P255"><draw:frame draw:style-name="fr1" draw:name="对象227" text:anchor-type="as-char" svg:y="-0.661in" svg:width="2.2335in" svg:height="1.3744in" draw:z-index="393"><draw:object xlink:href="./Object 394" xlink:type="simple" xlink:show="embed" xlink:actuate="onLoad"/><draw:image xlink:href="./ObjectReplacements/Object 394" xlink:type="simple" xlink:show="embed" xlink:actuate="onLoad"/></draw:frame></text:p>
      <text:p text:style-name="P254">四<text:span text:style-name="T93">、最大熵原理</text:span></text:p>
      <text:p text:style-name="P256">(1) 最大熵模型的定义</text:p>
      <text:p text:style-name="P256"><text:tab/>给定一个训练集<draw:frame draw:style-name="fr1" draw:name="对象228" text:anchor-type="as-char" svg:y="-0.1929in" svg:width="2.3728in" svg:height="0.2535in"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1" draw:name="对象229" text:anchor-type="as-char" svg:y="-0.1626in" svg:width="1.1165in" svg:height="0.2102in"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57"><text:soft-page-break/><draw:frame draw:style-name="fr1" draw:name="对象230" text:anchor-type="as-char" svg:y="-0.2965in" svg:width="2.1472in" svg:height="0.5508in" draw:z-index="396"><draw:object xlink:href="./Object 397" xlink:type="simple" xlink:show="embed" xlink:actuate="onLoad"/><draw:image xlink:href="./ObjectReplacements/Object 397" xlink:type="simple" xlink:show="embed" xlink:actuate="onLoad"/></draw:frame></text:p>
      <text:p text:style-name="P256">特征函数<draw:frame draw:style-name="fr1" draw:name="对象231" text:anchor-type="as-char" svg:y="-0.152in" svg:width="0.5693in" svg:height="0.2in" draw:z-index="397"><draw:object xlink:href="./Object 398" xlink:type="simple" xlink:show="embed" xlink:actuate="onLoad"/><draw:image xlink:href="./ObjectReplacements/Object 398" xlink:type="simple" xlink:show="embed" xlink:actuate="onLoad"/></draw:frame>关于经验分布<draw:frame draw:style-name="fr1" draw:name="对象232" text:anchor-type="as-char" svg:y="-0.1626in" svg:width="0.6626in" svg:height="0.2102in"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1" draw:name="对象233" text:anchor-type="as-char" svg:y="-0.152in" svg:width="0.4811in" svg:height="0.2126in" draw:z-index="399"><draw:object xlink:href="./Object 400" xlink:type="simple" xlink:show="embed" xlink:actuate="onLoad"/><draw:image xlink:href="./ObjectReplacements/Object 400" xlink:type="simple" xlink:show="embed" xlink:actuate="onLoad"/></draw:frame></text:span><text:span text:style-name="T95">表示</text:span></text:p>
      <text:p text:style-name="P257"><draw:frame draw:style-name="fr1" draw:name="对象234" text:anchor-type="as-char" svg:y="-0.1807in" svg:width="1.9811in" svg:height="0.3484in" draw:z-index="400"><draw:object xlink:href="./Object 401" xlink:type="simple" xlink:show="embed" xlink:actuate="onLoad"/><draw:image xlink:href="./ObjectReplacements/Object 401" xlink:type="simple" xlink:show="embed" xlink:actuate="onLoad"/></draw:frame></text:p>
      <text:p text:style-name="P256">特征函数<draw:frame draw:style-name="fr1" draw:name="对象235" text:anchor-type="as-char" svg:y="-0.152in" svg:width="0.0791in" svg:height="0.1839in" draw:z-index="401"><draw:object xlink:href="./Object 402" xlink:type="simple" xlink:show="embed" xlink:actuate="onLoad"/><draw:image xlink:href="./ObjectReplacements/Object 402" xlink:type="simple" xlink:show="embed" xlink:actuate="onLoad"/></draw:frame>关于模型<draw:frame draw:style-name="fr1" draw:name="对象236" text:anchor-type="as-char" svg:y="-0.152in" svg:width="0.6134in" svg:height="0.2in" draw:z-index="402"><draw:object xlink:href="./Object 403" xlink:type="simple" xlink:show="embed" xlink:actuate="onLoad"/><draw:image xlink:href="./ObjectReplacements/Object 403" xlink:type="simple" xlink:show="embed" xlink:actuate="onLoad"/></draw:frame>与经验分布<draw:frame draw:style-name="fr1" draw:name="对象237" text:anchor-type="as-char" svg:y="-0.1626in" svg:width="0.4693in" svg:height="0.2102in"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1" draw:name="对象238" text:anchor-type="as-char" svg:y="-0.152in" svg:width="0.4764in" svg:height="0.2126in" draw:z-index="404"><draw:object xlink:href="./Object 405" xlink:type="simple" xlink:show="embed" xlink:actuate="onLoad"/><draw:image xlink:href="./ObjectReplacements/Object 405" xlink:type="simple" xlink:show="embed" xlink:actuate="onLoad"/></draw:frame></text:span><text:span text:style-name="T95">表示</text:span></text:p>
      <text:p text:style-name="P257"><draw:frame draw:style-name="fr1" draw:name="对象239" text:anchor-type="as-char" svg:y="-0.1807in" svg:width="2.311in" svg:height="0.3484in" draw:z-index="405"><draw:object xlink:href="./Object 406" xlink:type="simple" xlink:show="embed" xlink:actuate="onLoad"/><draw:image xlink:href="./ObjectReplacements/Object 406" xlink:type="simple" xlink:show="embed" xlink:actuate="onLoad"/></draw:frame></text:p>
      <text:p text:style-name="P258">最大熵模型</text:p>
      <text:p text:style-name="P258">假设满足所以约束条件的模型集合<text:span text:style-name="T96">C</text:span>为</text:p>
      <text:p text:style-name="P259"><draw:frame draw:style-name="fr1" draw:name="对象240" text:anchor-type="as-char" svg:y="-0.1783in" svg:width="2.548in" svg:height="0.2555in" draw:z-index="406"><draw:object xlink:href="./Object 407" xlink:type="simple" xlink:show="embed" xlink:actuate="onLoad"/><draw:image xlink:href="./ObjectReplacements/Object 407" xlink:type="simple" xlink:show="embed" xlink:actuate="onLoad"/></draw:frame></text:p>
      <text:p text:style-name="P261">定义在条件概率分布P(Y|X)上的条件熵为</text:p>
      <text:p text:style-name="P260"><draw:frame draw:style-name="fr1" draw:name="对象241" text:anchor-type="as-char" svg:y="-0.1807in" svg:width="2.6756in" svg:height="0.3484in" draw:z-index="407"><draw:object xlink:href="./Object 408" xlink:type="simple" xlink:show="embed" xlink:actuate="onLoad"/><draw:image xlink:href="./ObjectReplacements/Object 408" xlink:type="simple" xlink:show="embed" xlink:actuate="onLoad"/></draw:frame></text:p>
      <text:p text:style-name="P261">则模型集合C中条件熵H(P)最大的模型称为最大熵模型。</text:p>
      <text:p text:style-name="P262">(2)最大熵模型的学习</text:p>
      <text:p text:style-name="P263"><draw:frame draw:style-name="fr1" draw:name="对象242" text:anchor-type="as-char" svg:y="-0.4701in" svg:width="3.0673in" svg:height="0.9917in" draw:z-index="408"><draw:object xlink:href="./Object 409" xlink:type="simple" xlink:show="embed" xlink:actuate="onLoad"/><draw:image xlink:href="./ObjectReplacements/Object 409" xlink:type="simple" xlink:show="embed" xlink:actuate="onLoad"/></draw:frame></text:p>
      <text:p text:style-name="P262">引入拉格朗日函数</text:p>
      <text:p text:style-name="P263"><draw:frame draw:style-name="fr1" draw:name="对象243" text:anchor-type="as-char" svg:y="-0.2917in" svg:width="4.5091in" svg:height="0.4598in" draw:z-index="409"><draw:object xlink:href="./Object 410" xlink:type="simple" xlink:show="embed" xlink:actuate="onLoad"/><draw:image xlink:href="./ObjectReplacements/Object 410" xlink:type="simple" xlink:show="embed" xlink:actuate="onLoad"/></draw:frame></text:p>
      <text:p text:style-name="P264">最优化的原始问题是</text:p>
      <text:p text:style-name="P265"><draw:frame draw:style-name="fr1" draw:name="对象244" text:anchor-type="as-char" svg:y="-0.1626in" svg:width="1.2827in" svg:height="0.3083in" draw:z-index="410"><draw:object xlink:href="./Object 411" xlink:type="simple" xlink:show="embed" xlink:actuate="onLoad"/><draw:image xlink:href="./ObjectReplacements/Object 411" xlink:type="simple" xlink:show="embed" xlink:actuate="onLoad"/></draw:frame></text:p>
      <text:p text:style-name="P264">对偶问题是</text:p>
      <text:p text:style-name="P265"><draw:frame draw:style-name="fr1" draw:name="对象245" text:anchor-type="as-char" svg:y="-0.1626in" svg:width="1.2827in" svg:height="0.3083in" draw:z-index="411"><draw:object xlink:href="./Object 412" xlink:type="simple" xlink:show="embed" xlink:actuate="onLoad"/><draw:image xlink:href="./ObjectReplacements/Object 412" xlink:type="simple" xlink:show="embed" xlink:actuate="onLoad"/></draw:frame></text:p>
      <text:p text:style-name="P266">求L(P,w)对P(y| x)的偏导数</text:p>
      <text:p text:style-name="P267"><text:soft-page-break/><draw:frame draw:style-name="fr1" draw:name="对象246" text:anchor-type="as-char" svg:y="-0.4429in" svg:width="5.0508in" svg:height="0.9374in" draw:z-index="412"><draw:object xlink:href="./Object 413" xlink:type="simple" xlink:show="embed" xlink:actuate="onLoad"/><draw:image xlink:href="./ObjectReplacements/Object 413" xlink:type="simple" xlink:show="embed" xlink:actuate="onLoad"/></draw:frame></text:p>
      <text:p text:style-name="P267"><draw:frame draw:style-name="fr1" draw:name="对象247" text:anchor-type="as-char" svg:y="-0.5189in" svg:width="4.1898in" svg:height="0.7071in" draw:z-index="413"><draw:object xlink:href="./Object 414" xlink:type="simple" xlink:show="embed" xlink:actuate="onLoad"/><draw:image xlink:href="./ObjectReplacements/Object 414" xlink:type="simple" xlink:show="embed" xlink:actuate="onLoad"/></draw:frame></text:p>
      <text:p text:style-name="P268">由于<draw:frame draw:style-name="fr1" draw:name="对象248" text:anchor-type="as-char" svg:y="-0.1701in" svg:width="1.0043in" svg:height="0.339in" draw:z-index="414"><draw:object xlink:href="./Object 415" xlink:type="simple" xlink:show="embed" xlink:actuate="onLoad"/><draw:image xlink:href="./ObjectReplacements/Object 415" xlink:type="simple" xlink:show="embed" xlink:actuate="onLoad"/></draw:frame>得</text:p>
      <text:p text:style-name="P269"><draw:frame draw:style-name="fr1" draw:name="对象249" text:anchor-type="as-char" svg:y="-0.2909in" svg:width="2.672in" svg:height="0.4646in" draw:z-index="415"><draw:object xlink:href="./Object 416" xlink:type="simple" xlink:show="embed" xlink:actuate="onLoad"/><draw:image xlink:href="./ObjectReplacements/Object 416" xlink:type="simple" xlink:show="embed" xlink:actuate="onLoad"/></draw:frame></text:p>
      <text:p text:style-name="P268">其中，</text:p>
      <text:p text:style-name="P269"><draw:frame draw:style-name="fr1" draw:name="对象250" text:anchor-type="as-char" svg:y="-0.2909in" svg:width="2.2602in" svg:height="0.4591in" draw:z-index="416"><draw:object xlink:href="./Object 417" xlink:type="simple" xlink:show="embed" xlink:actuate="onLoad"/><draw:image xlink:href="./ObjectReplacements/Object 417" xlink:type="simple" xlink:show="embed" xlink:actuate="onLoad"/></draw:frame></text:p>
      <text:p text:style-name="P268">求解对偶问题外部的极大化问题。</text:p>
      <text:p text:style-name="P271">(2)极大似然估计</text:p>
      <text:p text:style-name="P271"><text:tab/>最大熵模型把未知的，不确定的信息认为是服从均匀分布，和最大似然估计是一致的；假设有一直训练数据<draw:frame draw:style-name="fr1" draw:name="对象251" text:anchor-type="as-char" svg:y="-0.1929in" svg:width="3.3189in" svg:height="0.2535in"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72"><draw:frame draw:style-name="fr1" draw:name="对象252" text:anchor-type="as-char" svg:y="-0.2929in" svg:width="1.6752in" svg:height="0.4583in" draw:z-index="418"><draw:object xlink:href="./Object 419" xlink:type="simple" xlink:show="embed" xlink:actuate="onLoad"/><draw:image xlink:href="./ObjectReplacements/Object 419" xlink:type="simple" xlink:show="embed" xlink:actuate="onLoad"/></draw:frame></text:p>
      <text:p text:style-name="P271">对两边开<text:span text:style-name="T98">N次根号</text:span></text:p>
      <text:p text:style-name="P272"><draw:frame draw:style-name="fr1" draw:name="对象253" text:anchor-type="as-char" svg:y="-0.2929in" svg:width="1.7646in" svg:height="0.4583in" draw:z-index="419"><draw:object xlink:href="./Object 420" xlink:type="simple" xlink:show="embed" xlink:actuate="onLoad"/><draw:image xlink:href="./ObjectReplacements/Object 420" xlink:type="simple" xlink:show="embed" xlink:actuate="onLoad"/></draw:frame></text:p>
      <text:p text:style-name="P273">假设训练数据集中有K个数据<draw:frame draw:style-name="fr1" draw:name="对象254" text:anchor-type="as-char" svg:y="-0.1929in" svg:width="2.1228in" svg:height="0.2535in" draw:z-index="420"><draw:object xlink:href="./Object 421" xlink:type="simple" xlink:show="embed" xlink:actuate="onLoad"/><draw:image xlink:href="./ObjectReplacements/Object 421" xlink:type="simple" xlink:show="embed" xlink:actuate="onLoad"/></draw:frame>是不同的,令<draw:frame draw:style-name="fr1" draw:name="对象256" text:anchor-type="as-char" svg:y="-0.1484in" svg:width="0.289in" svg:height="0.2091in" draw:z-index="422"><draw:object xlink:href="./Object 423" xlink:type="simple" xlink:show="embed" xlink:actuate="onLoad"/><draw:image xlink:href="./ObjectReplacements/Object 423" xlink:type="simple" xlink:show="embed" xlink:actuate="onLoad"/></draw:frame>为实例点<draw:frame draw:style-name="fr1" draw:name="对象257" text:anchor-type="as-char" svg:y="-0.152in" svg:width="0.5543in" svg:height="0.2126in" draw:z-index="423"><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74"><draw:frame draw:style-name="fr1" draw:name="对象255" text:anchor-type="as-char" svg:y="-0.5402in" svg:width="2.8071in" svg:height="1.1654in" draw:z-index="421"><draw:object xlink:href="./Object 422" xlink:type="simple" xlink:show="embed" xlink:actuate="onLoad"/><draw:image xlink:href="./ObjectReplacements/Object 422" xlink:type="simple" xlink:show="embed" xlink:actuate="onLoad"/></draw:frame></text:p>
      <text:p text:style-name="P273">对数似然函数如下</text:p>
      <text:p text:style-name="P274"><text:soft-page-break/><draw:frame draw:style-name="fr1" draw:name="对象258" text:anchor-type="as-char" svg:y="-0.6717in" svg:width="4.3799in" svg:height="1.3929in" draw:z-index="424"><draw:object xlink:href="./Object 425" xlink:type="simple" xlink:show="embed" xlink:actuate="onLoad"/><draw:image xlink:href="./ObjectReplacements/Object 425" xlink:type="simple" xlink:show="embed" xlink:actuate="onLoad"/></draw:frame></text:p>
      <text:p text:style-name="P273">注意上面的第二个等式到第三个等式的转换<text:span text:style-name="T100">，是令</text:span><text:span text:style-name="T100"><draw:frame draw:style-name="fr1" draw:name="对象259" text:anchor-type="as-char" svg:y="-0.1626in" svg:width="0.9598in" svg:height="0.2228in"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1" draw:name="对象260" text:anchor-type="as-char" svg:y="-0.1626in" svg:width="1.1346in" svg:height="0.2228in"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73">故对数似然函数写成</text:p>
      <text:p text:style-name="P274"><draw:frame draw:style-name="fr1" draw:name="对象261" text:anchor-type="as-char" svg:y="-0.2909in" svg:width="2.639in" svg:height="0.4591in" draw:z-index="427"><draw:object xlink:href="./Object 428" xlink:type="simple" xlink:show="embed" xlink:actuate="onLoad"/><draw:image xlink:href="./ObjectReplacements/Object 428" xlink:type="simple" xlink:show="embed" xlink:actuate="onLoad"/></draw:frame></text:p>
      <text:p text:style-name="P275">可以求得最大熵模型学习中的对偶函数极大化等价于最大熵模型的极大似然估计。</text:p>
      <text:p text:style-name="P275">五<text:span text:style-name="T101">、模型学习的最优化算法</text:span></text:p>
      <text:p text:style-name="P276">(1)改进的迭代尺度法<text:span text:style-name="T102">(improved iterative scaling,IIS)</text:span></text:p>
      <text:p text:style-name="P276">已知最大熵模型为</text:p>
      <text:p text:style-name="P277"><draw:frame draw:style-name="fr1" draw:name="对象262" text:anchor-type="as-char" svg:y="-0.2909in" svg:width="2.672in" svg:height="0.4783in" draw:z-index="428"><draw:object xlink:href="./Object 429" xlink:type="simple" xlink:show="embed" xlink:actuate="onLoad"/><draw:image xlink:href="./ObjectReplacements/Object 429" xlink:type="simple" xlink:show="embed" xlink:actuate="onLoad"/></draw:frame></text:p>
      <text:p text:style-name="P276">其中</text:p>
      <text:p text:style-name="P277"><draw:frame draw:style-name="fr1" draw:name="对象263" text:anchor-type="as-char" svg:y="-0.2909in" svg:width="2.2602in" svg:height="0.4591in" draw:z-index="429"><draw:object xlink:href="./Object 430" xlink:type="simple" xlink:show="embed" xlink:actuate="onLoad"/><draw:image xlink:href="./ObjectReplacements/Object 430" xlink:type="simple" xlink:show="embed" xlink:actuate="onLoad"/></draw:frame></text:p>
      <text:p text:style-name="P276">对数似然函数为</text:p>
      <text:p text:style-name="P277"><draw:frame draw:style-name="fr1" draw:name="对象264" text:anchor-type="as-char" svg:y="-0.2909in" svg:width="3.7898in" svg:height="0.4591in" draw:z-index="430"><draw:object xlink:href="./Object 431" xlink:type="simple" xlink:show="embed" xlink:actuate="onLoad"/><draw:image xlink:href="./ObjectReplacements/Object 431" xlink:type="simple" xlink:show="embed" xlink:actuate="onLoad"/></draw:frame></text:p>
      <text:p text:style-name="P278">假设最大熵模型当前的参数向量是<draw:frame draw:style-name="fr1" draw:name="对象265" text:anchor-type="as-char" svg:y="-0.172in" svg:width="1.3992in" svg:height="0.2327in" draw:z-index="431"><draw:object xlink:href="./Object 432" xlink:type="simple" xlink:show="embed" xlink:actuate="onLoad"/><draw:image xlink:href="./ObjectReplacements/Object 432" xlink:type="simple" xlink:show="embed" xlink:actuate="onLoad"/></draw:frame>，希望找到一个新的参数向量<draw:frame draw:style-name="fr1" draw:name="对象266" text:anchor-type="as-char" svg:y="-0.172in" svg:width="2.3571in" svg:height="0.2327in"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1" draw:name="对象267" text:anchor-type="as-char" svg:y="-0.1626in" svg:width="0.6134in" svg:height="0.2102in" draw:z-index="433"><draw:object xlink:href="./Object 434" xlink:type="simple" xlink:show="embed" xlink:actuate="onLoad"/><draw:image xlink:href="./ObjectReplacements/Object 434" xlink:type="simple" xlink:show="embed" xlink:actuate="onLoad"/></draw:frame>,模型参数从<draw:frame draw:style-name="fr1" draw:name="对象268" text:anchor-type="as-char" svg:y="-0.1484in" svg:width="0.2016in" svg:height="0.1839in" draw:z-index="434"><draw:object xlink:href="./Object 435" xlink:type="simple" xlink:show="embed" xlink:actuate="onLoad"/><draw:image xlink:href="./ObjectReplacements/Object 435" xlink:type="simple" xlink:show="embed" xlink:actuate="onLoad"/></draw:frame>到<draw:frame draw:style-name="fr1" draw:name="对象269" text:anchor-type="as-char" svg:y="-0.1484in" svg:width="0.402in" svg:height="0.1839in" draw:z-index="435"><draw:object xlink:href="./Object 436" xlink:type="simple" xlink:show="embed" xlink:actuate="onLoad"/><draw:image xlink:href="./ObjectReplacements/Object 436" xlink:type="simple" xlink:show="embed" xlink:actuate="onLoad"/></draw:frame>，对数似然函数的改变量是</text:p>
      <text:p text:style-name="P279"><draw:frame draw:style-name="fr1" draw:name="对象270" text:anchor-type="as-char" svg:y="-0.4354in" svg:width="4.8311in" svg:height="0.8362in" draw:z-index="436"><draw:object xlink:href="./Object 437" xlink:type="simple" xlink:show="embed" xlink:actuate="onLoad"/><draw:image xlink:href="./ObjectReplacements/Object 437" xlink:type="simple" xlink:show="embed" xlink:actuate="onLoad"/></draw:frame></text:p>
      <text:p text:style-name="P278">利用不等式</text:p>
      <text:p text:style-name="P279"><draw:frame draw:style-name="fr1" draw:name="对象271" text:anchor-type="as-char" svg:y="-0.1929in" svg:width="1.4972in" svg:height="0.2457in" draw:z-index="437"><draw:object xlink:href="./Object 438" xlink:type="simple" xlink:show="embed" xlink:actuate="onLoad"/><draw:image xlink:href="./ObjectReplacements/Object 438" xlink:type="simple" xlink:show="embed" xlink:actuate="onLoad"/></draw:frame></text:p>
      <text:p text:style-name="P280"><text:soft-page-break/>建立对数似然函数改变量的下界：</text:p>
      <text:p text:style-name="P281"><draw:frame draw:style-name="fr1" draw:name="对象272" text:anchor-type="as-char" svg:y="-0.448in" svg:width="4.9744in" svg:height="0.9457in" draw:z-index="438"><draw:object xlink:href="./Object 439" xlink:type="simple" xlink:show="embed" xlink:actuate="onLoad"/><draw:image xlink:href="./ObjectReplacements/Object 439" xlink:type="simple" xlink:show="embed" xlink:actuate="onLoad"/></draw:frame></text:p>
      <text:p text:style-name="P280">将右端记为</text:p>
      <text:p text:style-name="P281"><draw:frame draw:style-name="fr1" draw:name="对象273" text:anchor-type="as-char" svg:y="-0.2909in" svg:width="5.5165in" svg:height="0.4591in" draw:z-index="439"><draw:object xlink:href="./Object 440" xlink:type="simple" xlink:show="embed" xlink:actuate="onLoad"/><draw:image xlink:href="./ObjectReplacements/Object 440" xlink:type="simple" xlink:show="embed" xlink:actuate="onLoad"/></draw:frame></text:p>
      <text:p text:style-name="P280">于是有</text:p>
      <text:p text:style-name="P281"><draw:frame draw:style-name="fr1" draw:name="对象274" text:anchor-type="as-char" svg:y="-0.1626in" svg:width="1.9075in" svg:height="0.2146in" draw:z-index="440"><draw:object xlink:href="./Object 441" xlink:type="simple" xlink:show="embed" xlink:actuate="onLoad"/><draw:image xlink:href="./ObjectReplacements/Object 441" xlink:type="simple" xlink:show="embed" xlink:actuate="onLoad"/></draw:frame></text:p>
      <text:p text:style-name="P282">令<draw:frame draw:style-name="fr1" draw:name="对象275" text:anchor-type="as-char" svg:y="-0.1984in" svg:width="1.5028in" svg:height="0.3665in" draw:z-index="441"><draw:object xlink:href="./Object 442" xlink:type="simple" xlink:show="embed" xlink:actuate="onLoad"/><draw:image xlink:href="./ObjectReplacements/Object 442" xlink:type="simple" xlink:show="embed" xlink:actuate="onLoad"/></draw:frame></text:p>
      <text:p text:style-name="P282"><draw:frame draw:style-name="fr1" draw:name="对象276" text:anchor-type="as-char" svg:y="-0.2909in" svg:width="6.2827in" svg:height="0.5063in" draw:z-index="442"><draw:object xlink:href="./Object 443" xlink:type="simple" xlink:show="embed" xlink:actuate="onLoad"/><draw:image xlink:href="./ObjectReplacements/Object 443" xlink:type="simple" xlink:show="embed" xlink:actuate="onLoad"/></draw:frame></text:p>
      <text:p text:style-name="P282">又因为根据在凸区间<text:span text:style-name="T103">，则对任意的</text:span><text:span text:style-name="T103"><draw:frame draw:style-name="fr1" draw:name="对象278" text:anchor-type="as-char" svg:y="-0.152in" svg:width="2.7693in" svg:height="0.2126in" draw:z-index="444"><draw:object xlink:href="./Object 445" xlink:type="simple" xlink:show="embed" xlink:actuate="onLoad"/><draw:image xlink:href="./ObjectReplacements/Object 445" xlink:type="simple" xlink:show="embed" xlink:actuate="onLoad"/></draw:frame></text:span><text:span text:style-name="T103">，有</text:span></text:p>
      <text:p text:style-name="P283"><draw:frame draw:style-name="fr1" draw:name="对象277" text:anchor-type="as-char" svg:y="-0.2909in" svg:width="1.7126in" svg:height="0.4591in" draw:z-index="443"><draw:object xlink:href="./Object 444" xlink:type="simple" xlink:show="embed" xlink:actuate="onLoad"/><draw:image xlink:href="./ObjectReplacements/Object 444" xlink:type="simple" xlink:show="embed" xlink:actuate="onLoad"/></draw:frame></text:p>
      <text:p text:style-name="P284">可得：</text:p>
      <text:p text:style-name="P285"><draw:frame draw:style-name="fr1" draw:name="对象279" text:anchor-type="as-char" svg:y="-0.2909in" svg:width="4.2299in" svg:height="0.5063in" draw:z-index="445"><draw:object xlink:href="./Object 446" xlink:type="simple" xlink:show="embed" xlink:actuate="onLoad"/><draw:image xlink:href="./ObjectReplacements/Object 446" xlink:type="simple" xlink:show="embed" xlink:actuate="onLoad"/></draw:frame></text:p>
      <text:p text:style-name="P286">则</text:p>
      <text:p text:style-name="P286"><draw:frame draw:style-name="fr1" draw:name="对象280" text:anchor-type="as-char" svg:y="-0.2909in" svg:width="6.4457in" svg:height="0.5063in" draw:z-index="446"><draw:object xlink:href="./Object 447" xlink:type="simple" xlink:show="embed" xlink:actuate="onLoad"/><draw:image xlink:href="./ObjectReplacements/Object 447" xlink:type="simple" xlink:show="embed" xlink:actuate="onLoad"/></draw:frame></text:p>
      <text:p text:style-name="P286">令</text:p>
      <text:p text:style-name="P287"><draw:frame draw:style-name="fr1" draw:name="对象281" text:anchor-type="as-char" svg:y="-0.2909in" svg:width="6.4335in" svg:height="0.5063in" draw:z-index="447"><draw:object xlink:href="./Object 448" xlink:type="simple" xlink:show="embed" xlink:actuate="onLoad"/><draw:image xlink:href="./ObjectReplacements/Object 448" xlink:type="simple" xlink:show="embed" xlink:actuate="onLoad"/></draw:frame></text:p>
      <text:p text:style-name="P286">于是得出</text:p>
      <text:p text:style-name="P287"><draw:frame draw:style-name="fr1" draw:name="对象282" text:anchor-type="as-char" svg:y="-0.1626in" svg:width="1.9008in" svg:height="0.2146in" draw:z-index="448"><draw:object xlink:href="./Object 449" xlink:type="simple" xlink:show="embed" xlink:actuate="onLoad"/><draw:image xlink:href="./ObjectReplacements/Object 449" xlink:type="simple" xlink:show="embed" xlink:actuate="onLoad"/></draw:frame></text:p>
      <text:p text:style-name="P288">令<draw:frame draw:style-name="fr1" draw:name="对象283" text:anchor-type="as-char" svg:y="-0.152in" svg:width="0.5756in" svg:height="0.2in" draw:z-index="449"><draw:object xlink:href="./Object 450" xlink:type="simple" xlink:show="embed" xlink:actuate="onLoad"/><draw:image xlink:href="./ObjectReplacements/Object 450" xlink:type="simple" xlink:show="embed" xlink:actuate="onLoad"/></draw:frame>对<draw:frame draw:style-name="fr1" draw:name="对象284" text:anchor-type="as-char" svg:y="-0.1252in" svg:width="0.1957in" svg:height="0.1862in" draw:z-index="450"><draw:object xlink:href="./Object 451" xlink:type="simple" xlink:show="embed" xlink:actuate="onLoad"/><draw:image xlink:href="./ObjectReplacements/Object 451" xlink:type="simple" xlink:show="embed" xlink:actuate="onLoad"/></draw:frame>求偏导</text:p>
      <text:p text:style-name="P289"><draw:frame draw:style-name="fr1" draw:name="对象285" text:anchor-type="as-char" svg:y="-0.2744in" svg:width="5.5811in" svg:height="0.4425in" draw:z-index="451"><draw:object xlink:href="./Object 452" xlink:type="simple" xlink:show="embed" xlink:actuate="onLoad"/><draw:image xlink:href="./ObjectReplacements/Object 452" xlink:type="simple" xlink:show="embed" xlink:actuate="onLoad"/></draw:frame></text:p>
      <text:p text:style-name="P288"><text:soft-page-break/>令偏导数等于零<text:span text:style-name="T104">，可得</text:span></text:p>
      <text:p text:style-name="P289"><draw:frame draw:style-name="fr1" draw:name="对象286" text:anchor-type="as-char" svg:y="-0.1984in" svg:width="5.1283in" svg:height="0.3665in" draw:z-index="452"><draw:object xlink:href="./Object 453" xlink:type="simple" xlink:show="embed" xlink:actuate="onLoad"/><draw:image xlink:href="./ObjectReplacements/Object 453" xlink:type="simple" xlink:show="embed" xlink:actuate="onLoad"/></draw:frame></text:p>
      <text:p text:style-name="P288">求出<draw:frame draw:style-name="fr1" draw:name="对象288" text:anchor-type="as-char" svg:y="-0.1252in" svg:width="0.1957in" svg:height="0.1862in" draw:z-index="454"><draw:object xlink:href="./Object 455" xlink:type="simple" xlink:show="embed" xlink:actuate="onLoad"/><draw:image xlink:href="./ObjectReplacements/Object 455" xlink:type="simple" xlink:show="embed" xlink:actuate="onLoad"/></draw:frame>更新<draw:frame draw:style-name="fr1" draw:name="对象287" text:anchor-type="as-char" svg:y="-0.1484in" svg:width="0.7689in" svg:height="0.2091in" draw:z-index="453"><draw:object xlink:href="./Object 454" xlink:type="simple" xlink:show="embed" xlink:actuate="onLoad"/><draw:image xlink:href="./ObjectReplacements/Object 454" xlink:type="simple" xlink:show="embed" xlink:actuate="onLoad"/></draw:frame>,直到收敛<text:span text:style-name="T105">。</text:span></text:p>
      <text:p text:style-name="P288"/>
      <text:h text:style-name="P381" text:outline-level="3">5.7.8 提升方法<text:span text:style-name="T106">(boosting)</text:span></text:h>
      <text:p text:style-name="P291">一、AdaBoost算法</text:p>
      <text:p text:style-name="P292">输入：训练数据集<draw:frame draw:style-name="fr1" draw:name="Object168" text:anchor-type="as-char" svg:y="-0.1638in" svg:width="2.3118in" svg:height="0.2354in" draw:z-index="455"><draw:object xlink:href="./Object 456" xlink:type="simple" xlink:show="embed" xlink:actuate="onLoad"/><draw:image xlink:href="./ObjectReplacements/Object 456" xlink:type="simple" xlink:show="embed" xlink:actuate="onLoad"/></draw:frame>，其中<draw:frame draw:style-name="fr1" draw:name="Object169" text:anchor-type="as-char" svg:y="-0.172in" svg:width="1.9201in" svg:height="0.2327in" draw:z-index="456"><draw:object xlink:href="./Object 457" xlink:type="simple" xlink:show="embed" xlink:actuate="onLoad"/><draw:image xlink:href="./ObjectReplacements/Object 457" xlink:type="simple" xlink:show="embed" xlink:actuate="onLoad"/></draw:frame><text:span text:style-name="T107">；弱学习算法；</text:span></text:p>
      <text:p text:style-name="P292">输出<text:span text:style-name="T107">：最终分类器G(x)</text:span></text:p>
      <text:p text:style-name="P293">(1)初始化训练数据的权值分布</text:p>
      <text:p text:style-name="P294"><draw:frame draw:style-name="fr1" draw:name="Object170" text:anchor-type="as-char" svg:y="-0.2437in" svg:width="3.4366in" svg:height="0.3929in" draw:z-index="457"><draw:object xlink:href="./Object 458" xlink:type="simple" xlink:show="embed" xlink:actuate="onLoad"/><draw:image xlink:href="./ObjectReplacements/Object 458" xlink:type="simple" xlink:show="embed" xlink:actuate="onLoad"/></draw:frame></text:p>
      <text:p text:style-name="P295">(2)对<draw:frame draw:style-name="fr1" draw:name="Object171" text:anchor-type="as-char" svg:y="-0.1484in" svg:width="0.9752in" svg:height="0.1839in" draw:z-index="458"><draw:object xlink:href="./Object 459" xlink:type="simple" xlink:show="embed" xlink:actuate="onLoad"/><draw:image xlink:href="./ObjectReplacements/Object 459" xlink:type="simple" xlink:show="embed" xlink:actuate="onLoad"/></draw:frame></text:p>
      <text:p text:style-name="P296">(a)使用具有权值分布<draw:frame draw:style-name="fr1" draw:name="Object172" text:anchor-type="as-char" svg:y="-0.1484in" svg:width="0.289in" svg:height="0.2091in" draw:z-index="459"><draw:object xlink:href="./Object 460" xlink:type="simple" xlink:show="embed" xlink:actuate="onLoad"/><draw:image xlink:href="./ObjectReplacements/Object 460" xlink:type="simple" xlink:show="embed" xlink:actuate="onLoad"/></draw:frame>的训练数据集学习，得到基本分类器</text:p>
      <text:p text:style-name="P297"><draw:frame draw:style-name="fr1" draw:name="Object173" text:anchor-type="as-char" svg:y="-0.1634in" svg:width="1.5736in" svg:height="0.2236in" draw:z-index="460"><draw:object xlink:href="./Object 461" xlink:type="simple" xlink:show="embed" xlink:actuate="onLoad"/><draw:image xlink:href="./ObjectReplacements/Object 461" xlink:type="simple" xlink:show="embed" xlink:actuate="onLoad"/></draw:frame></text:p>
      <text:p text:style-name="P298">(b)计算<draw:frame draw:style-name="fr1" draw:name="Object174" text:anchor-type="as-char" svg:y="-0.152in" svg:width="0.5071in" svg:height="0.2134in" draw:z-index="461"><draw:object xlink:href="./Object 462" xlink:type="simple" xlink:show="embed" xlink:actuate="onLoad"/><draw:image xlink:href="./ObjectReplacements/Object 462" xlink:type="simple" xlink:show="embed" xlink:actuate="onLoad"/></draw:frame>在训练数据集上的分类误差率</text:p>
      <text:p text:style-name="P299"><draw:frame draw:style-name="fr1" draw:name="Object175" text:anchor-type="as-char" svg:y="-0.2902in" svg:width="3.0783in" svg:height="0.4591in" draw:z-index="462"><draw:object xlink:href="./Object 463" xlink:type="simple" xlink:show="embed" xlink:actuate="onLoad"/><draw:image xlink:href="./ObjectReplacements/Object 463" xlink:type="simple" xlink:show="embed" xlink:actuate="onLoad"/></draw:frame></text:p>
      <text:p text:style-name="P300">(c)计算<draw:frame draw:style-name="fr1" draw:name="Object176" text:anchor-type="as-char" svg:y="-0.152in" svg:width="0.5071in" svg:height="0.2134in" draw:z-index="463"><draw:object xlink:href="./Object 464" xlink:type="simple" xlink:show="embed" xlink:actuate="onLoad"/><draw:image xlink:href="./ObjectReplacements/Object 464" xlink:type="simple" xlink:show="embed" xlink:actuate="onLoad"/></draw:frame>的系数</text:p>
      <text:p text:style-name="P301"><draw:frame draw:style-name="fr1" draw:name="Object177" text:anchor-type="as-char" svg:y="-0.2835in" svg:width="1.3563in" svg:height="0.4571in" draw:z-index="464"><draw:object xlink:href="./Object 465" xlink:type="simple" xlink:show="embed" xlink:actuate="onLoad"/><draw:image xlink:href="./ObjectReplacements/Object 465" xlink:type="simple" xlink:show="embed" xlink:actuate="onLoad"/></draw:frame></text:p>
      <text:p text:style-name="P302">这里的对数是自然对数</text:p>
      <text:p text:style-name="P302">(d)更新训练数据集的权值分布</text:p>
      <text:p text:style-name="P303"><draw:frame draw:style-name="fr1" draw:name="Object178" text:anchor-type="as-char" svg:y="-0.5453in" svg:width="2.5835in" svg:height="1.1417in" draw:z-index="465"><draw:object xlink:href="./Object 466" xlink:type="simple" xlink:show="embed" xlink:actuate="onLoad"/><draw:image xlink:href="./ObjectReplacements/Object 466" xlink:type="simple" xlink:show="embed" xlink:actuate="onLoad"/></draw:frame></text:p>
      <text:p text:style-name="P304">(3)构建基本分类器的线性组合</text:p>
      <text:p text:style-name="P305"><text:soft-page-break/><draw:frame draw:style-name="fr1" draw:name="Object179" text:anchor-type="as-char" svg:y="-0.2902in" svg:width="1.4772in" svg:height="0.4591in" draw:z-index="466"><draw:object xlink:href="./Object 467" xlink:type="simple" xlink:show="embed" xlink:actuate="onLoad"/><draw:image xlink:href="./ObjectReplacements/Object 467" xlink:type="simple" xlink:show="embed" xlink:actuate="onLoad"/></draw:frame></text:p>
      <text:p text:style-name="P304">得到最终分类器</text:p>
      <text:p text:style-name="P305"><draw:frame draw:style-name="fr1" draw:name="Object180" text:anchor-type="as-char" svg:y="-0.2902in" svg:width="2.8819in" svg:height="0.4591in" draw:z-index="467"><draw:object xlink:href="./Object 468" xlink:type="simple" xlink:show="embed" xlink:actuate="onLoad"/><draw:image xlink:href="./ObjectReplacements/Object 468" xlink:type="simple" xlink:show="embed" xlink:actuate="onLoad"/></draw:frame></text:p>
      <text:p text:style-name="P306">二、AdaBoost算法的训练误差分析</text:p>
      <text:p text:style-name="P307"><text:span text:style-name="T108">1)</text:span>AdaBoost算法最终分类器的训练误差界为</text:p>
      <text:p text:style-name="P308"><draw:frame draw:style-name="fr1" draw:name="Object181" text:anchor-type="as-char" svg:y="-0.2902in" svg:width="3.6654in" svg:height="0.4591in" draw:z-index="468"><draw:object xlink:href="./Object 469" xlink:type="simple" xlink:show="embed" xlink:actuate="onLoad"/><draw:image xlink:href="./ObjectReplacements/Object 469" xlink:type="simple" xlink:show="embed" xlink:actuate="onLoad"/></draw:frame></text:p>
      <text:p text:style-name="P309">证明：</text:p>
      <text:p text:style-name="P309">当<draw:frame draw:style-name="fr1" draw:name="Object182" text:anchor-type="as-char" svg:y="-0.152in" svg:width="0.7311in" svg:height="0.2134in" draw:z-index="469"><draw:object xlink:href="./Object 470" xlink:type="simple" xlink:show="embed" xlink:actuate="onLoad"/><draw:image xlink:href="./ObjectReplacements/Object 470" xlink:type="simple" xlink:show="embed" xlink:actuate="onLoad"/></draw:frame>时<text:span text:style-name="T109">，</text:span><text:span text:style-name="T109"><draw:frame draw:style-name="fr1" draw:name="Object183" text:anchor-type="as-char" svg:y="-0.152in" svg:width="0.7661in" svg:height="0.2134in" draw:z-index="470"><draw:object xlink:href="./Object 471" xlink:type="simple" xlink:show="embed" xlink:actuate="onLoad"/><draw:image xlink:href="./ObjectReplacements/Object 471" xlink:type="simple" xlink:show="embed" xlink:actuate="onLoad"/></draw:frame></text:span><text:span text:style-name="T109">,因此</text:span><text:span text:style-name="T109"><draw:frame draw:style-name="fr1" draw:name="Object184" text:anchor-type="as-char" svg:y="-0.152in" svg:width="1.289in" svg:height="0.2134in" draw:z-index="471"><draw:object xlink:href="./Object 472" xlink:type="simple" xlink:show="embed" xlink:actuate="onLoad"/><draw:image xlink:href="./ObjectReplacements/Object 472" xlink:type="simple" xlink:show="embed" xlink:actuate="onLoad"/></draw:frame></text:span><text:span text:style-name="T109">,由此直接得出前半部分；后面推到如下</text:span></text:p>
      <text:p text:style-name="P310"><draw:frame draw:style-name="fr1" draw:name="Object185" text:anchor-type="as-char" svg:y="-0.1634in" svg:width="2.5634in" svg:height="0.2236in" draw:z-index="472"><draw:object xlink:href="./Object 473" xlink:type="simple" xlink:show="embed" xlink:actuate="onLoad"/><draw:image xlink:href="./ObjectReplacements/Object 473" xlink:type="simple" xlink:show="embed" xlink:actuate="onLoad"/></draw:frame></text:p>
      <text:p text:style-name="P309">得出</text:p>
      <text:p text:style-name="P310"><draw:frame draw:style-name="fr1" draw:name="Object186" text:anchor-type="as-char" svg:y="-1.239in" svg:width="4.2626in" svg:height="2.5256in" draw:z-index="473"><draw:object xlink:href="./Object 474" xlink:type="simple" xlink:show="embed" xlink:actuate="onLoad"/><draw:image xlink:href="./ObjectReplacements/Object 474" xlink:type="simple" xlink:show="embed" xlink:actuate="onLoad"/></draw:frame></text:p>
      <text:p text:style-name="P311">2)二类分类问题AdaBoost的训练误差界</text:p>
      <text:p text:style-name="P312"><draw:frame draw:style-name="fr1" draw:name="Object187" text:anchor-type="as-char" svg:y="-0.2929in" svg:width="4.3701in" svg:height="0.461in" draw:z-index="474"><draw:object xlink:href="./Object 475" xlink:type="simple" xlink:show="embed" xlink:actuate="onLoad"/><draw:image xlink:href="./ObjectReplacements/Object 475" xlink:type="simple" xlink:show="embed" xlink:actuate="onLoad"/></draw:frame></text:p>
      <text:p text:style-name="P311">其中，<draw:frame draw:style-name="fr1" draw:name="Object188" text:anchor-type="as-char" svg:y="-0.2437in" svg:width="0.8543in" svg:height="0.3929in" draw:z-index="475"><draw:object xlink:href="./Object 476" xlink:type="simple" xlink:show="embed" xlink:actuate="onLoad"/><draw:image xlink:href="./ObjectReplacements/Object 476" xlink:type="simple" xlink:show="embed" xlink:actuate="onLoad"/></draw:frame></text:p>
      <text:p text:style-name="P311">3)如果存在<draw:frame draw:style-name="fr1" draw:name="Object189" text:anchor-type="as-char" svg:y="-0.1484in" svg:width="0.3898in" svg:height="0.1902in" draw:z-index="476"><draw:object xlink:href="./Object 477" xlink:type="simple" xlink:show="embed" xlink:actuate="onLoad"/><draw:image xlink:href="./ObjectReplacements/Object 477" xlink:type="simple" xlink:show="embed" xlink:actuate="onLoad"/></draw:frame>，对所以m有<draw:frame draw:style-name="fr1" draw:name="Object190" text:anchor-type="as-char" svg:y="-0.1047in" svg:width="0.5098in" svg:height="0.1654in" draw:z-index="477"><draw:object xlink:href="./Object 478" xlink:type="simple" xlink:show="embed" xlink:actuate="onLoad"/><draw:image xlink:href="./ObjectReplacements/Object 478" xlink:type="simple" xlink:show="embed" xlink:actuate="onLoad"/></draw:frame>，则</text:p>
      <text:p text:style-name="P312"><draw:frame draw:style-name="fr1" draw:name="Object191" text:anchor-type="as-char" svg:y="-0.2902in" svg:width="2.5811in" svg:height="0.4591in" draw:z-index="478"><draw:object xlink:href="./Object 479" xlink:type="simple" xlink:show="embed" xlink:actuate="onLoad"/><draw:image xlink:href="./ObjectReplacements/Object 479" xlink:type="simple" xlink:show="embed" xlink:actuate="onLoad"/></draw:frame></text:p>
      <text:p text:style-name="P311"><text:soft-page-break/>这表明在此条件下AdaBoost的训练误差是以指数速率下降的。</text:p>
      <text:p text:style-name="P313"/>
      <text:p text:style-name="P313">三、AdaBoost算法的解释</text:p>
      <text:p text:style-name="P313">1)前向分步算法<text:span text:style-name="T111">(forward stagewise algorithm)</text:span></text:p>
      <text:p text:style-name="P313">加法模型</text:p>
      <text:p text:style-name="P314"><draw:frame draw:style-name="fr1" draw:name="Object192" text:anchor-type="as-char" svg:y="-0.2902in" svg:width="1.6319in" svg:height="0.4591in" draw:z-index="479"><draw:object xlink:href="./Object 480" xlink:type="simple" xlink:show="embed" xlink:actuate="onLoad"/><draw:image xlink:href="./ObjectReplacements/Object 480" xlink:type="simple" xlink:show="embed" xlink:actuate="onLoad"/></draw:frame></text:p>
      <text:p text:style-name="P313">其中<text:span text:style-name="T110">，</text:span><text:span text:style-name="T110"><draw:frame draw:style-name="fr1" draw:name="Object193" text:anchor-type="as-char" svg:y="-0.152in" svg:width="0.6681in" svg:height="0.2134in" draw:z-index="480"><draw:object xlink:href="./Object 481" xlink:type="simple" xlink:show="embed" xlink:actuate="onLoad"/><draw:image xlink:href="./ObjectReplacements/Object 481" xlink:type="simple" xlink:show="embed" xlink:actuate="onLoad"/></draw:frame></text:span><text:span text:style-name="T110">为基函数，</text:span><text:span text:style-name="T110"><draw:frame draw:style-name="fr1" draw:name="Object194" text:anchor-type="as-char" svg:y="-0.0866in" svg:width="0.261in" svg:height="0.1472in" draw:z-index="481"><draw:object xlink:href="./Object 482" xlink:type="simple" xlink:show="embed" xlink:actuate="onLoad"/><draw:image xlink:href="./ObjectReplacements/Object 482" xlink:type="simple" xlink:show="embed" xlink:actuate="onLoad"/></draw:frame></text:span><text:span text:style-name="T110">为基函数的参数，</text:span><text:span text:style-name="T110"><draw:frame draw:style-name="fr1" draw:name="Object195" text:anchor-type="as-char" svg:y="-0.1228in" svg:width="0.2445in" svg:height="0.1835in" draw:z-index="482"><draw:object xlink:href="./Object 483" xlink:type="simple" xlink:show="embed" xlink:actuate="onLoad"/><draw:image xlink:href="./ObjectReplacements/Object 483" xlink:type="simple" xlink:show="embed" xlink:actuate="onLoad"/></draw:frame></text:span><text:span text:style-name="T110">为基函数的系数。</text:span></text:p>
      <text:p text:style-name="P315">在给定训练数据及损失函数<draw:frame draw:style-name="fr1" draw:name="Object196" text:anchor-type="as-char" svg:y="-0.152in" svg:width="0.7925in" svg:height="0.2in" draw:z-index="483"><draw:object xlink:href="./Object 484" xlink:type="simple" xlink:show="embed" xlink:actuate="onLoad"/><draw:image xlink:href="./ObjectReplacements/Object 484" xlink:type="simple" xlink:show="embed" xlink:actuate="onLoad"/></draw:frame>的条件下，学习加法模型<draw:frame draw:style-name="fr1" draw:name="Object197" text:anchor-type="as-char" svg:y="-0.152in" svg:width="0.3874in" svg:height="0.2in" draw:z-index="484"><draw:object xlink:href="./Object 485" xlink:type="simple" xlink:show="embed" xlink:actuate="onLoad"/><draw:image xlink:href="./ObjectReplacements/Object 485" xlink:type="simple" xlink:show="embed" xlink:actuate="onLoad"/></draw:frame>成为经验风险极小化即损失函数极小化问题：</text:p>
      <text:p text:style-name="P316"><draw:frame draw:style-name="fr1" draw:name="Object198" text:anchor-type="as-char" svg:y="-0.2902in" svg:width="2.1984in" svg:height="0.4591in" draw:z-index="485"><draw:object xlink:href="./Object 486" xlink:type="simple" xlink:show="embed" xlink:actuate="onLoad"/><draw:image xlink:href="./ObjectReplacements/Object 486" xlink:type="simple" xlink:show="embed" xlink:actuate="onLoad"/></draw:frame></text:p>
      <text:p text:style-name="P317">前向分步算法求解这一优化问题的想法是:因为学习的是加法模型<text:span text:style-name="T112">，如果能够从前向后，每一步只学习一个基函数及系数，逐步逼近优化目标函数，具体地，每步只需优化如下的损失函数：</text:span></text:p>
      <text:p text:style-name="P318"><draw:frame draw:style-name="fr1" draw:name="Object199" text:anchor-type="as-char" svg:y="-0.2902in" svg:width="1.7862in" svg:height="0.4591in" draw:z-index="486"><draw:object xlink:href="./Object 487" xlink:type="simple" xlink:show="embed" xlink:actuate="onLoad"/><draw:image xlink:href="./ObjectReplacements/Object 487" xlink:type="simple" xlink:show="embed" xlink:actuate="onLoad"/></draw:frame></text:p>
      <text:p text:style-name="P319">五<text:span text:style-name="T113">、提升树</text:span></text:p>
      <text:p text:style-name="P319">提升树模型可以表示为决策树的加法模型</text:p>
      <text:p text:style-name="P320"><draw:frame draw:style-name="fr1" draw:name="Object200" text:anchor-type="as-char" svg:y="-0.2902in" svg:width="1.5398in" svg:height="0.4591in" draw:z-index="487"><draw:object xlink:href="./Object 488" xlink:type="simple" xlink:show="embed" xlink:actuate="onLoad"/><draw:image xlink:href="./ObjectReplacements/Object 488" xlink:type="simple" xlink:show="embed" xlink:actuate="onLoad"/></draw:frame></text:p>
      <text:p text:style-name="P321">其中<text:span text:style-name="T114">，</text:span><draw:frame draw:style-name="fr1" draw:name="Object201" text:anchor-type="as-char" svg:y="-0.152in" svg:width="0.6693in" svg:height="0.2134in" draw:z-index="488"><draw:object xlink:href="./Object 489" xlink:type="simple" xlink:show="embed" xlink:actuate="onLoad"/><draw:image xlink:href="./ObjectReplacements/Object 489" xlink:type="simple" xlink:show="embed" xlink:actuate="onLoad"/></draw:frame>表示决策树；<draw:frame draw:style-name="fr1" draw:name="Object202" text:anchor-type="as-char" svg:y="-0.1201in" svg:width="0.2402in" svg:height="0.1807in" draw:z-index="489"><draw:object xlink:href="./Object 490" xlink:type="simple" xlink:show="embed" xlink:actuate="onLoad"/><draw:image xlink:href="./ObjectReplacements/Object 490" xlink:type="simple" xlink:show="embed" xlink:actuate="onLoad"/></draw:frame>为决策树的参数；M为树的个数。</text:p>
      <text:p text:style-name="P322">六、梯度提升<text:span text:style-name="T115">(略)</text:span></text:p>
      <text:p text:style-name="P322"/>
      <text:h text:style-name="P382" text:outline-level="3">5.7.9 EM<text:span text:style-name="T116">(expectation maximization)</text:span>算法及推广</text:h>
      <text:p text:style-name="P323">一、<text:span text:style-name="T116">EM算法</text:span></text:p>
      <text:p text:style-name="P323">输入：观测变量数据<text:span text:style-name="T116">Y，隐变量数据Z，联合分布</text:span><text:span text:style-name="T116"><draw:frame draw:style-name="fr1" draw:name="对象289" text:anchor-type="as-char" svg:y="-0.152in" svg:width="0.7575in" svg:height="0.2in" draw:z-index="490"><draw:object xlink:href="./Object 491" xlink:type="simple" xlink:show="embed" xlink:actuate="onLoad"/><draw:image xlink:href="./ObjectReplacements/Object 491" xlink:type="simple" xlink:show="embed" xlink:actuate="onLoad"/></draw:frame></text:span><text:span text:style-name="T116">，条件分布</text:span><text:span text:style-name="T116"><draw:frame draw:style-name="fr1" draw:name="对象290" text:anchor-type="as-char" svg:y="-0.152in" svg:width="0.7575in" svg:height="0.2in" draw:z-index="491"><draw:object xlink:href="./Object 492" xlink:type="simple" xlink:show="embed" xlink:actuate="onLoad"/><draw:image xlink:href="./ObjectReplacements/Object 492" xlink:type="simple" xlink:show="embed" xlink:actuate="onLoad"/></draw:frame></text:span><text:span text:style-name="T116">;</text:span></text:p>
      <text:p text:style-name="P323">输出<text:span text:style-name="T116">：模型参数</text:span><text:span text:style-name="T116"><draw:frame draw:style-name="fr1" draw:name="对象291" text:anchor-type="as-char" svg:y="-0.1201in" svg:width="0.1661in" svg:height="0.1307in" draw:z-index="492"><draw:object xlink:href="./Object 493" xlink:type="simple" xlink:show="embed" xlink:actuate="onLoad"/><draw:image xlink:href="./ObjectReplacements/Object 493" xlink:type="simple" xlink:show="embed" xlink:actuate="onLoad"/></draw:frame></text:span></text:p>
      <text:p text:style-name="P324">(1)选择参数的初值<draw:frame draw:style-name="fr1" draw:name="对象292" text:anchor-type="as-char" svg:y="-0.1744in" svg:width="0.2898in" svg:height="0.1839in" draw:z-index="493"><draw:object xlink:href="./Object 494" xlink:type="simple" xlink:show="embed" xlink:actuate="onLoad"/><draw:image xlink:href="./ObjectReplacements/Object 494" xlink:type="simple" xlink:show="embed" xlink:actuate="onLoad"/></draw:frame>，开始迭代；</text:p>
      <text:p text:style-name="P324">(2)E步：记<draw:frame draw:style-name="fr1" draw:name="对象293" text:anchor-type="as-char" svg:y="-0.1744in" svg:width="0.2681in" svg:height="0.1839in" draw:z-index="494"><draw:object xlink:href="./Object 495" xlink:type="simple" xlink:show="embed" xlink:actuate="onLoad"/><draw:image xlink:href="./ObjectReplacements/Object 495" xlink:type="simple" xlink:show="embed" xlink:actuate="onLoad"/></draw:frame>为第i次迭代参数<draw:frame draw:style-name="fr1" draw:name="对象294" text:anchor-type="as-char" svg:y="-0.1201in" svg:width="0.1661in" svg:height="0.1307in" draw:z-index="495"><draw:object xlink:href="./Object 496" xlink:type="simple" xlink:show="embed" xlink:actuate="onLoad"/><draw:image xlink:href="./ObjectReplacements/Object 496" xlink:type="simple" xlink:show="embed" xlink:actuate="onLoad"/></draw:frame>的估计值，在第<draw:frame draw:style-name="fr1" draw:name="对象295" text:anchor-type="as-char" svg:y="-0.1484in" svg:width="0.3256in" svg:height="0.1839in" draw:z-index="496"><draw:object xlink:href="./Object 497" xlink:type="simple" xlink:show="embed" xlink:actuate="onLoad"/><draw:image xlink:href="./ObjectReplacements/Object 497" xlink:type="simple" xlink:show="embed" xlink:actuate="onLoad"/></draw:frame>次迭代的<text:span text:style-name="T117">E步，计算</text:span></text:p>
      <text:p text:style-name="P325"><draw:frame draw:style-name="fr1" draw:name="对象296" text:anchor-type="as-char" svg:y="-0.2736in" svg:width="2.9252in" svg:height="0.5984in" draw:z-index="497"><draw:object xlink:href="./Object 498" xlink:type="simple" xlink:show="embed" xlink:actuate="onLoad"/><draw:image xlink:href="./ObjectReplacements/Object 498" xlink:type="simple" xlink:show="embed" xlink:actuate="onLoad"/></draw:frame></text:p>
      <text:p text:style-name="P327">(3)M步：求使<draw:frame draw:style-name="fr1" draw:name="对象297" text:anchor-type="as-char" svg:y="-0.1744in" svg:width="0.6925in" svg:height="0.222in" draw:z-index="498"><draw:object xlink:href="./Object 499" xlink:type="simple" xlink:show="embed" xlink:actuate="onLoad"/><draw:image xlink:href="./ObjectReplacements/Object 499" xlink:type="simple" xlink:show="embed" xlink:actuate="onLoad"/></draw:frame>极大化的<draw:frame draw:style-name="fr1" draw:name="对象298" text:anchor-type="as-char" svg:y="-0.1201in" svg:width="0.1661in" svg:height="0.1307in" draw:z-index="499"><draw:object xlink:href="./Object 500" xlink:type="simple" xlink:show="embed" xlink:actuate="onLoad"/><draw:image xlink:href="./ObjectReplacements/Object 500" xlink:type="simple" xlink:show="embed" xlink:actuate="onLoad"/></draw:frame>，确定第<draw:frame draw:style-name="fr1" draw:name="对象299" text:anchor-type="as-char" svg:y="-0.1484in" svg:width="0.3256in" svg:height="0.1839in" draw:z-index="500"><draw:object xlink:href="./Object 501" xlink:type="simple" xlink:show="embed" xlink:actuate="onLoad"/><draw:image xlink:href="./ObjectReplacements/Object 501" xlink:type="simple" xlink:show="embed" xlink:actuate="onLoad"/></draw:frame>次迭代的参数的估计值<draw:frame draw:style-name="fr1" draw:name="对象300" text:anchor-type="as-char" svg:y="-0.1744in" svg:width="0.3854in" svg:height="0.1839in" draw:z-index="501"><draw:object xlink:href="./Object 502" xlink:type="simple" xlink:show="embed" xlink:actuate="onLoad"/><draw:image xlink:href="./ObjectReplacements/Object 502" xlink:type="simple" xlink:show="embed" xlink:actuate="onLoad"/></draw:frame></text:p>
      <text:p text:style-name="P326"><draw:frame draw:style-name="fr1" draw:name="对象301" text:anchor-type="as-char" svg:y="-0.1807in" svg:width="1.8161in" svg:height="0.298in" draw:z-index="502"><draw:object xlink:href="./Object 503" xlink:type="simple" xlink:show="embed" xlink:actuate="onLoad"/><draw:image xlink:href="./ObjectReplacements/Object 503" xlink:type="simple" xlink:show="embed" xlink:actuate="onLoad"/></draw:frame></text:p>
      <text:p text:style-name="P327">(4)重复第(2)步和第(3)步，直到收敛。</text:p>
      <text:p text:style-name="P327">二<text:span text:style-name="T118">、EM算法的导出</text:span></text:p>
      <text:p text:style-name="P327"><text:tab/>对一个含有隐变量的概率模型<text:span text:style-name="T119">，目标是极大化观测数据Y关于参数</text:span><text:span text:style-name="T119"><draw:frame draw:style-name="fr1" draw:name="对象302" text:anchor-type="as-char" svg:y="-0.1201in" svg:width="0.1661in" svg:height="0.1307in" draw:z-index="503"><draw:object xlink:href="./Object 504" xlink:type="simple" xlink:show="embed" xlink:actuate="onLoad"/><draw:image xlink:href="./ObjectReplacements/Object 504" xlink:type="simple" xlink:show="embed" xlink:actuate="onLoad"/></draw:frame></text:span><text:span text:style-name="T119">的对数似然函数，即极大化</text:span></text:p>
      <text:p text:style-name="P326"><draw:frame draw:style-name="fr1" draw:name="对象303" text:anchor-type="as-char" svg:y="-0.328in" svg:width="2.6598in" svg:height="0.7063in" draw:z-index="504"><draw:object xlink:href="./Object 505" xlink:type="simple" xlink:show="embed" xlink:actuate="onLoad"/><draw:image xlink:href="./ObjectReplacements/Object 505" xlink:type="simple" xlink:show="embed" xlink:actuate="onLoad"/></draw:frame></text:p>
      <text:p text:style-name="P327">注意到这一极大化的主要困难是式中有未观测数据并有包含和的对数<text:span text:style-name="T120">；通过他＝迭代逐步近似极大化</text:span><text:span text:style-name="T120"><draw:frame draw:style-name="fr1" draw:name="对象304" text:anchor-type="as-char" svg:y="-0.152in" svg:width="0.4071in" svg:height="0.2in" draw:z-index="505"><draw:object xlink:href="./Object 506" xlink:type="simple" xlink:show="embed" xlink:actuate="onLoad"/><draw:image xlink:href="./ObjectReplacements/Object 506" xlink:type="simple" xlink:show="embed" xlink:actuate="onLoad"/></draw:frame></text:span><text:span text:style-name="T120">；假设在第i次迭代后</text:span><text:span text:style-name="T120"><draw:frame draw:style-name="fr1" draw:name="对象305" text:anchor-type="as-char" svg:y="-0.1201in" svg:width="0.1661in" svg:height="0.1307in" draw:z-index="506"><draw:object xlink:href="./Object 507" xlink:type="simple" xlink:show="embed" xlink:actuate="onLoad"/><draw:image xlink:href="./ObjectReplacements/Object 507" xlink:type="simple" xlink:show="embed" xlink:actuate="onLoad"/></draw:frame></text:span><text:span text:style-name="T120">的估计值是</text:span><text:span text:style-name="T120"><draw:frame draw:style-name="fr1" draw:name="对象306" text:anchor-type="as-char" svg:y="-0.1744in" svg:width="0.2681in" svg:height="0.1839in" draw:z-index="507"><draw:object xlink:href="./Object 508" xlink:type="simple" xlink:show="embed" xlink:actuate="onLoad"/><draw:image xlink:href="./ObjectReplacements/Object 508" xlink:type="simple" xlink:show="embed" xlink:actuate="onLoad"/></draw:frame></text:span><text:span text:style-name="T120">.我们希望新的估计值</text:span><text:span text:style-name="T120"><draw:frame draw:style-name="fr1" draw:name="对象307" text:anchor-type="as-char" svg:y="-0.1201in" svg:width="0.1661in" svg:height="0.1307in" draw:z-index="508"><draw:object xlink:href="./Object 509" xlink:type="simple" xlink:show="embed" xlink:actuate="onLoad"/><draw:image xlink:href="./ObjectReplacements/Object 509" xlink:type="simple" xlink:show="embed" xlink:actuate="onLoad"/></draw:frame></text:span><text:span text:style-name="T120">能使</text:span><text:span text:style-name="T120"><draw:frame draw:style-name="fr1" draw:name="对象308" text:anchor-type="as-char" svg:y="-0.152in" svg:width="0.4071in" svg:height="0.2in" draw:z-index="509"><draw:object xlink:href="./Object 510" xlink:type="simple" xlink:show="embed" xlink:actuate="onLoad"/><draw:image xlink:href="./ObjectReplacements/Object 510" xlink:type="simple" xlink:show="embed" xlink:actuate="onLoad"/></draw:frame></text:span><text:span text:style-name="T120">增加，即</text:span><text:span text:style-name="T120"><draw:frame draw:style-name="fr1" draw:name="对象309" text:anchor-type="as-char" svg:y="-0.1744in" svg:width="0.9425in" svg:height="0.222in" draw:z-index="510"><draw:object xlink:href="./Object 511" xlink:type="simple" xlink:show="embed" xlink:actuate="onLoad"/><draw:image xlink:href="./ObjectReplacements/Object 511" xlink:type="simple" xlink:show="embed" xlink:actuate="onLoad"/></draw:frame></text:span><text:span text:style-name="T120">，并逐步达到最大值。</text:span></text:p>
      <text:p text:style-name="P326"><draw:frame draw:style-name="fr1" draw:name="对象310" text:anchor-type="as-char" svg:y="-0.9161in" svg:width="5.8429in" svg:height="1.7874in" draw:z-index="511"><draw:object xlink:href="./Object 512" xlink:type="simple" xlink:show="embed" xlink:actuate="onLoad"/><draw:image xlink:href="./ObjectReplacements/Object 512" xlink:type="simple" xlink:show="embed" xlink:actuate="onLoad"/></draw:frame></text:p>
      <text:p text:style-name="P328">令</text:p>
      <text:p text:style-name="P329"><draw:frame draw:style-name="fr1" draw:name="对象311" text:anchor-type="as-char" svg:y="-0.2744in" svg:width="4.3193in" svg:height="0.4717in" draw:z-index="512"><draw:object xlink:href="./Object 513" xlink:type="simple" xlink:show="embed" xlink:actuate="onLoad"/><draw:image xlink:href="./ObjectReplacements/Object 513" xlink:type="simple" xlink:show="embed" xlink:actuate="onLoad"/></draw:frame></text:p>
      <text:p text:style-name="P328"><text:soft-page-break/>则</text:p>
      <text:p text:style-name="P329"><draw:frame draw:style-name="fr1" draw:name="对象312" text:anchor-type="as-char" svg:y="-0.1807in" svg:width="1.239in" svg:height="0.2327in" draw:z-index="513"><draw:object xlink:href="./Object 514" xlink:type="simple" xlink:show="embed" xlink:actuate="onLoad"/><draw:image xlink:href="./ObjectReplacements/Object 514" xlink:type="simple" xlink:show="embed" xlink:actuate="onLoad"/></draw:frame></text:p>
      <text:p text:style-name="P328">因此任何可以使<draw:frame draw:style-name="fr1" draw:name="对象313" text:anchor-type="as-char" svg:y="-0.1744in" svg:width="0.6799in" svg:height="0.222in" draw:z-index="514"><draw:object xlink:href="./Object 515" xlink:type="simple" xlink:show="embed" xlink:actuate="onLoad"/><draw:image xlink:href="./ObjectReplacements/Object 515" xlink:type="simple" xlink:show="embed" xlink:actuate="onLoad"/></draw:frame>增大的<draw:frame draw:style-name="fr1" draw:name="对象314" text:anchor-type="as-char" svg:y="-0.1201in" svg:width="0.1661in" svg:height="0.1307in" draw:z-index="515"><draw:object xlink:href="./Object 516" xlink:type="simple" xlink:show="embed" xlink:actuate="onLoad"/><draw:image xlink:href="./ObjectReplacements/Object 516" xlink:type="simple" xlink:show="embed" xlink:actuate="onLoad"/></draw:frame><text:span text:style-name="T121">，也可以使</text:span><text:span text:style-name="T121"><draw:frame draw:style-name="fr1" draw:name="对象315" text:anchor-type="as-char" svg:y="-0.152in" svg:width="0.4071in" svg:height="0.2in" draw:z-index="516"><draw:object xlink:href="./Object 517" xlink:type="simple" xlink:show="embed" xlink:actuate="onLoad"/><draw:image xlink:href="./ObjectReplacements/Object 517" xlink:type="simple" xlink:show="embed" xlink:actuate="onLoad"/></draw:frame></text:span><text:span text:style-name="T121">增大，为了使</text:span><text:span text:style-name="T121"><draw:frame draw:style-name="fr1" draw:name="对象316" text:anchor-type="as-char" svg:y="-0.152in" svg:width="0.4071in" svg:height="0.2in" draw:z-index="517"><draw:object xlink:href="./Object 518" xlink:type="simple" xlink:show="embed" xlink:actuate="onLoad"/><draw:image xlink:href="./ObjectReplacements/Object 518" xlink:type="simple" xlink:show="embed" xlink:actuate="onLoad"/></draw:frame></text:span><text:span text:style-name="T121">有尽可能大的增长，选择</text:span><text:span text:style-name="T121"><draw:frame draw:style-name="fr1" draw:name="对象317" text:anchor-type="as-char" svg:y="-0.172in" svg:width="0.3138in" svg:height="0.1819in" draw:z-index="518"><draw:object xlink:href="./Object 519" xlink:type="simple" xlink:show="embed" xlink:actuate="onLoad"/><draw:image xlink:href="./ObjectReplacements/Object 519" xlink:type="simple" xlink:show="embed" xlink:actuate="onLoad"/></draw:frame></text:span><text:span text:style-name="T121">使</text:span><text:span text:style-name="T121"><draw:frame draw:style-name="fr1" draw:name="对象318" text:anchor-type="as-char" svg:y="-0.1744in" svg:width="0.6799in" svg:height="0.222in" draw:z-index="519"><draw:object xlink:href="./Object 520" xlink:type="simple" xlink:show="embed" xlink:actuate="onLoad"/><draw:image xlink:href="./ObjectReplacements/Object 520" xlink:type="simple" xlink:show="embed" xlink:actuate="onLoad"/></draw:frame></text:span><text:span text:style-name="T121">达到极大，即</text:span></text:p>
      <text:p text:style-name="P329"><draw:frame draw:style-name="fr1" draw:name="对象319" text:anchor-type="as-char" svg:y="-0.1744in" svg:width="1.6984in" svg:height="0.2866in" draw:z-index="520"><draw:object xlink:href="./Object 521" xlink:type="simple" xlink:show="embed" xlink:actuate="onLoad"/><draw:image xlink:href="./ObjectReplacements/Object 521" xlink:type="simple" xlink:show="embed" xlink:actuate="onLoad"/></draw:frame></text:p>
      <text:p text:style-name="P328">求<draw:frame draw:style-name="fr1" draw:name="对象320" text:anchor-type="as-char" svg:y="-0.1744in" svg:width="0.3854in" svg:height="0.1839in" draw:z-index="521"><draw:object xlink:href="./Object 522" xlink:type="simple" xlink:show="embed" xlink:actuate="onLoad"/><draw:image xlink:href="./ObjectReplacements/Object 522" xlink:type="simple" xlink:show="embed" xlink:actuate="onLoad"/></draw:frame>的表达式</text:p>
      <text:p text:style-name="P329"><draw:frame draw:style-name="fr1" draw:name="对象321" text:anchor-type="as-char" svg:y="-0.7346in" svg:width="4.7181in" svg:height="1.4917in" draw:z-index="522"><draw:object xlink:href="./Object 523" xlink:type="simple" xlink:show="embed" xlink:actuate="onLoad"/><draw:image xlink:href="./ObjectReplacements/Object 523" xlink:type="simple" xlink:show="embed" xlink:actuate="onLoad"/></draw:frame></text:p>
      <text:p text:style-name="P328">三<text:span text:style-name="T122">、EM算法的收敛性</text:span></text:p>
      <text:p text:style-name="P330"><text:span text:style-name="T123">a.</text:span><text:tab/>设<draw:frame draw:style-name="fr1" draw:name="对象322" text:anchor-type="as-char" svg:y="-0.152in" svg:width="0.5717in" svg:height="0.2in" draw:z-index="523"><draw:object xlink:href="./Object 524" xlink:type="simple" xlink:show="embed" xlink:actuate="onLoad"/><draw:image xlink:href="./ObjectReplacements/Object 524" xlink:type="simple" xlink:show="embed" xlink:actuate="onLoad"/></draw:frame>为观测数据的似然函数，<draw:frame draw:style-name="fr1" draw:name="对象323" text:anchor-type="as-char" svg:y="-0.1744in" svg:width="0.9811in" svg:height="0.222in" draw:z-index="524"><draw:object xlink:href="./Object 525" xlink:type="simple" xlink:show="embed" xlink:actuate="onLoad"/><draw:image xlink:href="./ObjectReplacements/Object 525" xlink:type="simple" xlink:show="embed" xlink:actuate="onLoad"/></draw:frame>为EM算法得到的参数估计序列，<draw:frame draw:style-name="fr1" draw:name="对象324" text:anchor-type="as-char" svg:y="-0.1744in" svg:width="1.3811in" svg:height="0.222in" draw:z-index="525"><draw:object xlink:href="./Object 526" xlink:type="simple" xlink:show="embed" xlink:actuate="onLoad"/><draw:image xlink:href="./ObjectReplacements/Object 526" xlink:type="simple" xlink:show="embed" xlink:actuate="onLoad"/></draw:frame>为对应的似然函数序列，则<draw:frame draw:style-name="fr1" draw:name="对象325" text:anchor-type="as-char" svg:y="-0.1744in" svg:width="0.6693in" svg:height="0.222in" draw:z-index="526"><draw:object xlink:href="./Object 527" xlink:type="simple" xlink:show="embed" xlink:actuate="onLoad"/><draw:image xlink:href="./ObjectReplacements/Object 527" xlink:type="simple" xlink:show="embed" xlink:actuate="onLoad"/></draw:frame>是单调递增的，即</text:p>
      <text:p text:style-name="P331"><draw:frame draw:style-name="fr1" draw:name="对象326" text:anchor-type="as-char" svg:y="-0.1744in" svg:width="1.5126in" svg:height="0.222in" draw:z-index="527"><draw:object xlink:href="./Object 528" xlink:type="simple" xlink:show="embed" xlink:actuate="onLoad"/><draw:image xlink:href="./ObjectReplacements/Object 528" xlink:type="simple" xlink:show="embed" xlink:actuate="onLoad"/></draw:frame></text:p>
      <text:p text:style-name="P332">b.<text:tab/>设<draw:frame draw:style-name="fr1" draw:name="对象327" text:anchor-type="as-char" svg:y="-0.152in" svg:width="1.2366in" svg:height="0.2in" draw:z-index="528"><draw:object xlink:href="./Object 529" xlink:type="simple" xlink:show="embed" xlink:actuate="onLoad"/><draw:image xlink:href="./ObjectReplacements/Object 529" xlink:type="simple" xlink:show="embed" xlink:actuate="onLoad"/></draw:frame>为观测数据的对数似然函数，<draw:frame draw:style-name="fr1" draw:name="对象328" text:anchor-type="as-char" svg:y="-0.1744in" svg:width="1.0425in" svg:height="0.222in" draw:z-index="529"><draw:object xlink:href="./Object 530" xlink:type="simple" xlink:show="embed" xlink:actuate="onLoad"/><draw:image xlink:href="./ObjectReplacements/Object 530" xlink:type="simple" xlink:show="embed" xlink:actuate="onLoad"/></draw:frame>为EM算法得到的参数估计序列，<draw:frame draw:style-name="fr1" draw:name="对象329" text:anchor-type="as-char" svg:y="-0.1744in" svg:width="1.2165in" svg:height="0.222in" draw:z-index="530"><draw:object xlink:href="./Object 531" xlink:type="simple" xlink:show="embed" xlink:actuate="onLoad"/><draw:image xlink:href="./ObjectReplacements/Object 531" xlink:type="simple" xlink:show="embed" xlink:actuate="onLoad"/></draw:frame>为对应的对数似然函数序列。</text:p>
      <text:p text:style-name="Text_20_body"><text:tab/><text:span text:style-name="T123">(1)如果</text:span><text:span text:style-name="T123"><draw:frame draw:style-name="fr1" draw:name="对象330" text:anchor-type="as-char" svg:y="-0.152in" svg:width="0.5717in" svg:height="0.2in" draw:z-index="531"><draw:object xlink:href="./Object 532" xlink:type="simple" xlink:show="embed" xlink:actuate="onLoad"/><draw:image xlink:href="./ObjectReplacements/Object 532" xlink:type="simple" xlink:show="embed" xlink:actuate="onLoad"/></draw:frame></text:span><text:span text:style-name="T123">有上界，则</text:span><text:span text:style-name="T123"><draw:frame draw:style-name="fr1" draw:name="对象331" text:anchor-type="as-char" svg:y="-0.1744in" svg:width="1.4693in" svg:height="0.222in" draw:z-index="532"><draw:object xlink:href="./Object 533" xlink:type="simple" xlink:show="embed" xlink:actuate="onLoad"/><draw:image xlink:href="./ObjectReplacements/Object 533" xlink:type="simple" xlink:show="embed" xlink:actuate="onLoad"/></draw:frame></text:span><text:span text:style-name="T123">收敛到某一值</text:span></text:p>
      <text:p text:style-name="Text_20_body"><text:tab/><text:span text:style-name="T123">(2)在函数</text:span><text:span text:style-name="T123"><draw:frame draw:style-name="fr1" draw:name="对象332" text:anchor-type="as-char" svg:y="-0.1984in" svg:width="0.6217in" svg:height="0.2465in" draw:z-index="533"><draw:object xlink:href="./Object 534" xlink:type="simple" xlink:show="embed" xlink:actuate="onLoad"/><draw:image xlink:href="./ObjectReplacements/Object 534" xlink:type="simple" xlink:show="embed" xlink:actuate="onLoad"/></draw:frame></text:span><text:span text:style-name="T123">与</text:span><text:span text:style-name="T123"><draw:frame draw:style-name="fr1" draw:name="对象333" text:anchor-type="as-char" svg:y="-0.152in" svg:width="0.4071in" svg:height="0.2in" draw:z-index="534"><draw:object xlink:href="./Object 535" xlink:type="simple" xlink:show="embed" xlink:actuate="onLoad"/><draw:image xlink:href="./ObjectReplacements/Object 535" xlink:type="simple" xlink:show="embed" xlink:actuate="onLoad"/></draw:frame></text:span><text:span text:style-name="T123">满足一定条件下，由EM算法得出的参数估计序列</text:span><text:span text:style-name="T123"><draw:frame draw:style-name="fr1" draw:name="对象334" text:anchor-type="as-char" svg:y="-0.1744in" svg:width="0.2681in" svg:height="0.1839in" draw:z-index="535"><draw:object xlink:href="./Object 536" xlink:type="simple" xlink:show="embed" xlink:actuate="onLoad"/><draw:image xlink:href="./ObjectReplacements/Object 536" xlink:type="simple" xlink:show="embed" xlink:actuate="onLoad"/></draw:frame></text:span><text:span text:style-name="T123">的收敛值</text:span><text:span text:style-name="T123"><draw:frame draw:style-name="fr1" draw:name="对象335" text:anchor-type="as-char" svg:y="-0.1984in" svg:width="0.2126in" svg:height="0.2091in" draw:z-index="536"><draw:object xlink:href="./Object 537" xlink:type="simple" xlink:show="embed" xlink:actuate="onLoad"/><draw:image xlink:href="./ObjectReplacements/Object 537" xlink:type="simple" xlink:show="embed" xlink:actuate="onLoad"/></draw:frame></text:span><text:span text:style-name="T123">是</text:span><text:span text:style-name="T123"><draw:frame draw:style-name="fr1" draw:name="对象336" text:anchor-type="as-char" svg:y="-0.152in" svg:width="0.4071in" svg:height="0.2in" draw:z-index="537"><draw:object xlink:href="./Object 538" xlink:type="simple" xlink:show="embed" xlink:actuate="onLoad"/><draw:image xlink:href="./ObjectReplacements/Object 538" xlink:type="simple" xlink:show="embed" xlink:actuate="onLoad"/></draw:frame></text:span><text:span text:style-name="T123">的稳定点。</text:span></text:p>
      <text:p text:style-name="Text_20_body">四<text:span text:style-name="T124">、高斯混合模型</text:span></text:p>
      <text:p text:style-name="Text_20_body">高斯混合模型如下<text:span text:style-name="T125">：</text:span></text:p>
      <text:p text:style-name="P40"><draw:frame draw:style-name="fr1" draw:name="对象337" text:anchor-type="as-char" svg:y="-0.2909in" svg:width="1.7102in" svg:height="0.4591in" draw:z-index="538"><draw:object xlink:href="./Object 539" xlink:type="simple" xlink:show="embed" xlink:actuate="onLoad"/><draw:image xlink:href="./ObjectReplacements/Object 539" xlink:type="simple" xlink:show="embed" xlink:actuate="onLoad"/></draw:frame></text:p>
      <text:p text:style-name="P104">其中<text:span text:style-name="T126">，</text:span><text:span text:style-name="T126"><draw:frame draw:style-name="fr1" draw:name="对象338" text:anchor-type="as-char" svg:y="-0.0846in" svg:width="0.2425in" svg:height="0.1457in" draw:z-index="539"><draw:object xlink:href="./Object 540" xlink:type="simple" xlink:show="embed" xlink:actuate="onLoad"/><draw:image xlink:href="./ObjectReplacements/Object 540" xlink:type="simple" xlink:show="embed" xlink:actuate="onLoad"/></draw:frame></text:span><text:span text:style-name="T126">是系数，</text:span><text:span text:style-name="T126"><draw:frame draw:style-name="fr1" draw:name="对象339" text:anchor-type="as-char" svg:y="-0.2807in" svg:width="1.7555in" svg:height="0.4484in" draw:z-index="540"><draw:object xlink:href="./Object 541" xlink:type="simple" xlink:show="embed" xlink:actuate="onLoad"/><draw:image xlink:href="./ObjectReplacements/Object 541" xlink:type="simple" xlink:show="embed" xlink:actuate="onLoad"/></draw:frame></text:span><text:span text:style-name="T126">是高斯分布密度，</text:span><text:span text:style-name="T126"><draw:frame draw:style-name="fr1" draw:name="对象340" text:anchor-type="as-char" svg:y="-0.172in" svg:width="0.8693in" svg:height="0.2327in" draw:z-index="541"><draw:object xlink:href="./Object 542" xlink:type="simple" xlink:show="embed" xlink:actuate="onLoad"/><draw:image xlink:href="./ObjectReplacements/Object 542" xlink:type="simple" xlink:show="embed" xlink:actuate="onLoad"/></draw:frame></text:span></text:p>
      <text:p text:style-name="P40"><draw:frame draw:style-name="fr1" draw:name="对象341" text:anchor-type="as-char" svg:y="-0.2925in" svg:width="2.502in" svg:height="0.4898in" draw:z-index="542"><draw:object xlink:href="./Object 543" xlink:type="simple" xlink:show="embed" xlink:actuate="onLoad"/><draw:image xlink:href="./ObjectReplacements/Object 543" xlink:type="simple" xlink:show="embed" xlink:actuate="onLoad"/></draw:frame></text:p>
      <text:p text:style-name="P104">称为第<text:span text:style-name="T127">k个分模型。</text:span></text:p>
      <text:p text:style-name="P104"><text:soft-page-break/>高斯混合模型参数估计的<text:span text:style-name="T128">EM算法</text:span></text:p>
      <text:p text:style-name="P333">(1)明确隐变量，写出完全数据对数似然</text:p>
      <text:p text:style-name="P334">隐变量<draw:frame draw:style-name="fr1" draw:name="对象342" text:anchor-type="as-char" svg:y="-0.0862in" svg:width="0.2811in" svg:height="0.1465in" draw:z-index="543"><draw:object xlink:href="./Object 544" xlink:type="simple" xlink:show="embed" xlink:actuate="onLoad"/><draw:image xlink:href="./ObjectReplacements/Object 544" xlink:type="simple" xlink:show="embed" xlink:actuate="onLoad"/></draw:frame>定义如下：</text:p>
      <text:p text:style-name="P335"><draw:frame draw:style-name="fr1" draw:name="对象343" text:anchor-type="as-char" svg:y="-0.2965in" svg:width="2.9453in" svg:height="0.5508in" draw:z-index="544"><draw:object xlink:href="./Object 545" xlink:type="simple" xlink:show="embed" xlink:actuate="onLoad"/><draw:image xlink:href="./ObjectReplacements/Object 545" xlink:type="simple" xlink:show="embed" xlink:actuate="onLoad"/></draw:frame></text:p>
      <text:p text:style-name="P336">其中<draw:frame draw:style-name="fr1" draw:name="对象344" text:anchor-type="as-char" svg:y="-0.1484in" svg:width="1.822in" svg:height="0.1839in" draw:z-index="545"><draw:object xlink:href="./Object 546" xlink:type="simple" xlink:show="embed" xlink:actuate="onLoad"/><draw:image xlink:href="./ObjectReplacements/Object 546" xlink:type="simple" xlink:show="embed" xlink:actuate="onLoad"/></draw:frame></text:p>
      <text:p text:style-name="P336">则完全数据的似然函数：</text:p>
      <text:p text:style-name="P337"><draw:frame draw:style-name="fr1" draw:name="对象345" text:anchor-type="as-char" svg:y="-0.9839in" svg:width="4.5772in" svg:height="1.9602in" draw:z-index="546"><draw:object xlink:href="./Object 547" xlink:type="simple" xlink:show="embed" xlink:actuate="onLoad"/><draw:image xlink:href="./ObjectReplacements/Object 547" xlink:type="simple" xlink:show="embed" xlink:actuate="onLoad"/></draw:frame></text:p>
      <text:p text:style-name="P340">其中，<draw:frame draw:style-name="fr1" draw:name="对象346" text:anchor-type="as-char" svg:y="-0.2807in" svg:width="1.4945in" svg:height="0.4484in" draw:z-index="547"><draw:object xlink:href="./Object 548" xlink:type="simple" xlink:show="embed" xlink:actuate="onLoad"/><draw:image xlink:href="./ObjectReplacements/Object 548" xlink:type="simple" xlink:show="embed" xlink:actuate="onLoad"/></draw:frame></text:p>
      <text:p text:style-name="P342">那么完全似然对数函数为</text:p>
      <text:p text:style-name="P342"/>
      <text:p text:style-name="P338"><draw:frame draw:style-name="fr1" draw:name="对象347" text:anchor-type="as-char" svg:y="-0.2917in" svg:width="5.1154in" svg:height="0.5201in" draw:z-index="548"><draw:object xlink:href="./Object 549" xlink:type="simple" xlink:show="embed" xlink:actuate="onLoad"/><draw:image xlink:href="./ObjectReplacements/Object 549" xlink:type="simple" xlink:show="embed" xlink:actuate="onLoad"/></draw:frame></text:p>
      <text:p text:style-name="P340"><text:span text:style-name="T130">(2)</text:span>确定<text:span text:style-name="T129">Q函数</text:span></text:p>
      <text:p text:style-name="P338"><draw:frame draw:style-name="fr1" draw:name="对象348" text:anchor-type="as-char" svg:y="-0.7071in" svg:width="6.5654in" svg:height="1.4398in" draw:z-index="549"><draw:object xlink:href="./Object 550" xlink:type="simple" xlink:show="embed" xlink:actuate="onLoad"/><draw:image xlink:href="./ObjectReplacements/Object 550" xlink:type="simple" xlink:show="embed" xlink:actuate="onLoad"/></draw:frame></text:p>
      <text:p text:style-name="P343">计算<draw:frame draw:style-name="fr1" draw:name="对象349" text:anchor-type="as-char" svg:y="-0.1929in" svg:width="1.4665in" svg:height="0.2535in" draw:z-index="550"><draw:object xlink:href="./Object 551" xlink:type="simple" xlink:show="embed" xlink:actuate="onLoad"/><draw:image xlink:href="./ObjectReplacements/Object 551" xlink:type="simple" xlink:show="embed" xlink:actuate="onLoad"/></draw:frame></text:p>
      <text:p text:style-name="P344"><text:soft-page-break/><draw:frame draw:style-name="fr1" draw:name="对象350" text:anchor-type="as-char" svg:y="-1.1583in" svg:width="2.7165in" svg:height="2.3673in" draw:z-index="551"><draw:object xlink:href="./Object 552" xlink:type="simple" xlink:show="embed" xlink:actuate="onLoad"/><draw:image xlink:href="./ObjectReplacements/Object 552" xlink:type="simple" xlink:show="embed" xlink:actuate="onLoad"/></draw:frame></text:p>
      <text:p text:style-name="P343"><text:span text:style-name="T130">(3)</text:span>确定<text:span text:style-name="T130">EM算法的M步</text:span></text:p>
      <text:p text:style-name="P339"><draw:frame draw:style-name="fr1" draw:name="对象351" text:anchor-type="as-char" svg:y="-0.1807in" svg:width="1.7909in" svg:height="0.298in" draw:z-index="552"><draw:object xlink:href="./Object 553" xlink:type="simple" xlink:show="embed" xlink:actuate="onLoad"/><draw:image xlink:href="./ObjectReplacements/Object 553" xlink:type="simple" xlink:show="embed" xlink:actuate="onLoad"/></draw:frame></text:p>
      <text:p text:style-name="P341">可得<text:span text:style-name="T131">：</text:span></text:p>
      <text:p text:style-name="P339"><draw:frame draw:style-name="fr1" draw:name="对象352" text:anchor-type="as-char" svg:y="-0.5189in" svg:width="1.0484in" svg:height="0.9425in" draw:z-index="553"><draw:object xlink:href="./Object 554" xlink:type="simple" xlink:show="embed" xlink:actuate="onLoad"/><draw:image xlink:href="./ObjectReplacements/Object 554" xlink:type="simple" xlink:show="embed" xlink:actuate="onLoad"/></draw:frame></text:p>
      <text:p text:style-name="P339"><draw:frame draw:style-name="fr1" draw:name="对象353" text:anchor-type="as-char" svg:y="-0.5189in" svg:width="1.5465in" svg:height="0.9425in" draw:z-index="554"><draw:object xlink:href="./Object 555" xlink:type="simple" xlink:show="embed" xlink:actuate="onLoad"/><draw:image xlink:href="./ObjectReplacements/Object 555" xlink:type="simple" xlink:show="embed" xlink:actuate="onLoad"/></draw:frame></text:p>
      <text:p text:style-name="P339"><draw:frame draw:style-name="fr1" draw:name="对象354" text:anchor-type="as-char" svg:y="-0.5189in" svg:width="1.2173in" svg:height="0.6681in" draw:z-index="555"><draw:object xlink:href="./Object 556" xlink:type="simple" xlink:show="embed" xlink:actuate="onLoad"/><draw:image xlink:href="./ObjectReplacements/Object 556" xlink:type="simple" xlink:show="embed" xlink:actuate="onLoad"/></draw:frame></text:p>
      <text:p text:style-name="P345">四、EM算法的推广</text:p>
      <text:p text:style-name="P346">F函数的极大－极大算法</text:p>
      <text:p text:style-name="P346"><text:span text:style-name="T134">a. <text:s/></text:span>假设隐变量数据<text:span text:style-name="T132">Z的概率分布为</text:span><text:span text:style-name="T132"><draw:frame draw:style-name="fr1" draw:name="对象355" text:anchor-type="as-char" svg:y="-0.1626in" svg:width="0.4453in" svg:height="0.2102in" draw:z-index="556"><draw:object xlink:href="./Object 557" xlink:type="simple" xlink:show="embed" xlink:actuate="onLoad"/><draw:image xlink:href="./ObjectReplacements/Object 557" xlink:type="simple" xlink:show="embed" xlink:actuate="onLoad"/></draw:frame></text:span><text:span text:style-name="T132">，定义分布</text:span><text:span text:style-name="T132"><draw:frame draw:style-name="fr1" draw:name="对象356" text:anchor-type="as-char" svg:y="-0.1626in" svg:width="0.2047in" svg:height="0.198in" draw:z-index="557"><draw:object xlink:href="./Object 558" xlink:type="simple" xlink:show="embed" xlink:actuate="onLoad"/><draw:image xlink:href="./ObjectReplacements/Object 558" xlink:type="simple" xlink:show="embed" xlink:actuate="onLoad"/></draw:frame></text:span><text:span text:style-name="T132">与参数</text:span><text:span text:style-name="T132"><draw:frame draw:style-name="fr1" draw:name="对象357" text:anchor-type="as-char" svg:y="-0.1201in" svg:width="0.1661in" svg:height="0.1307in" draw:z-index="558"><draw:object xlink:href="./Object 559" xlink:type="simple" xlink:show="embed" xlink:actuate="onLoad"/><draw:image xlink:href="./ObjectReplacements/Object 559" xlink:type="simple" xlink:show="embed" xlink:actuate="onLoad"/></draw:frame></text:span><text:span text:style-name="T132">的函数</text:span><text:span text:style-name="T132"><draw:frame draw:style-name="fr1" draw:name="对象358" text:anchor-type="as-char" svg:y="-0.1626in" svg:width="0.6161in" svg:height="0.2102in" draw:z-index="559"><draw:object xlink:href="./Object 560" xlink:type="simple" xlink:show="embed" xlink:actuate="onLoad"/><draw:image xlink:href="./ObjectReplacements/Object 560" xlink:type="simple" xlink:show="embed" xlink:actuate="onLoad"/></draw:frame></text:span><text:span text:style-name="T132">如下：</text:span></text:p>
      <text:p text:style-name="P347"><draw:frame draw:style-name="fr1" draw:name="对象359" text:anchor-type="as-char" svg:y="-0.1783in" svg:width="2.5846in" svg:height="0.2508in" draw:z-index="560"><draw:object xlink:href="./Object 561" xlink:type="simple" xlink:show="embed" xlink:actuate="onLoad"/><draw:image xlink:href="./ObjectReplacements/Object 561" xlink:type="simple" xlink:show="embed" xlink:actuate="onLoad"/></draw:frame></text:p>
      <text:p text:style-name="P346">称为<text:span text:style-name="T133">F函数，式中</text:span><text:span text:style-name="T133"><draw:frame draw:style-name="fr1" draw:name="对象360" text:anchor-type="as-char" svg:y="-0.1626in" svg:width="1.5402in" svg:height="0.2307in" draw:z-index="561"><draw:object xlink:href="./Object 562" xlink:type="simple" xlink:show="embed" xlink:actuate="onLoad"/><draw:image xlink:href="./ObjectReplacements/Object 562" xlink:type="simple" xlink:show="embed" xlink:actuate="onLoad"/></draw:frame></text:span><text:span text:style-name="T133">是分布</text:span><text:span text:style-name="T133"><draw:frame draw:style-name="fr1" draw:name="对象361" text:anchor-type="as-char" svg:y="-0.1626in" svg:width="0.4453in" svg:height="0.2102in" draw:z-index="562"><draw:object xlink:href="./Object 563" xlink:type="simple" xlink:show="embed" xlink:actuate="onLoad"/><draw:image xlink:href="./ObjectReplacements/Object 563" xlink:type="simple" xlink:show="embed" xlink:actuate="onLoad"/></draw:frame></text:span><text:span text:style-name="T133">的熵。</text:span></text:p>
      <text:p text:style-name="P348">b. <text:s/>对于固定的<draw:frame draw:style-name="fr1" draw:name="对象362" text:anchor-type="as-char" svg:y="-0.1201in" svg:width="0.1661in" svg:height="0.1307in" draw:z-index="563"><draw:object xlink:href="./Object 564" xlink:type="simple" xlink:show="embed" xlink:actuate="onLoad"/><draw:image xlink:href="./ObjectReplacements/Object 564" xlink:type="simple" xlink:show="embed" xlink:actuate="onLoad"/></draw:frame>，存在唯一的分布<draw:frame draw:style-name="fr1" draw:name="对象363" text:anchor-type="as-char" svg:y="-0.1626in" svg:width="0.252in" svg:height="0.2016in" draw:z-index="564"><draw:object xlink:href="./Object 565" xlink:type="simple" xlink:show="embed" xlink:actuate="onLoad"/><draw:image xlink:href="./ObjectReplacements/Object 565" xlink:type="simple" xlink:show="embed" xlink:actuate="onLoad"/></draw:frame>极大化<draw:frame draw:style-name="fr1" draw:name="对象364" text:anchor-type="as-char" svg:y="-0.1626in" svg:width="0.6161in" svg:height="0.2102in" draw:z-index="565"><draw:object xlink:href="./Object 566" xlink:type="simple" xlink:show="embed" xlink:actuate="onLoad"/><draw:image xlink:href="./ObjectReplacements/Object 566" xlink:type="simple" xlink:show="embed" xlink:actuate="onLoad"/></draw:frame>，这时<draw:frame draw:style-name="fr1" draw:name="对象365" text:anchor-type="as-char" svg:y="-0.1626in" svg:width="0.252in" svg:height="0.2016in" draw:z-index="566"><draw:object xlink:href="./Object 567" xlink:type="simple" xlink:show="embed" xlink:actuate="onLoad"/><draw:image xlink:href="./ObjectReplacements/Object 567" xlink:type="simple" xlink:show="embed" xlink:actuate="onLoad"/></draw:frame>由下式给出：</text:p>
      <text:p text:style-name="P349"><draw:frame draw:style-name="fr1" draw:name="对象366" text:anchor-type="as-char" svg:y="-0.1693in" svg:width="1.3992in" svg:height="0.2217in" draw:z-index="567"><draw:object xlink:href="./Object 568" xlink:type="simple" xlink:show="embed" xlink:actuate="onLoad"/><draw:image xlink:href="./ObjectReplacements/Object 568" xlink:type="simple" xlink:show="embed" xlink:actuate="onLoad"/></draw:frame></text:p>
      <text:p text:style-name="P348">并且<draw:frame draw:style-name="fr1" draw:name="对象367" text:anchor-type="as-char" svg:y="-0.1626in" svg:width="0.252in" svg:height="0.2016in" draw:z-index="568"><draw:object xlink:href="./Object 569" xlink:type="simple" xlink:show="embed" xlink:actuate="onLoad"/><draw:image xlink:href="./ObjectReplacements/Object 569" xlink:type="simple" xlink:show="embed" xlink:actuate="onLoad"/></draw:frame>随<draw:frame draw:style-name="fr1" draw:name="对象368" text:anchor-type="as-char" svg:y="-0.1201in" svg:width="0.1661in" svg:height="0.1307in" draw:z-index="569"><draw:object xlink:href="./Object 570" xlink:type="simple" xlink:show="embed" xlink:actuate="onLoad"/><draw:image xlink:href="./ObjectReplacements/Object 570" xlink:type="simple" xlink:show="embed" xlink:actuate="onLoad"/></draw:frame>连续变化<text:span text:style-name="T135">。</text:span></text:p>
      <text:p text:style-name="P352"><text:soft-page-break/>证明：对于固定的<draw:frame draw:style-name="fr3" draw:name="Object203" text:anchor-type="as-char" svg:y="-0.1201in" svg:width="0.1665in" svg:height="0.1307in" draw:z-index="572"><draw:object xlink:href="./Object 573" xlink:type="simple" xlink:show="embed" xlink:actuate="onLoad"/><draw:image xlink:href="./ObjectReplacements/Object 573" xlink:type="simple" xlink:show="embed" xlink:actuate="onLoad"/></draw:frame>，可以求得使<draw:frame draw:style-name="fr3" draw:name="Object204" text:anchor-type="as-char" svg:y="-0.1626in" svg:width="0.6693in" svg:height="0.2098in" draw:z-index="573"><draw:object xlink:href="./Object 574" xlink:type="simple" xlink:show="embed" xlink:actuate="onLoad"/><draw:image xlink:href="./ObjectReplacements/Object 574" xlink:type="simple" xlink:show="embed" xlink:actuate="onLoad"/></draw:frame>达到极大分布<draw:frame draw:style-name="fr3" draw:name="Object205" text:anchor-type="as-char" svg:y="-0.1626in" svg:width="0.498in" svg:height="0.2098in" draw:z-index="574"><draw:object xlink:href="./Object 575" xlink:type="simple" xlink:show="embed" xlink:actuate="onLoad"/><draw:image xlink:href="./ObjectReplacements/Object 575" xlink:type="simple" xlink:show="embed" xlink:actuate="onLoad"/></draw:frame>,引入拉格朗日乘子<draw:frame draw:style-name="fr3" draw:name="Object206" text:anchor-type="as-char" svg:y="-0.1252in" svg:width="0.1819in" svg:height="0.1339in" draw:z-index="575"><draw:object xlink:href="./Object 576" xlink:type="simple" xlink:show="embed" xlink:actuate="onLoad"/><draw:image xlink:href="./ObjectReplacements/Object 576" xlink:type="simple" xlink:show="embed" xlink:actuate="onLoad"/></draw:frame>，拉格朗日函数为</text:p>
      <text:p text:style-name="P353"><draw:frame draw:style-name="fr3" draw:name="Object207" text:anchor-type="as-char" svg:y="-0.1807in" svg:width="3.6827in" svg:height="0.3484in" draw:z-index="576"><draw:object xlink:href="./Object 577" xlink:type="simple" xlink:show="embed" xlink:actuate="onLoad"/><draw:image xlink:href="./ObjectReplacements/Object 577" xlink:type="simple" xlink:show="embed" xlink:actuate="onLoad"/></draw:frame></text:p>
      <text:p text:style-name="P352">将其对<draw:frame draw:style-name="fr3" draw:name="Object208" text:anchor-type="as-char" svg:y="-0.1626in" svg:width="0.2047in" svg:height="0.198in" draw:z-index="577"><draw:object xlink:href="./Object 578" xlink:type="simple" xlink:show="embed" xlink:actuate="onLoad"/><draw:image xlink:href="./ObjectReplacements/Object 578" xlink:type="simple" xlink:show="embed" xlink:actuate="onLoad"/></draw:frame>求偏导数:</text:p>
      <text:p text:style-name="P353"><draw:frame draw:style-name="fr3" draw:name="Object209" text:anchor-type="as-char" svg:y="-0.2437in" svg:width="3.8909in" svg:height="0.4291in" draw:z-index="578"><draw:object xlink:href="./Object 579" xlink:type="simple" xlink:show="embed" xlink:actuate="onLoad"/><draw:image xlink:href="./ObjectReplacements/Object 579" xlink:type="simple" xlink:show="embed" xlink:actuate="onLoad"/></draw:frame></text:p>
      <text:p text:style-name="P352">令偏导数等于零<text:span text:style-name="T136">，得出</text:span></text:p>
      <text:p text:style-name="P353"><draw:frame draw:style-name="fr3" draw:name="Object210" text:anchor-type="as-char" svg:y="-0.1689in" svg:width="2.272in" svg:height="0.2201in" draw:z-index="579"><draw:object xlink:href="./Object 580" xlink:type="simple" xlink:show="embed" xlink:actuate="onLoad"/><draw:image xlink:href="./ObjectReplacements/Object 580" xlink:type="simple" xlink:show="embed" xlink:actuate="onLoad"/></draw:frame></text:p>
      <text:p text:style-name="P356">得出</text:p>
      <text:p text:style-name="P357"><draw:frame draw:style-name="fr3" draw:name="Object211" text:anchor-type="as-char" svg:y="-0.2744in" svg:width="1.2598in" svg:height="0.4598in" draw:z-index="580"><draw:object xlink:href="./Object 581" xlink:type="simple" xlink:show="embed" xlink:actuate="onLoad"/><draw:image xlink:href="./ObjectReplacements/Object 581" xlink:type="simple" xlink:show="embed" xlink:actuate="onLoad"/></draw:frame></text:p>
      <text:p text:style-name="P357"><draw:frame draw:style-name="fr3" draw:name="Object212" text:anchor-type="as-char" svg:y="-0.4083in" svg:width="2.1638in" svg:height="0.722in" draw:z-index="581"><draw:object xlink:href="./Object 582" xlink:type="simple" xlink:show="embed" xlink:actuate="onLoad"/><draw:image xlink:href="./ObjectReplacements/Object 582" xlink:type="simple" xlink:show="embed" xlink:actuate="onLoad"/></draw:frame></text:p>
      <text:p text:style-name="P359">因此可以得出</text:p>
      <text:p text:style-name="P358"><draw:frame draw:style-name="fr3" draw:name="Object213" text:anchor-type="as-char" svg:y="-0.2744in" svg:width="2.3091in" svg:height="0.4535in" draw:z-index="582"><draw:object xlink:href="./Object 583" xlink:type="simple" xlink:show="embed" xlink:actuate="onLoad"/><draw:image xlink:href="./ObjectReplacements/Object 583" xlink:type="simple" xlink:show="embed" xlink:actuate="onLoad"/></draw:frame></text:p>
      <text:p text:style-name="P350">c. <text:s/>若<draw:frame draw:style-name="fr1" draw:name="对象369" text:anchor-type="as-char" svg:y="-0.1626in" svg:width="1.3102in" svg:height="0.2102in" draw:z-index="570"><draw:object xlink:href="./Object 571" xlink:type="simple" xlink:show="embed" xlink:actuate="onLoad"/><draw:image xlink:href="./ObjectReplacements/Object 571" xlink:type="simple" xlink:show="embed" xlink:actuate="onLoad"/></draw:frame>，则</text:p>
      <text:p text:style-name="P354"><draw:frame draw:style-name="fr1" draw:name="对象370" text:anchor-type="as-char" svg:y="-0.1693in" svg:width="1.5335in" svg:height="0.2217in" draw:z-index="571"><draw:object xlink:href="./Object 572" xlink:type="simple" xlink:show="embed" xlink:actuate="onLoad"/><draw:image xlink:href="./ObjectReplacements/Object 572" xlink:type="simple" xlink:show="embed" xlink:actuate="onLoad"/></draw:frame></text:p>
      <text:p text:style-name="P360">d. <text:s/>EM算法的一次迭代可由F函数的极大－极大算法实现</text:p>
      <text:p text:style-name="P360">设<draw:frame draw:style-name="fr3" draw:name="Object214" text:anchor-type="as-char" svg:y="-0.1744in" svg:width="0.2681in" svg:height="0.1846in" draw:z-index="583"><draw:object xlink:href="./Object 584" xlink:type="simple" xlink:show="embed" xlink:actuate="onLoad"/><draw:image xlink:href="./ObjectReplacements/Object 584" xlink:type="simple" xlink:show="embed" xlink:actuate="onLoad"/></draw:frame>为第<text:span text:style-name="T137">i次迭代参数</text:span><text:span text:style-name="T137"><draw:frame draw:style-name="fr3" draw:name="Object215" text:anchor-type="as-char" svg:y="-0.1201in" svg:width="0.1665in" svg:height="0.1307in" draw:z-index="584"><draw:object xlink:href="./Object 585" xlink:type="simple" xlink:show="embed" xlink:actuate="onLoad"/><draw:image xlink:href="./ObjectReplacements/Object 585" xlink:type="simple" xlink:show="embed" xlink:actuate="onLoad"/></draw:frame></text:span><text:span text:style-name="T137">的估计，</text:span><text:span text:style-name="T137"><draw:frame draw:style-name="fr3" draw:name="Object216" text:anchor-type="as-char" svg:y="-0.1744in" svg:width="0.3016in" svg:height="0.2102in" draw:z-index="585"><draw:object xlink:href="./Object 586" xlink:type="simple" xlink:show="embed" xlink:actuate="onLoad"/><draw:image xlink:href="./ObjectReplacements/Object 586" xlink:type="simple" xlink:show="embed" xlink:actuate="onLoad"/></draw:frame></text:span><text:span text:style-name="T137">为第i次迭代函数</text:span><text:span text:style-name="T137"><draw:frame draw:style-name="fr3" draw:name="Object217" text:anchor-type="as-char" svg:y="-0.1626in" svg:width="0.2047in" svg:height="0.198in" draw:z-index="586"><draw:object xlink:href="./Object 587" xlink:type="simple" xlink:show="embed" xlink:actuate="onLoad"/><draw:image xlink:href="./ObjectReplacements/Object 587" xlink:type="simple" xlink:show="embed" xlink:actuate="onLoad"/></draw:frame></text:span><text:span text:style-name="T137">的估计，在第i+1次跌代的两步为</text:span></text:p>
      <text:p text:style-name="P361">(1)对固定的<draw:frame draw:style-name="fr3" draw:name="Object218" text:anchor-type="as-char" svg:y="-0.1744in" svg:width="0.2681in" svg:height="0.1846in" draw:z-index="587"><draw:object xlink:href="./Object 588" xlink:type="simple" xlink:show="embed" xlink:actuate="onLoad"/><draw:image xlink:href="./ObjectReplacements/Object 588" xlink:type="simple" xlink:show="embed" xlink:actuate="onLoad"/></draw:frame>，求<draw:frame draw:style-name="fr3" draw:name="Object219" text:anchor-type="as-char" svg:y="-0.1744in" svg:width="0.4193in" svg:height="0.2102in" draw:z-index="588"><draw:object xlink:href="./Object 589" xlink:type="simple" xlink:show="embed" xlink:actuate="onLoad"/><draw:image xlink:href="./ObjectReplacements/Object 589" xlink:type="simple" xlink:show="embed" xlink:actuate="onLoad"/></draw:frame>使<draw:frame draw:style-name="fr3" draw:name="Object220" text:anchor-type="as-char" svg:y="-0.1744in" svg:width="0.7154in" svg:height="0.222in" draw:z-index="589"><draw:object xlink:href="./Object 590" xlink:type="simple" xlink:show="embed" xlink:actuate="onLoad"/><draw:image xlink:href="./ObjectReplacements/Object 590" xlink:type="simple" xlink:show="embed" xlink:actuate="onLoad"/></draw:frame>极大化</text:p>
      <text:p text:style-name="P361">(2)对固定的<draw:frame draw:style-name="fr3" draw:name="Object221" text:anchor-type="as-char" svg:y="-0.1744in" svg:width="0.4193in" svg:height="0.2102in" draw:z-index="590"><draw:object xlink:href="./Object 591" xlink:type="simple" xlink:show="embed" xlink:actuate="onLoad"/><draw:image xlink:href="./ObjectReplacements/Object 591" xlink:type="simple" xlink:show="embed" xlink:actuate="onLoad"/></draw:frame>,求<draw:frame draw:style-name="fr3" draw:name="Object222" text:anchor-type="as-char" svg:y="-0.1744in" svg:width="0.3862in" svg:height="0.1846in" draw:z-index="591"><draw:object xlink:href="./Object 592" xlink:type="simple" xlink:show="embed" xlink:actuate="onLoad"/><draw:image xlink:href="./ObjectReplacements/Object 592" xlink:type="simple" xlink:show="embed" xlink:actuate="onLoad"/></draw:frame>使<draw:frame draw:style-name="fr3" draw:name="Object223" text:anchor-type="as-char" svg:y="-0.1744in" svg:width="0.8335in" svg:height="0.222in" draw:z-index="592"><draw:object xlink:href="./Object 593" xlink:type="simple" xlink:show="embed" xlink:actuate="onLoad"/><draw:image xlink:href="./ObjectReplacements/Object 593" xlink:type="simple" xlink:show="embed" xlink:actuate="onLoad"/></draw:frame>极大化</text:p>
      <text:p text:style-name="P350"/>
      <text:p text:style-name="P3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4.2.2$Linux_X86_64 LibreOffice_project/40m0$Build-2</meta:generator>
    <dc:date>2017-12-25T23:21:23.484628396</dc:date>
    <meta:editing-duration>P3DT16H44M25S</meta:editing-duration>
    <meta:editing-cycles>408</meta:editing-cycles>
    <meta:document-statistic meta:table-count="0" meta:image-count="0" meta:object-count="593" meta:page-count="37" meta:paragraph-count="650" meta:word-count="6946" meta:character-count="7918" meta:non-whitespace-character-count="7805"/>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i>x</mi>
                  </mrow>
                </mrow>
              </mrow>
            </mrow>
            <mo fence="true" stretchy="false">)</mo>
          </mrow>
          <mo stretchy="false">+</mo>
          <mi>b</mi>
        </mrow>
      </mrow>
    </mstyle>
    <annotation encoding="StarMath 5.0">bold{ f(x)=sign(sum from {j=1}to{N}{%alpha_{j}y_{j}x_{j} cdot x})+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56/content.xml><?xml version="1.0" encoding="utf-8"?>
<math xmlns="http://www.w3.org/1998/Math/MathML" display="block">
  <semantics>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annotation encoding="StarMath 5.0">{ T= left lbrace (x_{1},y_{1}),(x_{2},y_{2}),...,(x_{N},y_{N}) right rbrace }</annotation>
  </semantics>
</math>
</file>

<file path=Object 457/content.xml><?xml version="1.0" encoding="utf-8"?>
<math xmlns="http://www.w3.org/1998/Math/MathML" display="block">
  <semantics>
    <mrow>
      <mrow>
        <msub>
          <mi>x</mi>
          <mi>i</mi>
        </msub>
        <mo stretchy="false">∈</mo>
        <mi>X</mi>
        <mo stretchy="false">⊆</mo>
        <msup>
          <mi>R</mi>
          <mi>n</mi>
        </msup>
      </mrow>
      <mi>,</mi>
      <mrow>
        <msub>
          <mi>y</mi>
          <mi>i</mi>
        </msub>
        <mo stretchy="false">∈</mo>
        <mi>Y</mi>
        <mo stretchy="false">=</mo>
        <mrow>
          <mo fence="true" stretchy="true">{</mo>
          <mrow>
            <mrow>
              <mrow>
                <mo stretchy="false">−</mo>
                <mn>1</mn>
              </mrow>
              <mrow>
                <mi>,</mi>
                <mo stretchy="false">+</mo>
                <mn>1</mn>
              </mrow>
            </mrow>
          </mrow>
          <mo fence="true" stretchy="true">}</mo>
        </mrow>
      </mrow>
    </mrow>
    <annotation encoding="StarMath 5.0">{ x_{i} in X subseteq R^{n},y_{i} in Y=left lbrace -1,+1 right rbrace }</annotation>
  </semantics>
</math>
</file>

<file path=Object 458/content.xml><?xml version="1.0" encoding="utf-8"?>
<math xmlns="http://www.w3.org/1998/Math/MathML" display="block">
  <semantics>
    <mstyle mathvariant="bold">
      <mrow>
        <mrow>
          <msub>
            <mi>D</mi>
            <mn>1</mn>
          </msub>
          <mo stretchy="false">=</mo>
          <mrow>
            <mo fence="true" stretchy="false">(</mo>
            <mrow>
              <mrow>
                <msub>
                  <mi>w</mi>
                  <mn>1,1</mn>
                </msub>
                <mi>,</mi>
                <mn>...</mn>
                <mi>,</mi>
                <msub>
                  <mi>w</mi>
                  <mrow>
                    <mn>1</mn>
                    <mi>i</mi>
                  </mrow>
                </msub>
                <mi>,</mi>
                <mn>...</mn>
                <mi>,</mi>
                <msub>
                  <mi>w</mi>
                  <mrow>
                    <mn>1</mn>
                    <mi>N</mi>
                  </mrow>
                </msub>
              </mrow>
            </mrow>
            <mo fence="true" stretchy="false">)</mo>
          </mrow>
        </mrow>
        <mi>,</mi>
        <mrow>
          <msub>
            <mi>w</mi>
            <mrow>
              <mn>1</mn>
              <mi>i</mi>
            </mrow>
          </msub>
          <mo stretchy="false">=</mo>
          <mfrac>
            <mn>1</mn>
            <mi>N</mi>
          </mfrac>
        </mrow>
        <mi>,</mi>
        <mrow>
          <mi>i</mi>
          <mo stretchy="false">=</mo>
          <mn>1,2,.</mn>
        </mrow>
        <mn>..</mn>
        <mi>,</mi>
        <mi>N</mi>
      </mrow>
    </mstyle>
    <annotation encoding="StarMath 5.0">bold{ D_{1}=(w_{1,1},...,w_{1i},...,w_{1N}),w_{1i}={1 over N},i=1,2,...,N }</annotation>
  </semantics>
</math>
</file>

<file path=Object 459/content.xml><?xml version="1.0" encoding="utf-8"?>
<math xmlns="http://www.w3.org/1998/Math/MathML" display="block">
  <semantics>
    <mrow>
      <mrow>
        <mi>m</mi>
        <mo stretchy="false">=</mo>
        <mn>1,2,.</mn>
      </mrow>
      <mn>..</mn>
      <mi>,</mi>
      <mi>M</mi>
    </mrow>
    <annotation encoding="StarMath 5.0">{ m=1,2,...,M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60/content.xml><?xml version="1.0" encoding="utf-8"?>
<math xmlns="http://www.w3.org/1998/Math/MathML" display="block">
  <semantics>
    <msub>
      <mi>D</mi>
      <mi>m</mi>
    </msub>
    <annotation encoding="StarMath 5.0">{ D_{m} }</annotation>
  </semantics>
</math>
</file>

<file path=Object 461/content.xml><?xml version="1.0" encoding="utf-8"?>
<math xmlns="http://www.w3.org/1998/Math/MathML" display="block">
  <semantics>
    <mstyle mathvariant="bold">
      <mrow>
        <msub>
          <mi>G</mi>
          <mi>m</mi>
        </msub>
        <mrow>
          <mo fence="true" stretchy="false">(</mo>
          <mrow>
            <mi>x</mi>
          </mrow>
          <mo fence="true" stretchy="false">)</mo>
        </mrow>
        <mi mathvariant="normal">:</mi>
        <mrow>
          <mi>X</mi>
          <mo stretchy="false">→</mo>
          <mrow>
            <mtext>{</mtext>
            <mo stretchy="false">−</mo>
            <mn>1</mn>
          </mrow>
        </mrow>
        <mrow>
          <mi>,</mi>
          <mo stretchy="false">+</mo>
          <mn>1</mn>
        </mrow>
        <mtext>}</mtext>
      </mrow>
    </mstyle>
    <annotation encoding="StarMath 5.0">bold{ G_{m}(x):X toward "{"-1,+1 "}"}</annotation>
  </semantics>
</math>
</file>

<file path=Object 462/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3/content.xml><?xml version="1.0" encoding="utf-8"?>
<math xmlns="http://www.w3.org/1998/Math/MathML" display="block">
  <semantics>
    <mstyle mathvariant="bold">
      <mrow>
        <mrow>
          <msub>
            <mi>e</mi>
            <mi>m</mi>
          </msub>
          <mo stretchy="false">=</mo>
          <mi>P</mi>
        </mrow>
        <mrow>
          <mrow>
            <mo fence="true" stretchy="false">(</mo>
            <mrow>
              <mrow>
                <msub>
                  <mi>G</mi>
                  <mi>m</mi>
                </msub>
                <mrow>
                  <mrow>
                    <mo fence="true" stretchy="false">(</mo>
                    <mrow>
                      <msub>
                        <mi>x</mi>
                        <mi>i</mi>
                      </msub>
                    </mrow>
                    <mo fence="true" stretchy="false">)</mo>
                  </mrow>
                  <mo stretchy="false">≠</mo>
                  <msub>
                    <mi>y</mi>
                    <mi>i</mi>
                  </msub>
                </mrow>
              </mrow>
            </mrow>
            <mo fence="true" stretchy="false">)</mo>
          </mrow>
          <mo stretchy="false">=</mo>
          <mrow>
            <munderover>
              <mo stretchy="false">∑</mo>
              <mrow>
                <mi>i</mi>
                <mo stretchy="false">=</mo>
                <mn>1</mn>
              </mrow>
              <mi>N</mi>
            </munderover>
            <mrow>
              <msub>
                <mi>w</mi>
                <mi mathvariant="italic">mi</mi>
              </msub>
              <mi>I</mi>
              <mrow>
                <mo fence="true" stretchy="false">(</mo>
                <mrow>
                  <mrow>
                    <msub>
                      <mi>G</mi>
                      <mi>m</mi>
                    </msub>
                    <mrow>
                      <mrow>
                        <mo fence="true" stretchy="false">(</mo>
                        <mrow>
                          <msub>
                            <mi>x</mi>
                            <mi>i</mi>
                          </msub>
                        </mrow>
                        <mo fence="true" stretchy="false">)</mo>
                      </mrow>
                      <mo stretchy="false">≠</mo>
                      <msub>
                        <mi>y</mi>
                        <mi>i</mi>
                      </msub>
                    </mrow>
                  </mrow>
                </mrow>
                <mo fence="true" stretchy="false">)</mo>
              </mrow>
            </mrow>
          </mrow>
        </mrow>
      </mrow>
    </mstyle>
    <annotation encoding="StarMath 5.0">bold{ e_{m}=P(G_{m}(x_{i}) &lt;&gt; y_{i})=sum from{i=1}to{N}{ w_{mi}I(G_{m}(x_{i}) &lt;&gt; y_{i}) } }</annotation>
  </semantics>
</math>
</file>

<file path=Object 464/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5/content.xml><?xml version="1.0" encoding="utf-8"?>
<math xmlns="http://www.w3.org/1998/Math/MathML" display="block">
  <semantics>
    <mstyle mathvariant="bold">
      <mrow>
        <mrow>
          <msub>
            <mi>α</mi>
            <mi>m</mi>
          </msub>
          <mo stretchy="false">=</mo>
          <mfrac>
            <mn>1</mn>
            <mn>2</mn>
          </mfrac>
        </mrow>
        <mi>log</mi>
        <mfrac>
          <mrow>
            <mo fence="true" stretchy="false">(</mo>
            <mrow>
              <mrow>
                <mn>1</mn>
                <mo stretchy="false">−</mo>
                <msub>
                  <mi>e</mi>
                  <mi>m</mi>
                </msub>
              </mrow>
            </mrow>
            <mo fence="true" stretchy="false">)</mo>
          </mrow>
          <msub>
            <mi>e</mi>
            <mi>m</mi>
          </msub>
        </mfrac>
      </mrow>
    </mstyle>
    <annotation encoding="StarMath 5.0">bold{ %alpha_{m}={1 over 2}log{(1-e_{m})over e_{m}} }</annotation>
  </semantics>
</math>
</file>

<file path=Object 466/content.xml><?xml version="1.0" encoding="utf-8"?>
<math xmlns="http://www.w3.org/1998/Math/MathML" display="block">
  <semantics>
    <mstyle mathvariant="bold">
      <mtable>
        <mtr>
          <mtd>
            <mrow>
              <msub>
                <mi>D</mi>
                <mrow>
                  <mi>m</mi>
                  <mo stretchy="false">+</mo>
                  <mn>1</mn>
                </mrow>
              </msub>
              <mo stretchy="false">=</mo>
              <mrow>
                <mo fence="true" stretchy="false">(</mo>
                <mrow>
                  <mrow>
                    <msub>
                      <mi>w</mi>
                      <mrow>
                        <mi>m</mi>
                        <mo stretchy="false">+</mo>
                        <mn>1,1</mn>
                      </mrow>
                    </msub>
                    <mi>,</mi>
                    <mn>...</mn>
                    <mi>,</mi>
                    <msub>
                      <mi>w</mi>
                      <mrow>
                        <mrow>
                          <mi>m</mi>
                          <mo stretchy="false">+</mo>
                          <mn>1</mn>
                        </mrow>
                        <mi>,</mi>
                        <mi>i</mi>
                      </mrow>
                    </msub>
                    <mi>,</mi>
                    <mn>...</mn>
                    <mi>,</mi>
                    <msub>
                      <mi>w</mi>
                      <mrow>
                        <mrow>
                          <mi>m</mi>
                          <mo stretchy="false">+</mo>
                          <mn>1</mn>
                        </mrow>
                        <mi>,</mi>
                        <mi>N</mi>
                      </mrow>
                    </msub>
                  </mrow>
                </mrow>
                <mo fence="true" stretchy="false">)</mo>
              </mrow>
            </mrow>
          </mtd>
        </mtr>
        <mtr>
          <mtd>
            <mrow>
              <mrow>
                <msub>
                  <mi>w</mi>
                  <mrow>
                    <mrow>
                      <mi>m</mi>
                      <mo stretchy="false">+</mo>
                      <mn>1</mn>
                    </mrow>
                    <mi>,</mi>
                    <mi>i</mi>
                  </mrow>
                </msub>
                <mo stretchy="false">=</mo>
                <mfrac>
                  <msub>
                    <mi>w</mi>
                    <mrow>
                      <mi>m</mi>
                      <mi>,</mi>
                      <mi>i</mi>
                    </mrow>
                  </msub>
                  <msub>
                    <mi>Z</mi>
                    <mi>m</mi>
                  </msub>
                </mfrac>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sub>
                  <mi>Z</mi>
                  <mi>m</mi>
                </msub>
                <mo stretchy="false">=</mo>
                <mrow>
                  <munderover>
                    <mo stretchy="false">∑</mo>
                    <mrow>
                      <mi>i</mi>
                      <mo stretchy="false">=</mo>
                      <mn>1</mn>
                    </mrow>
                    <mi>N</mi>
                  </munderover>
                  <msub>
                    <mi>w</mi>
                    <mrow>
                      <mi>m</mi>
                      <mi>,</mi>
                      <mi>i</mi>
                    </mrow>
                  </msub>
                </mrow>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able>
    </mstyle>
    <annotation encoding="StarMath 5.0">bold stack{ D_{m+1}=(w_{m+1,1},...,w_{m+1,i},...,w_{m+1,N}) #
w_{ m+1,i }={ w_{m,i} over Z_{m} }exp( -%alpha_{m}y_{i}G_{m}(x_{i}) )#
Z_{ m }=sum from{ i=1 }to{ N }w_{ m,i }exp( -%alpha_{m}y_{i}G_{m}(x_{i}) )
}</annotation>
  </semantics>
</math>
</file>

<file path=Object 467/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α</mi>
                <mi>m</mi>
              </msub>
              <msub>
                <mi>G</mi>
                <mi>m</mi>
              </msub>
              <mrow>
                <mo fence="true" stretchy="false">(</mo>
                <mrow>
                  <mi>x</mi>
                </mrow>
                <mo fence="true" stretchy="false">)</mo>
              </mrow>
            </mrow>
          </mrow>
        </mrow>
      </mrow>
    </mstyle>
    <annotation encoding="StarMath 5.0">bold{ f(x)=sum from{m=1}to{M}{%alpha_{m}G_{m}(x)} }</annotation>
  </semantics>
</math>
</file>

<file path=Object 468/content.xml><?xml version="1.0" encoding="utf-8"?>
<math xmlns="http://www.w3.org/1998/Math/MathML" display="block">
  <semantics>
    <mstyle mathvariant="bold">
      <mrow>
        <mi>G</mi>
        <mrow>
          <mrow>
            <mo fence="true" stretchy="false">(</mo>
            <mrow>
              <mi>x</mi>
            </mrow>
            <mo fence="true" stretchy="false">)</mo>
          </mrow>
          <mo stretchy="false">=</mo>
          <mi mathvariant="italic">sign</mi>
        </mrow>
        <mrow>
          <mrow>
            <mo fence="true" stretchy="false">(</mo>
            <mrow>
              <mrow>
                <mi>f</mi>
                <mrow>
                  <mo fence="true" stretchy="false">(</mo>
                  <mrow>
                    <mi>x</mi>
                  </mrow>
                  <mo fence="true" stretchy="false">)</mo>
                </mrow>
              </mrow>
            </mrow>
            <mo fence="true" stretchy="false">)</mo>
          </mrow>
          <mo stretchy="false">=</mo>
          <mi mathvariant="italic">sign</mi>
        </mrow>
        <mrow>
          <mo fence="true" stretchy="false">(</mo>
          <mrow>
            <mrow>
              <munderover>
                <mo stretchy="false">∑</mo>
                <mrow>
                  <mi>m</mi>
                  <mo stretchy="false">=</mo>
                  <mn>1</mn>
                </mrow>
                <mi>M</mi>
              </munderover>
              <mrow>
                <msub>
                  <mi>α</mi>
                  <mi>m</mi>
                </msub>
                <msub>
                  <mi>G</mi>
                  <mi>m</mi>
                </msub>
                <mrow>
                  <mo fence="true" stretchy="false">(</mo>
                  <mrow>
                    <mi>x</mi>
                  </mrow>
                  <mo fence="true" stretchy="false">)</mo>
                </mrow>
              </mrow>
            </mrow>
          </mrow>
          <mo fence="true" stretchy="false">)</mo>
        </mrow>
      </mrow>
    </mstyle>
    <annotation encoding="StarMath 5.0">bold{ G(x)=sign(f(x))=sign(sum from {m=1}to{M}{%alpha_{m}G_{m}(x)}) }</annotation>
  </semantics>
</math>
</file>

<file path=Object 46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frac>
            <mn>1</mn>
            <mi>N</mi>
          </mfrac>
        </mrow>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row>
            <munder>
              <mo stretchy="false">∏</mo>
              <mi>m</mi>
            </munder>
            <msub>
              <mi>Z</mi>
              <mi>m</mi>
            </msub>
          </mrow>
        </mrow>
      </mrow>
    </mstyle>
    <annotation encoding="StarMath 5.0">bold{ {1 over N}sum from{i=1}to{N}{I(G(x_{i}) &lt;&gt;y_{i})}&lt;={1 over N}sum from{i}{exp(-y_{i}f(x_{i}))}=prod from{m}{Z_{m}}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70/content.xml><?xml version="1.0" encoding="utf-8"?>
<math xmlns="http://www.w3.org/1998/Math/MathML" display="block">
  <semantics>
    <mrow>
      <mi>G</mi>
      <mrow>
        <mrow>
          <mo fence="true" stretchy="false">(</mo>
          <mrow>
            <msub>
              <mi>x</mi>
              <mi>i</mi>
            </msub>
          </mrow>
          <mo fence="true" stretchy="false">)</mo>
        </mrow>
        <mo stretchy="false">≠</mo>
        <msub>
          <mi>y</mi>
          <mi>i</mi>
        </msub>
      </mrow>
    </mrow>
    <annotation encoding="StarMath 5.0">{ G(x_{i})&lt;&gt;y_{i} }</annotation>
  </semantics>
</math>
</file>

<file path=Object 471/content.xml><?xml version="1.0" encoding="utf-8"?>
<math xmlns="http://www.w3.org/1998/Math/MathML" display="block">
  <semantics>
    <mrow>
      <msub>
        <mi>y</mi>
        <mi>i</mi>
      </msub>
      <mi>f</mi>
      <mrow>
        <mrow>
          <mo fence="true" stretchy="false">(</mo>
          <mrow>
            <msub>
              <mi>x</mi>
              <mi>i</mi>
            </msub>
          </mrow>
          <mo fence="true" stretchy="false">)</mo>
        </mrow>
        <mo stretchy="false">&lt;</mo>
        <mn>0</mn>
      </mrow>
    </mrow>
    <annotation encoding="StarMath 5.0">{ y_{i}f(x_{i})&lt;0 }</annotation>
  </semantics>
</math>
</file>

<file path=Object 472/content.xml><?xml version="1.0" encoding="utf-8"?>
<math xmlns="http://www.w3.org/1998/Math/MathML" display="block">
  <semantics>
    <mrow>
      <mi>exp</mi>
      <mrow>
        <mrow>
          <mo fence="true" stretchy="false">(</mo>
          <mrow>
            <mrow>
              <mrow>
                <mo stretchy="false">−</mo>
                <msub>
                  <mi>y</mi>
                  <mi>i</mi>
                </msub>
              </mrow>
              <mi>f</mi>
              <mrow>
                <mo fence="true" stretchy="false">(</mo>
                <mrow>
                  <msub>
                    <mi>x</mi>
                    <mi>i</mi>
                  </msub>
                </mrow>
                <mo fence="true" stretchy="false">)</mo>
              </mrow>
            </mrow>
          </mrow>
          <mo fence="true" stretchy="false">)</mo>
        </mrow>
        <mo stretchy="false">≥</mo>
        <mn>1</mn>
      </mrow>
    </mrow>
    <annotation encoding="StarMath 5.0">{ exp(-y_{i}f(x_{i}))&gt;=1 }</annotation>
  </semantics>
</math>
</file>

<file path=Object 473/content.xml><?xml version="1.0" encoding="utf-8"?>
<math xmlns="http://www.w3.org/1998/Math/MathML" display="block">
  <semantics>
    <mstyle mathvariant="bold">
      <mrow>
        <msub>
          <mi>w</mi>
          <mrow>
            <mi>m</mi>
            <mi>,</mi>
            <mi>i</mi>
          </mrow>
        </msub>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o stretchy="false">=</mo>
          <msub>
            <mi>Z</mi>
            <mi>m</mi>
          </msub>
        </mrow>
        <msub>
          <mi>w</mi>
          <mrow>
            <mrow>
              <mi>m</mi>
              <mo stretchy="false">+</mo>
              <mn>1</mn>
            </mrow>
            <mi>,</mi>
            <mi>i</mi>
          </mrow>
        </msub>
      </mrow>
    </mstyle>
    <annotation encoding="StarMath 5.0">bold{ w_{m,i}exp(-%alpha_{m}y_{i}G_{m}(x_{i}))=Z_{m}w_{m+1,i} }</annotation>
  </semantics>
</math>
</file>

<file path=Object 474/content.xml><?xml version="1.0" encoding="utf-8"?>
<math xmlns="http://www.w3.org/1998/Math/MathML" display="block">
  <semantics>
    <mstyle mathvariant="bold">
      <mtable>
        <mtr>
          <mtd>
            <mrow>
              <mfrac>
                <mn>1</mn>
                <mi>N</mi>
              </mfrac>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frac>
                  <mn>1</mn>
                  <mi>N</mi>
                </mfrac>
              </mrow>
              <mrow>
                <munder>
                  <mo stretchy="false">∑</mo>
                  <mi>i</mi>
                </munder>
                <mrow>
                  <mi>exp</mi>
                  <mrow>
                    <mo fence="true" stretchy="false">(</mo>
                    <mrow>
                      <mrow>
                        <mo stretchy="false">−</mo>
                        <mrow>
                          <munderover>
                            <mo stretchy="false">∑</mo>
                            <mrow>
                              <mi>m</mi>
                              <mo stretchy="false">=</mo>
                              <mn>1</mn>
                            </mrow>
                            <mi>M</mi>
                          </munderover>
                          <mrow>
                            <msub>
                              <mi>α</mi>
                              <mi>m</mi>
                            </msub>
                            <msub>
                              <mi>y</mi>
                              <mi>i</mi>
                            </msub>
                            <msub>
                              <mi>G</mi>
                              <mi>m</mi>
                            </msub>
                            <mrow>
                              <mo fence="true" stretchy="false">(</mo>
                              <mrow>
                                <msub>
                                  <mi>x</mi>
                                  <mi>i</mi>
                                </msub>
                              </mrow>
                              <mo fence="true" stretchy="false">)</mo>
                            </mrow>
                          </mrow>
                        </mrow>
                      </mrow>
                    </mrow>
                    <mo fence="true" stretchy="false">)</mo>
                  </mrow>
                </mrow>
              </mrow>
            </mrow>
          </mtd>
        </mtr>
        <mtr>
          <mtd>
            <mrow>
              <mrow>
                <mphantom>
                  <mi mathvariant="italic">aaaaaaaaaaaaaaaaaa</mi>
                </mphantom>
                <mo stretchy="false">=</mo>
                <mrow>
                  <munder>
                    <mo stretchy="false">∑</mo>
                    <mi>t</mi>
                  </munder>
                  <msub>
                    <mi>w</mi>
                    <mstyle color="red">
                      <mrow>
                        <mn>1</mn>
                        <mi>,</mi>
                        <mi>i</mi>
                      </mrow>
                    </mstyle>
                  </msub>
                </mrow>
              </mrow>
              <mrow>
                <munderover>
                  <mo stretchy="false">∏</mo>
                  <mrow>
                    <mi>m</mi>
                    <mo stretchy="false">=</mo>
                    <mn>1</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phantom>
                  <mi mathvariant="italic">aaaaaaaaaaaaaaaaaa</mi>
                </mphantom>
                <mo stretchy="false">=</mo>
                <msub>
                  <mi>Z</mi>
                  <mn>1</mn>
                </msub>
              </mrow>
              <mrow>
                <munder>
                  <mo stretchy="false">∑</mo>
                  <mi>i</mi>
                </munder>
                <mrow>
                  <msub>
                    <mi>w</mi>
                    <mrow>
                      <mn>2</mn>
                      <mi>,</mi>
                      <mi>i</mi>
                    </mrow>
                  </msub>
                  <mrow>
                    <munderover>
                      <mo stretchy="false">∏</mo>
                      <mrow>
                        <mi>m</mi>
                        <mo stretchy="false">=</mo>
                        <mn>2</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row>
                <mphantom>
                  <mi mathvariant="italic">aaaaaaaaaaaaaaaaaa</mi>
                </mphantom>
                <mo stretchy="false">=</mo>
                <msub>
                  <mi>Z</mi>
                  <mn>1</mn>
                </msub>
              </mrow>
              <msub>
                <mi>Z</mi>
                <mn>2</mn>
              </msub>
              <mrow>
                <munder>
                  <mo stretchy="false">∑</mo>
                  <mi>i</mi>
                </munder>
                <mrow>
                  <msub>
                    <mi>w</mi>
                    <mrow>
                      <mn>3</mn>
                      <mi>,</mi>
                      <mi>i</mi>
                    </mrow>
                  </msub>
                  <mrow>
                    <munderover>
                      <mo stretchy="false">∏</mo>
                      <mrow>
                        <mi>m</mi>
                        <mo stretchy="false">=</mo>
                        <mn>3</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phantom>
                <mi mathvariant="italic">aaaaaaaaaaaaaaaaaa</mi>
              </mphantom>
              <mo stretchy="false">=</mo>
              <mn>...</mn>
            </mrow>
          </mtd>
        </mtr>
        <mtr>
          <mtd>
            <mrow>
              <mphantom>
                <mi mathvariant="italic">aaaaaaaaaaaaaaaaaa</mi>
              </mphantom>
              <mo stretchy="false">=</mo>
              <mrow>
                <munderover>
                  <mo stretchy="false">∏</mo>
                  <mrow>
                    <mi>m</mi>
                    <mo stretchy="false">=</mo>
                    <mn>1</mn>
                  </mrow>
                  <mi>M</mi>
                </munderover>
                <msub>
                  <mi>Z</mi>
                  <mi>m</mi>
                </msub>
              </mrow>
            </mrow>
          </mtd>
        </mtr>
      </mtable>
    </mstyle>
    <annotation encoding="StarMath 5.0">bold stack{ {1 over N}sum from{i}{exp(-y_{i}f(x_{i}))}={1 over N}{sum from {i}{exp(-sum from{m=1}to{M}{%alpha_{m}y_{i}G_{m}(x_{i})})}}
#
phantom{  aaaaaaaaaaaaaaaaaa}=sum from{ t }w_{color red{ 1,i }}prod from { m=1 }to{M  }exp( -%alpha_{m}y_{i}G_{m}(x_{i}) )
#phantom{aaaaaaaaaaaaaaaaaa  }=Z_{ 1 }sum from{ i }{ w_{2,i} prod from{m=2}to{M}exp(-%alpha_{m}y_{i}G_{m}(x_{i})) }
#phantom{aaaaaaaaaaaaaaaaaa  }=Z_{ 1 }Z_{2}sum from{ i }{ w_{3,i} prod from{m=3}to{M}exp(-%alpha_{m}y_{i}G_{m}(x_{i})) }
#phantom{ aaaaaaaaaaaaaaaaaa}={ ... }
#phantom{aaaaaaaaaaaaaaaaaa  }=prod from{ m=1 }to{ M }Z_{ m }


 }</annotation>
  </semantics>
</math>
</file>

<file path=Object 475/content.xml><?xml version="1.0" encoding="utf-8"?>
<math xmlns="http://www.w3.org/1998/Math/MathML" display="block">
  <semantics>
    <mstyle mathvariant="bold">
      <mrow>
        <mrow>
          <mrow>
            <munderover>
              <mo stretchy="false">∏</mo>
              <mrow>
                <mi>m</mi>
                <mo stretchy="false">=</mo>
                <mn>1</mn>
              </mrow>
              <mi>M</mi>
            </munderover>
            <msub>
              <mi>Z</mi>
              <mi>m</mi>
            </msub>
          </mrow>
          <mo stretchy="false">=</mo>
          <mrow>
            <munderover>
              <mo stretchy="false">∏</mo>
              <mrow>
                <mi>m</mi>
                <mo stretchy="false">=</mo>
                <mn>1</mn>
              </mrow>
              <mi>M</mi>
            </munderover>
            <mrow>
              <mo fence="true" stretchy="false">[</mo>
              <mrow>
                <mrow>
                  <mn>2</mn>
                  <msqrt>
                    <mrow>
                      <msub>
                        <mi>e</mi>
                        <mi>m</mi>
                      </msub>
                      <mrow>
                        <mo fence="true" stretchy="false">(</mo>
                        <mrow>
                          <mrow>
                            <mn>1</mn>
                            <mo stretchy="false">−</mo>
                            <msub>
                              <mi>e</mi>
                              <mi>m</mi>
                            </msub>
                          </mrow>
                        </mrow>
                        <mo fence="true" stretchy="false">)</mo>
                      </mrow>
                    </mrow>
                  </msqrt>
                </mrow>
              </mrow>
              <mo fence="true" stretchy="false">]</mo>
            </mrow>
          </mrow>
          <mo stretchy="false">=</mo>
          <mrow>
            <munderover>
              <mo stretchy="false">∏</mo>
              <mrow>
                <mi>m</mi>
                <mo stretchy="false">=</mo>
                <mn>1</mn>
              </mrow>
              <mi>M</mi>
            </munderover>
            <msqrt>
              <mrow>
                <mo fence="true" stretchy="false">(</mo>
                <mrow>
                  <mrow>
                    <mrow>
                      <mn>1</mn>
                      <mo stretchy="false">−</mo>
                      <mn>4</mn>
                    </mrow>
                    <msup>
                      <mi>γ</mi>
                      <mn>2</mn>
                    </msup>
                  </mrow>
                </mrow>
                <mo fence="true" stretchy="false">)</mo>
              </mrow>
            </msqrt>
          </mrow>
          <mo stretchy="false">≤</mo>
          <mi>exp</mi>
        </mrow>
        <mrow>
          <mo fence="true" stretchy="false">(</mo>
          <mrow>
            <mrow>
              <mrow>
                <mo stretchy="false">−</mo>
                <mn>2</mn>
              </mrow>
              <mrow>
                <munderover>
                  <mo stretchy="false">∑</mo>
                  <mrow>
                    <mi>m</mi>
                    <mo stretchy="false">=</mo>
                    <mn>1</mn>
                  </mrow>
                  <mi>M</mi>
                </munderover>
                <msubsup>
                  <mi>γ</mi>
                  <mi>m</mi>
                  <mn>2</mn>
                </msubsup>
              </mrow>
            </mrow>
          </mrow>
          <mo fence="true" stretchy="false">)</mo>
        </mrow>
      </mrow>
    </mstyle>
    <annotation encoding="StarMath 5.0">bold{ prod from{m=1}to{M}{Z_{m}}=prod from{m=1}to{M}[2 sqrt{e_{m}(1-e_{m})} ]=prod from{m=1}to{M}{sqrt{(1-4%gamma^{2})}}&lt;=exp(-2sum from{m=1}to{M}{%gamma_{m}^{2}}) }</annotation>
  </semantics>
</math>
</file>

<file path=Object 476/content.xml><?xml version="1.0" encoding="utf-8"?>
<math xmlns="http://www.w3.org/1998/Math/MathML" display="block">
  <semantics>
    <mstyle mathvariant="bold">
      <mrow>
        <msub>
          <mi>γ</mi>
          <mi>m</mi>
        </msub>
        <mo stretchy="false">=</mo>
        <mrow>
          <mfrac>
            <mn>1</mn>
            <mn>2</mn>
          </mfrac>
          <mo stretchy="false">−</mo>
          <msub>
            <mi>e</mi>
            <mi>m</mi>
          </msub>
        </mrow>
      </mrow>
    </mstyle>
    <annotation encoding="StarMath 5.0">bold{ %gamma_{m}={1 over 2}-e_{m} }</annotation>
  </semantics>
</math>
</file>

<file path=Object 477/content.xml><?xml version="1.0" encoding="utf-8"?>
<math xmlns="http://www.w3.org/1998/Math/MathML" display="block">
  <semantics>
    <mrow>
      <mi>γ</mi>
      <mo stretchy="false">&gt;</mo>
      <mn>0</mn>
    </mrow>
    <annotation encoding="StarMath 5.0">{ %gamma&gt;0 }</annotation>
  </semantics>
</math>
</file>

<file path=Object 478/content.xml><?xml version="1.0" encoding="utf-8"?>
<math xmlns="http://www.w3.org/1998/Math/MathML" display="block">
  <semantics>
    <mrow>
      <msub>
        <mi>γ</mi>
        <mi>m</mi>
      </msub>
      <mo stretchy="false">≥</mo>
      <mi>γ</mi>
    </mrow>
    <annotation encoding="StarMath 5.0">{ %gamma_{m}&gt;=%gamma }</annotation>
  </semantics>
</math>
</file>

<file path=Object 47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i>exp</mi>
        </mrow>
        <mrow>
          <mo fence="true" stretchy="false">(</mo>
          <mrow>
            <mrow>
              <mrow>
                <mo stretchy="false">−</mo>
                <mn>2</mn>
              </mrow>
              <mi>M</mi>
              <msup>
                <mi>γ</mi>
                <mn>2</mn>
              </msup>
            </mrow>
          </mrow>
          <mo fence="true" stretchy="false">)</mo>
        </mrow>
      </mrow>
    </mstyle>
    <annotation encoding="StarMath 5.0">bold{ {1 over N}{sum from{i=1}to{N}{I(G(x_{i})&lt;&gt;y_{i})}}&lt;=exp(-2M%gamma^{2})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80/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β</mi>
                <mi>m</mi>
              </msub>
              <mi>b</mi>
              <mrow>
                <mo fence="true" stretchy="false">(</mo>
                <mrow>
                  <mrow>
                    <mi>x</mi>
                    <mi>;</mi>
                    <msub>
                      <mi>γ</mi>
                      <mi>m</mi>
                    </msub>
                  </mrow>
                </mrow>
                <mo fence="true" stretchy="false">)</mo>
              </mrow>
            </mrow>
          </mrow>
        </mrow>
      </mrow>
    </mstyle>
    <annotation encoding="StarMath 5.0">bold{ f(x)=sum from{m=1}to{M}{%beta_{m}b(x;%gamma_{m})} }</annotation>
  </semantics>
</math>
</file>

<file path=Object 481/content.xml><?xml version="1.0" encoding="utf-8"?>
<math xmlns="http://www.w3.org/1998/Math/MathML" display="block">
  <semantics>
    <mrow>
      <mi>b</mi>
      <mrow>
        <mo fence="true" stretchy="false">(</mo>
        <mrow>
          <mrow>
            <mi>x</mi>
            <mi>;</mi>
            <msub>
              <mi>γ</mi>
              <mi>m</mi>
            </msub>
          </mrow>
        </mrow>
        <mo fence="true" stretchy="false">)</mo>
      </mrow>
    </mrow>
    <annotation encoding="StarMath 5.0">{ b(x;%gamma_{m}) }</annotation>
  </semantics>
</math>
</file>

<file path=Object 482/content.xml><?xml version="1.0" encoding="utf-8"?>
<math xmlns="http://www.w3.org/1998/Math/MathML" display="block">
  <semantics>
    <msub>
      <mi>γ</mi>
      <mi>m</mi>
    </msub>
    <annotation encoding="StarMath 5.0">{ %gamma_{m} }</annotation>
  </semantics>
</math>
</file>

<file path=Object 483/content.xml><?xml version="1.0" encoding="utf-8"?>
<math xmlns="http://www.w3.org/1998/Math/MathML" display="block">
  <semantics>
    <msub>
      <mi>β</mi>
      <mi>m</mi>
    </msub>
    <annotation encoding="StarMath 5.0">{ %beta_{m} }</annotation>
  </semantics>
</math>
</file>

<file path=Object 484/content.xml><?xml version="1.0" encoding="utf-8"?>
<math xmlns="http://www.w3.org/1998/Math/MathML" display="block">
  <semantics>
    <mrow>
      <mi>L</mi>
      <mrow>
        <mo fence="true" stretchy="false">(</mo>
        <mrow>
          <mrow>
            <mi>x</mi>
            <mi>,</mi>
            <mi>f</mi>
            <mrow>
              <mo fence="true" stretchy="false">(</mo>
              <mrow>
                <mi>x</mi>
              </mrow>
              <mo fence="true" stretchy="false">)</mo>
            </mrow>
          </mrow>
        </mrow>
        <mo fence="true" stretchy="false">)</mo>
      </mrow>
    </mrow>
    <annotation encoding="StarMath 5.0">{ L(x,f(x)) }</annotation>
  </semantics>
</math>
</file>

<file path=Object 485/content.xml><?xml version="1.0" encoding="utf-8"?>
<math xmlns="http://www.w3.org/1998/Math/MathML" display="block">
  <semantics>
    <mrow>
      <mi>f</mi>
      <mrow>
        <mo fence="true" stretchy="false">(</mo>
        <mrow>
          <mi>x</mi>
        </mrow>
        <mo fence="true" stretchy="false">)</mo>
      </mrow>
    </mrow>
    <annotation encoding="StarMath 5.0">{ f(x) }</annotation>
  </semantics>
</math>
</file>

<file path=Object 486/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row>
                    <munderover>
                      <mo stretchy="false">∑</mo>
                      <mrow>
                        <mi>m</mi>
                        <mo stretchy="false">=</mo>
                        <mn>1</mn>
                      </mrow>
                      <mi>M</mi>
                    </munderover>
                    <msub>
                      <mi>β</mi>
                      <mi>m</mi>
                    </msub>
                  </mrow>
                  <mi>b</mi>
                  <mrow>
                    <mo fence="true" stretchy="false">(</mo>
                    <mrow>
                      <mrow>
                        <msub>
                          <mi>x</mi>
                          <mi>i</mi>
                        </msub>
                        <mi>;</mi>
                        <msub>
                          <mi>γ</mi>
                          <mi>m</mi>
                        </msub>
                      </mrow>
                    </mrow>
                    <mo fence="true" stretchy="false">)</mo>
                  </mrow>
                </mrow>
              </mrow>
              <mo fence="true" stretchy="false">)</mo>
            </mrow>
          </mrow>
        </mrow>
      </mrow>
    </mstyle>
    <annotation encoding="StarMath 5.0">bold{ min csub{%beta,%gamma} sum from{i=1}to{N}{L(y_{i},sum from{m=1}to{M}%beta_{m} b(x_{i};%gamma_{m}) )} }</annotation>
  </semantics>
</math>
</file>

<file path=Object 487/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i>β</mi>
                  <mi>b</mi>
                  <mrow>
                    <mo fence="true" stretchy="false">(</mo>
                    <mrow>
                      <mrow>
                        <msub>
                          <mi>x</mi>
                          <mi>i</mi>
                        </msub>
                        <mi>;</mi>
                        <mi>γ</mi>
                      </mrow>
                    </mrow>
                    <mo fence="true" stretchy="false">)</mo>
                  </mrow>
                </mrow>
              </mrow>
              <mo fence="true" stretchy="false">)</mo>
            </mrow>
          </mrow>
        </mrow>
      </mrow>
    </mstyle>
    <annotation encoding="StarMath 5.0">bold{ min csub{%beta,%gamma} sum from{i=1}to{N}{L(y_{i},%beta b(x_{i};%gamma))}}</annotation>
  </semantics>
</math>
</file>

<file path=Object 488/content.xml><?xml version="1.0" encoding="utf-8"?>
<math xmlns="http://www.w3.org/1998/Math/MathML" display="block">
  <semantics>
    <mstyle mathvariant="bold">
      <mrow>
        <msub>
          <mi>f</mi>
          <mi>M</mi>
        </msub>
        <mrow>
          <mrow>
            <mo fence="true" stretchy="false">(</mo>
            <mrow>
              <mi>x</mi>
            </mrow>
            <mo fence="true" stretchy="false">)</mo>
          </mrow>
          <mo stretchy="false">=</mo>
          <mrow>
            <munderover>
              <mo stretchy="false">∑</mo>
              <mrow>
                <mi>m</mi>
                <mo stretchy="false">=</mo>
                <mn>1</mn>
              </mrow>
              <mi>M</mi>
            </munderover>
            <mrow>
              <mi>T</mi>
              <mrow>
                <mo fence="true" stretchy="false">(</mo>
                <mrow>
                  <mrow>
                    <mi>x</mi>
                    <mi>;</mi>
                    <msub>
                      <mi>θ</mi>
                      <mi>m</mi>
                    </msub>
                  </mrow>
                </mrow>
                <mo fence="true" stretchy="false">)</mo>
              </mrow>
            </mrow>
          </mrow>
        </mrow>
      </mrow>
    </mstyle>
    <annotation encoding="StarMath 5.0">bold{ f_{M}(x)=sum from{m=1}to{M}{T(x;%theta_{m})} }</annotation>
  </semantics>
</math>
</file>

<file path=Object 489/content.xml><?xml version="1.0" encoding="utf-8"?>
<math xmlns="http://www.w3.org/1998/Math/MathML" display="block">
  <semantics>
    <mrow>
      <mi>T</mi>
      <mrow>
        <mo fence="true" stretchy="false">(</mo>
        <mrow>
          <mrow>
            <mi>x</mi>
            <mi>;</mi>
            <msub>
              <mi>θ</mi>
              <mi>m</mi>
            </msub>
          </mrow>
        </mrow>
        <mo fence="true" stretchy="false">)</mo>
      </mrow>
    </mrow>
    <annotation encoding="StarMath 5.0">{ T(x;%theta_{m})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490/content.xml><?xml version="1.0" encoding="utf-8"?>
<math xmlns="http://www.w3.org/1998/Math/MathML" display="block">
  <semantics>
    <msub>
      <mi>θ</mi>
      <mi>m</mi>
    </msub>
    <annotation encoding="StarMath 5.0">{ %theta_{m} }</annotation>
  </semantics>
</math>
</file>

<file path=Object 491/content.xml><?xml version="1.0" encoding="utf-8"?>
<math xmlns="http://www.w3.org/1998/Math/MathML" display="block">
  <semantics>
    <mrow>
      <mi>P</mi>
      <mrow>
        <mo fence="true" stretchy="false">(</mo>
        <mrow>
          <mrow>
            <mi>Y</mi>
            <mi>,</mi>
            <mrow>
              <mi>Z</mi>
              <mo stretchy="false">∣</mo>
              <mi mathvariant="normal">θ</mi>
            </mrow>
          </mrow>
        </mrow>
        <mo fence="true" stretchy="false">)</mo>
      </mrow>
    </mrow>
    <annotation encoding="StarMath 5.0">{ P(Y,Z divides %theta) }</annotation>
  </semantics>
</math>
</file>

<file path=Object 492/content.xml><?xml version="1.0" encoding="utf-8"?>
<math xmlns="http://www.w3.org/1998/Math/MathML" display="block">
  <semantics>
    <mrow>
      <mi>P</mi>
      <mrow>
        <mo fence="true" stretchy="false">(</mo>
        <mrow>
          <mrow>
            <mrow>
              <mi>Z</mi>
              <mo stretchy="false">∣</mo>
              <mi>Y</mi>
            </mrow>
            <mi>,</mi>
            <mi mathvariant="normal">θ</mi>
          </mrow>
        </mrow>
        <mo fence="true" stretchy="false">)</mo>
      </mrow>
    </mrow>
    <annotation encoding="StarMath 5.0">{ P(Z divides Y,%theta) }</annotation>
  </semantics>
</math>
</file>

<file path=Object 493/content.xml><?xml version="1.0" encoding="utf-8"?>
<math xmlns="http://www.w3.org/1998/Math/MathML" display="block">
  <semantics>
    <mi mathvariant="normal">θ</mi>
    <annotation encoding="StarMath 5.0">{ %theta }</annotation>
  </semantics>
</math>
</file>

<file path=Object 494/content.xml><?xml version="1.0" encoding="utf-8"?>
<math xmlns="http://www.w3.org/1998/Math/MathML" display="block">
  <semantics>
    <msup>
      <mi mathvariant="normal">θ</mi>
      <mrow>
        <mo fence="true" stretchy="false">(</mo>
        <mrow>
          <mn>0</mn>
        </mrow>
        <mo fence="true" stretchy="false">)</mo>
      </mrow>
    </msup>
    <annotation encoding="StarMath 5.0">{ %theta^(0) }</annotation>
  </semantics>
</math>
</file>

<file path=Object 495/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496/content.xml><?xml version="1.0" encoding="utf-8"?>
<math xmlns="http://www.w3.org/1998/Math/MathML" display="block">
  <semantics>
    <mi mathvariant="normal">θ</mi>
    <annotation encoding="StarMath 5.0">{ %theta }</annotation>
  </semantics>
</math>
</file>

<file path=Object 497/content.xml><?xml version="1.0" encoding="utf-8"?>
<math xmlns="http://www.w3.org/1998/Math/MathML" display="block">
  <semantics>
    <mrow>
      <mi>i</mi>
      <mo stretchy="false">+</mo>
      <mn>1</mn>
    </mrow>
    <annotation encoding="StarMath 5.0">{ i+1 }</annotation>
  </semantics>
</math>
</file>

<file path=Object 498/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sub>
                  <mi>E</mi>
                  <mi>Z</mi>
                </msub>
              </mrow>
              <mrow>
                <mo fence="true" stretchy="false">[</mo>
                <mrow>
                  <mrow>
                    <mi mathvariant="italic">logP</mi>
                    <mrow>
                      <mrow>
                        <mo fence="true" stretchy="false">(</mo>
                        <mrow>
                          <mrow>
                            <mi>Y</mi>
                            <mi>,</mi>
                            <mrow>
                              <mi>Z</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row>
          </mtd>
        </mtr>
        <mtr>
          <mtd>
            <mrow>
              <mphantom>
                <mi mathvariant="italic">aaaaaaaa</mi>
              </mphantom>
              <mo stretchy="false">=</mo>
              <mrow>
                <munder>
                  <mo stretchy="false">∑</mo>
                  <mi>Z</mi>
                </munder>
                <mrow>
                  <mi mathvariant="italic">logP</mi>
                  <mrow>
                    <mo fence="true" stretchy="false">(</mo>
                    <mrow>
                      <mrow>
                        <mi>Y</mi>
                        <mi>,</mi>
                        <mrow>
                          <mi>Z</mi>
                          <mo stretchy="false">∣</mo>
                          <mi mathvariant="normal">θ</mi>
                        </mrow>
                      </mrow>
                    </mrow>
                    <mo fence="true" stretchy="false">)</mo>
                  </mrow>
                  <mi>P</mi>
                  <mrow>
                    <mo fence="true" stretchy="false">(</mo>
                    <mrow>
                      <mrow>
                        <mrow>
                          <mi>Z</mi>
                          <mo stretchy="false">∣</mo>
                          <mi>Y</mi>
                        </mrow>
                        <mi>,</mi>
                        <msup>
                          <mi mathvariant="normal">θ</mi>
                          <mrow>
                            <mo fence="true" stretchy="false">(</mo>
                            <mrow>
                              <mi>i</mi>
                            </mrow>
                            <mo fence="true" stretchy="false">)</mo>
                          </mrow>
                        </msup>
                      </mrow>
                    </mrow>
                    <mo fence="true" stretchy="false">)</mo>
                  </mrow>
                </mrow>
              </mrow>
            </mrow>
          </mtd>
        </mtr>
      </mtable>
    </mstyle>
    <annotation encoding="StarMath 5.0">bold stack{ Q(%theta,%theta^(i))=E_{Z}[logP(Y,Z divides %theta)divides Y,%theta^(i)]#
phantom{aaaaaaaa}=sum from{Z}{logP(Y,Z divides %theta)P(Z divides Y,%theta^(i))} }</annotation>
  </semantics>
</math>
</file>

<file path=Object 499/content.xml><?xml version="1.0" encoding="utf-8"?>
<math xmlns="http://www.w3.org/1998/Math/MathML" display="block">
  <semantics>
    <mrow>
      <mi>Q</mi>
      <mrow>
        <mo fence="true" stretchy="false">(</mo>
        <mrow>
          <mrow>
            <mi mathvariant="normal">θ</mi>
            <mi>,</mi>
            <msup>
              <mi mathvariant="normal">θ</mi>
              <mrow>
                <mo fence="true" stretchy="false">(</mo>
                <mrow>
                  <mi>i</mi>
                </mrow>
                <mo fence="true" stretchy="false">)</mo>
              </mrow>
            </msup>
          </mrow>
        </mrow>
        <mo fence="true" stretchy="false">)</mo>
      </mrow>
    </mrow>
    <annotation encoding="StarMath 5.0">{ Q(%theta,%theta^(i))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00/content.xml><?xml version="1.0" encoding="utf-8"?>
<math xmlns="http://www.w3.org/1998/Math/MathML" display="block">
  <semantics>
    <mi mathvariant="normal">θ</mi>
    <annotation encoding="StarMath 5.0">{ %theta }</annotation>
  </semantics>
</math>
</file>

<file path=Object 501/content.xml><?xml version="1.0" encoding="utf-8"?>
<math xmlns="http://www.w3.org/1998/Math/MathML" display="block">
  <semantics>
    <mrow>
      <mi>i</mi>
      <mo stretchy="false">+</mo>
      <mn>1</mn>
    </mrow>
    <annotation encoding="StarMath 5.0">{ i+1 }</annotation>
  </semantics>
</math>
</file>

<file path=Object 50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0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Q</mi>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theta^(i+1)=color red arg{""}max csub {%theta} Q(%theta,%theta^(i)) }</annotation>
  </semantics>
</math>
</file>

<file path=Object 504/content.xml><?xml version="1.0" encoding="utf-8"?>
<math xmlns="http://www.w3.org/1998/Math/MathML" display="block">
  <semantics>
    <mi mathvariant="normal">θ</mi>
    <annotation encoding="StarMath 5.0">{ %theta }</annotation>
  </semantics>
</math>
</file>

<file path=Object 505/content.xml><?xml version="1.0" encoding="utf-8"?>
<math xmlns="http://www.w3.org/1998/Math/MathML" display="block">
  <semantics>
    <mstyle mathvariant="bold">
      <mtable>
        <mtr>
          <mtd>
            <mrow>
              <mi>L</mi>
              <mrow>
                <mrow>
                  <mo fence="true" stretchy="false">(</mo>
                  <mrow>
                    <mi mathvariant="normal">θ</mi>
                  </mrow>
                  <mo fence="true" stretchy="false">)</mo>
                </mrow>
                <mo stretchy="false">=</mo>
                <mi mathvariant="italic">logP</mi>
              </mrow>
              <mrow>
                <mrow>
                  <mo fence="true" stretchy="false">(</mo>
                  <mrow>
                    <mrow>
                      <mi>Y</mi>
                      <mo stretchy="false">∣</mo>
                      <mi mathvariant="normal">θ</mi>
                    </mrow>
                  </mrow>
                  <mo fence="true" stretchy="false">)</mo>
                </mrow>
                <mo stretchy="false">=</mo>
                <mi>log</mi>
              </mrow>
              <mrow>
                <munder>
                  <mo stretchy="false">∑</mo>
                  <mi>Z</mi>
                </munder>
                <mrow>
                  <mi>P</mi>
                  <mrow>
                    <mo fence="true" stretchy="false">(</mo>
                    <mrow>
                      <mrow>
                        <mi>Y</mi>
                        <mi>,</mi>
                        <mrow>
                          <mi>Z</mi>
                          <mo stretchy="false">∣</mo>
                          <mi mathvariant="normal">θ</mi>
                        </mrow>
                      </mrow>
                    </mrow>
                    <mo fence="true" stretchy="false">)</mo>
                  </mrow>
                </mrow>
              </mrow>
            </mrow>
          </mtd>
        </mtr>
        <mtr>
          <mtd>
            <mrow>
              <mrow>
                <mphantom>
                  <mrow/>
                </mphantom>
                <mo stretchy="false">=</mo>
                <mi>log</mi>
              </mrow>
              <mrow>
                <mo fence="true" stretchy="false">(</mo>
                <mrow>
                  <mrow>
                    <mrow>
                      <munder>
                        <mo stretchy="false">∑</mo>
                        <mi>Z</mi>
                      </munder>
                      <mi>P</mi>
                    </mrow>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td>
        </mtr>
      </mtable>
    </mstyle>
    <annotation encoding="StarMath 5.0">bold stack{ L(%theta)=logP(Y divides %theta)=log sum from{Z}{P(Y,Z divides %theta)} 
#phantom{}=
log( sum from {Z}P(Y divides Z,%theta)P(Z divides %theta)) 
}</annotation>
  </semantics>
</math>
</file>

<file path=Object 506/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07/content.xml><?xml version="1.0" encoding="utf-8"?>
<math xmlns="http://www.w3.org/1998/Math/MathML" display="block">
  <semantics>
    <mi mathvariant="normal">θ</mi>
    <annotation encoding="StarMath 5.0">{ %theta }</annotation>
  </semantics>
</math>
</file>

<file path=Object 508/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09/content.xml><?xml version="1.0" encoding="utf-8"?>
<math xmlns="http://www.w3.org/1998/Math/MathML" display="block">
  <semantics>
    <mi mathvariant="normal">θ</mi>
    <annotation encoding="StarMath 5.0">{ %theta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10/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1/content.xml><?xml version="1.0" encoding="utf-8"?>
<math xmlns="http://www.w3.org/1998/Math/MathML" display="block">
  <semantics>
    <mrow>
      <mi>L</mi>
      <mrow>
        <mrow>
          <mo fence="true" stretchy="false">(</mo>
          <mrow>
            <mi mathvariant="normal">θ</mi>
          </mrow>
          <mo fence="true" stretchy="false">)</mo>
        </mrow>
        <mo stretchy="false">&gt;</mo>
        <mi>L</mi>
      </mrow>
      <mrow>
        <mo fence="true" stretchy="false">(</mo>
        <mrow>
          <msup>
            <mi mathvariant="normal">θ</mi>
            <mrow>
              <mo fence="true" stretchy="false">(</mo>
              <mrow>
                <mi>i</mi>
              </mrow>
              <mo fence="true" stretchy="false">)</mo>
            </mrow>
          </msup>
        </mrow>
        <mo fence="true" stretchy="false">)</mo>
      </mrow>
    </mrow>
    <annotation encoding="StarMath 5.0">{ L(%theta)&gt;L(%theta^(i)) }</annotation>
  </semantics>
</math>
</file>

<file path=Object 512/content.xml><?xml version="1.0" encoding="utf-8"?>
<math xmlns="http://www.w3.org/1998/Math/MathML" display="block">
  <semantics>
    <mstyle mathvariant="bold">
      <mtable>
        <mtr>
          <mtd>
            <mrow>
              <mi>L</mi>
              <mrow>
                <mrow>
                  <mo fence="true" stretchy="false">(</mo>
                  <mrow>
                    <mi mathvariant="normal">θ</mi>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i>log</mi>
              </mrow>
              <mrow>
                <mrow>
                  <mo fence="true" stretchy="false">(</mo>
                  <mrow>
                    <mrow>
                      <munder>
                        <mo stretchy="false">∑</mo>
                        <mi>Z</mi>
                      </munder>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row>
                <mphantom>
                  <mi mathvariant="italic">aaaaaaaaaaaaaaaaaaaaaa</mi>
                </mphantom>
                <mo stretchy="false">=</mo>
                <mi>log</mi>
              </mrow>
              <mrow>
                <mrow>
                  <mo fence="true" stretchy="false">(</mo>
                  <mrow>
                    <mrow>
                      <munder>
                        <mo stretchy="false">∑</mo>
                        <mi>Z</mi>
                      </munder>
                      <mrow>
                        <mi>P</mi>
                        <mrow>
                          <mo fence="true" stretchy="false">(</mo>
                          <mrow>
                            <mrow>
                              <mrow>
                                <mi>Y</mi>
                                <mo stretchy="false">∣</mo>
                                <mi>Z</mi>
                              </mrow>
                              <mi>,</mi>
                              <msup>
                                <mi mathvariant="normal">θ</mi>
                                <mrow>
                                  <mo fence="true" stretchy="false">(</mo>
                                  <mrow>
                                    <mi>i</mi>
                                  </mrow>
                                  <mo fence="true" stretchy="false">)</mo>
                                </mrow>
                              </msup>
                            </mrow>
                          </mrow>
                          <mo fence="true" stretchy="false">)</mo>
                        </mrow>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Y</mi>
                                    <mo stretchy="false">∣</mo>
                                    <mi>Z</mi>
                                  </mrow>
                                  <mi>,</mi>
                                  <msup>
                                    <mi mathvariant="normal">θ</mi>
                                    <mrow>
                                      <mo fence="true" stretchy="false">(</mo>
                                      <mrow>
                                        <mi>i</mi>
                                      </mrow>
                                      <mo fence="true" stretchy="false">)</mo>
                                    </mrow>
                                  </msup>
                                </mrow>
                              </mrow>
                              <mo fence="true" stretchy="false">)</mo>
                            </mrow>
                          </mrow>
                        </mfrac>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phantom>
                <mi mathvariant="italic">aaaaaaaaa</mi>
              </mphantom>
              <mo stretchy="false">≥</mo>
              <mstyle color="red">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row>
                    </mfrac>
                  </mrow>
                </mrow>
              </mstyle>
            </mrow>
          </mtd>
        </mtr>
        <mtr>
          <mtd>
            <mrow>
              <mphantom>
                <mi mathvariant="italic">aaaaaaaaaaa</mi>
              </mphantom>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td>
        </mtr>
      </mtable>
    </mstyle>
    <annotation encoding="StarMath 5.0">bold stack{ L(%theta)-L(%theta^(i))=log(sum from{Z} {P(Y divides Z,%theta)P(Z divides %theta)}) 
-log{ P(Y divides %theta^(i)) }
# phantom{aaaaaaaaaaaaaaaaaaaaaa  }=
log( sum from {Z}{P(Y divides Z,%theta^(i)){P(Y divides Z,%theta)P(Z divides %theta)}over{P(Y divides Z,%theta^(i))}})-log{P(Y divides %theta^(i))} 
#phantom{aaaaaaaaa}&gt;=color red sum from{ Z }{ P(Z divides Y,%theta^(i))log{{P(Y divides Z,%theta)P(Z divides %theta)}over{P(Z divides Y,%theta^(i))}    } }
#phantom{  aaaaaaaaaaa}=
sum from{ Z }{ P(Z divides Y,%theta^(i))log{  {P(Y divides Z,%theta)P(Z divides %theta)}over{P(Z divides Y,%theta^(i))P(Y divides %theta^(i))}   } }
}</annotation>
  </semantics>
</math>
</file>

<file path=Object 513/content.xml><?xml version="1.0" encoding="utf-8"?>
<math xmlns="http://www.w3.org/1998/Math/MathML" display="block">
  <semantics>
    <mstyle mathvariant="bold">
      <mrow>
        <mi>B</mi>
        <mrow>
          <mrow>
            <mo fence="true" stretchy="false">(</mo>
            <mrow>
              <mrow>
                <mi mathvariant="normal">θ</mi>
                <mi>,</mi>
                <msup>
                  <mi mathvariant="normal">θ</mi>
                  <mrow>
                    <mo fence="true" stretchy="false">(</mo>
                    <mrow>
                      <mi>i</mi>
                    </mrow>
                    <mo fence="true" stretchy="false">)</mo>
                  </mrow>
                </msup>
              </mrow>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style>
    <annotation encoding="StarMath 5.0">bold{ B(%theta,%theta^(i))=L(%theta^(i))+sum from{ Z }{ P(Z divides Y,%theta^(i))log{  {P(Y divides Z,%theta)P(Z divides %theta)}over{P(Z divides Y,%theta^(i))P(Y divides %theta^(i))}   } } }</annotation>
  </semantics>
</math>
</file>

<file path=Object 514/content.xml><?xml version="1.0" encoding="utf-8"?>
<math xmlns="http://www.w3.org/1998/Math/MathML" display="block">
  <semantics>
    <mstyle mathvariant="bold">
      <mrow>
        <mi>L</mi>
        <mrow>
          <mrow>
            <mo fence="true" stretchy="false">(</mo>
            <mrow>
              <mi mathvariant="normal">θ</mi>
            </mrow>
            <mo fence="true" stretchy="false">)</mo>
          </mrow>
          <mo stretchy="false">≥</mo>
          <mi>B</mi>
        </mrow>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L(%theta)&gt;=B(%theta,%theta^(i)) }</annotation>
  </semantics>
</math>
</file>

<file path=Object 515/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16/content.xml><?xml version="1.0" encoding="utf-8"?>
<math xmlns="http://www.w3.org/1998/Math/MathML" display="block">
  <semantics>
    <mi mathvariant="normal">θ</mi>
    <annotation encoding="StarMath 5.0">{ %theta }</annotation>
  </semantics>
</math>
</file>

<file path=Object 517/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9/content.xml><?xml version="1.0" encoding="utf-8"?>
<math xmlns="http://www.w3.org/1998/Math/MathML" display="block">
  <semantics>
    <msup>
      <mi mathvariant="normal">θ</mi>
      <mrow>
        <mi>i</mi>
        <mo stretchy="false">+</mo>
        <mn>1</mn>
      </mrow>
    </msup>
    <annotation encoding="StarMath 5.0">{ %theta^{i+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20/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21/content.xml><?xml version="1.0" encoding="utf-8"?>
<math xmlns="http://www.w3.org/1998/Math/MathML" display="block">
  <semantics>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theta^(i+1)=color red arg{""}max csub {%theta}B(%theta,%theta^(i))  }</annotation>
  </semantics>
</math>
</file>

<file path=Object 52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23/content.xml><?xml version="1.0" encoding="utf-8"?>
<math xmlns="http://www.w3.org/1998/Math/MathML" display="block">
  <semantics>
    <mstyle mathvariant="bold">
      <mtable>
        <mtr>
          <mtd>
            <mrow>
              <mrow>
                <msup>
                  <mi mathvariant="normal">θ</mi>
                  <mrow>
                    <mo fence="true" stretchy="false">(</mo>
                    <mrow>
                      <mrow>
                        <mi>i</mi>
                        <mo stretchy="false">+</mo>
                        <mn>1</mn>
                      </mrow>
                    </mrow>
                    <mo fence="true" stretchy="false">)</mo>
                  </mrow>
                </msup>
                <mo stretchy="false">=</mo>
                <mi mathvariant="italic">arg</mi>
              </mrow>
              <mtext/>
              <munder>
                <mi mathvariant="italic">max</mi>
                <mi mathvariant="normal">θ</mi>
              </munder>
              <mrow>
                <mo fence="true" stretchy="false">[</mo>
                <mrow>
                  <mrow>
                    <mi>L</mi>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row>
                <mo fence="true" stretchy="false">]</mo>
              </mrow>
            </mrow>
          </mtd>
        </mtr>
        <mtr>
          <mtd>
            <mrow>
              <mrow>
                <mphantom>
                  <mi mathvariant="italic">sssss</mi>
                </mphantom>
                <mo stretchy="false">=</mo>
                <mi mathvariant="italic">arg</mi>
              </mrow>
              <mtext/>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row>
                        <mo fence="true" stretchy="false">(</mo>
                        <mrow>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row>
                </mrow>
                <mo fence="true" stretchy="false">]</mo>
              </mrow>
            </mrow>
          </mtd>
        </mtr>
        <mtr>
          <mtd>
            <mrow>
              <mrow>
                <mphantom>
                  <mi mathvariant="italic">sssss</mi>
                </mphantom>
                <mo stretchy="false">=</mo>
                <mi mathvariant="italic">arg</mi>
              </mrow>
              <mrow/>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 mathvariant="italic">logP</mi>
                      <mrow>
                        <mo fence="true" stretchy="false">(</mo>
                        <mrow>
                          <mrow>
                            <mi>Y</mi>
                            <mi>,</mi>
                            <mrow>
                              <mi>Z</mi>
                              <mo stretchy="false">∣</mo>
                              <mi mathvariant="normal">θ</mi>
                            </mrow>
                          </mrow>
                        </mrow>
                        <mo fence="true" stretchy="false">)</mo>
                      </mrow>
                    </mrow>
                  </mrow>
                </mrow>
                <mo fence="true" stretchy="false">]</mo>
              </mrow>
            </mrow>
          </mtd>
        </mtr>
        <mtr>
          <mtd>
            <mrow>
              <mrow>
                <mphantom>
                  <mi mathvariant="italic">sssss</mi>
                </mphantom>
                <mo stretchy="false">=</mo>
                <mi mathvariant="italic">arg</mi>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td>
        </mtr>
      </mtable>
    </mstyle>
    <annotation encoding="StarMath 5.0"> bold stack{ %theta^(i+1)=arg {""}max csub{%theta}[L(%theta^(i))+sum from{ Z }{ P(Z divides Y,%theta^(i))log{  {P(Y divides Z,%theta)P(Z divides %theta)}over{P(Z divides Y,%theta^(i))P(Y divides %theta^(i))}   } }]
 # phantom{ sssss }=arg{ "" }max csub{ %theta }[{ sum from {Z}{P(Z divides Y,%theta^(i))log(P(Y divides Z,%theta)P(Z divides %theta))} }]
 # phantom { sssss }=arg{  }max csub{ %theta }[{ sum from {Z}{P(Z divides Y,%theta^(i))logP(Y,Z divides %theta)} }]
 #phantom{ sssss }=arg max csub{ %theta }{ Q(%theta,%theta^(i)) }
 }</annotation>
  </semantics>
</math>
</file>

<file path=Object 524/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25/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row>
        </mrow>
        <mo fence="true" stretchy="false">)</mo>
      </mrow>
    </mrow>
    <annotation encoding="StarMath 5.0">{ %theta^(i) (i=1,2,...)}</annotation>
  </semantics>
</math>
</file>

<file path=Object 526/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mo fence="true" stretchy="false">(</mo>
        <mrow>
          <mrow>
            <mrow>
              <mi>i</mi>
              <mo stretchy="false">=</mo>
              <mn>1,2,.</mn>
            </mrow>
            <mn>..</mn>
          </mrow>
        </mrow>
        <mo fence="true" stretchy="false">)</mo>
      </mrow>
    </mrow>
    <annotation encoding="StarMath 5.0">{ P(Y divides %theta^(i))(i=1,2,...) }</annotation>
  </semantics>
</math>
</file>

<file path=Object 527/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annotation encoding="StarMath 5.0">P( Y divides %theta^(i) )</annotation>
  </semantics>
</math>
</file>

<file path=Object 528/content.xml><?xml version="1.0" encoding="utf-8"?>
<math xmlns="http://www.w3.org/1998/Math/MathML" display="block">
  <semantics>
    <mrow>
      <mi>P</mi>
      <mrow>
        <mrow>
          <mo fence="true" stretchy="false">(</mo>
          <mrow>
            <mrow>
              <mi>Y</mi>
              <mo stretchy="false">∣</mo>
              <msup>
                <mi mathvariant="normal">θ</mi>
                <mrow>
                  <mo fence="true" stretchy="false">(</mo>
                  <mrow>
                    <mrow>
                      <mi>i</mi>
                      <mo stretchy="false">+</mo>
                      <mn>1</mn>
                    </mrow>
                  </mrow>
                  <mo fence="true" stretchy="false">)</mo>
                </mrow>
              </msup>
            </mrow>
          </mrow>
          <mo fence="true" stretchy="false">)</mo>
        </mrow>
        <mo stretchy="false">≥</mo>
        <mi>P</mi>
      </mrow>
      <mrow>
        <mo fence="true" stretchy="false">(</mo>
        <mrow>
          <mrow>
            <mi>Y</mi>
            <mo stretchy="false">∣</mo>
            <msup>
              <mi mathvariant="normal">θ</mi>
              <mrow>
                <mo fence="true" stretchy="false">(</mo>
                <mrow>
                  <mi>i</mi>
                </mrow>
                <mo fence="true" stretchy="false">)</mo>
              </mrow>
            </msup>
          </mrow>
        </mrow>
        <mo fence="true" stretchy="false">)</mo>
      </mrow>
    </mrow>
    <annotation encoding="StarMath 5.0">{ P(Y divides %theta^(i+1))&gt;=P(Y divides %theta^(i)) }</annotation>
  </semantics>
</math>
</file>

<file path=Object 529/content.xml><?xml version="1.0" encoding="utf-8"?>
<math xmlns="http://www.w3.org/1998/Math/MathML" display="block">
  <semantics>
    <mrow>
      <mi>L</mi>
      <mrow>
        <mrow>
          <mo fence="true" stretchy="false">(</mo>
          <mrow>
            <mi mathvariant="normal">θ</mi>
          </mrow>
          <mo fence="true" stretchy="false">)</mo>
        </mrow>
        <mo stretchy="false">=</mo>
        <mi mathvariant="italic">logP</mi>
      </mrow>
      <mrow>
        <mo fence="true" stretchy="false">(</mo>
        <mrow>
          <mrow>
            <mi>Y</mi>
            <mo stretchy="false">∣</mo>
            <mi mathvariant="normal">θ</mi>
          </mrow>
        </mrow>
        <mo fence="true" stretchy="false">)</mo>
      </mrow>
    </mrow>
    <annotation encoding="StarMath 5.0">{ L(%theta)=logP(Y divides %theta)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30/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i>,</mi>
          </mrow>
        </mrow>
        <mo fence="true" stretchy="false">)</mo>
      </mrow>
    </mrow>
    <annotation encoding="StarMath 5.0"> { %theta^(i) (i=1,2,...,)}</annotation>
  </semantics>
</math>
</file>

<file path=Object 531/content.xml><?xml version="1.0" encoding="utf-8"?>
<math xmlns="http://www.w3.org/1998/Math/MathML" display="block">
  <semantics>
    <mrow>
      <mi>L</mi>
      <mrow>
        <mo fence="true" stretchy="false">(</mo>
        <mrow>
          <msup>
            <mi mathvariant="normal">θ</mi>
            <mrow>
              <mo fence="true" stretchy="false">(</mo>
              <mrow>
                <mi>i</mi>
              </mrow>
              <mo fence="true" stretchy="false">)</mo>
            </mrow>
          </msup>
        </mrow>
        <mo fence="true" stretchy="false">)</mo>
      </mrow>
      <mrow>
        <mo fence="true" stretchy="false">(</mo>
        <mrow>
          <mrow>
            <mrow>
              <mi>i</mi>
              <mo stretchy="false">=</mo>
              <mn>1,2,.</mn>
            </mrow>
            <mn>..</mn>
          </mrow>
        </mrow>
        <mo fence="true" stretchy="false">)</mo>
      </mrow>
    </mrow>
    <annotation encoding="StarMath 5.0">{ L(%theta^(i))(i=1,2,...) }</annotation>
  </semantics>
</math>
</file>

<file path=Object 532/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33/content.xml><?xml version="1.0" encoding="utf-8"?>
<math xmlns="http://www.w3.org/1998/Math/MathML" display="block">
  <semantics>
    <mrow>
      <mi>L</mi>
      <mrow>
        <mrow>
          <mo fence="true" stretchy="false">(</mo>
          <mrow>
            <msup>
              <mi mathvariant="normal">θ</mi>
              <mrow>
                <mo fence="true" stretchy="false">(</mo>
                <mrow>
                  <mi>i</mi>
                </mrow>
                <mo fence="true" stretchy="false">)</mo>
              </mrow>
            </msup>
          </mrow>
          <mo fence="true" stretchy="false">)</mo>
        </mrow>
        <mo stretchy="false">=</mo>
        <mi>log</mi>
      </mrow>
      <mi>P</mi>
      <mrow>
        <mo fence="true" stretchy="false">(</mo>
        <mrow>
          <mrow>
            <mi>Y</mi>
            <mo stretchy="false">∣</mo>
            <msup>
              <mi mathvariant="normal">θ</mi>
              <mrow>
                <mo fence="true" stretchy="false">(</mo>
                <mrow>
                  <mi>i</mi>
                </mrow>
                <mo fence="true" stretchy="false">)</mo>
              </mrow>
            </msup>
          </mrow>
        </mrow>
        <mo fence="true" stretchy="false">)</mo>
      </mrow>
    </mrow>
    <annotation encoding="StarMath 5.0">{ L(%theta^(i))=log P(Y divides %theta^(i)) }</annotation>
  </semantics>
</math>
</file>

<file path=Object 534/content.xml><?xml version="1.0" encoding="utf-8"?>
<math xmlns="http://www.w3.org/1998/Math/MathML" display="block">
  <semantics>
    <mrow>
      <mi>Q</mi>
      <mrow>
        <mo fence="true" stretchy="false">(</mo>
        <mrow>
          <mrow>
            <mi mathvariant="normal">θ</mi>
            <mi>,</mi>
            <msup>
              <mi mathvariant="normal">θ</mi>
              <mtext>'</mtext>
            </msup>
          </mrow>
        </mrow>
        <mo fence="true" stretchy="false">)</mo>
      </mrow>
    </mrow>
    <annotation encoding="StarMath 5.0">{ Q(%theta,%theta^{"'"}) }</annotation>
  </semantics>
</math>
</file>

<file path=Object 535/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6/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37/content.xml><?xml version="1.0" encoding="utf-8"?>
<math xmlns="http://www.w3.org/1998/Math/MathML" display="block">
  <semantics>
    <msup>
      <mi mathvariant="normal">θ</mi>
      <mtext>*</mtext>
    </msup>
    <annotation encoding="StarMath 5.0">{ %theta^{"*"} }</annotation>
  </semantics>
</math>
</file>

<file path=Object 53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9/content.xml><?xml version="1.0" encoding="utf-8"?>
<math xmlns="http://www.w3.org/1998/Math/MathML" display="block">
  <semantics>
    <mstyle mathvariant="bold">
      <mrow>
        <mi>P</mi>
        <mrow>
          <mrow>
            <mo fence="true" stretchy="false">(</mo>
            <mrow>
              <mrow>
                <mi>y</mi>
                <mo stretchy="false">∣</mo>
                <mi mathvariant="normal">θ</mi>
              </mrow>
            </mrow>
            <mo fence="true" stretchy="false">)</mo>
          </mrow>
          <mo stretchy="false">=</mo>
          <mrow>
            <munderover>
              <mo stretchy="false">∑</mo>
              <mrow>
                <mi>k</mi>
                <mo stretchy="false">=</mo>
                <mn>1</mn>
              </mrow>
              <mi>K</mi>
            </munderover>
            <mrow>
              <msub>
                <mi mathvariant="normal">α</mi>
                <mi>k</mi>
              </msub>
              <mi mathvariant="normal">ϕ</mi>
              <mrow>
                <mo fence="true" stretchy="false">(</mo>
                <mrow>
                  <mrow>
                    <mi>y</mi>
                    <mo stretchy="false">∣</mo>
                    <msub>
                      <mi mathvariant="normal">θ</mi>
                      <mi>k</mi>
                    </msub>
                  </mrow>
                </mrow>
                <mo fence="true" stretchy="false">)</mo>
              </mrow>
            </mrow>
          </mrow>
        </mrow>
      </mrow>
    </mstyle>
    <annotation encoding="StarMath 5.0">bold { P(y divides %theta)=sum from{k=1}to{K}{%alpha_{k}%phi(y divides %theta_{k})}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40/content.xml><?xml version="1.0" encoding="utf-8"?>
<math xmlns="http://www.w3.org/1998/Math/MathML" display="block">
  <semantics>
    <msub>
      <mi mathvariant="normal">α</mi>
      <mi>k</mi>
    </msub>
    <annotation encoding="StarMath 5.0">%alpha_{ k }</annotation>
  </semantics>
</math>
</file>

<file path=Object 541/content.xml><?xml version="1.0" encoding="utf-8"?>
<math xmlns="http://www.w3.org/1998/Math/MathML" display="block">
  <semantics>
    <mrow>
      <mrow>
        <msub>
          <mi mathvariant="normal">α</mi>
          <mi>k</mi>
        </msub>
        <mo stretchy="false">≥</mo>
        <mn>0</mn>
      </mrow>
      <mi>,</mi>
      <mrow>
        <mrow>
          <munderover>
            <mo stretchy="false">∑</mo>
            <mrow>
              <mi>k</mi>
              <mo stretchy="false">=</mo>
              <mn>1</mn>
            </mrow>
            <mi>K</mi>
          </munderover>
          <msub>
            <mi mathvariant="normal">α</mi>
            <mi>k</mi>
          </msub>
        </mrow>
        <mo stretchy="false">=</mo>
        <mn>1</mn>
      </mrow>
      <mi>;</mi>
      <mi mathvariant="normal">ϕ</mi>
      <mrow>
        <mo fence="true" stretchy="false">(</mo>
        <mrow>
          <mrow>
            <mi>y</mi>
            <mo stretchy="false">∣</mo>
            <msub>
              <mi mathvariant="normal">θ</mi>
              <mi>k</mi>
            </msub>
          </mrow>
        </mrow>
        <mo fence="true" stretchy="false">)</mo>
      </mrow>
    </mrow>
    <annotation encoding="StarMath 5.0">{ %alpha_{k}&gt;=0 ,sum from{k=1}to{K}{%alpha_{k}}=1;%phi(y divides %theta_{k})}</annotation>
  </semantics>
</math>
</file>

<file path=Object 542/content.xml><?xml version="1.0" encoding="utf-8"?>
<math xmlns="http://www.w3.org/1998/Math/MathML" display="block">
  <semantics>
    <mrow>
      <msub>
        <mi mathvariant="normal">θ</mi>
        <mi>k</mi>
      </msub>
      <mo stretchy="false">=</mo>
      <mrow>
        <mo fence="true" stretchy="false">(</mo>
        <mrow>
          <mrow>
            <msub>
              <mi mathvariant="normal">μ</mi>
              <mi>k</mi>
            </msub>
            <mi>,</mi>
            <msubsup>
              <mi mathvariant="normal">σ</mi>
              <mi>k</mi>
              <mn>2</mn>
            </msubsup>
          </mrow>
        </mrow>
        <mo fence="true" stretchy="false">)</mo>
      </mrow>
    </mrow>
    <annotation encoding="StarMath 5.0">{ %theta_{k}=(%mu_{k},%sigma_{k}^2) }</annotation>
  </semantics>
</math>
</file>

<file path=Object 543/content.xml><?xml version="1.0" encoding="utf-8"?>
<math xmlns="http://www.w3.org/1998/Math/MathML" display="block">
  <semantics>
    <mstyle mathvariant="bold">
      <mrow>
        <mi mathvariant="normal">ϕ</mi>
        <mrow>
          <mrow>
            <mo fence="true" stretchy="false">(</mo>
            <mrow>
              <mrow>
                <mi>y</mi>
                <mo stretchy="false">∣</mo>
                <msub>
                  <mi mathvariant="normal">θ</mi>
                  <mi>k</mi>
                </msub>
              </mrow>
            </mrow>
            <mo fence="true" stretchy="false">)</mo>
          </mrow>
          <mo stretchy="false">=</mo>
          <mfrac>
            <mn>1</mn>
            <mrow>
              <msqrt>
                <mrow>
                  <mn>2</mn>
                  <mi mathvariant="normal">π</mi>
                </mrow>
              </msqrt>
              <msub>
                <mi mathvariant="normal">σ</mi>
                <mi>k</mi>
              </msub>
            </mrow>
          </mfrac>
        </mrow>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style>
    <annotation encoding="StarMath 5.0">bold{%phi(y divides %theta_{k})={1}over{sqrt{2%pi}%sigma_{k}}exp(- {(y-%mu_{k})^{2}}over{2%sigma_{k}^{2}})  }</annotation>
  </semantics>
</math>
</file>

<file path=Object 544/content.xml><?xml version="1.0" encoding="utf-8"?>
<math xmlns="http://www.w3.org/1998/Math/MathML" display="block">
  <semantics>
    <msub>
      <mi mathvariant="normal">γ</mi>
      <mi mathvariant="italic">jk</mi>
    </msub>
    <annotation encoding="StarMath 5.0">{ %gamma_{jk}  }</annotation>
  </semantics>
</math>
</file>

<file path=Object 545/content.xml><?xml version="1.0" encoding="utf-8"?>
<math xmlns="http://www.w3.org/1998/Math/MathML" display="block">
  <semantics>
    <mrow>
      <msub>
        <mi mathvariant="normal">γ</mi>
        <mi mathvariant="italic">jk</mi>
      </msub>
      <mo stretchy="false">=</mo>
      <mrow>
        <mo fence="true" stretchy="true">{</mo>
        <mrow>
          <mtable>
            <mtr>
              <mtd>
                <mrow>
                  <mn>1</mn>
                  <mi>,</mi>
                  <mtext>　　第j个观测来自第k个分模型</mtext>
                </mrow>
              </mtd>
            </mtr>
            <mtr>
              <mtd>
                <mrow>
                  <mphantom>
                    <mrow/>
                  </mphantom>
                  <mn>0</mn>
                  <mi>,</mi>
                  <mtext>　　否则</mtext>
                </mrow>
              </mtd>
            </mtr>
          </mtable>
        </mrow>
      </mrow>
    </mrow>
    <annotation encoding="StarMath 5.0">{ %gamma_{jk}=left lbrace stack{1,"　　第j个观测来自第k个分模型" #
phantom{}0,"　　否则"

}right none }</annotation>
  </semantics>
</math>
</file>

<file path=Object 546/content.xml><?xml version="1.0" encoding="utf-8"?>
<math xmlns="http://www.w3.org/1998/Math/MathML" display="block">
  <semantics>
    <mrow>
      <mrow>
        <mi>j</mi>
        <mo stretchy="false">=</mo>
        <mn>1,2,.</mn>
      </mrow>
      <mn>..</mn>
      <mi>,</mi>
      <mi>N</mi>
      <mi>;</mi>
      <mrow>
        <mi>k</mi>
        <mo stretchy="false">=</mo>
        <mn>1,2,.</mn>
      </mrow>
      <mn>..</mn>
      <mi>,</mi>
      <mi>K</mi>
    </mrow>
    <annotation encoding="StarMath 5.0">{ j=1,2,...,N;k=1,2,...,K }</annotation>
  </semantics>
</math>
</file>

<file path=Object 547/content.xml><?xml version="1.0" encoding="utf-8"?>
<math xmlns="http://www.w3.org/1998/Math/MathML" display="block">
  <semantics>
    <mstyle mathvariant="bold">
      <mtable>
        <mtr>
          <mtd>
            <mrow>
              <mi>P</mi>
              <mrow>
                <mrow>
                  <mo fence="true" stretchy="false">(</mo>
                  <mrow>
                    <mrow>
                      <mi>y</mi>
                      <mi>,</mi>
                      <mrow>
                        <mi mathvariant="normal">γ</mi>
                        <mo stretchy="false">∣</mo>
                        <mi mathvariant="normal">θ</mi>
                      </mrow>
                    </mrow>
                  </mrow>
                  <mo fence="true" stretchy="false">)</mo>
                </mrow>
                <mo stretchy="false">=</mo>
                <mrow>
                  <munderover>
                    <mo stretchy="false">∏</mo>
                    <mrow>
                      <mi>j</mi>
                      <mo stretchy="false">=</mo>
                      <mn>1</mn>
                    </mrow>
                    <mi>N</mi>
                  </munderover>
                  <mrow>
                    <mi>P</mi>
                    <mrow>
                      <mo fence="true" stretchy="false">(</mo>
                      <mrow>
                        <mrow>
                          <msub>
                            <mi>y</mi>
                            <mi>j</mi>
                          </msub>
                          <mi>,</mi>
                          <msub>
                            <mi mathvariant="normal">γ</mi>
                            <mrow>
                              <mi>j</mi>
                              <mn>1</mn>
                            </mrow>
                          </msub>
                          <mi>,</mi>
                          <msub>
                            <mi mathvariant="normal">γ</mi>
                            <mrow>
                              <mi>j</mi>
                              <mn>2</mn>
                            </mrow>
                          </msub>
                          <mi>,</mi>
                          <mn>...</mn>
                          <mi>,</mi>
                          <mrow>
                            <msub>
                              <mi mathvariant="normal">γ</mi>
                              <mi mathvariant="italic">jk</mi>
                            </msub>
                            <mo stretchy="false">∣</mo>
                            <mi mathvariant="normal">θ</mi>
                          </mrow>
                        </mrow>
                      </mrow>
                      <mo fence="true" stretchy="false">)</mo>
                    </mrow>
                  </mrow>
                </mrow>
              </mrow>
            </mrow>
          </mtd>
        </mtr>
        <mtr>
          <mtd>
            <mrow>
              <mphantom>
                <mi mathvariant="italic">aaaa</mi>
              </mphantom>
              <mo stretchy="false">=</mo>
              <mrow>
                <munderover>
                  <mo stretchy="false">∏</mo>
                  <mrow>
                    <mi>k</mi>
                    <mo stretchy="false">=</mo>
                    <mn>1</mn>
                  </mrow>
                  <mi>K</mi>
                </munderover>
                <mrow>
                  <munderover>
                    <mo stretchy="false">∏</mo>
                    <mrow>
                      <mi>j</mi>
                      <mo stretchy="false">=</mo>
                      <mn>1</mn>
                    </mrow>
                    <mi>N</mi>
                  </munderover>
                  <msup>
                    <mrow>
                      <mo fence="true" stretchy="true">[</mo>
                      <mrow>
                        <mrow>
                          <msub>
                            <mi mathvariant="normal">α</mi>
                            <mi>k</mi>
                          </msub>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td>
        </mtr>
        <mtr>
          <mtd>
            <mrow>
              <mphantom>
                <mi mathvariant="italic">aaaaa</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row>
          </mtd>
        </mtr>
        <mtr>
          <mtd>
            <mrow>
              <mphantom>
                <mi mathvariant="italic">sssssssssssssssssssssss</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frac>
                              <mn>1</mn>
                              <mrow>
                                <msqrt>
                                  <mrow>
                                    <mn>2</mn>
                                    <mi mathvariant="normal">π</mi>
                                  </mrow>
                                </msqrt>
                                <msub>
                                  <mi mathvariant="normal">σ</mi>
                                  <mi>k</mi>
                                </msub>
                              </mrow>
                            </mfrac>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row>
                        <mo fence="true" stretchy="true">]</mo>
                      </mrow>
                      <mstyle mathsize="13pt">
                        <msub>
                          <mi mathvariant="normal">γ</mi>
                          <mi mathvariant="italic">jk</mi>
                        </msub>
                      </mstyle>
                    </msup>
                  </mrow>
                </mrow>
              </mrow>
            </mrow>
          </mtd>
        </mtr>
      </mtable>
    </mstyle>
    <annotation encoding="StarMath 5.0">bold stack{ P(y,%gamma divides %theta)=prod from{j=1}to{N}{P(y_{j},%gamma_{j1},%gamma_{j2},...,%gamma_{jk} divides %theta)} 
#phantom{ aaaa }=prod from{ k=1 }to{ K }{ 
prod from{ j=1 }to{ N }left[ %alpha_{k}%phi(y_{j} divides %theta_{k}) right]^{ size 13%gamma_{jk} }
 }
 #phantom{  aaaaa}=prod from{ k=1 }to{ K }{ 
 	%alpha_{ k }^{ n_{k} }prod from{ j=1 }to{N  }{left[%phi(y_{j} divides %theta_{k}) right]^{size 13%gamma _{jk}}  }
  }
 #phantom{ sssssssssssssssssssssss }=prod from{ k=1 }to{ K }{ 
 	%alpha_{ k }^{ n_{k} }prod from{ j=1 }to{N  }{left [ 
 	
 	{1}over{sqrt{2%pi}%sigma_{k}}exp(- {(y-%mu_{k})^{2}}over{2%sigma_{k}^{2}})
 	 right ]^{size 13 %gamma _{jk}}  }
  }
}</annotation>
  </semantics>
</math>
</file>

<file path=Object 548/content.xml><?xml version="1.0" encoding="utf-8"?>
<math xmlns="http://www.w3.org/1998/Math/MathML" display="block">
  <semantics>
    <mrow>
      <mrow>
        <msub>
          <mi>n</mi>
          <mi>k</mi>
        </msub>
        <mo stretchy="false">=</mo>
        <mrow>
          <munderover>
            <mo stretchy="false">∑</mo>
            <mrow>
              <mi>j</mi>
              <mo stretchy="false">=</mo>
              <mn>1</mn>
            </mrow>
            <mi>N</mi>
          </munderover>
          <msub>
            <mi mathvariant="normal">γ</mi>
            <mi mathvariant="italic">jk</mi>
          </msub>
        </mrow>
      </mrow>
      <mi>,</mi>
      <mrow>
        <mrow>
          <munderover>
            <mo stretchy="false">∑</mo>
            <mrow>
              <mi>k</mi>
              <mo stretchy="false">=</mo>
              <mn>1</mn>
            </mrow>
            <mi>K</mi>
          </munderover>
          <msub>
            <mi>n</mi>
            <mi>k</mi>
          </msub>
        </mrow>
        <mo stretchy="false">=</mo>
        <mi>N</mi>
      </mrow>
    </mrow>
    <annotation encoding="StarMath 5.0">{ n_{k}=sum from {j=1}to{N}{%gamma_{jk}} ,sum from{k=1}to{K}{n_{k}}=N}</annotation>
  </semantics>
</math>
</file>

<file path=Object 549/content.xml><?xml version="1.0" encoding="utf-8"?>
<math xmlns="http://www.w3.org/1998/Math/MathML" display="block">
  <semantics>
    <mstyle mathvariant="bold">
      <mtable>
        <mtr>
          <mtd>
            <mrow>
              <mi mathvariant="italic">logP</mi>
              <mrow>
                <mrow>
                  <mo fence="true" stretchy="false">(</mo>
                  <mrow>
                    <mrow>
                      <mi>y</mi>
                      <mi>,</mi>
                      <mrow>
                        <mi mathvariant="normal">γ</mi>
                        <mo stretchy="false">∣</mo>
                        <mi mathvariant="normal">θ</mi>
                      </mrow>
                    </mrow>
                  </mrow>
                  <mo fence="true" stretchy="false">)</mo>
                </mrow>
                <mo stretchy="false">=</mo>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row>
          </mtd>
        </mtr>
      </mtable>
    </mstyle>
    <annotation encoding="StarMath 5.0">bold stack{ logP(y,%gamma divides %theta)=sum from {k=1}to{K}{ n_{k}log%alpha_{k} +sum from{j=1}to{N}{%gamma_{jk}}
left[ log(1 over sqrt{2%pi})-log %sigma_{k}-{ 1 over {2 %sigma_{k}^{2}}}(y_{j}-%mu_{k})^2   right ]
}
 }</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50/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i>E</mi>
              </mrow>
              <mrow>
                <mo fence="true" stretchy="false">[</mo>
                <mrow>
                  <mrow>
                    <mi>log</mi>
                    <mi>P</mi>
                    <mrow>
                      <mrow>
                        <mo fence="true" stretchy="false">(</mo>
                        <mrow>
                          <mrow>
                            <mi>y</mi>
                            <mi>,</mi>
                            <mrow>
                              <mi mathvariant="normal">γ</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phantom>
                <mi mathvariant="italic">ssssssssssssssssssssssssssssssssssssssss</mi>
              </mphantom>
            </mrow>
          </mtd>
        </mtr>
        <mtr>
          <mtd>
            <mrow>
              <mrow>
                <mphantom>
                  <mi mathvariant="italic">ssssssssss</mi>
                </mphantom>
                <mo stretchy="false">=</mo>
                <mi>E</mi>
              </mrow>
              <mrow>
                <mo fence="true" stretchy="true">{</mo>
                <mrow>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o fence="true" stretchy="true">}</mo>
              </mrow>
            </mrow>
          </mtd>
        </mtr>
        <mtr>
          <mtd>
            <mrow>
              <mphantom>
                <mi mathvariant="italic">aaaaasssssssssssaaa</mi>
              </mphantom>
              <mo stretchy="false">=</mo>
              <mrow>
                <munderover>
                  <mo stretchy="false">∑</mo>
                  <mrow>
                    <mi>k</mi>
                    <mo stretchy="false">=</mo>
                    <mn>1</mn>
                  </mrow>
                  <mi>K</mi>
                </munderover>
                <mrow>
                  <mo fence="true" stretchy="true">{</mo>
                  <mrow>
                    <mrow>
                      <mrow>
                        <munderover>
                          <mo stretchy="false">∑</mo>
                          <mrow>
                            <mi>j</mi>
                            <mo stretchy="false">=</mo>
                            <mn>1</mn>
                          </mrow>
                          <mi>N</mi>
                        </munderover>
                        <mrow>
                          <mo fence="true" stretchy="false">(</mo>
                          <mrow>
                            <mrow>
                              <mi>E</mi>
                              <msub>
                                <mi mathvariant="normal">γ</mi>
                                <mi mathvariant="italic">jk</mi>
                              </msub>
                            </mrow>
                          </mrow>
                          <mo fence="true" stretchy="false">)</mo>
                        </mrow>
                      </mrow>
                      <mi>log</mi>
                      <mrow>
                        <msub>
                          <mi mathvariant="normal">α</mi>
                          <mi>k</mi>
                        </msub>
                        <mo stretchy="false">+</mo>
                        <mrow>
                          <munderover>
                            <mo stretchy="false">∑</mo>
                            <mrow>
                              <mi>j</mi>
                              <mo stretchy="false">=</mo>
                              <mn>1</mn>
                            </mrow>
                            <mi>N</mi>
                          </munderover>
                          <mrow>
                            <mo fence="true" stretchy="false">(</mo>
                            <mrow>
                              <mrow>
                                <mi>E</mi>
                                <msub>
                                  <mi mathvariant="normal">γ</mi>
                                  <mi mathvariant="italic">jk</mi>
                                </msub>
                              </mrow>
                            </mrow>
                            <mo fence="true" stretchy="false">)</mo>
                          </mrow>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o fence="true" stretchy="true">}</mo>
                </mrow>
              </mrow>
            </mrow>
          </mtd>
        </mtr>
      </mtable>
    </mstyle>
    <annotation encoding="StarMath 5.0">bold stack{ Q(%theta,%theta^(i))=E[log P(y,%gamma divides %theta) divides y,%theta^(i)]phantom{ ssssssssssssssssssssssssssssssssssssssss } 
#phantom{ ssssssssss }=
E { left lbrace sum from {k=1}to{K}{ n_{k}log%alpha_{k} +sum from{j=1}to{N}{%gamma_{jk}}
left[ log(1 over sqrt{2%pi})-log %sigma_{k}-{ 1 over {2 %sigma_{k}^{2}}}(y_{j}-%mu_{k})^2   right ]
}   right rbrace } 
#phantom{ aaaaasssssssssssaaa }=sum from {k=1}to{K}{left lbrace sum from {j=1}to{N}{(E%gamma_{jk})}log%alpha_{k} +sum from{j=1}to{N}{(E%gamma_{jk})}
left[ log(1 over sqrt{2%pi})-log %sigma_{k}-{ 1 over {2 %sigma_{k}^{2}}}(y_{j}-%mu_{k})^2   right ]right rbrace
}
}</annotation>
  </semantics>
</math>
</file>

<file path=Object 551/content.xml><?xml version="1.0" encoding="utf-8"?>
<math xmlns="http://www.w3.org/1998/Math/MathML" display="block">
  <semantics>
    <mrow>
      <mi>E</mi>
      <mrow>
        <mo fence="true" stretchy="false">(</mo>
        <mrow>
          <mrow>
            <mrow>
              <msub>
                <mi mathvariant="normal">γ</mi>
                <mi mathvariant="italic">jk</mi>
              </msub>
              <mo stretchy="false">∣</mo>
              <mi>y</mi>
            </mrow>
            <mi>,</mi>
            <mi mathvariant="normal">θ</mi>
          </mrow>
        </mrow>
        <mo fence="true" stretchy="false">)</mo>
      </mrow>
      <mi>,</mi>
      <mtext>记为</mtext>
      <msub>
        <mover accent="true">
          <mi mathvariant="normal">γ</mi>
          <mo stretchy="false">^</mo>
        </mover>
        <mi mathvariant="italic">jk</mi>
      </msub>
    </mrow>
    <annotation encoding="StarMath 5.0">{ E(%gamma_{jk} divides y,%theta),"记为"{hat %gamma}_{jk} }</annotation>
  </semantics>
</math>
</file>

<file path=Object 552/content.xml><?xml version="1.0" encoding="utf-8"?>
<math xmlns="http://www.w3.org/1998/Math/MathML" display="block">
  <semantics>
    <mstyle mathvariant="bold">
      <mtable>
        <mtr>
          <mtd>
            <mrow>
              <mrow>
                <msub>
                  <mover accent="true">
                    <mi mathvariant="normal">γ</mi>
                    <mo stretchy="false">^</mo>
                  </mover>
                  <mi mathvariant="italic">jk</mi>
                </msub>
                <mo stretchy="false">=</mo>
                <mi>E</mi>
              </mrow>
              <mrow>
                <mo fence="true" stretchy="false">(</mo>
                <mrow>
                  <mrow>
                    <mrow>
                      <msub>
                        <mi mathvariant="normal">γ</mi>
                        <mi mathvariant="italic">jk</mi>
                      </msub>
                      <mo stretchy="false">=</mo>
                      <mn>1</mn>
                      <mo stretchy="false">∣</mo>
                      <mi>y</mi>
                    </mrow>
                    <mi>,</mi>
                    <mi mathvariant="normal">θ</mi>
                  </mrow>
                </mrow>
                <mo fence="true" stretchy="false">)</mo>
              </mrow>
            </mrow>
          </mtd>
        </mtr>
        <mtr>
          <mtd>
            <mrow>
              <mphantom>
                <mi mathvariant="italic">aaa</mi>
              </mphantom>
              <mo stretchy="false">=</mo>
              <mfrac>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underover>
                    <mo stretchy="false">∑</mo>
                    <mrow>
                      <mi>k</mi>
                      <mo stretchy="false">=</mo>
                      <mn>1</mn>
                    </mrow>
                    <mi>K</mi>
                  </munderover>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frac>
            </mrow>
          </mtd>
        </mtr>
        <mtr>
          <mtd>
            <mrow>
              <mphantom>
                <mi mathvariant="italic">aaa</mi>
              </mphantom>
              <mo stretchy="false">=</mo>
              <mfrac>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underover>
                    <mo stretchy="false">∑</mo>
                    <mrow>
                      <mi>k</mi>
                      <mo stretchy="false">=</mo>
                      <mn>1</mn>
                    </mrow>
                    <mi>K</mi>
                  </munderover>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frac>
            </mrow>
          </mtd>
        </mtr>
        <mtr>
          <mtd>
            <mrow>
              <mphantom>
                <mi mathvariant="italic">aaa</mi>
              </mphantom>
              <mo stretchy="false">=</mo>
              <mfrac>
                <mrow>
                  <msub>
                    <mi mathvariant="normal">α</mi>
                    <mi>k</mi>
                  </msub>
                  <mi mathvariant="normal">ϕ</mi>
                  <mrow>
                    <mo fence="true" stretchy="false">(</mo>
                    <mrow>
                      <mrow>
                        <msub>
                          <mi>y</mi>
                          <mi>j</mi>
                        </msub>
                        <mo stretchy="false">∣</mo>
                        <msub>
                          <mi mathvariant="normal">θ</mi>
                          <mi>k</mi>
                        </msub>
                      </mrow>
                    </mrow>
                    <mo fence="true" stretchy="false">)</mo>
                  </mrow>
                </mrow>
                <mrow>
                  <munderover>
                    <mo stretchy="false">∑</mo>
                    <mrow>
                      <mi>k</mi>
                      <mo stretchy="false">=</mo>
                      <mn>1</mn>
                    </mrow>
                    <mi>K</mi>
                  </munderover>
                  <mrow>
                    <msub>
                      <mi mathvariant="normal">α</mi>
                      <mi>k</mi>
                    </msub>
                    <mi mathvariant="normal">ϕ</mi>
                    <mrow>
                      <mo fence="true" stretchy="false">(</mo>
                      <mrow>
                        <mrow>
                          <msub>
                            <mi>y</mi>
                            <mi>j</mi>
                          </msub>
                          <mo stretchy="false">∣</mo>
                          <msub>
                            <mi mathvariant="normal">θ</mi>
                            <mi>k</mi>
                          </msub>
                        </mrow>
                      </mrow>
                      <mo fence="true" stretchy="false">)</mo>
                    </mrow>
                  </mrow>
                </mrow>
              </mfrac>
            </mrow>
          </mtd>
        </mtr>
      </mtable>
    </mstyle>
    <annotation encoding="StarMath 5.0">bold stack{ {hat %gamma}_{jk}=E(%gamma_{jk}=1 divides y,%theta) 
#phantom{ aaa }={P(%gamma_{jk}=1,y_{j} divides %theta)}over{ sum from {k=1}to{K}{P(%gamma_{jk}=1,y_{j}divides %theta)} }
#phantom { aaa }={ P(y_{j} divides %gamma_{jk}=1,%theta)P(%gamma_{jk}=1 divides %theta) }over{ sum from {k=1}to{K}{P(y_{j} divides %gamma_{jk}=1 ,%theta)P(%gamma_{jk}=1 divides %theta)}}
#phantom { aaa }=
{ %alpha_{k}%phi(y_{j} divides %theta_{k}) }over{sum from {k=1}to{K}{%alpha_{k}%phi(y_{j}divides %theta_{k})}  }
}</annotation>
  </semantics>
</math>
</file>

<file path=Object 55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style>
    <annotation encoding="StarMath 5.0">bold{ %theta^(i+1)=color red arg max csub{%theta}{Q(%theta,%theta^(i))} }</annotation>
  </semantics>
</math>
</file>

<file path=Object 554/content.xml><?xml version="1.0" encoding="utf-8"?>
<math xmlns="http://www.w3.org/1998/Math/MathML" display="block">
  <semantics>
    <mstyle mathvariant="bold">
      <mrow>
        <msub>
          <mover accent="true">
            <mi mathvariant="normal">μ</mi>
            <mo stretchy="false">^</mo>
          </mover>
          <mi>k</mi>
        </msub>
        <mo stretchy="false">=</mo>
        <mfrac>
          <mrow>
            <munderover>
              <mo stretchy="false">∑</mo>
              <mrow>
                <mi>j</mi>
                <mo stretchy="false">=</mo>
                <mn>1</mn>
              </mrow>
              <mi>N</mi>
            </munderover>
            <mrow>
              <msub>
                <mover accent="true">
                  <mi mathvariant="normal">γ</mi>
                  <mo stretchy="false">^</mo>
                </mover>
                <mi mathvariant="italic">jk</mi>
              </msub>
              <msub>
                <mi>y</mi>
                <mi>j</mi>
              </msub>
            </mrow>
          </mrow>
          <mrow>
            <munderover>
              <mo stretchy="false">∑</mo>
              <mrow>
                <mi>j</mi>
                <mo stretchy="false">=</mo>
                <mn>1</mn>
              </mrow>
              <mi>N</mi>
            </munderover>
            <msub>
              <mover accent="true">
                <mi mathvariant="normal">γ</mi>
                <mo stretchy="false">^</mo>
              </mover>
              <mi mathvariant="italic">jk</mi>
            </msub>
          </mrow>
        </mfrac>
      </mrow>
    </mstyle>
    <annotation encoding="StarMath 5.0">bold{ {hat %mu}_{k}={sum from {j=1}to{N}{{hat %gamma}_{jk}y_{j}}}over{ sum from {j=1}to{N}{hat %gamma}_{jk} }
} </annotation>
  </semantics>
</math>
</file>

<file path=Object 555/content.xml><?xml version="1.0" encoding="utf-8"?>
<math xmlns="http://www.w3.org/1998/Math/MathML" display="block">
  <semantics>
    <mstyle mathvariant="bold">
      <mrow>
        <msubsup>
          <mover accent="true">
            <mi mathvariant="normal">σ</mi>
            <mo stretchy="false">^</mo>
          </mover>
          <mi>k</mi>
          <mn>2</mn>
        </msubsup>
        <mo stretchy="false">=</mo>
        <mfrac>
          <mrow>
            <munderover>
              <mo stretchy="false">∑</mo>
              <mrow>
                <mi>j</mi>
                <mo stretchy="false">=</mo>
                <mn>1</mn>
              </mrow>
              <mi>N</mi>
            </munderover>
            <mrow>
              <msub>
                <mover accent="true">
                  <mi mathvariant="normal">γ</mi>
                  <mo stretchy="false">^</mo>
                </mover>
                <mi mathvariant="italic">jk</mi>
              </msub>
              <msup>
                <mrow>
                  <mo fence="true" stretchy="false">(</mo>
                  <mrow>
                    <mrow>
                      <msub>
                        <mi>y</mi>
                        <mi>j</mi>
                      </msub>
                      <mo stretchy="false">−</mo>
                      <msub>
                        <mi mathvariant="normal">μ</mi>
                        <mi>k</mi>
                      </msub>
                    </mrow>
                  </mrow>
                  <mo fence="true" stretchy="false">)</mo>
                </mrow>
                <mn>2</mn>
              </msup>
            </mrow>
          </mrow>
          <mrow>
            <munderover>
              <mo stretchy="false">∑</mo>
              <mrow>
                <mi>j</mi>
                <mo stretchy="false">=</mo>
                <mn>1</mn>
              </mrow>
              <mi>N</mi>
            </munderover>
            <msub>
              <mover accent="true">
                <mi mathvariant="normal">γ</mi>
                <mo stretchy="false">^</mo>
              </mover>
              <mi mathvariant="italic">jk</mi>
            </msub>
          </mrow>
        </mfrac>
      </mrow>
    </mstyle>
    <annotation encoding="StarMath 5.0">bold{ {hat %sigma}_{k}^{2}={sum from {j=1}to{N}{{hat %gamma}_{jk}(y_{j}-%mu_{k})^{2}}}over{ sum from {j=1}to{N}{hat %gamma}_{jk} }
} </annotation>
  </semantics>
</math>
</file>

<file path=Object 556/content.xml><?xml version="1.0" encoding="utf-8"?>
<math xmlns="http://www.w3.org/1998/Math/MathML" display="block">
  <semantics>
    <mstyle mathvariant="bold">
      <mrow>
        <msub>
          <mover accent="true">
            <mi mathvariant="normal">α</mi>
            <mo stretchy="false">^</mo>
          </mover>
          <mi>k</mi>
        </msub>
        <mo stretchy="false">=</mo>
        <mfrac>
          <msub>
            <mi>n</mi>
            <mi>k</mi>
          </msub>
          <mi>N</mi>
        </mfrac>
        <mo stretchy="false">=</mo>
        <mfrac>
          <mrow>
            <munderover>
              <mo stretchy="false">∑</mo>
              <mrow>
                <mi>j</mi>
                <mo stretchy="false">=</mo>
                <mn>1</mn>
              </mrow>
              <mi>N</mi>
            </munderover>
            <msub>
              <mover accent="true">
                <mi mathvariant="normal">γ</mi>
                <mo stretchy="false">^</mo>
              </mover>
              <mi mathvariant="italic">jk</mi>
            </msub>
          </mrow>
          <mi>N</mi>
        </mfrac>
      </mrow>
    </mstyle>
    <annotation encoding="StarMath 5.0">bold{  {hat %alpha}_{k}={n_{k}}over{N}={sum from {j=1}to{N}{hat %gamma}_{jk}}over{N} }</annotation>
  </semantics>
</math>
</file>

<file path=Object 557/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58/content.xml><?xml version="1.0" encoding="utf-8"?>
<math xmlns="http://www.w3.org/1998/Math/MathML" display="block">
  <semantics>
    <mover accent="true">
      <mi>P</mi>
      <mo stretchy="true">~</mo>
    </mover>
    <annotation encoding="StarMath 5.0">{ widetilde {P}  }</annotation>
  </semantics>
</math>
</file>

<file path=Object 559/content.xml><?xml version="1.0" encoding="utf-8"?>
<math xmlns="http://www.w3.org/1998/Math/MathML" display="block">
  <semantics>
    <mi mathvariant="normal">θ</mi>
    <annotation encoding="StarMath 5.0">{ %theta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60/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 widetilde {P},%theta) }</annotation>
  </semantics>
</math>
</file>

<file path=Object 561/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sub>
            <mi>E</mi>
            <mover accent="true">
              <mi>P</mi>
              <mo stretchy="true">~</mo>
            </mover>
          </msub>
        </mrow>
        <mrow>
          <mrow>
            <mo fence="true" stretchy="true">[</mo>
            <mrow>
              <mrow>
                <mi mathvariant="italic">logP</mi>
                <mrow>
                  <mo fence="true" stretchy="false">(</mo>
                  <mrow>
                    <mrow>
                      <mi>Y</mi>
                      <mi>,</mi>
                      <mrow>
                        <mi>Z</mi>
                        <mo stretchy="false">∣</mo>
                        <mi mathvariant="normal">θ</mi>
                      </mrow>
                    </mrow>
                  </mrow>
                  <mo fence="true" stretchy="false">)</mo>
                </mrow>
              </mrow>
            </mrow>
            <mo fence="true" stretchy="true">]</mo>
          </mrow>
          <mo stretchy="false">+</mo>
          <mi>H</mi>
        </mrow>
        <mrow>
          <mo fence="true" stretchy="false">(</mo>
          <mrow>
            <mover accent="true">
              <mi>P</mi>
              <mo stretchy="true">~</mo>
            </mover>
          </mrow>
          <mo fence="true" stretchy="false">)</mo>
        </mrow>
      </mrow>
    </mstyle>
    <annotation encoding="StarMath 5.0">bold{ F(widetilde P,%theta)=E_{widetilde P}left [logP(Y,Z divides %theta)right]+H(widetilde P) }</annotation>
  </semantics>
</math>
</file>

<file path=Object 562/content.xml><?xml version="1.0" encoding="utf-8"?>
<math xmlns="http://www.w3.org/1998/Math/MathML" display="block">
  <semantics>
    <mrow>
      <mi>H</mi>
      <mrow>
        <mrow>
          <mo fence="true" stretchy="false">(</mo>
          <mrow>
            <mover accent="true">
              <mi>P</mi>
              <mo stretchy="true">~</mo>
            </mover>
          </mrow>
          <mo fence="true" stretchy="false">)</mo>
        </mrow>
        <mo stretchy="false">=</mo>
        <mrow>
          <mo stretchy="false">−</mo>
          <msub>
            <mi>E</mi>
            <mover accent="true">
              <mi>P</mi>
              <mo stretchy="true">~</mo>
            </mover>
          </msub>
        </mrow>
      </mrow>
      <mi>log</mi>
      <mrow>
        <mover accent="true">
          <mi>P</mi>
          <mo stretchy="true">~</mo>
        </mover>
        <mrow>
          <mo fence="true" stretchy="false">(</mo>
          <mrow>
            <mi>Z</mi>
          </mrow>
          <mo fence="true" stretchy="false">)</mo>
        </mrow>
      </mrow>
    </mrow>
    <annotation encoding="StarMath 5.0">{ H(widetilde P)=-E_{widetilde P}log{widetilde P(Z)} }</annotation>
  </semantics>
</math>
</file>

<file path=Object 563/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64/content.xml><?xml version="1.0" encoding="utf-8"?>
<math xmlns="http://www.w3.org/1998/Math/MathML" display="block">
  <semantics>
    <mi mathvariant="normal">θ</mi>
    <annotation encoding="StarMath 5.0">{ %theta }</annotation>
  </semantics>
</math>
</file>

<file path=Object 565/content.xml><?xml version="1.0" encoding="utf-8"?>
<math xmlns="http://www.w3.org/1998/Math/MathML" display="block">
  <semantics>
    <msub>
      <mover accent="true">
        <mi>P</mi>
        <mo stretchy="true">~</mo>
      </mover>
      <mi mathvariant="normal">θ</mi>
    </msub>
    <annotation encoding="StarMath 5.0">{ {widetilde P}_{%theta} }</annotation>
  </semantics>
</math>
</file>

<file path=Object 566/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widetilde P,%theta) }</annotation>
  </semantics>
</math>
</file>

<file path=Object 567/content.xml><?xml version="1.0" encoding="utf-8"?>
<math xmlns="http://www.w3.org/1998/Math/MathML" display="block">
  <semantics>
    <msub>
      <mover accent="true">
        <mi>P</mi>
        <mo stretchy="true">~</mo>
      </mover>
      <mi mathvariant="normal">θ</mi>
    </msub>
    <annotation encoding="StarMath 5.0">{ {widetilde P}_{%theta} }</annotation>
  </semantics>
</math>
</file>

<file path=Object 568/content.xml><?xml version="1.0" encoding="utf-8"?>
<math xmlns="http://www.w3.org/1998/Math/MathML" display="block">
  <semantics>
    <mstyle mathvariant="bold">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mstyle>
    <annotation encoding="StarMath 5.0">bold{ {widetilde P}_{%theta}(Z)=P(Z divides Y,%theta) }</annotation>
  </semantics>
</math>
</file>

<file path=Object 569/content.xml><?xml version="1.0" encoding="utf-8"?>
<math xmlns="http://www.w3.org/1998/Math/MathML" display="block">
  <semantics>
    <msub>
      <mover accent="true">
        <mi>P</mi>
        <mo stretchy="true">~</mo>
      </mover>
      <mi mathvariant="normal">θ</mi>
    </msub>
    <annotation encoding="StarMath 5.0">{ {widetilde P}_{%theta}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70/content.xml><?xml version="1.0" encoding="utf-8"?>
<math xmlns="http://www.w3.org/1998/Math/MathML" display="block">
  <semantics>
    <mi mathvariant="normal">θ</mi>
    <annotation encoding="StarMath 5.0">{ %theta }</annotation>
  </semantics>
</math>
</file>

<file path=Object 571/content.xml><?xml version="1.0" encoding="utf-8"?>
<math xmlns="http://www.w3.org/1998/Math/MathML" display="block">
  <semantics>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annotation encoding="StarMath 5.0">{ {widetilde P}_{%theta}(Z)=P(Z divides Y,%theta) }</annotation>
  </semantics>
</math>
</file>

<file path=Object 572/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i mathvariant="italic">logP</mi>
        </mrow>
        <mrow>
          <mo fence="true" stretchy="false">(</mo>
          <mrow>
            <mrow>
              <mi>Y</mi>
              <mo stretchy="false">∣</mo>
              <mi mathvariant="normal">θ</mi>
            </mrow>
          </mrow>
          <mo fence="true" stretchy="false">)</mo>
        </mrow>
      </mrow>
    </mstyle>
    <annotation encoding="StarMath 5.0">bold{ F(widetilde P,%theta)=logP(Y divides %theta) }</annotation>
  </semantics>
</math>
</file>

<file path=Object 573/content.xml><?xml version="1.0" encoding="utf-8"?>
<math xmlns="http://www.w3.org/1998/Math/MathML" display="block">
  <semantics>
    <mi>θ</mi>
    <annotation encoding="StarMath 5.0">{ %theta }</annotation>
  </semantics>
</math>
</file>

<file path=Object 574/content.xml><?xml version="1.0" encoding="utf-8"?>
<math xmlns="http://www.w3.org/1998/Math/MathML" display="block">
  <semantics>
    <mrow>
      <mi>F</mi>
      <mrow>
        <mo fence="true" stretchy="false">(</mo>
        <mrow>
          <mrow>
            <msub>
              <mover accent="true">
                <mi>P</mi>
                <mo stretchy="true">~</mo>
              </mover>
              <mi>θ</mi>
            </msub>
            <mi>,</mi>
            <mi>θ</mi>
          </mrow>
        </mrow>
        <mo fence="true" stretchy="false">)</mo>
      </mrow>
    </mrow>
    <annotation encoding="StarMath 5.0">{ F({widetilde P}_{%theta},%theta)}</annotation>
  </semantics>
</math>
</file>

<file path=Object 575/content.xml><?xml version="1.0" encoding="utf-8"?>
<math xmlns="http://www.w3.org/1998/Math/MathML" display="block">
  <semantics>
    <mrow>
      <msub>
        <mover accent="true">
          <mi>P</mi>
          <mo stretchy="true">~</mo>
        </mover>
        <mi>θ</mi>
      </msub>
      <mrow>
        <mo fence="true" stretchy="false">(</mo>
        <mrow>
          <mi>Z</mi>
        </mrow>
        <mo fence="true" stretchy="false">)</mo>
      </mrow>
    </mrow>
    <annotation encoding="StarMath 5.0">{ widetilde P }_{ %theta }( Z )</annotation>
  </semantics>
</math>
</file>

<file path=Object 576/content.xml><?xml version="1.0" encoding="utf-8"?>
<math xmlns="http://www.w3.org/1998/Math/MathML" display="block">
  <semantics>
    <mi>λ</mi>
    <annotation encoding="StarMath 5.0">{ %lambda  }</annotation>
  </semantics>
</math>
</file>

<file path=Object 577/content.xml><?xml version="1.0" encoding="utf-8"?>
<math xmlns="http://www.w3.org/1998/Math/MathML" display="block">
  <semantics>
    <mstyle mathvariant="bold">
      <mrow>
        <mrow>
          <mi>L</mi>
          <mo stretchy="false">=</mo>
          <msub>
            <mi>E</mi>
            <mover accent="true">
              <mi>P</mi>
              <mo stretchy="true">~</mo>
            </mover>
          </msub>
        </mrow>
        <mrow>
          <mrow>
            <mi mathvariant="italic">logP</mi>
            <mrow>
              <mo fence="true" stretchy="false">(</mo>
              <mrow>
                <mrow>
                  <mi>Y</mi>
                  <mi>,</mi>
                  <mrow>
                    <mi>Z</mi>
                    <mo stretchy="false">∣</mo>
                    <mi>θ</mi>
                  </mrow>
                </mrow>
              </mrow>
              <mo fence="true" stretchy="false">)</mo>
            </mrow>
          </mrow>
          <mo stretchy="false">−</mo>
          <msub>
            <mi>E</mi>
            <mover accent="true">
              <mi>P</mi>
              <mo stretchy="true">~</mo>
            </mover>
          </msub>
        </mrow>
        <mrow>
          <mrow>
            <mi>log</mi>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L=E_{widetilde P}{logP(Y,Z divides %theta)}-E_{widetilde P}{log widetilde P(Z)}+%lambda(1-sum from{Z}{widetilde P(Z)}) }</annotation>
  </semantics>
</math>
</file>

<file path=Object 578/content.xml><?xml version="1.0" encoding="utf-8"?>
<math xmlns="http://www.w3.org/1998/Math/MathML" display="block">
  <semantics>
    <mover accent="true">
      <mi>P</mi>
      <mo stretchy="true">~</mo>
    </mover>
    <annotation encoding="StarMath 5.0">{ widetilde P }</annotation>
  </semantics>
</math>
</file>

<file path=Object 579/content.xml><?xml version="1.0" encoding="utf-8"?>
<math xmlns="http://www.w3.org/1998/Math/MathML" display="block">
  <semantics>
    <mstyle mathvariant="bold">
      <mrow>
        <mrow>
          <mfrac>
            <mrow>
              <mo stretchy="false">∂</mo>
              <mi>L</mi>
            </mrow>
            <mrow>
              <mo stretchy="false">∂</mo>
              <mover accent="true">
                <mi>P</mi>
                <mo stretchy="true">~</mo>
              </mover>
              <mrow>
                <mo fence="true" stretchy="false">(</mo>
                <mrow>
                  <mi>Z</mi>
                </mrow>
                <mo fence="true" stretchy="false">)</mo>
              </mrow>
            </mrow>
          </mfrac>
          <mo stretchy="false">=</mo>
          <mi mathvariant="italic">logP</mi>
        </mrow>
        <mrow>
          <mrow>
            <mo fence="true" stretchy="false">(</mo>
            <mrow>
              <mrow>
                <mi>Y</mi>
                <mi>,</mi>
                <mrow>
                  <mi>Z</mi>
                  <mo stretchy="false">∣</mo>
                  <mi>θ</mi>
                </mrow>
              </mrow>
            </mrow>
            <mo fence="true" stretchy="false">)</mo>
          </mrow>
          <mo stretchy="false">−</mo>
          <msub>
            <mi>E</mi>
            <mover accent="true">
              <mi>P</mi>
              <mo stretchy="true">~</mo>
            </mover>
          </msub>
        </mrow>
        <mi>log</mi>
        <mrow>
          <mrow>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partial L}over{partial widetilde P(Z)} =logP(Y,Z divides %theta)-E_{widetilde P}log{widetilde P(Z)}+%lambda(1-sum from{Z}{widetilde P(Z)})}</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80/content.xml><?xml version="1.0" encoding="utf-8"?>
<math xmlns="http://www.w3.org/1998/Math/MathML" display="block">
  <semantics>
    <mstyle mathvariant="bold">
      <mrow>
        <mrow>
          <mi>λ</mi>
          <mo stretchy="false">=</mo>
          <mi mathvariant="italic">logP</mi>
        </mrow>
        <mrow>
          <mrow>
            <mo fence="true" stretchy="false">(</mo>
            <mrow>
              <mrow>
                <mi>Y</mi>
                <mi>,</mi>
                <mrow>
                  <mi>Z</mi>
                  <mo stretchy="false">∣</mo>
                  <mi>θ</mi>
                </mrow>
              </mrow>
            </mrow>
            <mo fence="true" stretchy="false">)</mo>
          </mrow>
          <mo stretchy="false">−</mo>
          <mi>log</mi>
        </mrow>
        <mrow>
          <mover accent="true">
            <mi>P</mi>
            <mo stretchy="true">~</mo>
          </mover>
          <mrow>
            <mrow>
              <mo fence="true" stretchy="false">(</mo>
              <mrow>
                <mi>Z</mi>
              </mrow>
              <mo fence="true" stretchy="false">)</mo>
            </mrow>
            <mo stretchy="false">−</mo>
            <mn>1</mn>
          </mrow>
        </mrow>
      </mrow>
    </mstyle>
    <annotation encoding="StarMath 5.0">bold{ %lambda=logP(Y,Z divides %theta)-log{widetilde P(Z)-1} }</annotation>
  </semantics>
</math>
</file>

<file path=Object 581/content.xml><?xml version="1.0" encoding="utf-8"?>
<math xmlns="http://www.w3.org/1998/Math/MathML" display="block">
  <semantics>
    <mstyle mathvariant="bold">
      <mrow>
        <mfrac>
          <mrow>
            <mi>P</mi>
            <mrow>
              <mo fence="true" stretchy="false">(</mo>
              <mrow>
                <mrow>
                  <mi>Y</mi>
                  <mi>,</mi>
                  <mrow>
                    <mi>Z</mi>
                    <mo stretchy="false">∣</mo>
                    <mi>θ</mi>
                  </mrow>
                </mrow>
              </mrow>
              <mo fence="true" stretchy="false">)</mo>
            </mrow>
          </mrow>
          <mrow>
            <msub>
              <mover accent="true">
                <mi>P</mi>
                <mo stretchy="true">~</mo>
              </mover>
              <mi>θ</mi>
            </msub>
            <mrow>
              <mo fence="true" stretchy="false">(</mo>
              <mrow>
                <mi>Z</mi>
              </mrow>
              <mo fence="true" stretchy="false">)</mo>
            </mrow>
          </mrow>
        </mfrac>
        <mo stretchy="false">=</mo>
        <msup>
          <mi>e</mi>
          <mrow>
            <mn>1</mn>
            <mo stretchy="false">+</mo>
            <mi>λ</mi>
          </mrow>
        </msup>
      </mrow>
    </mstyle>
    <annotation encoding="StarMath 5.0">bold{ {P(Y,Z divides %theta)}over{{widetilde P}_{%theta}(Z)} =e^{1+%lambda}}</annotation>
  </semantics>
</math>
</file>

<file path=Object 582/content.xml><?xml version="1.0" encoding="utf-8"?>
<math xmlns="http://www.w3.org/1998/Math/MathML" display="block">
  <semantics>
    <mstyle mathvariant="bold">
      <mrow>
        <mrow>
          <mfrac>
            <mrow>
              <munder>
                <mo stretchy="false">∑</mo>
                <mi>Z</mi>
              </munder>
              <mrow>
                <mi>P</mi>
                <mrow>
                  <mo fence="true" stretchy="false">(</mo>
                  <mrow>
                    <mrow>
                      <mi>Y</mi>
                      <mi>,</mi>
                      <mrow>
                        <mi>Z</mi>
                        <mo stretchy="false">∣</mo>
                        <mi>θ</mi>
                      </mrow>
                    </mrow>
                  </mrow>
                  <mo fence="true" stretchy="false">)</mo>
                </mrow>
              </mrow>
            </mrow>
            <mrow>
              <mrow>
                <munder>
                  <mo stretchy="false">∑</mo>
                  <mi>Z</mi>
                </munder>
                <msub>
                  <mover accent="true">
                    <mi>P</mi>
                    <mo stretchy="true">~</mo>
                  </mover>
                  <mi>θ</mi>
                </msub>
              </mrow>
              <mrow>
                <mo fence="true" stretchy="false">(</mo>
                <mrow>
                  <mi>Z</mi>
                </mrow>
                <mo fence="true" stretchy="false">)</mo>
              </mrow>
            </mrow>
          </mfrac>
          <mo stretchy="false">=</mo>
          <mi>P</mi>
        </mrow>
        <mrow>
          <mrow>
            <mo fence="true" stretchy="false">(</mo>
            <mrow>
              <mrow>
                <mi>Y</mi>
                <mo stretchy="false">∣</mo>
                <mi>θ</mi>
              </mrow>
            </mrow>
            <mo fence="true" stretchy="false">)</mo>
          </mrow>
          <mo stretchy="false">=</mo>
          <msup>
            <mi>e</mi>
            <mrow>
              <mn>1</mn>
              <mo stretchy="false">+</mo>
              <mi>λ</mi>
            </mrow>
          </msup>
        </mrow>
      </mrow>
    </mstyle>
    <annotation encoding="StarMath 5.0">bold{ sum from{Z}{P(Y,Z divides %theta)}over{sum from{Z}{{widetilde P}_{%theta}}(Z)}=P(Y divides %theta)=e^{1+%lambda} }</annotation>
  </semantics>
</math>
</file>

<file path=Object 583/content.xml><?xml version="1.0" encoding="utf-8"?>
<math xmlns="http://www.w3.org/1998/Math/MathML" display="block">
  <semantics>
    <mstyle mathvariant="bold">
      <mrow>
        <msub>
          <mover accent="true">
            <mi>P</mi>
            <mo stretchy="true">~</mo>
          </mover>
          <mi>θ</mi>
        </msub>
        <mrow>
          <mrow>
            <mo fence="true" stretchy="false">(</mo>
            <mrow>
              <mi>Z</mi>
            </mrow>
            <mo fence="true" stretchy="false">)</mo>
          </mrow>
          <mo stretchy="false">=</mo>
          <mfrac>
            <mrow>
              <mi>P</mi>
              <mrow>
                <mo fence="true" stretchy="false">(</mo>
                <mrow>
                  <mrow>
                    <mi>Y</mi>
                    <mi>,</mi>
                    <mrow>
                      <mi>Z</mi>
                      <mo stretchy="false">∣</mo>
                      <mi>θ</mi>
                    </mrow>
                  </mrow>
                </mrow>
                <mo fence="true" stretchy="false">)</mo>
              </mrow>
            </mrow>
            <mrow>
              <mi>P</mi>
              <mrow>
                <mo fence="true" stretchy="false">(</mo>
                <mrow>
                  <mrow>
                    <mi>Y</mi>
                    <mo stretchy="false">∣</mo>
                    <mi>θ</mi>
                  </mrow>
                </mrow>
                <mo fence="true" stretchy="false">)</mo>
              </mrow>
            </mrow>
          </mfrac>
          <mo stretchy="false">=</mo>
          <mi>P</mi>
        </mrow>
        <mrow>
          <mo fence="true" stretchy="false">(</mo>
          <mrow>
            <mrow>
              <mrow>
                <mi>Z</mi>
                <mo stretchy="false">∣</mo>
                <mi>Y</mi>
              </mrow>
              <mi>,</mi>
              <mi>θ</mi>
            </mrow>
          </mrow>
          <mo fence="true" stretchy="false">)</mo>
        </mrow>
      </mrow>
    </mstyle>
    <annotation encoding="StarMath 5.0">bold{ {widetilde P}_{%theta}(Z)={P(Y,Z divides %theta)}over{P(Y divides %theta)}=P(Z divides Y,%theta) }</annotation>
  </semantics>
</math>
</file>

<file path=Object 584/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5/content.xml><?xml version="1.0" encoding="utf-8"?>
<math xmlns="http://www.w3.org/1998/Math/MathML" display="block">
  <semantics>
    <mi>θ</mi>
    <annotation encoding="StarMath 5.0">{ %theta }</annotation>
  </semantics>
</math>
</file>

<file path=Object 586/content.xml><?xml version="1.0" encoding="utf-8"?>
<math xmlns="http://www.w3.org/1998/Math/MathML" display="block">
  <semantics>
    <msup>
      <mover accent="true">
        <mi>P</mi>
        <mo stretchy="true">~</mo>
      </mover>
      <mrow>
        <mo fence="true" stretchy="false">(</mo>
        <mrow>
          <mi>i</mi>
        </mrow>
        <mo fence="true" stretchy="false">)</mo>
      </mrow>
    </msup>
    <annotation encoding="StarMath 5.0">{ {widetilde P}^{(i)} }</annotation>
  </semantics>
</math>
</file>

<file path=Object 587/content.xml><?xml version="1.0" encoding="utf-8"?>
<math xmlns="http://www.w3.org/1998/Math/MathML" display="block">
  <semantics>
    <mover accent="true">
      <mi>P</mi>
      <mo stretchy="true">~</mo>
    </mover>
    <annotation encoding="StarMath 5.0">{ widetilde P }</annotation>
  </semantics>
</math>
</file>

<file path=Object 588/content.xml><?xml version="1.0" encoding="utf-8"?>
<math xmlns="http://www.w3.org/1998/Math/MathML" display="block"/>
</file>

<file path=Object 589/content.xml><?xml version="1.0" encoding="utf-8"?>
<math xmlns="http://www.w3.org/1998/Math/MathML" display="block"/>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90/content.xml><?xml version="1.0" encoding="utf-8"?>
<math xmlns="http://www.w3.org/1998/Math/MathML" display="block">
  <semantics>
    <mrow>
      <mi>F</mi>
      <mrow>
        <mo fence="true" stretchy="false">(</mo>
        <mrow>
          <mrow>
            <mover accent="true">
              <mi>P</mi>
              <mo stretchy="true">~</mo>
            </mover>
            <mi>,</mi>
            <msup>
              <mi>θ</mi>
              <mrow>
                <mo fence="true" stretchy="false">(</mo>
                <mrow>
                  <mi>i</mi>
                </mrow>
                <mo fence="true" stretchy="false">)</mo>
              </mrow>
            </msup>
          </mrow>
        </mrow>
        <mo fence="true" stretchy="false">)</mo>
      </mrow>
    </mrow>
    <annotation encoding="StarMath 5.0">{ F(widetilde P,%theta^(i)) }</annotation>
  </semantics>
</math>
</file>

<file path=Object 591/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 {widetilde P}^(i+1) }</annotation>
  </semantics>
</math>
</file>

<file path=Object 592/content.xml><?xml version="1.0" encoding="utf-8"?>
<math xmlns="http://www.w3.org/1998/Math/MathML" display="block"/>
</file>

<file path=Object 593/content.xml><?xml version="1.0" encoding="utf-8"?>
<math xmlns="http://www.w3.org/1998/Math/MathML" display="block">
  <semantics>
    <mrow>
      <mi>F</mi>
      <mrow>
        <mo fence="true" stretchy="false">(</mo>
        <mrow>
          <mrow>
            <msup>
              <mover accent="true">
                <mi>P</mi>
                <mo stretchy="true">~</mo>
              </mover>
              <mrow>
                <mo fence="true" stretchy="false">(</mo>
                <mrow>
                  <mrow>
                    <mi>i</mi>
                    <mo stretchy="false">+</mo>
                    <mn>1</mn>
                  </mrow>
                </mrow>
                <mo fence="true" stretchy="false">)</mo>
              </mrow>
            </msup>
            <mi>,</mi>
            <mi>θ</mi>
          </mrow>
        </mrow>
        <mo fence="true" stretchy="false">)</mo>
      </mrow>
    </mrow>
    <annotation encoding="StarMath 5.0">{ F({widetilde P}^(i+1),%theta)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